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2" svg:font-family="Calibri, sans-serif"/>
    <style:font-face style:name="OpenSymbol" svg:font-family="OpenSymbol"/>
    <style:font-face style:name="Comic Sans MS" svg:font-family="'Comic Sans MS'" style:font-family-generic="script"/>
    <style:font-face style:name="Arial Unicode MS1" svg:font-family="'Arial Unicode MS'"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Calibri1"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language="en" fo:country="US"/>
    </style:style>
    <style:style style:name="P2" style:family="paragraph" style:parent-style-name="Preformatted_20_Text">
      <style:paragraph-properties style:line-height-at-least="0.801cm" fo:text-align="start" style:justify-single-word="false"/>
      <style:text-properties fo:color="#000000" style:font-name="Calibri1" fo:font-size="18pt" fo:language="en" fo:country="US" fo:font-style="normal" style:text-underline-style="none" style:font-size-asian="18pt" style:font-style-asian="normal" style:font-size-complex="18pt" style:font-style-complex="normal"/>
    </style:style>
    <style:style style:name="P3" style:family="paragraph" style:parent-style-name="Standard">
      <style:paragraph-properties style:line-height-at-least="0.801cm" fo:text-align="end" style:justify-single-word="false"/>
      <style:text-properties style:font-name="Calibri1" fo:font-size="18pt" fo:language="en" fo:country="US" fo:font-style="italic" style:font-size-asian="18pt" style:font-style-asian="italic" style:font-size-complex="18pt" style:font-style-complex="italic"/>
    </style:style>
    <style:style style:name="P4" style:family="paragraph" style:parent-style-name="Standard">
      <style:paragraph-properties style:line-height-at-least="0.801cm" fo:text-align="center" style:justify-single-word="false"/>
      <style:text-properties style:font-name="Calibri1" fo:font-size="18pt" fo:language="en" fo:country="US" fo:font-style="italic" style:font-size-asian="18pt" style:font-style-asian="italic" style:font-size-complex="18pt" style:font-style-complex="italic"/>
    </style:style>
    <style:style style:name="P5" style:family="paragraph" style:parent-style-name="Standard">
      <style:paragraph-properties style:line-height-at-least="0.801cm" fo:text-align="start" style:justify-single-word="false"/>
      <style:text-properties style:font-name="Calibri1" fo:font-size="18pt" fo:language="en" fo:country="US" fo:font-style="italic" style:font-size-asian="18pt" style:font-style-asian="italic" style:font-size-complex="18pt" style:font-style-complex="italic"/>
    </style:style>
    <style:style style:name="P6" style:family="paragraph" style:parent-style-name="Standard">
      <style:paragraph-properties style:line-height-at-least="0.801cm"/>
      <style:text-properties style:font-name="Calibri1" fo:font-size="18pt" fo:language="en" fo:country="US" style:font-size-asian="18pt" style:font-size-complex="18pt"/>
    </style:style>
    <style:style style:name="P7" style:family="paragraph" style:parent-style-name="Standard">
      <style:paragraph-properties style:line-height-at-least="0.801cm" fo:text-align="center" style:justify-single-word="false"/>
      <style:text-properties style:font-name="Calibri1" fo:font-size="18pt" fo:language="en" fo:country="US" style:font-size-asian="18pt" style:font-size-complex="18pt"/>
    </style:style>
    <style:style style:name="P8" style:family="paragraph" style:parent-style-name="Standard">
      <style:paragraph-properties style:line-height-at-least="0.801cm" fo:text-align="start" style:justify-single-word="false"/>
      <style:text-properties style:font-name="Calibri1" fo:font-size="18pt" fo:language="en" fo:country="US" style:font-size-asian="18pt" style:font-size-complex="18pt"/>
    </style:style>
    <style:style style:name="P9" style:family="paragraph" style:parent-style-name="Standard">
      <style:paragraph-properties style:line-height-at-least="0.801cm" fo:text-align="center" style:justify-single-word="false"/>
      <style:text-properties style:font-name="Calibri1" fo:font-size="18pt" fo:language="en" fo:country="US" fo:font-weight="bold" style:font-size-asian="18pt" style:font-weight-asian="bold" style:font-size-complex="18pt" style:font-weight-complex="bold"/>
    </style:style>
    <style:style style:name="P10" style:family="paragraph" style:parent-style-name="Standard">
      <style:paragraph-properties style:line-height-at-least="0.801cm" fo:text-align="start" style:justify-single-word="false"/>
      <style:text-properties style:font-name="Calibri1" fo:font-size="18pt" fo:language="en" fo:country="US" fo:font-weight="normal" style:font-size-asian="18pt" style:font-weight-asian="normal" style:font-size-complex="18pt" style:font-weight-complex="normal"/>
    </style:style>
    <style:style style:name="P11" style:family="paragraph" style:parent-style-name="Standard">
      <style:paragraph-properties style:line-height-at-least="0.801cm" fo:text-align="start" style:justify-single-word="false"/>
      <style:text-properties style:font-name="Calibri1" fo:font-size="18pt" fo:language="en" fo:country="US" fo:font-style="normal" style:font-size-asian="18pt" style:font-style-asian="normal" style:font-size-complex="18pt" style:font-style-complex="normal"/>
    </style:style>
    <style:style style:name="P12" style:family="paragraph" style:parent-style-name="Standard">
      <style:paragraph-properties style:line-height-at-least="0.801cm" fo:text-align="center" style:justify-single-word="false"/>
      <style:text-properties style:font-name="Calibri1" fo:font-size="18pt" fo:language="en" fo:country="US" fo:font-style="normal" style:font-size-asian="18pt" style:font-style-asian="normal" style:font-size-complex="18pt" style:font-style-complex="normal"/>
    </style:style>
    <style:style style:name="P13" style:family="paragraph" style:parent-style-name="Standard">
      <style:paragraph-properties style:line-height-at-least="0.801cm" fo:text-align="start" style:justify-single-word="false"/>
      <style:text-properties fo:color="#000000" style:font-name="Calibri1" fo:font-size="18pt" fo:language="en" fo:country="US" fo:font-style="normal" style:text-underline-style="none" style:font-size-asian="18pt" style:font-style-asian="normal" style:font-size-complex="18pt" style:font-style-complex="normal"/>
    </style:style>
    <style:style style:name="P14" style:family="paragraph" style:parent-style-name="Standard">
      <style:paragraph-properties style:line-height-at-least="0.801cm" fo:text-align="center" style:justify-single-word="false"/>
      <style:text-properties fo:color="#000000" style:font-name="Calibri1" fo:font-size="18pt" fo:language="en" fo:country="US" fo:font-style="normal" style:text-underline-style="none" style:font-size-asian="18pt" style:font-style-asian="normal" style:font-size-complex="18pt" style:font-style-complex="normal"/>
    </style:style>
    <style:style style:name="P15" style:family="paragraph" style:parent-style-name="Standard">
      <style:paragraph-properties style:line-height-at-least="0.801cm" fo:text-align="start" style:justify-single-word="false"/>
      <style:text-properties fo:color="#000000" style:font-name="Calibri1" fo:font-size="18pt" fo:language="en" fo:country="US" fo:font-style="normal" style:font-size-asian="18pt" style:font-style-asian="normal" style:font-size-complex="18pt" style:font-style-complex="normal"/>
    </style:style>
    <style:style style:name="P16" style:family="paragraph" style:parent-style-name="Standard">
      <style:paragraph-properties style:line-height-at-least="0.801cm" fo:text-align="center" style:justify-single-word="false"/>
      <style:text-properties fo:color="#000000" style:font-name="Calibri1" fo:font-size="18pt" fo:language="en" fo:country="US" fo:font-style="normal" style:font-size-asian="18pt" style:font-style-asian="normal" style:font-size-complex="18pt" style:font-style-complex="normal"/>
    </style:style>
    <style:style style:name="P17" style:family="paragraph" style:parent-style-name="Standard">
      <style:paragraph-properties style:line-height-at-least="0.801cm" fo:text-align="start" style:justify-single-word="false"/>
      <style:text-properties fo:color="#000000" style:font-name="Calibri1" fo:font-size="18pt" fo:language="en" fo:country="US" style:font-size-asian="18pt" style:font-size-complex="18pt"/>
    </style:style>
    <style:style style:name="P18" style:family="paragraph" style:parent-style-name="Standard">
      <style:paragraph-properties fo:margin-left="3.944cm" fo:margin-right="0cm" style:line-height-at-least="0.801cm" fo:text-align="start" style:justify-single-word="false" fo:text-indent="0cm" style:auto-text-indent="false">
        <style:tab-stops>
          <style:tab-stop style:position="3.679cm"/>
        </style:tab-stops>
      </style:paragraph-properties>
      <style:text-properties fo:color="#000000" style:font-name="Calibri1" fo:font-size="18pt" fo:language="en" fo:country="US" fo:font-style="normal" style:text-underline-style="none" style:font-size-asian="18pt" style:font-style-asian="normal" style:font-size-complex="18pt" style:font-style-complex="normal"/>
    </style:style>
    <style:style style:name="P19" style:family="paragraph" style:parent-style-name="Text_20_body" style:master-page-name="">
      <style:paragraph-properties fo:margin-left="3.944cm" fo:margin-right="0cm" style:line-height-at-least="0.801cm" fo:text-align="start" style:justify-single-word="false" fo:text-indent="0cm" style:auto-text-indent="false" style:page-number="auto">
        <style:tab-stops>
          <style:tab-stop style:position="3.679cm"/>
        </style:tab-stops>
      </style:paragraph-properties>
      <style:text-properties fo:color="#000000" style:font-name="Calibri1" fo:font-size="18pt" fo:language="en" fo:country="US" fo:font-style="italic" style:text-underline-style="none" style:font-size-asian="18pt" style:font-style-asian="italic" style:font-size-complex="18pt" style:font-style-complex="italic"/>
    </style:style>
    <style:style style:name="P20" style:family="paragraph" style:parent-style-name="Standard">
      <style:paragraph-properties fo:margin-left="4.089cm" fo:margin-right="0cm" style:line-height-at-least="0.801cm" fo:text-align="start" style:justify-single-word="false" fo:text-indent="0cm" style:auto-text-indent="false"/>
      <style:text-properties fo:color="#000000" style:font-name="Calibri1" fo:font-size="18pt" fo:language="en" fo:country="US" fo:font-style="normal" style:text-underline-style="none" style:font-size-asian="18pt" style:font-style-asian="normal" style:font-size-complex="18pt" style:font-style-complex="normal"/>
    </style:style>
    <style:style style:name="P21" style:family="paragraph" style:parent-style-name="Text_20_body" style:master-page-name="">
      <style:paragraph-properties fo:margin-left="4.089cm" fo:margin-right="0cm" style:line-height-at-least="0.801cm" fo:text-align="start" style:justify-single-word="false" fo:text-indent="0cm" style:auto-text-indent="false" style:page-number="auto"/>
      <style:text-properties fo:color="#000000" style:font-name="Calibri1" fo:font-size="18pt" fo:language="en" fo:country="US" fo:font-style="italic" style:text-underline-style="none" style:font-size-asian="18pt" style:font-style-asian="italic" style:font-size-complex="18pt" style:font-style-complex="italic"/>
    </style:style>
    <style:style style:name="P22" style:family="paragraph" style:parent-style-name="Standard" style:master-page-name="">
      <style:paragraph-properties fo:margin-left="0cm" fo:margin-right="0cm" style:line-height-at-least="0.801cm" fo:text-align="start" style:justify-single-word="false" fo:text-indent="0cm" style:auto-text-indent="false" style:page-number="auto"/>
      <style:text-properties fo:color="#000000" style:font-name="Calibri1" fo:font-size="18pt" fo:language="en" fo:country="US" fo:font-style="normal" style:text-underline-style="none" style:font-size-asian="18pt" style:font-style-asian="normal" style:font-size-complex="18pt" style:font-style-complex="normal"/>
    </style:style>
    <style:style style:name="P23" style:family="paragraph" style:parent-style-name="Standard">
      <style:paragraph-properties fo:margin-left="0cm" fo:margin-right="0cm" style:line-height-at-least="0.801cm" fo:text-align="start" style:justify-single-word="false" fo:text-indent="0cm" style:auto-text-indent="false"/>
      <style:text-properties fo:color="#000000" style:font-name="Calibri1" fo:font-size="18pt" fo:language="en" fo:country="US" fo:font-style="normal" style:text-underline-style="none" style:font-size-asian="18pt" style:font-style-asian="normal" style:font-size-complex="18pt" style:font-style-complex="normal"/>
    </style:style>
    <style:style style:name="P24" style:family="paragraph" style:parent-style-name="Text_20_body">
      <style:paragraph-properties fo:margin-left="0cm" fo:margin-right="0cm" fo:margin-top="0cm" fo:margin-bottom="0.212cm" fo:line-height="100%" fo:text-align="start" style:justify-single-word="false" fo:text-indent="0cm" style:auto-text-indent="false"/>
      <style:text-properties fo:color="#000000" style:font-name="Calibri1" fo:font-size="18pt" fo:language="en" fo:country="US" fo:font-style="normal" style:text-underline-style="none" style:font-size-asian="18pt" style:font-style-asian="normal" style:font-size-complex="18pt" style:font-style-complex="normal"/>
    </style:style>
    <style:style style:name="P25" style:family="paragraph" style:parent-style-name="Text_20_body">
      <style:paragraph-properties fo:margin-left="0cm" fo:margin-right="0cm" fo:margin-top="0cm" fo:margin-bottom="0.212cm" fo:line-height="100%" fo:text-align="center" style:justify-single-word="false" fo:text-indent="0cm" style:auto-text-indent="false"/>
      <style:text-properties fo:color="#000000" style:font-name="Calibri1" fo:font-size="18pt" fo:language="en" fo:country="US" fo:font-style="normal" style:text-underline-style="none" style:font-size-asian="18pt" style:font-style-asian="normal" style:font-size-complex="18pt" style:font-style-complex="normal"/>
    </style:style>
    <style:style style:name="P26" style:family="paragraph" style:parent-style-name="Text_20_body">
      <style:paragraph-properties fo:margin-left="0cm" fo:margin-right="0cm" fo:margin-top="0cm" fo:margin-bottom="0.212cm" fo:line-height="100%" fo:text-align="start" style:justify-single-word="false" fo:text-indent="0cm" style:auto-text-indent="false"/>
      <style:text-properties fo:color="#000000" style:font-name="Calibri1" fo:font-size="18pt" fo:language="en" fo:country="US" fo:font-style="italic" style:text-underline-style="none" style:font-size-asian="18pt" style:font-style-asian="italic" style:font-size-complex="18pt" style:font-style-complex="italic"/>
    </style:style>
    <style:style style:name="P27" style:family="paragraph" style:parent-style-name="Text_20_body">
      <style:paragraph-properties fo:margin-left="0cm" fo:margin-right="0cm" fo:margin-top="0cm" fo:margin-bottom="0.212cm" fo:line-height="100%" fo:text-align="start" style:justify-single-word="false" fo:text-indent="0cm" style:auto-text-indent="false"/>
      <style:text-properties fo:language="en" fo:country="US"/>
    </style:style>
    <style:style style:name="P28" style:family="paragraph" style:parent-style-name="Text_20_body">
      <style:paragraph-properties fo:margin-left="0cm" fo:margin-right="0cm" fo:margin-top="0cm" fo:margin-bottom="0.212cm" fo:text-align="start" style:justify-single-word="false" fo:text-indent="0cm" style:auto-text-indent="false"/>
      <style:text-properties fo:font-size="18pt" fo:language="en" fo:country="US" fo:font-style="normal" style:font-size-asian="18pt" style:font-style-asian="normal" style:font-size-complex="18pt" style:font-style-complex="normal"/>
    </style:style>
    <style:style style:name="P29" style:family="paragraph" style:parent-style-name="Text_20_body">
      <style:paragraph-properties fo:margin-left="0cm" fo:margin-right="0cm" fo:margin-top="0cm" fo:margin-bottom="0.212cm" fo:text-align="center" style:justify-single-word="false" fo:text-indent="0cm" style:auto-text-indent="false"/>
      <style:text-properties fo:font-size="18pt" fo:language="en" fo:country="US" fo:font-style="normal" style:font-size-asian="18pt" style:font-style-asian="normal" style:font-size-complex="18pt" style:font-style-complex="normal"/>
    </style:style>
    <style:style style:name="P30" style:family="paragraph" style:parent-style-name="Text_20_body">
      <style:paragraph-properties fo:margin-left="0cm" fo:margin-right="0cm" fo:margin-top="0cm" fo:margin-bottom="0cm" fo:line-height="100%" fo:text-align="start" style:justify-single-word="false" fo:text-indent="0cm" style:auto-text-indent="false"/>
      <style:text-properties fo:color="#000000" style:font-name="Calibri1" fo:font-size="18pt" fo:language="en" fo:country="US" fo:font-style="normal" style:text-underline-style="none" style:font-size-asian="18pt" style:font-style-asian="normal" style:font-size-complex="18pt" style:font-style-complex="normal"/>
    </style:style>
    <style:style style:name="P31" style:family="paragraph" style:parent-style-name="Text_20_body">
      <style:paragraph-properties fo:margin-left="0cm" fo:margin-right="0cm" fo:margin-top="0cm" fo:margin-bottom="0cm" fo:line-height="100%" fo:text-align="center" style:justify-single-word="false" fo:text-indent="0cm" style:auto-text-indent="false"/>
      <style:text-properties fo:color="#000000" style:font-name="Calibri1" fo:font-size="18pt" fo:language="en" fo:country="US" fo:font-style="normal" style:text-underline-style="none" style:font-size-asian="18pt" style:font-style-asian="normal" style:font-size-complex="18pt" style:font-style-complex="normal"/>
    </style:style>
    <style:style style:name="P32" style:family="paragraph" style:parent-style-name="Text_20_body">
      <style:paragraph-properties fo:margin-left="0cm" fo:margin-right="0cm" fo:margin-top="0cm" fo:margin-bottom="0cm" fo:line-height="100%" fo:text-align="start" style:justify-single-word="false" fo:text-indent="0cm" style:auto-text-indent="false"/>
      <style:text-properties fo:color="#000000" style:font-name="Calibri1" fo:font-size="18pt" fo:language="en" fo:country="US" fo:font-style="italic" style:text-underline-style="none" style:font-size-asian="18pt" style:font-style-asian="italic" style:font-size-complex="18pt" style:font-style-complex="italic"/>
    </style:style>
    <style:style style:name="P33" style:family="paragraph" style:parent-style-name="Text_20_body">
      <style:paragraph-properties fo:margin-left="0cm" fo:margin-right="0cm" fo:margin-top="0cm" fo:margin-bottom="0cm" fo:text-align="start" style:justify-single-word="false" fo:text-indent="0cm" style:auto-text-indent="false">
        <style:tab-stops>
          <style:tab-stop style:position="1.005cm"/>
        </style:tab-stops>
      </style:paragraph-properties>
      <style:text-properties fo:font-size="18pt" fo:language="en" fo:country="US" fo:font-style="normal" style:font-size-asian="18pt" style:font-style-asian="normal" style:font-size-complex="18pt" style:font-style-complex="normal"/>
    </style:style>
    <style:style style:name="P34" style:family="paragraph" style:parent-style-name="Text_20_body">
      <style:paragraph-properties fo:margin-left="0cm" fo:margin-right="0cm" fo:margin-top="0cm" fo:margin-bottom="0cm" fo:text-align="start" style:justify-single-word="false" fo:text-indent="0cm" style:auto-text-indent="false">
        <style:tab-stops>
          <style:tab-stop style:position="1.005cm"/>
          <style:tab-stop style:position="1.058cm"/>
        </style:tab-stops>
      </style:paragraph-properties>
      <style:text-properties fo:font-size="18pt" style:font-size-asian="18pt" style:font-size-complex="18pt"/>
    </style:style>
    <style:style style:name="P35" style:family="paragraph" style:parent-style-name="Text_20_body">
      <style:paragraph-properties fo:margin-left="0cm" fo:margin-right="0cm" fo:margin-top="0cm" fo:margin-bottom="0cm" fo:text-align="start" style:justify-single-word="false" fo:text-indent="0cm" style:auto-text-indent="false">
        <style:tab-stops>
          <style:tab-stop style:position="1.005cm"/>
        </style:tab-stops>
      </style:paragraph-properties>
      <style:text-properties fo:language="en" fo:country="US"/>
    </style:style>
    <style:style style:name="P36" style:family="paragraph" style:parent-style-name="Text_20_body" style:master-page-name="">
      <style:paragraph-properties fo:margin-left="0cm" fo:margin-right="0cm" fo:margin-top="0cm" fo:margin-bottom="0cm" fo:text-align="start" style:justify-single-word="false" fo:text-indent="0cm" style:auto-text-indent="false" style:page-number="auto">
        <style:tab-stops>
          <style:tab-stop style:position="1.005cm"/>
        </style:tab-stops>
      </style:paragraph-properties>
      <style:text-properties fo:font-size="18pt" fo:language="en" fo:country="US" fo:font-style="normal" style:font-size-asian="18pt" style:font-style-asian="normal" style:font-size-complex="18pt" style:font-style-complex="normal"/>
    </style:style>
    <style:style style:name="P37" style:family="paragraph" style:parent-style-name="Text_20_body" style:master-page-name="">
      <style:paragraph-properties fo:margin-left="0cm" fo:margin-right="0cm" fo:margin-top="0cm" fo:margin-bottom="0cm" fo:text-align="start" style:justify-single-word="false" fo:text-indent="0cm" style:auto-text-indent="false" style:page-number="auto">
        <style:tab-stops>
          <style:tab-stop style:position="1.005cm"/>
          <style:tab-stop style:position="1.058cm"/>
        </style:tab-stops>
      </style:paragraph-properties>
      <style:text-properties fo:font-size="18pt" fo:language="en" fo:country="US" fo:font-style="normal" style:font-size-asian="18pt" style:font-style-asian="normal" style:font-size-complex="18pt" style:font-style-complex="normal"/>
    </style:style>
    <style:style style:name="P38" style:family="paragraph" style:parent-style-name="Text_20_body" style:master-page-name="">
      <style:paragraph-properties fo:margin-left="0cm" fo:margin-right="0cm" fo:margin-top="0cm" fo:margin-bottom="0cm" fo:text-align="start" style:justify-single-word="false" fo:text-indent="0cm" style:auto-text-indent="false" style:page-number="auto">
        <style:tab-stops>
          <style:tab-stop style:position="1.005cm"/>
          <style:tab-stop style:position="1.058cm"/>
        </style:tab-stops>
      </style:paragraph-properties>
      <style:text-properties fo:font-size="18pt" style:font-size-asian="18pt" style:font-size-complex="18pt"/>
    </style:style>
    <style:style style:name="P39" style:family="paragraph" style:parent-style-name="Text_20_body">
      <style:paragraph-properties fo:margin-left="0.025cm" fo:margin-right="0cm" fo:margin-top="0cm" fo:margin-bottom="0.212cm" fo:line-height="100%" fo:text-align="start" style:justify-single-word="false" fo:text-indent="0cm" style:auto-text-indent="false"/>
      <style:text-properties fo:color="#000000" style:font-name="Calibri1" fo:font-size="18pt" fo:language="en" fo:country="US" fo:font-style="normal" style:text-underline-style="none" style:font-size-asian="18pt" style:font-style-asian="normal" style:font-size-complex="18pt" style:font-style-complex="normal"/>
    </style:style>
    <style:style style:name="P40" style:family="paragraph" style:parent-style-name="Text_20_body">
      <style:paragraph-properties fo:margin-left="0.025cm" fo:margin-right="0cm" fo:margin-top="0cm" fo:margin-bottom="0.212cm" fo:line-height="100%" fo:text-align="center" style:justify-single-word="false" fo:text-indent="0cm" style:auto-text-indent="false"/>
      <style:text-properties fo:color="#000000" style:font-name="Calibri1" fo:font-size="18pt" fo:language="en" fo:country="US" fo:font-style="normal" style:text-underline-style="none" style:font-size-asian="18pt" style:font-style-asian="normal" style:font-size-complex="18pt" style:font-style-complex="normal"/>
    </style:style>
    <style:style style:name="P41" style:family="paragraph" style:parent-style-name="Text_20_body">
      <style:paragraph-properties fo:margin-left="0.025cm" fo:margin-right="0cm" fo:margin-top="0cm" fo:margin-bottom="0.212cm" fo:line-height="100%" fo:text-align="start" style:justify-single-word="false" fo:text-indent="0cm" style:auto-text-indent="false"/>
      <style:text-properties fo:color="#000000" style:font-name="Calibri1" fo:font-size="18pt" fo:language="en" fo:country="US" fo:font-style="italic" style:text-underline-style="none" style:font-size-asian="18pt" style:font-style-asian="italic" style:font-size-complex="18pt" style:font-style-complex="italic"/>
    </style:style>
    <style:style style:name="P42" style:family="paragraph" style:parent-style-name="Text_20_body">
      <style:paragraph-properties fo:margin-left="0.025cm" fo:margin-right="0cm" fo:margin-top="0cm" fo:margin-bottom="0.212cm" fo:line-height="100%" fo:text-align="start" style:justify-single-word="false" fo:text-indent="0cm" style:auto-text-indent="false"/>
      <style:text-properties fo:font-size="18pt" fo:language="en" fo:country="US" style:font-size-asian="18pt" style:font-size-complex="18pt"/>
    </style:style>
    <style:style style:name="P43" style:family="paragraph" style:parent-style-name="Text_20_body" style:master-page-name="">
      <style:paragraph-properties fo:margin-left="4.066cm" fo:margin-right="0cm" fo:margin-top="0cm" fo:margin-bottom="0.212cm" fo:line-height="100%" fo:text-align="start" style:justify-single-word="false" fo:text-indent="0cm" style:auto-text-indent="false" style:page-number="auto"/>
      <style:text-properties fo:color="#000000" style:font-name="Calibri1" fo:font-size="18pt" fo:language="en" fo:country="US" fo:font-style="italic" style:text-underline-style="none" style:font-size-asian="18pt" style:font-style-asian="italic" style:font-size-complex="18pt" style:font-style-complex="italic"/>
    </style:style>
    <style:style style:name="P44" style:family="paragraph" style:parent-style-name="Text_20_body">
      <style:paragraph-properties fo:margin-left="4.066cm" fo:margin-right="0cm" fo:margin-top="0cm" fo:margin-bottom="0.212cm" fo:line-height="100%" fo:text-align="start" style:justify-single-word="false" fo:text-indent="0cm" style:auto-text-indent="false"/>
      <style:text-properties fo:color="#000000" style:font-name="Calibri1" fo:font-size="18pt" fo:language="en" fo:country="US" fo:font-style="normal" style:text-underline-style="none" style:font-size-asian="18pt" style:font-style-asian="normal" style:font-size-complex="18pt" style:font-style-complex="normal"/>
    </style:style>
    <style:style style:name="P45" style:family="paragraph" style:parent-style-name="Text_20_body" style:master-page-name="">
      <style:paragraph-properties fo:margin-left="0.072cm" fo:margin-right="0cm" fo:margin-top="0cm" fo:margin-bottom="0.212cm" fo:line-height="100%" fo:text-align="start" style:justify-single-word="false" fo:text-indent="0cm" style:auto-text-indent="false" style:page-number="auto"/>
      <style:text-properties fo:color="#000000" style:font-name="Calibri1" fo:font-size="18pt" fo:language="en" fo:country="US" fo:font-style="italic" style:text-underline-style="none" style:font-size-asian="18pt" style:font-style-asian="italic" style:font-size-complex="18pt" style:font-style-complex="italic"/>
    </style:style>
    <style:style style:name="P46" style:family="paragraph" style:parent-style-name="Text_20_body">
      <style:paragraph-properties fo:margin-left="0.072cm" fo:margin-right="0cm" fo:margin-top="0cm" fo:margin-bottom="0.212cm" fo:line-height="100%" fo:text-align="start" style:justify-single-word="false" fo:text-indent="0cm" style:auto-text-indent="false"/>
      <style:text-properties fo:color="#000000" style:font-name="Calibri1" fo:font-size="18pt" fo:language="en" fo:country="US" fo:font-style="italic" style:text-underline-style="none" style:font-size-asian="18pt" style:font-style-asian="italic" style:font-size-complex="18pt" style:font-style-complex="italic"/>
    </style:style>
    <style:style style:name="P47" style:family="paragraph" style:parent-style-name="Text_20_body" style:master-page-name="">
      <style:paragraph-properties fo:margin-left="4.016cm" fo:margin-right="0cm" fo:margin-top="0cm" fo:margin-bottom="0cm" fo:line-height="100%" fo:text-align="start" style:justify-single-word="false" fo:text-indent="0cm" style:auto-text-indent="false" style:page-number="auto"/>
      <style:text-properties fo:color="#000000" style:font-name="Calibri1" fo:font-size="18pt" fo:language="en" fo:country="US" fo:font-style="italic" style:text-underline-style="none" style:font-size-asian="18pt" style:font-style-asian="italic" style:font-size-complex="18pt" style:font-style-complex="italic"/>
    </style:style>
    <style:style style:name="P48" style:family="paragraph" style:parent-style-name="Text_20_body">
      <style:paragraph-properties fo:margin-left="4.016cm" fo:margin-right="0cm" fo:margin-top="0cm" fo:margin-bottom="0cm" fo:line-height="100%" fo:text-align="start" style:justify-single-word="false" fo:text-indent="0cm" style:auto-text-indent="false"/>
      <style:text-properties fo:color="#000000" style:font-name="Calibri1" fo:font-size="18pt" fo:language="en" fo:country="US" fo:font-style="italic" style:text-underline-style="none" style:font-size-asian="18pt" style:font-style-asian="italic" style:font-size-complex="18pt" style:font-style-complex="italic"/>
    </style:style>
    <style:style style:name="P49" style:family="paragraph" style:parent-style-name="Text_20_body" style:master-page-name="">
      <style:paragraph-properties fo:margin-left="0.048cm" fo:margin-right="0cm" fo:margin-top="0cm" fo:margin-bottom="0cm" fo:line-height="100%" fo:text-align="start" style:justify-single-word="false" fo:text-indent="0cm" style:auto-text-indent="false" style:page-number="auto"/>
      <style:text-properties fo:color="#000000" style:font-name="Calibri1" fo:font-size="18pt" fo:language="en" fo:country="US" fo:font-style="normal" style:text-underline-style="none" style:font-size-asian="18pt" style:font-style-asian="normal" style:font-size-complex="18pt" style:font-style-complex="normal"/>
    </style:style>
    <style:style style:name="P50" style:family="paragraph" style:parent-style-name="Text_20_body">
      <style:paragraph-properties fo:margin-left="0.048cm" fo:margin-right="0cm" fo:margin-top="0cm" fo:margin-bottom="0cm" fo:line-height="100%" fo:text-align="start" style:justify-single-word="false" fo:text-indent="0cm" style:auto-text-indent="false"/>
      <style:text-properties fo:color="#000000" style:font-name="Calibri1" fo:font-size="18pt" fo:language="en" fo:country="US" fo:font-style="normal" style:text-underline-style="none" style:font-size-asian="18pt" style:font-style-asian="normal" style:font-size-complex="18pt" style:font-style-complex="normal"/>
    </style:style>
    <style:style style:name="P51" style:family="paragraph" style:parent-style-name="Text_20_body" style:master-page-name="">
      <style:paragraph-properties fo:margin-left="1.9cm" fo:margin-right="0cm" fo:margin-top="0cm" fo:margin-bottom="0.212cm" fo:line-height="100%" fo:text-align="start" style:justify-single-word="false" fo:text-indent="0cm" style:auto-text-indent="false" style:page-number="auto"/>
      <style:text-properties fo:color="#000000" style:font-name="Calibri1" fo:font-size="18pt" fo:language="en" fo:country="US" fo:font-style="normal" style:text-underline-style="none" style:font-size-asian="18pt" style:font-style-asian="normal" style:font-size-complex="18pt" style:font-style-complex="normal"/>
    </style:style>
    <style:style style:name="P52" style:family="paragraph" style:parent-style-name="Text_20_body" style:master-page-name="">
      <style:paragraph-properties fo:margin-left="2.02cm" fo:margin-right="0cm" fo:margin-top="0cm" fo:margin-bottom="0.212cm" fo:line-height="100%" fo:text-align="start" style:justify-single-word="false" fo:text-indent="0cm" style:auto-text-indent="false" style:page-number="auto"/>
      <style:text-properties fo:color="#000000" style:font-name="Calibri1" fo:font-size="18pt" fo:language="en" fo:country="US" fo:font-style="italic" style:text-underline-style="none" style:font-size-asian="18pt" style:font-style-asian="italic" style:font-size-complex="18pt" style:font-style-complex="italic"/>
    </style:style>
    <style:style style:name="P53" style:family="paragraph" style:parent-style-name="Text_20_body" style:master-page-name="">
      <style:paragraph-properties fo:margin-left="1.005cm" fo:margin-right="0cm" fo:margin-top="0cm" fo:margin-bottom="0cm" fo:line-height="100%" fo:text-align="start" style:justify-single-word="false" fo:text-indent="0cm" style:auto-text-indent="false" style:page-number="auto"/>
      <style:text-properties fo:color="#000000" style:font-name="Calibri1" fo:font-size="18pt" fo:language="en" fo:country="US" fo:font-style="normal" style:text-underline-style="none" style:font-size-asian="18pt" style:font-style-asian="normal" style:font-size-complex="18pt" style:font-style-complex="normal"/>
    </style:style>
    <style:style style:name="P54" style:family="paragraph" style:parent-style-name="Text_20_body" style:master-page-name="">
      <style:paragraph-properties fo:margin-left="1.005cm" fo:margin-right="0cm" fo:margin-top="0cm" fo:margin-bottom="0cm" fo:text-align="start" style:justify-single-word="false" fo:text-indent="0cm" style:auto-text-indent="false" style:page-number="auto"/>
      <style:text-properties fo:font-size="18pt" fo:language="en" fo:country="US" fo:font-style="italic" style:font-size-asian="18pt" style:font-style-asian="italic" style:font-size-complex="18pt" style:font-style-complex="italic"/>
    </style:style>
    <style:style style:name="P55" style:family="paragraph" style:parent-style-name="Text_20_body" style:master-page-name="">
      <style:paragraph-properties fo:margin-left="1.005cm" fo:margin-right="0cm" fo:margin-top="0cm" fo:margin-bottom="0cm" fo:text-align="start" style:justify-single-word="false" fo:text-indent="0cm" style:auto-text-indent="false" style:page-number="auto">
        <style:tab-stops>
          <style:tab-stop style:position="1.005cm"/>
        </style:tab-stops>
      </style:paragraph-properties>
      <style:text-properties fo:font-size="18pt" fo:language="en" fo:country="US" fo:font-style="normal" style:font-size-asian="18pt" style:font-style-asian="normal" style:font-size-complex="18pt" style:font-style-complex="normal"/>
    </style:style>
    <style:style style:name="P56" style:family="paragraph" style:parent-style-name="Text_20_body">
      <style:paragraph-properties fo:margin-left="1.005cm" fo:margin-right="0cm" fo:margin-top="0cm" fo:margin-bottom="0cm" fo:line-height="100%" fo:text-align="start" style:justify-single-word="false" fo:text-indent="0cm" style:auto-text-indent="false"/>
      <style:text-properties fo:color="#000000" style:font-name="Calibri1" fo:font-size="18pt" fo:language="en" fo:country="US" fo:font-style="italic" style:text-underline-style="none" style:font-size-asian="18pt" style:font-style-asian="italic" style:font-size-complex="18pt" style:font-style-complex="italic"/>
    </style:style>
    <style:style style:name="P57" style:family="paragraph" style:parent-style-name="Text_20_body">
      <style:paragraph-properties fo:margin-left="1.005cm" fo:margin-right="0cm" fo:margin-top="0cm" fo:margin-bottom="0cm" fo:text-align="start" style:justify-single-word="false" fo:text-indent="0cm" style:auto-text-indent="false">
        <style:tab-stops>
          <style:tab-stop style:position="1.005cm"/>
        </style:tab-stops>
      </style:paragraph-properties>
      <style:text-properties fo:font-size="18pt" fo:language="en" fo:country="US" fo:font-style="italic" style:font-size-asian="18pt" style:font-style-asian="italic" style:font-size-complex="18pt" style:font-style-complex="italic"/>
    </style:style>
    <style:style style:name="P58" style:family="paragraph" style:parent-style-name="Text_20_body">
      <style:paragraph-properties fo:margin-left="1.005cm" fo:margin-right="0cm" fo:line-height="100%" fo:text-align="start" style:justify-single-word="false" fo:text-indent="0cm" style:auto-text-indent="false"/>
      <style:text-properties fo:font-size="18pt" fo:language="en" fo:country="US" style:font-size-asian="18pt" style:font-size-complex="18pt"/>
    </style:style>
    <style:style style:name="P59" style:family="paragraph" style:parent-style-name="Text_20_body">
      <style:paragraph-properties fo:margin-left="1.005cm" fo:margin-right="0cm" fo:line-height="100%" fo:text-align="start" style:justify-single-word="false" fo:text-indent="0cm" style:auto-text-indent="false"/>
      <style:text-properties fo:language="en" fo:country="US" fo:font-style="italic" style:font-style-asian="italic" style:font-style-complex="italic"/>
    </style:style>
    <style:style style:name="P60" style:family="paragraph" style:parent-style-name="Text_20_body">
      <style:paragraph-properties fo:margin-left="0.979cm" fo:margin-right="0cm" fo:margin-top="0cm" fo:margin-bottom="0cm" fo:line-height="100%" fo:text-align="start" style:justify-single-word="false" fo:text-indent="0cm" style:auto-text-indent="false"/>
      <style:text-properties fo:color="#000000" style:font-name="Calibri1" fo:font-size="18pt" fo:language="en" fo:country="US" fo:font-style="italic" style:text-underline-style="none" style:font-size-asian="18pt" style:font-style-asian="italic" style:font-size-complex="18pt" style:font-style-complex="italic"/>
    </style:style>
    <style:style style:name="P61" style:family="paragraph" style:parent-style-name="Text_20_body" style:master-page-name="">
      <style:paragraph-properties fo:margin-left="0.979cm" fo:margin-right="0cm" fo:margin-top="0cm" fo:margin-bottom="0cm" fo:line-height="100%" fo:text-align="start" style:justify-single-word="false" fo:text-indent="0cm" style:auto-text-indent="false" style:page-number="auto"/>
      <style:text-properties fo:color="#000000" style:font-name="Calibri1" fo:font-size="18pt" fo:language="en" fo:country="US" fo:font-style="normal" style:text-underline-style="none" style:font-size-asian="18pt" style:font-style-asian="normal" style:font-size-complex="18pt" style:font-style-complex="normal"/>
    </style:style>
    <style:style style:name="P62" style:family="paragraph" style:parent-style-name="Text_20_body" style:master-page-name="">
      <style:paragraph-properties fo:margin-left="0.979cm" fo:margin-right="0cm" fo:margin-top="0cm" fo:margin-bottom="0cm" fo:text-align="start" style:justify-single-word="false" fo:text-indent="0cm" style:auto-text-indent="false" style:page-number="auto">
        <style:tab-stops>
          <style:tab-stop style:position="1.005cm"/>
        </style:tab-stops>
      </style:paragraph-properties>
      <style:text-properties fo:font-size="18pt" fo:language="en" fo:country="US" fo:font-style="normal" style:font-size-asian="18pt" style:font-style-asian="normal" style:font-size-complex="18pt" style:font-style-complex="normal"/>
    </style:style>
    <style:style style:name="P63" style:family="paragraph" style:parent-style-name="Text_20_body">
      <style:paragraph-properties fo:margin-left="1.085cm" fo:margin-right="0cm" fo:margin-top="0cm" fo:margin-bottom="0cm" fo:text-align="start" style:justify-single-word="false" fo:text-indent="0cm" style:auto-text-indent="false">
        <style:tab-stops>
          <style:tab-stop style:position="1.005cm"/>
          <style:tab-stop style:position="1.058cm"/>
        </style:tab-stops>
      </style:paragraph-properties>
      <style:text-properties fo:font-size="18pt" fo:language="en" fo:country="US" fo:font-style="italic" style:font-size-asian="18pt" style:font-style-asian="italic" style:font-size-complex="18pt" style:font-style-complex="italic"/>
    </style:style>
    <style:style style:name="P64" style:family="paragraph" style:parent-style-name="Text_20_body" style:master-page-name="">
      <style:paragraph-properties fo:margin-left="1.085cm" fo:margin-right="0cm" fo:margin-top="0cm" fo:margin-bottom="0cm" fo:text-align="start" style:justify-single-word="false" fo:text-indent="0cm" style:auto-text-indent="false" style:page-number="auto">
        <style:tab-stops>
          <style:tab-stop style:position="1.005cm"/>
          <style:tab-stop style:position="1.058cm"/>
        </style:tab-stops>
      </style:paragraph-properties>
      <style:text-properties fo:font-size="18pt" fo:language="en" fo:country="US" fo:font-style="normal" style:font-size-asian="18pt" style:font-style-asian="normal" style:font-size-complex="18pt" style:font-style-complex="normal"/>
    </style:style>
    <style:style style:name="P65" style:family="paragraph" style:parent-style-name="Text_20_body">
      <style:paragraph-properties fo:margin-left="0.053cm" fo:margin-right="0cm" fo:margin-top="0cm" fo:margin-bottom="0cm" fo:text-align="start" style:justify-single-word="false" fo:text-indent="0cm" style:auto-text-indent="false">
        <style:tab-stops>
          <style:tab-stop style:position="1.005cm"/>
        </style:tab-stops>
      </style:paragraph-properties>
      <style:text-properties fo:font-size="18pt" fo:language="en" fo:country="US" fo:font-style="normal" style:font-size-asian="18pt" style:font-style-asian="normal" style:font-size-complex="18pt" style:font-style-complex="normal"/>
    </style:style>
    <style:style style:name="P66" style:family="paragraph" style:parent-style-name="Text_20_body">
      <style:paragraph-properties fo:margin-left="0.053cm" fo:margin-right="0cm" fo:margin-top="0cm" fo:margin-bottom="0cm" fo:text-align="center" style:justify-single-word="false" fo:text-indent="0cm" style:auto-text-indent="false">
        <style:tab-stops>
          <style:tab-stop style:position="1.005cm"/>
        </style:tab-stops>
      </style:paragraph-properties>
      <style:text-properties fo:font-size="18pt" fo:language="en" fo:country="US" fo:font-style="normal" style:font-size-asian="18pt" style:font-style-asian="normal" style:font-size-complex="18pt" style:font-style-complex="normal"/>
    </style:style>
    <style:style style:name="P67" style:family="paragraph" style:parent-style-name="Text_20_body" style:master-page-name="">
      <style:paragraph-properties fo:margin-left="0.053cm" fo:margin-right="0cm" fo:margin-top="0cm" fo:margin-bottom="0cm" fo:text-align="start" style:justify-single-word="false" fo:text-indent="0cm" style:auto-text-indent="false" style:page-number="auto">
        <style:tab-stops>
          <style:tab-stop style:position="1.005cm"/>
        </style:tab-stops>
      </style:paragraph-properties>
      <style:text-properties fo:font-size="18pt" fo:language="en" fo:country="US" fo:font-style="normal" style:font-size-asian="18pt" style:font-style-asian="normal" style:font-size-complex="18pt" style:font-style-complex="normal"/>
    </style:style>
    <style:style style:name="P68" style:family="paragraph" style:parent-style-name="Text_20_body" style:master-page-name="">
      <style:paragraph-properties fo:margin-left="0.026cm" fo:margin-right="0cm" fo:margin-top="0cm" fo:margin-bottom="0cm" fo:text-align="start" style:justify-single-word="false" fo:text-indent="0cm" style:auto-text-indent="false" style:page-number="auto">
        <style:tab-stops>
          <style:tab-stop style:position="1.005cm"/>
        </style:tab-stops>
      </style:paragraph-properties>
      <style:text-properties fo:language="en" fo:country="US" fo:font-style="italic" style:font-style-asian="italic" style:font-style-complex="italic"/>
    </style:style>
    <style:style style:name="P69" style:family="paragraph" style:parent-style-name="Text_20_body" style:master-page-name="">
      <style:paragraph-properties fo:margin-left="0.026cm" fo:margin-right="0cm" fo:margin-top="0cm" fo:margin-bottom="0cm" fo:text-align="start" style:justify-single-word="false" fo:text-indent="0cm" style:auto-text-indent="false" style:page-number="auto">
        <style:tab-stops>
          <style:tab-stop style:position="1.005cm"/>
          <style:tab-stop style:position="1.058cm"/>
        </style:tab-stops>
      </style:paragraph-properties>
      <style:text-properties fo:language="en" fo:country="US"/>
    </style:style>
    <style:style style:name="P70" style:family="paragraph" style:parent-style-name="Text_20_body">
      <style:paragraph-properties fo:margin-left="0.026cm" fo:margin-right="0cm" fo:margin-top="0cm" fo:margin-bottom="0cm" fo:text-align="start" style:justify-single-word="false" fo:text-indent="0cm" style:auto-text-indent="false">
        <style:tab-stops>
          <style:tab-stop style:position="1.005cm"/>
        </style:tab-stops>
      </style:paragraph-properties>
      <style:text-properties fo:font-size="18pt" fo:language="en" fo:country="US" fo:font-style="normal" style:font-size-asian="18pt" style:font-style-asian="normal" style:font-size-complex="18pt" style:font-style-complex="normal"/>
    </style:style>
    <style:style style:name="P71" style:family="paragraph" style:parent-style-name="Text_20_body">
      <style:paragraph-properties fo:margin-left="0.026cm" fo:margin-right="0cm" fo:margin-top="0cm" fo:margin-bottom="0cm" fo:text-align="start" style:justify-single-word="false" fo:text-indent="0cm" style:auto-text-indent="false">
        <style:tab-stops>
          <style:tab-stop style:position="1.005cm"/>
          <style:tab-stop style:position="1.058cm"/>
        </style:tab-stops>
      </style:paragraph-properties>
      <style:text-properties fo:font-size="18pt" fo:language="en" fo:country="US" fo:font-style="normal" style:font-size-asian="18pt" style:font-style-asian="normal" style:font-size-complex="18pt" style:font-style-complex="normal"/>
    </style:style>
    <style:style style:name="P72" style:family="paragraph" style:parent-style-name="Text_20_body">
      <style:paragraph-properties fo:margin-left="0.026cm" fo:margin-right="0cm" fo:margin-top="0cm" fo:margin-bottom="0cm" fo:text-align="center" style:justify-single-word="false" fo:text-indent="0cm" style:auto-text-indent="false">
        <style:tab-stops>
          <style:tab-stop style:position="1.005cm"/>
        </style:tab-stops>
      </style:paragraph-properties>
      <style:text-properties fo:font-size="18pt" fo:language="en" fo:country="US" fo:font-style="normal" style:font-size-asian="18pt" style:font-style-asian="normal" style:font-size-complex="18pt" style:font-style-complex="normal"/>
    </style:style>
    <style:style style:name="P73" style:family="paragraph" style:parent-style-name="Text_20_body">
      <style:paragraph-properties fo:margin-left="0.026cm" fo:margin-right="0cm" fo:margin-top="0cm" fo:margin-bottom="0cm" fo:text-align="center" style:justify-single-word="false" fo:text-indent="0cm" style:auto-text-indent="false">
        <style:tab-stops>
          <style:tab-stop style:position="1.005cm"/>
          <style:tab-stop style:position="1.058cm"/>
        </style:tab-stops>
      </style:paragraph-properties>
      <style:text-properties fo:font-size="18pt" fo:language="en" fo:country="US" fo:font-style="normal" style:font-size-asian="18pt" style:font-style-asian="normal" style:font-size-complex="18pt" style:font-style-complex="normal"/>
    </style:style>
    <style:style style:name="P74" style:family="paragraph" style:parent-style-name="Text_20_body">
      <style:paragraph-properties fo:margin-left="0.026cm" fo:margin-right="0cm" fo:margin-top="0cm" fo:margin-bottom="0cm" fo:text-align="start" style:justify-single-word="false" fo:text-indent="0cm" style:auto-text-indent="false">
        <style:tab-stops>
          <style:tab-stop style:position="1.005cm"/>
        </style:tab-stops>
      </style:paragraph-properties>
      <style:text-properties fo:font-size="18pt" fo:language="en" fo:country="US" fo:font-style="italic" style:font-size-asian="18pt" style:font-style-asian="italic" style:font-size-complex="18pt" style:font-style-complex="italic"/>
    </style:style>
    <style:style style:name="P75" style:family="paragraph" style:parent-style-name="Text_20_body">
      <style:paragraph-properties fo:margin-left="0.026cm" fo:margin-right="0cm" fo:margin-top="0cm" fo:margin-bottom="0cm" fo:text-align="center" style:justify-single-word="false" fo:text-indent="0cm" style:auto-text-indent="false">
        <style:tab-stops>
          <style:tab-stop style:position="1.005cm"/>
        </style:tab-stops>
      </style:paragraph-properties>
      <style:text-properties fo:font-size="18pt" fo:language="en" fo:country="US" fo:font-style="italic" style:font-size-asian="18pt" style:font-style-asian="italic" style:font-size-complex="18pt" style:font-style-complex="italic"/>
    </style:style>
    <style:style style:name="P76" style:family="paragraph" style:parent-style-name="Text_20_body">
      <style:paragraph-properties fo:margin-left="0.026cm" fo:margin-right="0cm" fo:margin-top="0cm" fo:margin-bottom="0cm" fo:text-align="start" style:justify-single-word="false" fo:text-indent="0cm" style:auto-text-indent="false">
        <style:tab-stops>
          <style:tab-stop style:position="1.005cm"/>
          <style:tab-stop style:position="1.058cm"/>
        </style:tab-stops>
      </style:paragraph-properties>
      <style:text-properties fo:font-size="18pt" fo:language="en" fo:country="US" style:font-size-asian="18pt" style:font-size-complex="18pt"/>
    </style:style>
    <style:style style:name="P77" style:family="paragraph" style:parent-style-name="Text_20_body">
      <style:paragraph-properties fo:margin-left="0.026cm" fo:margin-right="0cm" fo:margin-top="0cm" fo:margin-bottom="0cm" fo:text-align="center" style:justify-single-word="false" fo:text-indent="0cm" style:auto-text-indent="false">
        <style:tab-stops>
          <style:tab-stop style:position="1.005cm"/>
          <style:tab-stop style:position="1.058cm"/>
        </style:tab-stops>
      </style:paragraph-properties>
      <style:text-properties fo:font-size="18pt" fo:language="en" fo:country="US" style:font-size-asian="18pt" style:font-size-complex="18pt"/>
    </style:style>
    <style:style style:name="P78" style:family="paragraph" style:parent-style-name="Text_20_body">
      <style:paragraph-properties fo:margin-left="0.026cm" fo:margin-right="0cm" fo:margin-top="0cm" fo:margin-bottom="0cm" fo:text-align="start" style:justify-single-word="false" fo:text-indent="0cm" style:auto-text-indent="false">
        <style:tab-stops>
          <style:tab-stop style:position="1.005cm"/>
          <style:tab-stop style:position="1.058cm"/>
        </style:tab-stops>
      </style:paragraph-properties>
      <style:text-properties fo:font-size="18pt" style:font-size-asian="18pt" style:font-size-complex="18pt"/>
    </style:style>
    <style:style style:name="P79" style:family="paragraph" style:parent-style-name="Text_20_body">
      <style:paragraph-properties fo:margin-left="0.026cm" fo:margin-right="0cm" fo:margin-top="0cm" fo:margin-bottom="0cm" fo:text-align="start" style:justify-single-word="false" fo:text-indent="0cm" style:auto-text-indent="false">
        <style:tab-stops>
          <style:tab-stop style:position="1.005cm"/>
        </style:tab-stops>
      </style:paragraph-properties>
      <style:text-properties fo:language="en" fo:country="US" fo:font-style="italic" style:font-style-asian="italic" style:font-style-complex="italic"/>
    </style:style>
    <style:style style:name="P80" style:family="paragraph" style:parent-style-name="Text_20_body">
      <style:paragraph-properties fo:margin-left="0.026cm" fo:margin-right="0cm" fo:margin-top="0cm" fo:margin-bottom="0cm" fo:text-align="start" style:justify-single-word="false" fo:text-indent="0cm" style:auto-text-indent="false">
        <style:tab-stops>
          <style:tab-stop style:position="1.005cm"/>
        </style:tab-stops>
      </style:paragraph-properties>
      <style:text-properties fo:language="en" fo:country="US"/>
    </style:style>
    <style:style style:name="P81" style:family="paragraph" style:parent-style-name="Text_20_body">
      <style:paragraph-properties fo:margin-left="0.026cm" fo:margin-right="0cm" fo:margin-top="0cm" fo:margin-bottom="0cm" fo:text-align="start" style:justify-single-word="false" fo:text-indent="0cm" style:auto-text-indent="false">
        <style:tab-stops>
          <style:tab-stop style:position="1.005cm"/>
          <style:tab-stop style:position="1.058cm"/>
        </style:tab-stops>
      </style:paragraph-properties>
      <style:text-properties fo:language="en" fo:country="US"/>
    </style:style>
    <style:style style:name="P82" style:family="paragraph" style:parent-style-name="Text_20_body">
      <style:paragraph-properties fo:margin-left="0.026cm" fo:margin-right="0cm" fo:margin-top="0cm" fo:margin-bottom="0cm" fo:text-align="start" style:justify-single-word="false" fo:text-indent="0cm" style:auto-text-indent="false">
        <style:tab-stops>
          <style:tab-stop style:position="1.005cm"/>
          <style:tab-stop style:position="1.058cm"/>
        </style:tab-stops>
      </style:paragraph-properties>
    </style:style>
    <style:style style:name="P83" style:family="paragraph" style:parent-style-name="Text_20_body" style:master-page-name="">
      <style:paragraph-properties fo:margin-left="4.63cm" fo:margin-right="0cm" fo:margin-top="0cm" fo:margin-bottom="0.212cm" fo:text-align="start" style:justify-single-word="false" fo:text-indent="0cm" style:auto-text-indent="false" style:page-number="auto"/>
      <style:text-properties fo:font-size="18pt" fo:language="en" fo:country="US" fo:font-style="italic" style:font-size-asian="18pt" style:font-style-asian="italic" style:font-size-complex="18pt" style:font-style-complex="italic"/>
    </style:style>
    <style:style style:name="P84" style:family="paragraph" style:parent-style-name="Text_20_body">
      <style:paragraph-properties fo:margin-left="4.63cm" fo:margin-right="0cm" fo:margin-top="0cm" fo:margin-bottom="0.212cm" fo:text-align="start" style:justify-single-word="false" fo:text-indent="0cm" style:auto-text-indent="false"/>
      <style:text-properties fo:font-size="18pt" fo:language="en" fo:country="US" fo:font-style="italic" style:font-size-asian="18pt" style:font-style-asian="italic" style:font-size-complex="18pt" style:font-style-complex="italic"/>
    </style:style>
    <style:style style:name="P85" style:family="paragraph" style:parent-style-name="Text_20_body" style:master-page-name="">
      <style:paragraph-properties fo:margin-left="0.926cm" fo:margin-right="0cm" fo:margin-top="0cm" fo:margin-bottom="0.212cm" fo:text-align="start" style:justify-single-word="false" fo:text-indent="0cm" style:auto-text-indent="false" style:page-number="auto"/>
      <style:text-properties fo:font-size="18pt" fo:language="en" fo:country="US" fo:font-style="normal" style:font-size-asian="18pt" style:font-style-asian="normal" style:font-size-complex="18pt" style:font-style-complex="normal"/>
    </style:style>
    <style:style style:name="P86" style:family="paragraph" style:parent-style-name="Text_20_body" style:master-page-name="">
      <style:paragraph-properties fo:margin-left="0.9cm" fo:margin-right="0cm" fo:margin-top="0cm" fo:margin-bottom="0cm" fo:text-align="start" style:justify-single-word="false" fo:text-indent="0cm" style:auto-text-indent="false" style:page-number="auto"/>
      <style:text-properties fo:font-size="18pt" fo:language="en" fo:country="US" fo:font-style="normal" style:font-size-asian="18pt" style:font-style-asian="normal" style:font-size-complex="18pt" style:font-style-complex="normal"/>
    </style:style>
    <style:style style:name="P87" style:family="paragraph" style:parent-style-name="Text_20_body" style:master-page-name="">
      <style:paragraph-properties fo:margin-left="0.82cm" fo:margin-right="0cm" fo:margin-top="0cm" fo:margin-bottom="0cm" fo:text-align="start" style:justify-single-word="false" fo:text-indent="0cm" style:auto-text-indent="false" style:page-number="auto"/>
      <style:text-properties fo:font-size="18pt" fo:language="en" fo:country="US" fo:font-style="italic" style:font-size-asian="18pt" style:font-style-asian="italic" style:font-size-complex="18pt" style:font-style-complex="italic"/>
    </style:style>
    <style:style style:name="P88" style:family="paragraph" style:parent-style-name="Text_20_body">
      <style:paragraph-properties fo:margin-left="0.82cm" fo:margin-right="0cm" fo:margin-top="0cm" fo:margin-bottom="0cm" fo:text-align="start" style:justify-single-word="false" fo:text-indent="0cm" style:auto-text-indent="false"/>
      <style:text-properties fo:font-size="18pt" fo:language="en" fo:country="US" fo:font-style="italic" style:font-size-asian="18pt" style:font-style-asian="italic" style:font-size-complex="18pt" style:font-style-complex="italic"/>
    </style:style>
    <style:style style:name="P89" style:family="paragraph" style:parent-style-name="Text_20_body">
      <style:paragraph-properties fo:margin-left="0.82cm" fo:margin-right="0cm" fo:margin-top="0cm" fo:margin-bottom="0cm" fo:text-align="start" style:justify-single-word="false" fo:text-indent="0cm" style:auto-text-indent="false"/>
      <style:text-properties fo:font-size="18pt" fo:language="en" fo:country="US" fo:font-style="normal" style:font-size-asian="18pt" style:font-style-asian="normal" style:font-size-complex="18pt" style:font-style-complex="normal"/>
    </style:style>
    <style:style style:name="P90" style:family="paragraph" style:parent-style-name="Text_20_body" style:master-page-name="">
      <style:paragraph-properties fo:margin-left="2.963cm" fo:margin-right="0cm" fo:margin-top="0cm" fo:margin-bottom="0cm" fo:text-align="start" style:justify-single-word="false" fo:text-indent="0cm" style:auto-text-indent="false" style:page-number="auto"/>
      <style:text-properties fo:font-size="18pt" fo:language="en" fo:country="US" fo:font-style="italic" style:font-size-asian="18pt" style:font-style-asian="italic" style:font-size-complex="18pt" style:font-style-complex="italic"/>
    </style:style>
    <style:style style:name="P91" style:family="paragraph" style:parent-style-name="Text_20_body">
      <style:paragraph-properties fo:margin-left="2.963cm" fo:margin-right="0cm" fo:margin-top="0cm" fo:margin-bottom="0cm" fo:text-align="start" style:justify-single-word="false" fo:text-indent="0cm" style:auto-text-indent="false"/>
      <style:text-properties fo:font-size="18pt" fo:language="en" fo:country="US" fo:font-style="italic" style:font-size-asian="18pt" style:font-style-asian="italic" style:font-size-complex="18pt" style:font-style-complex="italic"/>
    </style:style>
    <style:style style:name="P92" style:family="paragraph" style:parent-style-name="Text_20_body" style:master-page-name="">
      <style:paragraph-properties fo:margin-left="1.032cm" fo:margin-right="0cm" fo:margin-top="0cm" fo:margin-bottom="0cm" fo:text-align="start" style:justify-single-word="false" fo:text-indent="0cm" style:auto-text-indent="false" style:page-number="auto"/>
      <style:text-properties fo:font-size="18pt" fo:language="en" fo:country="US" fo:font-style="italic" style:font-size-asian="18pt" style:font-style-asian="italic" style:font-size-complex="18pt" style:font-style-complex="italic"/>
    </style:style>
    <style:style style:name="P93" style:family="paragraph" style:parent-style-name="Text_20_body" style:master-page-name="">
      <style:paragraph-properties fo:margin-left="1.032cm" fo:margin-right="0cm" fo:margin-top="0cm" fo:margin-bottom="0cm" fo:text-align="start" style:justify-single-word="false" fo:text-indent="0cm" style:auto-text-indent="false" style:page-number="auto">
        <style:tab-stops>
          <style:tab-stop style:position="1.005cm"/>
        </style:tab-stops>
      </style:paragraph-properties>
      <style:text-properties fo:font-size="18pt" fo:language="en" fo:country="US" fo:font-style="italic" style:font-size-asian="18pt" style:font-style-asian="italic" style:font-size-complex="18pt" style:font-style-complex="italic"/>
    </style:style>
    <style:style style:name="P94" style:family="paragraph" style:parent-style-name="Text_20_body">
      <style:paragraph-properties fo:margin-left="1.032cm" fo:margin-right="0cm" fo:margin-top="0cm" fo:margin-bottom="0cm" fo:text-align="start" style:justify-single-word="false" fo:text-indent="0cm" style:auto-text-indent="false"/>
      <style:text-properties fo:font-size="18pt" fo:language="en" fo:country="US" fo:font-style="italic" style:font-size-asian="18pt" style:font-style-asian="italic" style:font-size-complex="18pt" style:font-style-complex="italic"/>
    </style:style>
    <style:style style:name="P95" style:family="paragraph" style:parent-style-name="Text_20_body">
      <style:paragraph-properties fo:margin-left="1.032cm" fo:margin-right="0cm" fo:margin-top="0cm" fo:margin-bottom="0cm" fo:text-align="start" style:justify-single-word="false" fo:text-indent="0cm" style:auto-text-indent="false">
        <style:tab-stops>
          <style:tab-stop style:position="1.005cm"/>
        </style:tab-stops>
      </style:paragraph-properties>
      <style:text-properties fo:font-size="18pt" fo:language="en" fo:country="US" fo:font-style="italic" style:font-size-asian="18pt" style:font-style-asian="italic" style:font-size-complex="18pt" style:font-style-complex="italic"/>
    </style:style>
    <style:style style:name="P96" style:family="paragraph" style:parent-style-name="Text_20_body">
      <style:paragraph-properties fo:margin-left="1.032cm" fo:margin-right="0cm" fo:margin-top="0cm" fo:margin-bottom="0cm" fo:text-align="start" style:justify-single-word="false" fo:text-indent="0cm" style:auto-text-indent="false"/>
      <style:text-properties fo:font-size="18pt" fo:language="en" fo:country="US" fo:font-style="normal" style:font-size-asian="18pt" style:font-style-asian="normal" style:font-size-complex="18pt" style:font-style-complex="normal"/>
    </style:style>
    <style:style style:name="P97" style:family="paragraph" style:parent-style-name="Text_20_body">
      <style:paragraph-properties fo:margin-left="1.032cm" fo:margin-right="0cm" fo:margin-top="0cm" fo:margin-bottom="0cm" fo:text-align="start" style:justify-single-word="false" fo:text-indent="0cm" style:auto-text-indent="false">
        <style:tab-stops>
          <style:tab-stop style:position="1.005cm"/>
        </style:tab-stops>
      </style:paragraph-properties>
      <style:text-properties fo:font-size="18pt" fo:language="en" fo:country="US" fo:font-style="normal" style:font-size-asian="18pt" style:font-style-asian="normal" style:font-size-complex="18pt" style:font-style-complex="normal"/>
    </style:style>
    <style:style style:name="P98" style:family="paragraph" style:parent-style-name="Text_20_body" style:master-page-name="">
      <style:paragraph-properties fo:margin-left="4.974cm" fo:margin-right="0cm" fo:margin-top="0cm" fo:margin-bottom="0cm" fo:text-align="start" style:justify-single-word="false" fo:text-indent="0cm" style:auto-text-indent="false" style:page-number="auto"/>
      <style:text-properties fo:font-size="18pt" fo:language="en" fo:country="US" fo:font-style="italic" style:font-size-asian="18pt" style:font-style-asian="italic" style:font-size-complex="18pt" style:font-style-complex="italic"/>
    </style:style>
    <style:style style:name="P99" style:family="paragraph" style:parent-style-name="Text_20_body">
      <style:paragraph-properties fo:margin-left="4.974cm" fo:margin-right="0cm" fo:margin-top="0cm" fo:margin-bottom="0cm" fo:text-align="start" style:justify-single-word="false" fo:text-indent="0cm" style:auto-text-indent="false"/>
      <style:text-properties fo:font-size="18pt" fo:language="en" fo:country="US" fo:font-style="italic" style:font-size-asian="18pt" style:font-style-asian="italic" style:font-size-complex="18pt" style:font-style-complex="italic"/>
    </style:style>
    <style:style style:name="P100" style:family="paragraph" style:parent-style-name="Text_20_body" style:master-page-name="">
      <style:paragraph-properties fo:margin-left="1.111cm" fo:margin-right="0cm" fo:margin-top="0cm" fo:margin-bottom="0cm" fo:text-align="start" style:justify-single-word="false" fo:text-indent="0cm" style:auto-text-indent="false" style:page-number="auto">
        <style:tab-stops>
          <style:tab-stop style:position="1.005cm"/>
        </style:tab-stops>
      </style:paragraph-properties>
      <style:text-properties fo:font-size="18pt" fo:language="en" fo:country="US" fo:font-style="italic" style:font-size-asian="18pt" style:font-style-asian="italic" style:font-size-complex="18pt" style:font-style-complex="italic"/>
    </style:style>
    <style:style style:name="P101" style:family="paragraph" style:parent-style-name="Text_20_body">
      <style:paragraph-properties fo:margin-left="1.111cm" fo:margin-right="0cm" fo:margin-top="0cm" fo:margin-bottom="0cm" fo:text-align="start" style:justify-single-word="false" fo:text-indent="0cm" style:auto-text-indent="false">
        <style:tab-stops>
          <style:tab-stop style:position="1.005cm"/>
        </style:tab-stops>
      </style:paragraph-properties>
      <style:text-properties fo:font-size="18pt" fo:language="en" fo:country="US" fo:font-style="italic" style:font-size-asian="18pt" style:font-style-asian="italic" style:font-size-complex="18pt" style:font-style-complex="italic"/>
    </style:style>
    <style:style style:name="P102" style:family="paragraph" style:parent-style-name="Text_20_body" style:master-page-name="">
      <style:paragraph-properties fo:margin-left="0.794cm" fo:margin-right="0cm" fo:margin-top="0cm" fo:margin-bottom="0cm" fo:text-align="start" style:justify-single-word="false" fo:text-indent="0cm" style:auto-text-indent="false" style:page-number="auto">
        <style:tab-stops>
          <style:tab-stop style:position="1.005cm"/>
        </style:tab-stops>
      </style:paragraph-properties>
      <style:text-properties fo:font-size="18pt" fo:language="en" fo:country="US" fo:font-style="normal" style:font-size-asian="18pt" style:font-style-asian="normal" style:font-size-complex="18pt" style:font-style-complex="normal"/>
    </style:style>
    <style:style style:name="P103" style:family="paragraph" style:parent-style-name="Text_20_body">
      <style:paragraph-properties fo:margin-left="0.794cm" fo:margin-right="0cm" fo:margin-top="0cm" fo:margin-bottom="0cm" fo:text-align="start" style:justify-single-word="false" fo:text-indent="0cm" style:auto-text-indent="false">
        <style:tab-stops>
          <style:tab-stop style:position="1.005cm"/>
        </style:tab-stops>
      </style:paragraph-properties>
      <style:text-properties fo:font-size="18pt" fo:language="en" fo:country="US" fo:font-style="italic" style:font-size-asian="18pt" style:font-style-asian="italic" style:font-size-complex="18pt" style:font-style-complex="italic"/>
    </style:style>
    <style:style style:name="P104" style:family="paragraph" style:parent-style-name="Text_20_body">
      <style:paragraph-properties fo:margin-left="0.794cm" fo:margin-right="0cm" fo:margin-top="0cm" fo:margin-bottom="0cm" fo:text-align="center" style:justify-single-word="false" fo:text-indent="0cm" style:auto-text-indent="false">
        <style:tab-stops>
          <style:tab-stop style:position="1.005cm"/>
        </style:tab-stops>
      </style:paragraph-properties>
      <style:text-properties fo:font-size="18pt" fo:language="en" fo:country="US" fo:font-style="italic" style:font-size-asian="18pt" style:font-style-asian="italic" style:font-size-complex="18pt" style:font-style-complex="italic"/>
    </style:style>
    <style:style style:name="P105" style:family="paragraph" style:parent-style-name="Text_20_body" style:master-page-name="">
      <style:paragraph-properties fo:margin-left="1.058cm" fo:margin-right="0cm" fo:margin-top="0cm" fo:margin-bottom="0cm" fo:text-align="start" style:justify-single-word="false" fo:text-indent="0cm" style:auto-text-indent="false" style:page-number="auto">
        <style:tab-stops>
          <style:tab-stop style:position="1.005cm"/>
        </style:tab-stops>
      </style:paragraph-properties>
      <style:text-properties fo:font-size="18pt" fo:language="en" fo:country="US" fo:font-style="italic" style:font-size-asian="18pt" style:font-style-asian="italic" style:font-size-complex="18pt" style:font-style-complex="italic"/>
    </style:style>
    <style:style style:name="P106" style:family="paragraph" style:parent-style-name="Text_20_body">
      <style:paragraph-properties fo:margin-left="1.058cm" fo:margin-right="0cm" fo:margin-top="0cm" fo:margin-bottom="0cm" fo:text-align="start" style:justify-single-word="false" fo:text-indent="0cm" style:auto-text-indent="false">
        <style:tab-stops>
          <style:tab-stop style:position="1.005cm"/>
        </style:tab-stops>
      </style:paragraph-properties>
      <style:text-properties fo:font-size="18pt" fo:language="en" fo:country="US" fo:font-style="italic" style:font-size-asian="18pt" style:font-style-asian="italic" style:font-size-complex="18pt" style:font-style-complex="italic"/>
    </style:style>
    <style:style style:name="P107" style:family="paragraph" style:parent-style-name="Text_20_body" style:master-page-name="">
      <style:paragraph-properties fo:margin-left="4.471cm" fo:margin-right="0cm" fo:margin-top="0cm" fo:margin-bottom="0cm" fo:text-align="start" style:justify-single-word="false" fo:text-indent="0cm" style:auto-text-indent="false" style:page-number="auto">
        <style:tab-stops>
          <style:tab-stop style:position="1.005cm"/>
        </style:tab-stops>
      </style:paragraph-properties>
      <style:text-properties fo:font-size="18pt" fo:language="en" fo:country="US" fo:font-style="normal" style:font-size-asian="18pt" style:font-style-asian="normal" style:font-size-complex="18pt" style:font-style-complex="normal"/>
    </style:style>
    <style:style style:name="P108" style:family="paragraph" style:parent-style-name="Text_20_body">
      <style:paragraph-properties fo:margin-left="4.471cm" fo:margin-right="0cm" fo:margin-top="0cm" fo:margin-bottom="0cm" fo:text-align="start" style:justify-single-word="false" fo:text-indent="0cm" style:auto-text-indent="false">
        <style:tab-stops>
          <style:tab-stop style:position="1.005cm"/>
        </style:tab-stops>
      </style:paragraph-properties>
      <style:text-properties fo:font-size="18pt" fo:language="en" fo:country="US" fo:font-style="italic" style:font-size-asian="18pt" style:font-style-asian="italic" style:font-size-complex="18pt" style:font-style-complex="italic"/>
    </style:style>
    <style:style style:name="P109" style:family="paragraph" style:parent-style-name="Text_20_body" style:master-page-name="">
      <style:paragraph-properties fo:margin-left="4.551cm" fo:margin-right="0cm" fo:margin-top="0cm" fo:margin-bottom="0cm" fo:text-align="start" style:justify-single-word="false" fo:text-indent="0cm" style:auto-text-indent="false" style:page-number="auto">
        <style:tab-stops>
          <style:tab-stop style:position="1.005cm"/>
        </style:tab-stops>
      </style:paragraph-properties>
      <style:text-properties fo:font-size="18pt" fo:language="en" fo:country="US" fo:font-style="normal" style:font-size-asian="18pt" style:font-style-asian="normal" style:font-size-complex="18pt" style:font-style-complex="normal"/>
    </style:style>
    <style:style style:name="P110" style:family="paragraph" style:parent-style-name="Text_20_body">
      <style:paragraph-properties fo:margin-left="4.551cm" fo:margin-right="0cm" fo:margin-top="0cm" fo:margin-bottom="0cm" fo:text-align="start" style:justify-single-word="false" fo:text-indent="0cm" style:auto-text-indent="false">
        <style:tab-stops>
          <style:tab-stop style:position="1.005cm"/>
        </style:tab-stops>
      </style:paragraph-properties>
      <style:text-properties fo:font-size="18pt" fo:language="en" fo:country="US" fo:font-style="italic" style:font-size-asian="18pt" style:font-style-asian="italic" style:font-size-complex="18pt" style:font-style-complex="italic"/>
    </style:style>
    <style:style style:name="P111" style:family="paragraph" style:parent-style-name="Text_20_body" style:master-page-name="">
      <style:paragraph-properties fo:margin-left="4.498cm" fo:margin-right="0cm" fo:margin-top="0cm" fo:margin-bottom="0cm" fo:text-align="start" style:justify-single-word="false" fo:text-indent="0cm" style:auto-text-indent="false" style:page-number="auto">
        <style:tab-stops>
          <style:tab-stop style:position="1.005cm"/>
        </style:tab-stops>
      </style:paragraph-properties>
      <style:text-properties fo:font-size="18pt" fo:language="en" fo:country="US" fo:font-style="italic" style:font-size-asian="18pt" style:font-style-asian="italic" style:font-size-complex="18pt" style:font-style-complex="italic"/>
    </style:style>
    <style:style style:name="P112" style:family="paragraph" style:parent-style-name="Text_20_body">
      <style:paragraph-properties fo:margin-left="4.498cm" fo:margin-right="0cm" fo:margin-top="0cm" fo:margin-bottom="0cm" fo:text-align="start" style:justify-single-word="false" fo:text-indent="0cm" style:auto-text-indent="false">
        <style:tab-stops>
          <style:tab-stop style:position="1.005cm"/>
        </style:tab-stops>
      </style:paragraph-properties>
      <style:text-properties fo:font-size="18pt" fo:language="en" fo:country="US" fo:font-style="italic" style:font-size-asian="18pt" style:font-style-asian="italic" style:font-size-complex="18pt" style:font-style-complex="italic"/>
    </style:style>
    <style:style style:name="P113" style:family="paragraph" style:parent-style-name="Text_20_body" style:master-page-name="">
      <style:paragraph-properties fo:margin-left="-0.026cm" fo:margin-right="0cm" fo:margin-top="0cm" fo:margin-bottom="0cm" fo:text-align="start" style:justify-single-word="false" fo:text-indent="1.058cm" style:auto-text-indent="false" style:page-number="auto">
        <style:tab-stops>
          <style:tab-stop style:position="1.005cm"/>
          <style:tab-stop style:position="1.058cm"/>
        </style:tab-stops>
      </style:paragraph-properties>
      <style:text-properties fo:font-size="18pt" fo:language="en" fo:country="US" fo:font-style="italic" style:font-size-asian="18pt" style:font-style-asian="italic" style:font-size-complex="18pt" style:font-style-complex="italic"/>
    </style:style>
    <style:style style:name="P114" style:family="paragraph" style:parent-style-name="Text_20_body" style:master-page-name="">
      <style:paragraph-properties fo:margin-left="4.048cm" fo:margin-right="0cm" fo:margin-top="0cm" fo:margin-bottom="0cm" fo:text-align="start" style:justify-single-word="false" fo:text-indent="0cm" style:auto-text-indent="false" style:page-number="auto">
        <style:tab-stops>
          <style:tab-stop style:position="1.005cm"/>
          <style:tab-stop style:position="1.058cm"/>
        </style:tab-stops>
      </style:paragraph-properties>
      <style:text-properties fo:font-size="18pt" style:font-size-asian="18pt" style:font-size-complex="18pt"/>
    </style:style>
    <style:style style:name="P115" style:family="paragraph" style:parent-style-name="Text_20_body">
      <style:paragraph-properties fo:margin-left="4.048cm" fo:margin-right="0cm" fo:margin-top="0cm" fo:margin-bottom="0cm" fo:text-align="start" style:justify-single-word="false" fo:text-indent="0cm" style:auto-text-indent="false">
        <style:tab-stops>
          <style:tab-stop style:position="1.005cm"/>
          <style:tab-stop style:position="1.058cm"/>
        </style:tab-stops>
      </style:paragraph-properties>
      <style:text-properties fo:font-size="18pt" style:font-size-asian="18pt" style:font-size-complex="18pt"/>
    </style:style>
    <style:style style:name="P116" style:family="paragraph" style:parent-style-name="Text_20_body">
      <style:paragraph-properties fo:margin-left="4.101cm" fo:margin-right="0cm" fo:margin-top="0cm" fo:margin-bottom="0cm" fo:text-align="start" style:justify-single-word="false" fo:text-indent="0cm" style:auto-text-indent="false">
        <style:tab-stops>
          <style:tab-stop style:position="1.005cm"/>
          <style:tab-stop style:position="1.058cm"/>
        </style:tab-stops>
      </style:paragraph-properties>
      <style:text-properties fo:font-size="18pt" style:font-size-asian="18pt" style:font-size-complex="18pt"/>
    </style:style>
    <style:style style:name="P117" style:family="paragraph" style:parent-style-name="Text_20_body">
      <style:paragraph-properties fo:margin-left="4.128cm" fo:margin-right="0cm" fo:margin-top="0cm" fo:margin-bottom="0cm" fo:text-align="start" style:justify-single-word="false" fo:text-indent="0cm" style:auto-text-indent="false">
        <style:tab-stops>
          <style:tab-stop style:position="1.005cm"/>
          <style:tab-stop style:position="1.058cm"/>
        </style:tab-stops>
      </style:paragraph-properties>
      <style:text-properties fo:font-size="18pt" style:font-size-asian="18pt" style:font-size-complex="18pt"/>
    </style:style>
    <style:style style:name="P118" style:family="paragraph" style:parent-style-name="Standard" style:list-style-name="L1">
      <style:paragraph-properties style:line-height-at-least="0.801cm" fo:text-align="end" style:justify-single-word="false"/>
      <style:text-properties style:font-name="Calibri1" fo:font-size="18pt" fo:language="en" fo:country="US" fo:font-style="italic" style:font-size-asian="18pt" style:font-style-asian="italic" style:font-size-complex="18pt" style:font-style-complex="italic"/>
    </style:style>
    <style:style style:name="P119" style:family="paragraph" style:parent-style-name="Text_20_body" style:list-style-name="L2">
      <style:paragraph-properties fo:margin-left="0.025cm" fo:margin-right="0cm" fo:margin-top="0cm" fo:margin-bottom="0.212cm" fo:line-height="100%" fo:text-align="start" style:justify-single-word="false" fo:text-indent="0cm" style:auto-text-indent="false"/>
      <style:text-properties fo:color="#000000" style:font-name="Calibri1" fo:font-size="18pt" fo:language="en" fo:country="US" fo:font-style="normal" style:text-underline-style="none" style:font-size-asian="18pt" style:font-style-asian="normal" style:font-size-complex="18pt" style:font-style-complex="normal"/>
    </style:style>
    <style:style style:name="P120" style:family="paragraph" style:parent-style-name="Text_20_body">
      <style:paragraph-properties fo:margin-left="0cm" fo:margin-right="0cm" fo:margin-top="0cm" fo:margin-bottom="0cm" fo:text-align="start" style:justify-single-word="false" fo:text-indent="0cm" style:auto-text-indent="false">
        <style:tab-stops>
          <style:tab-stop style:position="1.005cm"/>
          <style:tab-stop style:position="1.058cm"/>
        </style:tab-stops>
      </style:paragraph-properties>
      <style:text-properties fo:font-size="18pt" style:font-size-asian="18pt" style:font-size-complex="18pt"/>
    </style:style>
    <style:style style:name="P121" style:family="paragraph" style:parent-style-name="Text_20_body">
      <style:paragraph-properties fo:margin-left="0cm" fo:margin-right="0cm" fo:margin-top="0cm" fo:margin-bottom="0cm" fo:text-align="center" style:justify-single-word="false" fo:text-indent="0cm" style:auto-text-indent="false">
        <style:tab-stops>
          <style:tab-stop style:position="1.005cm"/>
          <style:tab-stop style:position="1.058cm"/>
        </style:tab-stops>
      </style:paragraph-properties>
      <style:text-properties fo:font-size="18pt" style:font-size-asian="18pt" style:font-size-complex="18pt"/>
    </style:style>
    <style:style style:name="P122" style:family="paragraph" style:parent-style-name="Text_20_body">
      <style:paragraph-properties fo:margin-left="0.026cm" fo:margin-right="0cm" fo:margin-top="0cm" fo:margin-bottom="0cm" fo:text-align="start" style:justify-single-word="false" fo:text-indent="0cm" style:auto-text-indent="false">
        <style:tab-stops>
          <style:tab-stop style:position="1.005cm"/>
          <style:tab-stop style:position="1.058cm"/>
        </style:tab-stops>
      </style:paragraph-properties>
      <style:text-properties fo:font-size="18pt" fo:language="en" fo:country="US" fo:font-style="normal" style:font-size-asian="18pt" style:font-style-asian="normal" style:font-size-complex="18pt" style:font-style-complex="normal"/>
    </style:style>
    <style:style style:name="P123" style:family="paragraph" style:parent-style-name="Heading_20_1">
      <style:paragraph-properties style:line-height-at-least="0.801cm"/>
      <style:text-properties style:font-name="Calibri1" fo:font-size="18pt" fo:language="en" fo:country="US" fo:font-weight="normal" style:font-size-asian="18pt" style:font-weight-asian="normal" style:font-size-complex="18pt" style:font-weight-complex="normal"/>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color="#000000"/>
    </style:style>
    <style:style style:name="T5" style:family="text">
      <style:text-properties fo:color="#000000" fo:font-style="italic" style:font-style-asian="italic" style:font-style-complex="italic"/>
    </style:style>
    <style:style style:name="T6" style:family="text">
      <style:text-properties fo:color="#000000" style:font-name="Calibri1" fo:font-style="normal" style:text-underline-style="none" style:font-style-asian="normal" style:font-style-complex="normal"/>
    </style:style>
    <style:style style:name="T7" style:family="text">
      <style:text-properties fo:color="#000000" style:font-name="Calibri1" fo:font-size="18pt" fo:font-style="normal" style:text-underline-style="none" style:font-size-asian="18pt" style:font-style-asian="normal" style:font-size-complex="18pt" style:font-style-complex="normal"/>
    </style:style>
    <style:style style:name="T8" style:family="text">
      <style:text-properties fo:color="#000000" style:font-name="Calibri1" fo:font-size="18pt" fo:font-style="italic" style:text-underline-style="none" style:font-size-asian="18pt" style:font-style-asian="italic" style:font-size-complex="18pt" style:font-style-complex="italic"/>
    </style:style>
    <style:style style:name="T9" style:family="text">
      <style:text-properties fo:color="#000000" fo:font-style="normal" style:font-style-asian="normal" style:font-style-complex="normal"/>
    </style:style>
    <style:style style:name="T10" style:family="text">
      <style:text-properties fo:color="#000000" style:font-name="Calibri2" fo:font-size="18pt" style:font-size-asian="18pt" style:font-size-complex="18pt"/>
    </style:style>
    <style:style style:name="T11" style:family="text">
      <style:text-properties fo:letter-spacing="0.071cm"/>
    </style:style>
    <style:style style:name="T12" style:family="text">
      <style:text-properties fo:letter-spacing="0.071cm" fo:font-style="italic" style:font-style-asian="italic" style:font-style-complex="italic"/>
    </style:style>
    <style:style style:name="T13" style:family="text">
      <style:text-properties style:text-position="super 58%"/>
    </style:style>
    <style:style style:name="T14" style:family="text">
      <style:text-properties fo:font-size="18pt" style:font-size-asian="18pt" style:font-size-complex="18pt"/>
    </style:style>
    <style:style style:name="T15" style:family="text">
      <style:text-properties fo:font-size="18pt" fo:font-style="normal" style:font-size-asian="18pt" style:font-style-asian="normal" style:font-size-complex="18pt" style:font-style-complex="normal"/>
    </style:style>
    <style:style style:name="T16" style:family="text">
      <style:text-properties fo:font-size="18pt" fo:font-style="italic" style:font-size-asian="18pt" style:font-style-asian="italic" style:font-size-complex="18pt" style:font-style-complex="italic"/>
    </style:style>
    <style:style style:name="T17" style:family="text">
      <style:text-properties fo:font-size="18pt" fo:language="en" fo:country="US" fo:font-style="normal" style:font-size-asian="18pt" style:font-style-asian="normal" style:font-size-complex="18pt" style:font-style-complex="normal"/>
    </style:style>
    <style:style style:name="T18" style:family="text">
      <style:text-properties fo:font-size="18pt" fo:language="en" fo:country="US" fo:font-style="italic" style:font-size-asian="18pt" style:font-style-asian="italic" style:font-size-complex="18pt" style:font-style-complex="italic"/>
    </style:style>
    <style:style style:name="T19" style:family="text">
      <style:text-properties fo:font-weight="normal" style:font-weight-asian="normal" style:font-weight-complex="normal"/>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fo:color="#0070c0" style:font-name="Calibri2" fo:font-size="18pt" style:font-size-asian="18pt" style:font-size-complex="18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9">Judith von Halle</text:p>
      <text:p text:style-name="P7"/>
      <text:p text:style-name="P7"/>
      <text:p text:style-name="P7">Swan Wings</text:p>
      <text:p text:style-name="P7"/>
      <text:p text:style-name="P7">A spiritual autobiography</text:p>
      <text:p text:style-name="P7"/>
      <text:p text:style-name="P7">Part 1</text:p>
      <text:p text:style-name="P7">Childhood and youth</text:p>
      <text:p text:style-name="P7"/>
      <text:p text:style-name="P8">Translated by Frank Thomas Smith</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
      <text:p text:style-name="P7"/>
      <text:p text:style-name="P7"/>
      <text:p text:style-name="P7"><text:soft-page-break/></text:p>
      <text:p text:style-name="P7"/>
      <text:p text:style-name="P7"/>
      <text:p text:style-name="P7"/>
      <text:p text:style-name="P7">Contents</text:p>
      <text:p text:style-name="P7"/>
      <text:p text:style-name="P8"><text:tab/>Part I</text:p>
      <text:h text:style-name="P123" text:outline-level="1">Childhood and Youth …...........................................</text:h>
      <text:p text:style-name="P10"/>
      <text:p text:style-name="P8"><text:tab/>Afterword ….............................................................</text:p>
      <text:p text:style-name="P8"/>
      <text:p text:style-name="P8"><text:tab/>Appendix I: From the child's diary (facsimiles) …......</text:p>
      <text:p text:style-name="P8"/>
      <text:p text:style-name="P8"><text:tab/>Appendix II: Additions to the text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Part I</text:p>
      <text:p text:style-name="P7"/>
      <text:p text:style-name="P4">Childhood and Youth</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3"><text:s text:c="3"/>“Every person's history should be a Bible </text:p>
      <text:p text:style-name="P3">-will be a Bible”</text:p>
      <text:list xml:id="list7805819140567053166" text:style-name="L1">
        <text:list-header>
          <text:p text:style-name="P118">Novalis</text:p>
        </text:list-header>
      </text:list>
      <text:p text:style-name="P3"/>
      <text:p text:style-name="P5">“She only woke up when the fire came through the roof.” <text:span text:style-name="T1">I woke up hearing these words spoken by a news broadcaster.</text:span></text:p>
      <text:p text:style-name="P11"><text:tab/>I sat on the floor of my grandparents' living room and stared at a red plastic cube in which you could stick various little geometric forms through certain openings. I looked up and for the first time in my life let my gaze consciously wander around the room. My grandmother was knitting, my grandfather was watching the news on television; to my left was a large cabinet with a few knee-high drawers. One of them was open a crack and contained some toys. If I stood up I would be tall enough to see and reach all of them.</text:p>
      <text:p text:style-name="P11"/>
      <text:p text:style-name="P5"><text:span text:style-name="T1">“... </text:span>She only woke up when the fire came through the roof.” <text:span text:style-name="T1">The sentence by the newscaster resounded in my ears. It touched the hidden depths of my inner being with unspeakable violence and harrowing gravity.</text:span></text:p>
      <text:p text:style-name="P11"/>
      <text:p text:style-name="P11">I had obviously slept, had dreamed for around two years.</text:p>
      <text:p text:style-name="P11"/>
      <text:p text:style-name="P11"><text:soft-page-break/>Had it lasted so long until my consciousness entered my body and was no longer pushed back by it? Until this consciousness itself no longer struggled against being imprisoned in the narrow confines of its dwelling. </text:p>
      <text:p text:style-name="P11"/>
      <text:p text:style-name="P5"><text:span text:style-name="T1">That fire in a building that took place somewhere in Germany in 1974 and was described in the news is not in itself connected to my destiny. It was only the </text:span>words<text:span text:style-name="T1"> spoken that touched upon my destiny. The words together with the speaker's <text:s/>emphasis and intonation do not only constitute the first memory of my life; they are also the first words which I heard in full consciousness, and on which my earthly consciousness enkindled. I can say this with certainty because I remember how after that moment of my awakening I mused with wonder about where I had been </text:span>before – <text:span text:style-name="T1">that is, during the time</text:span> <text:span text:style-name="T1">when my little body had already existed on the earth, during the time when someone put the clothes on that it was presently wearing, when the hands that I was now looking at picked up the colorful toys and let them fall again. How had this body in which I awoke come here? Who or what had caused it to “function” before? And, above all, where was </text:span>I<text:span text:style-name="T1">?</text:span></text:p>
      <text:p text:style-name="P11"/>
      <text:p text:style-name="P11">From that moment on the sentence from the news program had stamped itself upon my mind. But for a long time I did not associate any ideas about it. Nevertheless it did not affect me so evocatively because <text:soft-page-break/>of some idea about it, or a description of how the fire affected some resident of the building or something like that. Probably I immediately forgot what the reporter said afterwards. So I don't know if anyone was injured. I have no recollection about the thing in itself. Anyway, a two to three year old child could certainly not think about such things in the outer world as a grown person would. Perhaps the cause lay in that the sentence touched on something that led my groping consciousness to some completely other place and happening than what was described – namely to a place or an event connected to my own destiny.</text:p>
      <text:p text:style-name="P11"/>
      <text:p text:style-name="P11">From that moment on it was completely clear to me – perhaps not intellectually, but with an incomparably greater intensity – that these words were impressed upon me so that I would <text:span text:style-name="T2">remember</text:span>. That was what those words said to me: <text:span text:style-name="T2">Remember! Awaken!</text:span></text:p>
      <text:p text:style-name="P11"><text:span text:style-name="T2"><text:tab/></text:span>I sensed that those words had only awakened me because I knew something from a different point in time about which they reminded me. They must have had some relation to the enormous echo that resounded in me.</text:p>
      <text:p text:style-name="P11"><text:tab/>However, because of all the time I was in my body here on earth during <text:s/>the two years I obviously <text:span text:style-name="T2">slept</text:span> through, the memory-echo must have recalled a different time, a different condition of my self. Sometime once before I must have lived in an other <text:soft-page-break/>place with my consciousness, together with all the knowledge and memories which came about through this consciousness, and clearly <text:span text:style-name="T2">outside</text:span> of the body in which I was then living.</text:p>
      <text:p text:style-name="P11"/>
      <text:p text:style-name="P11">It wasn't primarily a case of recalling an event<text:span text:style-name="T2"> </text:span>that happened in some distant time or other. Without question: I was to remember <text:span text:style-name="T2">myself!</text:span></text:p>
      <text:p text:style-name="P11"><text:tab/>Who am I? Who, what am I really?</text:p>
      <text:p text:style-name="P11"><text:tab/>If I could find this out, if I could reconnect with myself – if I could become “I” again – then everything else would arise out of the sea of dullness into which, by awakening in a <text:s/>body, I had just fallen into – for otherwise all these questions could never have arisen. <text:s/></text:p>
      <text:p text:style-name="P11"/>
      <text:p text:style-name="P11">The sensed knowledge of the fact that I had forgotten “me”, and the question where I had been, presuppose that my real being is not dependent on the place where it happens to be. Furthermore, it also existed when it was <text:span text:style-name="T2">not</text:span> in a body. So by submerging into a body obviously a kind of fogging-over, of falling asleep, took place. Although I was now awake in this body, I had forgotten where I came from. By awakening I had fallen asleep, I had lost something.</text:p>
      <text:p text:style-name="P11"><text:tab/>Thus awakening in my earthly body, which led to me forgetting my true self, had to be the actual state of sleep! Perhaps, though, I had not really slept during those last two years between my birth and that <text:soft-page-break/>moment. It apparently only seemed so to me, because now when I woke up in my earthly body among the objects of the material world, I could no longer remember the previous time, when I did <text:span text:style-name="T2">not</text:span> live in my earthly body along with the consciousness which could perceive the world of physical objects.</text:p>
      <text:p text:style-name="P11"><text:tab/>I felt an uneasy suspicion: the condition in which I found myself caused a curious kind of irritation – that it was not to be trusted. It had tricked me about something I could only weakly feel, something essential. </text:p>
      <text:p text:style-name="P11"/>
      <text:p text:style-name="P11">From that moment on it became evident to me – in a completely “natural” way – that there must be two kinds of consciousness: <text:span text:style-name="T2">one</text:span> consciousness that lets me be awake <text:span text:style-name="T2">in the body</text:span>; it was not, however, able to know or to remember who I actually was and from where I came. Instead it was able to be completely awake in this little earthly body. In this state it became possible to perceive and to act; not only to perceive and to act, but also to be conscious of the perceived objects as well as my own actions within the sensory-visible world.</text:p>
      <text:p text:style-name="P11"><text:tab/>And then there was the <text:span text:style-name="T2">other</text:span> consciousness, and this other consciousness knew who I was and from where I came. It knew everything. I could remember all. For I myself was this consciousness. My integral whole, so to speak.</text:p>
      <text:p text:style-name="P11"/>
      <text:p text:style-name="P11">I realized at that moment that I had to regain the latter <text:soft-page-break/>consciousness (that is, “myself”), the real one, that I also had to reconquer it within the boundaries of my physical body, as an earthly person. For I felt that by awakening in a physical body I was somehow terribly incomplete, with my real self stolen, even naked. (Years later when I heard the Biblical Paradise story, it immediately reminded me of the feeling I had upon waking up in a body. Adam and Eve's unpleasant sensation of being <text:span text:style-name="T2">naked</text:span> marked the beginning of their expulsion from paradise and their fall to the physical earth. By tasting the fruit of the Tree of Knowledge they became conscious of the earthly world, but at the same time felt naked and abandoned by it. They experienced being torn away from the highest whole, from the all-knowing consciousness. </text:p>
      <text:p text:style-name="P11"/>
      <text:p text:style-name="P11">After waking up in a body and thinking and feeling in this way, I knew at the same time that it was possible, without any doubt, to regain my integral whole, because the awakening by the news announcer's sentence was directly related to my “old” or “original” waking consciousness; that sentence meant nothing to the body-consciousness I had just attained.</text:p>
      <text:p text:style-name="P11"/>
      <text:p text:style-name="P11">Thus with a certain calm I felt an inner certainty that the consciousness with which I thought all these thoughts could not be the one that had completely forgotten the answers to my questions. This new earthly body-<text:soft-page-break/>consciousness was the one which knew nothing about me – my real me. Therefore, it is also incapable of asking the question about another existence, about another state, because it doesn't even consider that another state of being exists. It knows no other state than its own. So it must have been that <text:span text:style-name="T2">other</text:span> real consciousness – my true self – that thought these thoughts and shimmered <text:s/>into this earthly body-consciousness. (“Paradise” was therefore not irrecoverably lost.)</text:p>
      <text:p text:style-name="P11"><text:tab/>That all the answers to my questions were not available, however, could only mean – at least it's what I felt then – that this “real” consciousness was capable of expanding much farther than it had done; and the fact that it had <text:span text:style-name="T2">not</text:span> done so was clearly caused by the awakening in an<text:span text:style-name="T2"> earthly</text:span> body.</text:p>
      <text:p text:style-name="P11"/>
      <text:p text:style-name="P8"><text:span text:style-name="T1">Admittedly, all this may seem to be an unbelievable story, or at least an astounding one, an almost superhuman intellectual performance for a two-to-three year old child. So I must add the following to relativize it, or, rather, to give it more precision. What has been related here truly describes what I experienced inwardly at that time. Nothing has been invented. I remember it as though it were yesterday. Perhaps if one considers it more carefully, it isn't so incredible after all. They were by no means purely intellectual thoughts, so it is certain that no extraordinary intellectual gift was involved. What I am trying to express in words which intellectual </text:span><text:soft-page-break/><text:span text:style-name="T1">thinking can understand, and which may seem terribly complicated, did not play out in ways that intellectual thinking knows. What I am relating here in sequence came to me </text:span>simultaneously. Questions and answers were together “at once”, and in terms of time “lightning quick”.</text:p>
      <text:p text:style-name="P8"><text:tab/>Today I would say that it was non-representational thinking. It was what is also called super-sensible thinking – a term I consider most appropriate. It was lightning quick, free and agile, was able to move effortlessly in one direction or in the opposite one, indeed in many different directions, and at the same time! – and thus able to observe incomparably numerous contingencies, something which is impossible for discursive thinking. Thereby one might reasonably call my perceptions at that <text:s/>time “analytical” thinking, but in the sense of a natural abstention from any personal viewpoints, and thus perhaps even abstract, but with just those characteristics which are not usually identified with analytical thought. It was factual, but not “bloodless”, it was distant, but at the same time not uninvolved. Moreover, it took place with simultaneousness, that is to say, beyond “our” time, beyond the time in which everything – every object, even every thought – seemed frozen solid. And: it was unburdened, unspoiled.</text:p>
      <text:p text:style-name="P8"/>
      <text:p text:style-name="P8">Two indispensable properties belong to this kind of <text:soft-page-break/>thinking that until now I have only mentioned marginally, and which could put the objectivity of this kind of thinking in doubt for the rational thinker, but which in fact only make it possible: on one hand total impartiality is necessary for this kind of thinking. And at the beginning of my earthly life this was given, because in this earthly life, and regarding this earthly life, I had not had any experiences. It may be an offensive idea for a rational thinker that someone can achieve a reliable thinking ability when they possess no experience with rational thinking. But unfortunately I can offer no consolation. For it is exactly so. The basis for this free thinking was an unburdened, impartial perception or observation of the situations I encountered. And that is what happened then: I took note of this thing or that and experienced it according to the means available to the differing consciousness states of my self – completely free of previously acquired experiences and fixed ideas.</text:p>
      <text:p text:style-name="P8"><text:tab/>This perceptive observation was not all however. It was, as already mentioned, only the precondition for the next step. A reflection intervened, to a large extent a neutral one, we could even call it objective, because it came from that other “actual” consciousness, which wasn't based on earthly ideas and considerations which – a rational thinker might agree – can be based on errors and consequently inexact or not applicable, for an idea does not always agree with reality.</text:p>
      <text:p text:style-name="P8"><text:soft-page-break/><text:tab/>What happened at that time was not that the earthly consciousness attempted to form some idea about the “actual” consciousness, but the reverse: the sensible consciousness was observed by the super-sensible one. And that “actual” consciousness soon exposed the sensible, the “body-consciousness” one, as something incomplete, dream-oriented, forgetful.</text:p>
      <text:p text:style-name="P8"/>
      <text:p text:style-name="P8">What did this “body-consciousness” extract from that non-corrupt “actual” consciousness? If I try to characterize it as I experienced it then, I must speak of the second indispensable condition which makes this kind of thinking possible and about which the rational thinker might have a no less negative impression. This special way of thinking is accompanied by certain sensations. These sensations, which only remotely have to do with what we usually call a sensation, were the actual bearers of these thoughts. The thoughts were embedded in a higher sensation that conferred upon them the certainty of truthfulness.</text:p>
      <text:p text:style-name="P8"><text:tab/>The decisive difference with what we usually call <text:s/>– and in the somewhat arrogant opinion of the analytic thinker – “feelings”, is that the <text:s/>sensations which were the bearers of the described thoughts were not kindled by any external circumstance from which I personally received a more or less feeling impulse with my earthly consciousness. Rather were they non-subjective sensations coming from outside my self. Although it may <text:soft-page-break/>seem absurd, they were literally objective sensations because they – as well as the thoughts borne by them – did <text:s/>not come from my naturally very limited personality, namely a small child; that is, not from a physical-sensible-earthly thinking and feeling person, but from that higher consciousness existing outside my body, which was not two to three years old, but timeless in experience and simultaneously unburdened by personal sensations or ideas. They were thought-sensations, completely incorruptible compared to “lower” or personal thinking and feeling. The sensations from without crowded in upon me and created in me, that is, in my body-consciousness, an immediate evidentiary sensation of truthfulness. It could also be called truth-sensation.</text:p>
      <text:p text:style-name="P8"><text:tab/>These truth or reality sensations guided my being in the right direction, namely to the sphere in which the “other” consciousness lives, which can be so objective in its thinking that I didn't have to describe my sensed experiences with the words “I thought” this or that, but with the words : “IT thought.” Yes, I felt an inexpressible dignity, sublimity and clarity emanating from this other autonomous, intrinsic consciousness, for I observed how “it” of itself thought virtually objectively in me.</text:p>
      <text:p text:style-name="P8"/>
      <text:p text:style-name="P8">Thus were the first moments in my conscious existence on earth as the person who is writing these recollections, accompanied by a background knowledge <text:soft-page-break/>or divining of the perhaps decisive thought of all: <text:span text:style-name="T2">An immortal, all embracing, living, creative Majesty exists whose wisdom is limitless. <text:s/>An all-enfolding and pervading entity without which nothing, not a single ray of thought, is possible, let alone something of a <text:s/>material nature. An entity that creates everything and in which everything is nevertheless so free and uncoerced that it is self-determining and can develop in every direction.</text:span></text:p>
      <text:p text:style-name="P5"/>
      <text:p text:style-name="P8"><text:span text:style-name="T1">And all these unsurpassable </text:span>attributes, about which our puny earthly words are unable to paint even an approximate picture, were completely pervaded by an impulse, by an elementally strong but at the same time extremely gentle <text:span text:style-name="T2">impulse of will</text:span> which – if I may describe what I felt then – I can today only describe as <text:span text:style-name="T2">limitless goodwill</text:span>. </text:p>
      <text:p text:style-name="P8"><text:tab/>It <text:span text:style-name="T2">wanted the wellbeing </text:span>of all the creatures that had been created. And such a created, creaturely <text:s/>being for whom the goodwill was valid, was I, my actual being. </text:p>
      <text:p text:style-name="P8"><text:tab/>Thus I found myself placed in the world of earthly space and time, in the world of the seen and of the touched. But in this world of forgetting one's real being I knew from the start, through what had been shared with me as sensing and sensed objective thinking, that as long as I turned to that benevolent Majesty, in whose womb I knew my actual self to be at home and secure, I would never get lost. </text:p>
      <text:p text:style-name="P8"><text:soft-page-break/></text:p>
      <text:p text:style-name="P8">The forgoing attempt to characterize using words only applicable to the earthly world may seem terribly abstract, but is in reality the opposite from abstraction. That majestic dignity and its intrinsic thoughts in which I was able to rediscover myself for several seconds, was so ineffably alive that from that moment of my earth-awakening I have felt myself to be a “traveler passing through”, because what exists here <text:s/>on earth, especially the way of thinking of which many people are so proud, is so transient compared with the actual consciousness, that is, with our true humanity. That first impression has not changed. On the contrary, over the years it has only strengthened.</text:p>
      <text:p text:style-name="P8"><text:tab/>Since that day forty years ago, it has pulled my entire being with devoted yearning for my actual homeland, for the actual homeland of us all, to that “whole” <text:s/>– despite the fact that as a child as well as an adult I have enjoyed <text:s/>enormous delight in this earthly life and know how to treasure an earthly existence. Nevertheless, since then the irrevocable conviction lives in me that my full entirety, my “whole”, has always existed beyond this earthly existence and consciousness.</text:p>
      <text:p text:style-name="P8"/>
      <text:p text:style-name="P8">I was able to directly experience the drastic difference between the spiritual world and the sensory world, between a spiritual and an earthly consciousness, through my awakening in an earthly body. Together with <text:soft-page-break/>this awakening in an earthly body awoke in me the yearning to become “whole” again, and therewith the ability to greatly value spiritual consciousness, the clear and “virgin” reality, as opposed to the irreversible relativity of the earthly. This is no trivial preference of one over the other, but it arose with complete neutrality through consciously experiencing the essence of the whole as opposed to that of the fragmented. </text:p>
      <text:p text:style-name="P8"><text:tab/>From that moment when I found myself on my grandparents brown carpet, the goal was clear: the hunt began for my consciousness. Although at that time I couldn't have formulated it, I wanted to find my self's true consciousness in order to be able to expand it, until I was reunited with the benevolent creative Majesty, which was undoubtedly the homeland of my true being.</text:p>
      <text:p text:style-name="P8"/>
      <text:p text:style-name="P8">But because the newscaster's sentence not only touched me in my deeper being, but also in my “bodily”, that is, rational or intellectual day-to-day consciousness, a continuity, a kind of higher plan extending over unforeseeable time must exist. What I really was and whence I came must be connected with what I now found my self to be, and what I should be in the future. It should continue “here” on the earth, in the body in which I am now placed.</text:p>
      <text:p text:style-name="P8"><text:tab/>Exactly <text:span text:style-name="T2">what</text:span> should continue, I didn't know then. But that previously something existed which is to be continued was, due to the experience described, <text:soft-page-break/>definite.</text:p>
      <text:p text:style-name="P8"><text:tab/></text:p>
      <text:p text:style-name="P8"><text:tab/></text:p>
      <text:p text:style-name="P7">***</text:p>
      <text:p text:style-name="P7"><text:s/></text:p>
      <text:p text:style-name="P8"/>
      <text:p text:style-name="P8">This “to be continued” occupied me increasingly from then on. Given the short span of earthly life, the question was what to begin with, in the sense of that continuity, in the sense of that higher plan which I was sure existed, but was unsure of exactly what it looked like. That question occupied me since that day I woke up.</text:p>
      <text:p text:style-name="P8"/>
      <text:p text:style-name="P8">One evening – I was between four and five years old, for this scene took place in the old apartment from which we moved before my sixth birthday – when I was going to bed, I tried to engage my mother in a conversation about the finitude of human existence. I lay in bed, the light had already been turned out and my mother's dark silhouette was visible in the room's open door, illuminated by the light from the hallway. She was about the say goodnight and close the door. But I still had many questions on my mind, and they had moved me for so long that no further delay could be tolerated. I wanted to know the meaning of mortality. I wanted to “measure” the mortality in which I, with the immortality of my higher self, was immersed.</text:p>
      <text:p text:style-name="P8"><text:soft-page-break/><text:tab/>So I asked my mother how long a second lasted. She couldn't answer the question, which I cannot hold against her, because I certainly couldn't make myself clear. Nevertheless, the answer, if I received one, was so unsatisfactory that I can't remember it. So I had to go to bed “hungry” and find the answer in a different way.</text:p>
      <text:p text:style-name="P8"/>
      <text:p text:style-name="P8">I stayed with the problem. Sometime during the next few days I noticed a kitchen clock with its second-hand. I couldn't tell the time, but was told that the faster moving hand is the one that indicates the seconds. Here was something to begin with! Eventually I had an idea: I began to try to measure the exact length of a second by adding a hum between one clock mark and the next. Soon I was able to determine the length of a second in rhythm to the second-hand between the marks by humming and being silent. Good heavens! This life is so short! It can be measured in seconds. It plays out within what are perhaps many, but also perfectly countable very short lasting closely placed units. For me it was of little importance if a life lasted 20, 50 or 95 years. I could not yet judge what “years” were. They seemed to be ineffable and indefinitely long. This personal sensation, however, I said to myself after my encounter with the second-hand, must be a trick compared to the reality. For a year consists of these very short humming sounds, these seconds, and they are, one after the other, gone at once – that is, everything that occurred during the time <text:soft-page-break/>they lasted. However long a year seemed to me, it was a captive of the finite. The transitory here on earth was therefore inevitable as well as omnipresent, and it was really measurable. This firm inevitability and frozen rhythm was like that of the relentlessly marching second-hand.</text:p>
      <text:p text:style-name="P8"/>
      <text:p text:style-name="P8">This discovery led to more musing. Not long after that episode, again during a goodnight opportunity, I mentioned to my mother that after the moment of birth we seem to be involved in a continuous process of dying. This did not result in a fruitful conversation either. Perhaps I remember it so well because it remained unanswered by one of my parents. I wanted to hear an adult's opinion. I would have welcomed very much what someone with experience of life had to say. But either my mother had never thought about such a question, or I was again unable to articulate it well enough; so I was again forced to depend upon myself.</text:p>
      <text:p text:style-name="P8"/>
      <text:p text:style-name="P8">Analyzing becoming and dying was one of the first and long-lasting considerations of my early childhood. With a mixture of curiosity, fascinated eeriness (because of the <text:s/>inevitability) and joy (for the presumption of a return path to the homeland of my true self), the thought that with the beginning of our existence on earth, that is, the moment of birth, death was pre-programmed, occupied my mind. It crept within us <text:soft-page-break/>during birth. Death. What was this death? Because it seemed to be present in everything that constituted life, death had to be a part of this earthly life, for an earthly life was not possible without it. If, however, I had stayed back where my actual consciousness was, and where it remained when I was born, death would not lurk within me. But that had to mean that if I could find my actual consciousness again, if I could embrace it again, death would have to disappear. At least it would not be the same as what it seemed to be until then. Therefore death was in reality an experience, a question of consciousness. There it was again: the urgent need to hunt for my consciousness.</text:p>
      <text:p text:style-name="P8"><text:tab/>While I pondered, trying to understand, I tried to find a concept of the moment when this shimmering death would win the upper hand, that is, when crossing the threshold from one state to the other. I forced myself to also represent the fact of inevitability as a sensation. Basically, I wanted to be able to sustain the idea and feeling of inevitability. Given that death awaited me in any case, it would surely be good to be prepared, in order not to be distracted by it from the perception of what seemed to me to be essential: the reentry into the world from which in this earthly body, and thereby in my earthly consciousness, I had fallen into forgetfulness. For nothing in the world did I want to miss the conscious immersion in the realm of being-awake.</text:p>
      <text:p text:style-name="P8"><text:soft-page-break/><text:tab/>Furthermore, if everyone, including myself, must die after such a relatively short span of time (measurable in seconds), then how precious each day, each hour, even each second must be seen to be!</text:p>
      <text:p text:style-name="P8"><text:tab/>It was only much later in my life that it became clear to me that the “Memento mori” from the Cluniac Reform, as well as the Masonic and Rosicrucian lodges, had no other content and no other objective than to awaken the thoughts that had moved me so deeply during my early childhood. <text:s/></text:p>
      <text:p text:style-name="P8"><text:tab/>I spent hours with these thoughts, which occupied me for several years before other questions became more urgent, because new experiences delivered answers (at least partial ones) to the question about my self's actual homeland.</text:p>
      <text:p text:style-name="P8"/>
      <text:p text:style-name="P8"/>
      <text:p text:style-name="P7">***</text:p>
      <text:p text:style-name="P8"/>
      <text:p text:style-name="P8">But my attention to the matters of <text:span text:style-name="T2">this</text:span> side also grew from day to day. I was now at an age more appropriate for discovering the earthly world than the over-earthly one. <text:s/>For one must arrive in this earthly world as a complete earth-citizen, so to speak, and for that the undivided attention to the things of the earthly world is required. And furthermore, that phase of life requires, quite naturally, an impartial inner reception of this earthly world. This inner reception was as naturally <text:soft-page-break/>present in me as in other children.</text:p>
      <text:p text:style-name="P8"><text:tab/>Full of curiosity and lively interest, I accepted the phenomena and objects of the earthly world, and grasped with wonder and joy what my eyes and other senses showed me. The rustle of leaves that in autumn lavishly fell from the trees on the streets of Berlin and through which one could wade noisily knee-deep; the unmistakable smell of the <text:s/>sandy ground in the Grünewald that mixed with pine needles and cones; the lovely song of the blackbirds on warm summer evenings; the purposeful march of the ant columns and the cumbersome path of the individual ant, which carries a twig many times its own weight with never-yielding stamina; the silky feel, similar to water, of fine sand flowing through the fingers, and the observation of how the sand's texture completely changes when it comes in contact with water; yes, how certain substances can be transformed through the addition of other substances or forces. At the age of discovery between two and six, I was also most enthusiastic about the creations of people, even if they were simple things like being fascinated by the slowly sinking snowflakes in a glass snow-globe. It's not necessary to continue describing such things, because most people can recall such experiences in their early childhood.</text:p>
      <text:p text:style-name="P8"><text:tab/>Most things accessible to a city child like me, however, were objects made by human hands and conceived by human minds. It was because of them that <text:soft-page-break/>the decisive <text:s/>discrepancy between them and the experiences described above in and with nature soon became clear to me: the things made by human hands and external facilities contradicted natural laws. I also noted that nature's household interrupted the pendulum swing between life and death (my well known subject): flowers withered, apples shriveled, became inedible, rotted. Flies, beetles, snails and birds eliminated their remains. All was subject to transience. But a magical force invisible to normal eyes penetrated the natural world, from out of which everything was rhythmically renewed. Of course it wasn't the same flowers that sprouted in spring, it was also not the same apples that were picked; they were irretrievably gone. But it was the same <text:span text:style-name="T2">essence</text:span> of the flower in the new flower, the same essence of the apple in the new apple which returned. Just as surely as the sun set in the evening and rose again at dawn. Over the sporadically appearing unavoidable finality of the various forms of nature's creatures reigned in my childish heart the triumphant feeling for the rule of immortality. I knelt before the rhythm of immortality with inexpressibly humble feeling. It was a holy force, because it was beyond human ability, and my heart <text:s/>worshiped that force with great emotion.</text:p>
      <text:p text:style-name="P8"><text:tab/>At times, when I was by myself for a few moments in nature and my perceptions were able to coincide with the corresponding thoughts about that holy cycle, I <text:soft-page-break/>could sense each time an acting force-presence that was precisely localized in the area of the solar plexus, a point between the heart and the pit of the stomach. It was as if that “creative Majesty” I had experienced on my earthly awakening day, previously described, had laid a finger softly but firmly on my body there, upon which my heart always gave a little jump and beat more strongly than before. And when this happened, it was like a sweet stream was incorporated in me, which my whole nature – my feeling inner life as well as my earthly body – drenched me with <text:span text:style-name="T2">life-force</text:span>. (I can express it no other way.) Because of this I realized how thirsty both my inner being and my outer being had been before. After such moments I felt in my entire being so refreshed that, often to the surprise of my parents and grandparents, I bounced around like a rubber ball for minutes at a time, and hardly anything could undermine my joy and energy on such a day. But it also had another effect, which became clearer to me little by little: <text:s/>the holy nourishing stream of forces was not only a <text:s/>fountain of youth for the physical body, it also nourished my feeling and thinking in a curious way. It was as if through it vitalizing and, in a certain sense, profound thoughts could form within me. Later on I found that these forces can be specifically “managed” and used for the good. More about that in the continuation of my narrative.</text:p>
      <text:p text:style-name="P8"/>
      <text:p text:style-name="P8">The things of the earthly world devised by human heads <text:soft-page-break/>and artificially made by human hands nevertheless followed the strict laws of nature, but the holy cycle did not. Whereas everything that men made eventually disappeared, be they buildings, books, toys, clothes or automobiles, without further human assistance they could not reckon with unaided renewal. The difference was of course obvious. In the things created by humans there was no life. The human creations were not, by their nature, permeated with that magical force with which the grass, the ants and we humans were permeated. They were simply “dead” objects. All these objects lacked that wonderful magical force that moves everything on earth that lives, and ensures that in place of the bygone a new, related being arises. It was just that magical force which created the observed cycle of life which gave me the absolute conviction since childhood of belonging to an immortal whole, which interconnects all living things. For this force was always there! I perceived it. And if it ever became invisible to me – I was sure of this because my observations confirmed it – the cause lay in my temporary or fundamentally inadequate attention.</text:p>
      <text:p text:style-name="P8"/>
      <text:p text:style-name="P7">***</text:p>
      <text:p text:style-name="P7"/>
      <text:p text:style-name="P8">I will now try to describe the effect this force had. My observations and thoughts were approximately the following: when a dead body is seen (I only saw a dead <text:soft-page-break/>human body later in life, but had often seen dead animals and of course dead plants were visible everywhere), then one can realize with certainty that the three body types (human, animal and vegetable) were previously filled with an invisible force, with a presence, and that the presence or occupant of the body in question was withdrawn at the moment of death. This occupant is invisible to physical eyes. But it is more powerful than anything that is visible. For when it is not present everything visible in which it was previously present must fall to dust. Since I have been able to think, I have considered any plant, animal or human being that can be observed and touched externally as a kind of dwelling from which the actual but invisible occupant is vivified, so that it can then appear as what we generally understand as plant, animal or human. At that time it was most puzzling to me how anyone could doubt the existence, though invisible for normal eyes, of the actual occupant of the physical dwelling. Most of the people I met seemed not to recognize any existential difference between unoccupied and occupied, between dead and living matter. In any case, they basically treated themselves exactly as they treated a dead object. They occupied themselves almost exclusively with their bodily dwelling. In fact, though, every person is a living occupant or resident of his bodily dwelling. I wondered if the generally widespread fear of death was the result of <text:soft-page-break/>most people identifying themselves as identical with their bodily dwelling, that they felt bound, their whole existence dependent upon it, or even that they confused their very selves with it. Because of what I had experienced on my awakening day, and since then have experienced again and again, it was for me without question that one “was there”, whether in a bodily dwelling or not.</text:p>
      <text:p text:style-name="P8"><text:tab/>But even if for some inexplicable (for me) reason someone was unaware of this fact, by the mere visual examining of a dead person compared with a live one it is obvious that the occupant is “at home” in the live body and not in the dead one. And whether plant, animal or human being, all are permeated by the “magical life- force” derived from the good creative Majesty.</text:p>
      <text:p text:style-name="P8"/>
      <text:p text:style-name="P8">We could also look at it in reverse: If my consciousness, my existence as a whole, were bound to the existence of my body, then my consciousness, my earthly consciousness that is, would have had to be already present at birth. But it was not! In that case, according to the standards of the people around me, my body couldn't even have been classified as living. A citizen of the earth who is not also conscious of his earthly environment is, according to established standards, actually not a human being; nowadays he would be considered “brain dead”, as I found out later. <text:soft-page-break/>Nevertheless, my body had lived since birth and even developed. It grew and acquired new skills. I recalled my first questions in my grandparents' living room: Who or what made my body function before I awoke in my bodily consciousness?</text:p>
      <text:p text:style-name="P8"/>
      <text:p text:style-name="P8">While I was discovering more about the earthly world, in time I arrived at differentiated basic thoughts. What I have described here, apparently the result of mere intellectual trains of thought, did not only result from a purely sensory observation of the physical world, but was also due to a <text:s/>completely different kind of observation of that world. </text:p>
      <text:p text:style-name="P8"/>
      <text:p text:style-name="P7">***</text:p>
      <text:p text:style-name="P7"/>
      <text:p text:style-name="P8">Above all, through a second kind of observation, I came to the following conviction: It was the <text:span text:style-name="T2">magical life-force</text:span> that gave me life and kept me living during the time when my consciousness had not yet entered my earthly body, and keeps me alive still. This magical life-force came from the creative Majesty.</text:p>
      <text:p text:style-name="P8"><text:tab/>I came to this certainty because sometimes I could see the magical life-force in everything living on earth. When I use the word “see”, an explanation is probably required, because I have also already said that this force is invisible, just as the <text:s/>“actual occupants” of the various visible bodily dwellings are invisible.</text:p>
      <text:p text:style-name="P8"><text:soft-page-break/><text:tab/>What I will describe now requires that I overcome a certain amount of reluctance. For I experienced later on that if one tries to impart something about this, one is simply not believed, is accused of “telling fairy tales”. Still worse, one risks the rhetorical counter-question: if one isn't “completely okay”. And when I came in contact with esoterically engaged circles and made known something of my experiences, among other inappropriate reactions an unrestrained, gawking kind of admiration resulted – this among people whose goal it is to acquire certain abilities by means of esoteric exercises, for many of whom the “ability” described here amounts to the peak of what should be striven for. Both attitudes act as deterrents, for they corrupt the already difficult undertaking of describing super-sensible matters with words of our sensory physical world – matters which are completely “neutral”, objective, and therefore should be taken as such. </text:p>
      <text:p text:style-name="P8"><text:tab/>I have delayed far too long to openly convey the things I will now describe. For I have come to the conclusion that it is selfish to remain silent about them. So I will try, as before, to report from my earlier perspective. On many occasions, as I said, I was able to “see” the magical life-force. It always happened when, without thinking of something specific, I looked, or rather stared at something happening before my eyes. Then something emerged which I had not noticed before, and showed itself to be what I called the <text:soft-page-break/>“magical life-force”, a constantly moving, multi-colored current.</text:p>
      <text:p text:style-name="P8"><text:tab/>At first I noticed it in my sleeping grandfather. It permeated his whole body, so that it seemed to be imitating his form, except that due to its movement the force was not sharply circumscribed as the skin of our bodies is circumscribed from the rest of the physical world. I saw my grandfather in a completely different way, in a different suit, so to speak. When I followed this current, my attention was brought to the regions to which it moved and concentrated. I saw that this current of life streamed through the whole body and at certain points <text:s/>executed special, almost artistic movements, and in this way these points could receive what they obviously needed in order to “function”, to be alive. It acted as the drive for the working of a certain bodily area.</text:p>
      <text:p text:style-name="P8"/>
      <text:p text:style-name="P8">It was a fantastic, basically indescribable sight! However inactive and even “dead” a sleeping person looks, when he isn't changing his position or making breathing sounds, his interior reveals a very active and variegated motion! But this motion took place according to a through and through orderly, meaningful passage. On the one hand, this living current was a powerful force as it flowed through the whole body. On the other hand, in certain places it formed channels along which a strong current with many side currents flowed that distantly <text:soft-page-break/>resembled artistic Celtic ornaments, something I realized many years later when I saw pictures of them. They weren't like underground water veins however, which are mostly horizontal and therefore on two-dimensional levels. No, these channels and branches were three-dimensional and they rose – unlike water in its natural course – effortlessly sideways and upwards as well as downwards. They were more like fairytale-like flora, or flowers; but one could observe this kind of flora in its development, which was much faster than normal plant life. The flowers grew upwards, formed a striking shape, like a blossom, and in the next moment, with no transitional stage, namely in continuous becoming, formed a new shape.</text:p>
      <text:p text:style-name="P8"><text:tab/>There was clearly a plan to these currents and growths! For there were no errors in the movements, nor did they give the impression of having arisen <text:s/>arbitrarily or that any of the branches would run dry because it took a wrong turn. If one of the wonderful moving flowers turned back or changed course, it was because the sprouting force had already been transformed into a new bud, therewith reaching the fulfillment of its development.</text:p>
      <text:p text:style-name="P8"/>
      <text:p text:style-name="P8">The beauty of the flowers and the currents of the magical life-force were not the only elements of the motions and forms of its becoming process, but an incomparable play of colors was also part of the process. <text:soft-page-break/>One can imagine the whole as a single magical wave of colors in the most marvelous nuances. But these colors are different from the colors we see in the earthly world. Normal colors are as a rule just as “dead” as the objects upon which they appear. It is just <text:span text:style-name="T2">because t</text:span><text:span text:style-name="T1">hey appear on them that they become part of the material world, the world of the superficial, the world of the rigid. Hardly anything that we can see with our physical eye reaches this kind of color. This should not surprise us though, for our eyes are made to observe the material world. Therefore it is barely possible to describe the colors of the magical life-force's current, because they don't exist in the world of material appearances and thus there are no corresponding words available to do so. If one says that such colors have a different brilliance and are more luminous than the colors we know, then one must add that this does not indicate that they are merely more intensive than the normal colors. Rather is it a matter of the actual living essence of the color itself. And if something of this essence died, then we would see what we know as visible colors.</text:span></text:p>
      <text:p text:style-name="P8"><text:span text:style-name="T1"><text:tab/>If we make clear the difference between the appearance of blue – any nuance of blue – and the essence of blue, then we can perhaps have an idea of what I am trying to express here. In fact, we do have a deeper understanding of the essence of a color and we do provide the different colors with their corresponding attributes, which have nothing to do with their mere </text:span><text:soft-page-break/><text:span text:style-name="T1">appearance in the material world; at least artists, who as a rule wish to attribute </text:span><text:span text:style-name="T2">more</text:span><text:span text:style-name="T1"> to what is painted on the canvass than the mere colors, possess this ability. Thus the color blue that appears in the material world is neither “cool” nor “nostalgic”, “diving deeply” or “calm”. But the </text:span><text:span text:style-name="T2">essence</text:span><text:span text:style-name="T1"> of blue certainly is. Such </text:span><text:span text:style-name="T2">living</text:span><text:span text:style-name="T1"> characteristics constitute the </text:span><text:span text:style-name="T2">essence</text:span><text:span text:style-name="T1"> of the colors, which have quite a different quality than the normal colors, namely an incomparable intensity and at the same time an incomparable delicacy and transforming ability.</text:span></text:p>
      <text:p text:style-name="P11"/>
      <text:p text:style-name="P11">The magical life-force then was “visible” in a special way, and I have already mentioned what my physical eyes did while I “saw” it. The mentioned staring was not a forced looking at something solid. It was more an empty gazing at the exterior visible things without registering them. This was necessary in order to observe the living current. It was only in such situations that I could see the living current during my childhood. Only by the visible exterior being overseen, stepping back enough, was the essential shown. And strictly speaking it was not shown to my physical eyes. It was necessary that attention to the visible exterior disappear more and more so that something else could become visible. Because the physical eyes were no longer looking at anything, it was no longer important whether I kept them open or closed. For what I “saw”, I didn't see with <text:soft-page-break/>my physical eyes, but with the same force which passes through our eyes when we want to see something. Except that when I wanted to purposely follow the living current further, observe it longer, this force had to be used more and more, at the same time ignoring the visible exterior with selfless will. Meanwhile in this way my own force, which I felt to be a special variant of the will, became steadily more conscious. </text:p>
      <text:p text:style-name="P11"><text:tab/>One should not assume, however, that one has only to “want” it. That was a guarantee that everything would disappear more quickly from inner vision. Or rather that one's own inner vision, which can perceive the truly living, would disappear. This happened seldom during my early childhood. I attribute this to the fact that I simply noticed such things, marveling, without any personal desire or conception or expectation. For as soon one forms intellectual concepts one falls back into physical vision. You can of course reflect upon what has been seen, but afterward. It was only much later when I discovered that it is indeed possible to have thoughts about it <text:span text:style-name="T2">during</text:span> the process. These thoughts have little in common with intellectual thinking however. I will also come back to this later.</text:p>
      <text:p text:style-name="P11"/>
      <text:p text:style-name="P11">In any case, I can assure you that it is possible to see certain things without needing a pupil or a lens or an optic nerve, and so forth. It is possible! And I was and am certain that it is potentially possible for everyone. <text:soft-page-break/>What hinders this kind of seeing is being fixed exclusively on only observing the visible sensory world and its corresponding representations. That is actually the only thing that prevents one from seeing the many astonishing, wonderful events and processes in and around us.</text:p>
      <text:p text:style-name="P11"/>
      <text:p text:style-name="P11">Most people are near to this seeing, but unaware of it! How many people perceive a special atmosphere when strolling through a more or less healthy forest? If they would only admit it and not feel ashamed before others, which is completely groundless, they would confirm that in such a walk through the woods they would realize that there is something else present apart from wooden tree-trunks and leaves on branches. Why do so many feel a forest as “enchanted”, “mysterious” or also “threatening”? <text:s/>Is it only their imagination playing tricks? According to what I experienced and learned, it is only in the rarest cases that delusions are the cause of such feelings. They seem more to indicate either an already present rudimentary ability, or a developing one, to perceive certain forces in nature which, although invisible, are nevertheless most likely present.</text:p>
      <text:p text:style-name="P11"><text:tab/>I experienced it as a characteristic phenomenon of our times and also in the circles in which I was born, that many people no longer trust their own perceptions as long as they pertain to an area in which their earthly sensory instruments are not used. From childhood we <text:soft-page-break/>are told that only what we can see with our physical eyes and can touch with our hands is real. Is it not a classical assurance to the child: “Don't worry; there are no spirits!”? I found this terribly amusing. I thought: If the adults' assertion were true, humanity itself would be eliminated, for is not the actual occupant of a human bodily housing itself a spirit? </text:p>
      <text:p text:style-name="P11"><text:tab/>Instruments exist that can be applied for the perception of non-material phenomena and processes. One also needs a perception or sense-organ for this. We must, however, “train” it, educate it. Nobody would expect a two-year old child to move as adroitly as a trained dancer. Why? Because it has neither the necessary anatomy nor the sense of movement or equilibrium. At that age it has practically no experience in moving on the earth carefully, efficiently or gracefully. It “trains” for these things during its childhood and youth. If it did not persistently practice standing, walking, keeping its balance and striving for perfection, it could never become a professional dancer. It is exactly the same for the training and use of what I will call here “super-sensible” sensory organs.</text:p>
      <text:p text:style-name="P11"><text:tab/>During the following years I realized that one must do something in order to achieve advancement in this area. What I “saw” was after all much too interesting and seemed too important for me to not feel the need to sharpen my “instruments” in order to be able to go deeper into the meaning of certain things and <text:soft-page-break/>processes. For what I saw was on the one hand self-evident: the fact that another world exists with its forces and laws in and around us. On the other hand, this fact induced many serious questions about life here on earth about which I sought answers. But this requires practice and patience. And because there was nobody around to offer me useful advice about this area, time was needed in order to find out through my own empirical activity, how to go about educating this imperfect instrument which I would need for further observations. </text:p>
      <text:p text:style-name="P11"/>
      <text:p text:style-name="P12">***</text:p>
      <text:p text:style-name="P11"/>
      <text:p text:style-name="P11">This “seeing” the magical life-force in a living organism opened a huge field of new discoveries and, of course, questions. It was clear to me by observing what was offered to me that the life-current's <text:s/>special branches or blossoms were formed at chosen points of the human body. <text:s/>I knew where the human heart is located because my hand was placed on someone else's breast, whereby I could feel her heartbeat, and because I put my ear on my mother's or my father's breast and could even hear the heart beat; so I knew that the region of the heart is where I could perceive a particularly beautiful and pronounced moving formation of the life-force current. I saw that it was the magical life-force that assured the heart's motion. But because the blossom-like formations also appeared in many other parts of the body, it was <text:soft-page-break/>apparent that something similar to a heart was also situated there. Only that these others must have been otherwise constituted than the heart, because their life-current formations looked so different. The word “organs” and individual words such as “liver”, “kidneys” or “stomach”, only meant something to me later. When I learned them though, it was immediately clear to me what they must mean. So from that time on I related them in my mental pictures to the concepts of the individual organs with the characteristic movement of the magical life-force in them.</text:p>
      <text:p text:style-name="P11"/>
      <text:p text:style-name="P11">In due time I was engaged in a more intensive study of the magical life-force within the organs. This also involved the observation that something else could appear within the human body that acted like a <text:s text:c="2"/></text:p>
      <text:p text:style-name="P11">congestion – similar to what happens when a dam is built in a stream with stones and branches and the water is blocked or prevented from <text:s/>continuing in its natural direction, so that it goes in a different one. <text:s/>As a consequence, however, the stream's natural pristine beauty as well as its formation and colorfulness were obscured. It was obvious that such dimness could not be caused by the magical life-force itself, but that something else was standing in its way. I realized upon seeing this that the person concerned could not feel well, especially at that place, and that due to the congestion the entire current in him was more or less <text:soft-page-break/>strongly and lastingly impaired.</text:p>
      <text:p text:style-name="P11"><text:tab/>When I became aware of this my heart and my stomach contracted from sadness and regret and I wished that the magical life-force could regain its beauty in order for that person to get better. I knew: If the current's natural course is essentially changed, there is illness. What could be done to correct this state I did not know however. </text:p>
      <text:p text:style-name="P11"/>
      <text:p text:style-name="P11">One thing was clear, because I “saw” it often: Certain medicines which a person took against not feeling well often led not only to an increase in that feeling, but also to something so unusual that I can only describe it with a picture: The medicine acted to cause an increased congestion in the affected organ, which in turn caused the original congestion to decrease and furthermore, that the rapidly flowing current was somewhat braked so that the effect on the current in the other parts of the body were not as grave as before. However, I had the impression of a still greater distortion of the original condition, that there was no longer an imbalance at the affected place, <text:span text:style-name="T4">but that the original distortion was corrected due to the addition of a further imbalance</text:span>. By administering the medicine, one gave the motion-flower of the life-force current a completely different <text:s/>appearance, which no longer was as lop-sided as during the first congestion. The appearance of the lop-sided motion-flower, however, still had a similarity to the <text:soft-page-break/>original, natural healthy state. So one could imagine how the motion-flower was originally and how it actually should be. After taking certain other medicines, on the other hand, this was no longer the case for the affected place. A completely new motion-flower was formed, which lacked the beauty of the original one. It made, rather, an unmistakably unhealthy, unharmonious, twisted impression. It also occurred to me that the changed motion-flower of the life-current was always a short distance <text:span text:style-name="T2">beside</text:span> where it was supposed to be. It was as if you wanted to ride along a street, but after a few yards it was blocked and you had to take a detour along a bumpy side-street from where you could not see what you would have seen along the right street. For this reason, I had the impression that taking certain medicine meant that the corresponding organ could not be sustained with the magical life-force as is foreseen by the creative Majesty's wise plan. But regardless of the number of disturbances in the magical life-force of the body, it was so strong that it was able to give the occupant life, or, rather, it was able to make earthly life possible for the body's invisible occupant.</text:p>
      <text:p text:style-name="P11"/>
      <text:p text:style-name="P12">*** </text:p>
      <text:p text:style-name="P11"/>
      <text:p text:style-name="P11">As already mentioned, it was in my grandfather that I first noticed it. But my grandfather in a sleeping state. Mentioning this detail seems important to me, because <text:soft-page-break/>afterwards in my pre-school years I very seldom perceived the magical life-force in a waking person, so it was never possible for me to follow it as steadily <text:s/>as in a sleeping person. And the reason was that in the waking state it was displaced by something else.</text:p>
      <text:p text:style-name="P11"><text:tab/>This something, which always pushed itself so predominantly into the foreground, was also invisible for normal eyes, but was also so different that it can no more be compared to the wise magical life-force than a cat to a sunflower. But someone who hears about it without having observed it might well imagine that there is no essential difference between the two forces or formations which permeate people and are invisible. Therefore I will try to describe this second force as it appeared to me at that time. It was not so consistently oriented and did not act in the least like the magical life-force. Furthermore, it seemed to me to have an indecipherable function. In any case, its function was not to provide life-force to the physical being. On the contrary. I had the impression that something is emitted by this force that disturbs the magical life-force, at least now and then. It was due to the fact that it was only several years later that I was able to simultaneously observe both force forms together and also separately, that I came to that conclusion. But according to the perspective that this second force offered, it could not be otherwise than that it occasionally acted unfavorably toward the magical life-force. (I could also call it a force-<text:soft-page-break/>body, by the way, because – like the magical life-force – it permeates the entire interior and exterior body.) The most impressive aspect of this force, and at the same time its greatest difference from the magical life-force, was that it acted according to the same principle in respect to various people (fundamental forms of movement or directions) but in its appearance and combination it varied much more from person to person than did the magical life-force currents.</text:p>
      <text:p text:style-name="P11"><text:tab/>Furthermore, within each individual it was much more rapidly changing than the magical life-force ever could be. It was inconsistent, even volatile. The magical life-force always seemed to be a <text:span text:style-name="T2">tranquil</text:span> force and in a certain sense made a much more universal impression, a force which entered into people directly from the creative Majesty, from outside, so to speak, without our human activity. But the forms, the colors, the movements and the rapidity of the movements (as well as their directions) of this second force, seemed to be a living and overt image of the momentary <text:s/><text:span text:style-name="T2">disposition</text:span> of the respective <text:span text:style-name="T2">person</text:span>.</text:p>
      <text:p text:style-name="P11"><text:tab/>It pertained directly to the <text:span text:style-name="T2">feelings</text:span> and also to what the respective person <text:span text:style-name="T2">wills. </text:span>I must qualify that however, by pointing out that this form of the will is a completely different one from what I described as the force for the “other” kind of seeing, which normally passes through the physical eyes. <text:span text:style-name="T4">Both forms of the will are almost diametrically opposite to each other. In this case it's not </text:span><text:soft-page-break/><text:span text:style-name="T4">an actual act of conscious willing, which is what the “other” one is. Rather it seemed to me when I considered this second force-body that the person involved was </text:span><text:span text:style-name="T5">subjected</text:span><text:span text:style-name="T4"> in his will as well as his feelings, downright </text:span><text:span text:style-name="T5">delivered </text:span><text:span text:style-name="T4">to it.</text:span></text:p>
      <text:p text:style-name="P15"><text:tab/>What impressed me most was seeing a furiously screaming person. It was a situation in which I stood shocked before a person with a temper tantrum, so that the optical impression of his normally visible outer body disappeared from view and that force-body appeared before my “inner” eyes making visible in an awesome, terrifying way what made that person so furious. I felt the appearance of his violent interior before my “inner” eyes as almost encroaching, because it seemed as if the vital image of his feelings only appeared because the excessive emotional overheating had, in a certain sense, broken through my usual vision.</text:p>
      <text:p text:style-name="P15"><text:tab/>What it really means when we say a person is completely </text:p>
      <text:p text:style-name="P15">“beside himself” became clear to me in an impressive way through such observations. Because it can really happen in the case of a very angry person that his mobile feeling-willing-forces-body extends far beyond his actual “mass”. It could go so far that this formation, and with it the sensations of the furious person, would smash into the <text:s/>feeling-willing-forces-body of another person, when the furious one was in his vicinity and directed his fury at him or her. According to my <text:soft-page-break/>observation, he <text:span text:style-name="T2">wounded </text:span>the other person if he got too close, but without physically touching or striking him. This meant that the “wounding” really took place. It would have hit him even had he been born deaf and could not hear the ugly words thrown at him; or if he had been born blind and could not see the wild gestures and distorted mimicking directed at him.</text:p>
      <text:p text:style-name="P15"><text:tab/>The inner force-currents of the violent person looked like an ugly, dark, brownish red roaring storm penetrated with glaring but essentially dark “flashes” of destructive waves. They were like thunderclouds which clustered in a matter of seconds and discharged into the outer world. At the same time – this was a particularly terrible and tragic view – a kind of counter-movement took place in which they turned back like an arrow that is not shot but sucked in, so that the person's inner shape darkened and somehow diminished.</text:p>
      <text:p text:style-name="P15">Thus what he wanted to project at others disfigured his own inner self. </text:p>
      <text:p text:style-name="P15"/>
      <text:p text:style-name="P15">The feeling-willing-forces-body of a person took on an especially peculiar shape when he wanted something most urgently. I realized that it was a certain variant of the kind of will which can overwhelm. Of course this person consciously “wanted” the object of his desire. He definitely wanted it. But this wanting , in a sense, overwhelmed him. It seemed as though he couldn't resist his wanting, which was an extreme desire. Such a <text:soft-page-break/>person seemed to me so greedy for the stilling of his thirst that his tongue was hanging out. When later in Latin class I studied the saga of Tantalus in Homer's Odyssey, I thought: This must be a metaphor for the image the greedy person makes of himself when the object of his desire is unobtainable, and those who created this myth must have had a similar image before their eyes as I have today.<text:tab/></text:p>
      <text:p text:style-name="P15">I observed an unaesthetic yellow-greenish-gray rippling of the greedy person's feeling-willing-forces current. Later on I found the word “slug” to be appropriate for such a person. For it was in a sense the opposite of what I observed in the angry person: the angry one actively sent something out to the outer world, which immediately bounded back at him, while something like clouds of fiends, swarms of unsightly vermin attracted from the surroundings by his fury as if magnetized followed him. The greedy one, however, executed with his inner force something like a clawing “gesture” from outside, but at the same time his inner greed sprouted out like slugs and thereby emitted innumerable little descendants of his own feeling-willing-forces image in his surroundings; greedy “parasites” that quickly buzzed apart, each writhing and twitching like a tormented worm. I often observed, appalled, how such plumes of greedy feeling-willing parasites extended in a deplorable way to the “actual” or super-sensible world like the unfiltered fumes from a factory's chimney to the earth's <text:soft-page-break/>air. And in both cases others, who had nothing to do with the event, are nonetheless affected. That was one of the most powerful discoveries of those early childhood days which affected me deeply: the fact that our feeling and willing impulses are by no means private affairs, but that they act upon the super-sensible outer world in which we all live, just as we all breathe the same air into our lungs because we all live in the same earthly atmosphere, and therefore everything that drifts into this atmosphere unavoidably harms every person on earth.</text:p>
      <text:p text:style-name="P15"/>
      <text:p text:style-name="P15">Until now I have only spoken about how an angry person and a greedy one appeared to my inner vision. So I have perhaps left the impression that this <text:span text:style-name="T2">feeling-willing-forces-body</text:span> is a repulsive, ominous thing that solely torments and abuses us. But that is only one side of that force! The feeling-will-forces-body can also be overwhelmingly beautiful. I began my story with the unpleasant side of this force- body because my first impression of it was as I have described here. Looking back I can say that the seeing of these instances in my early childhood happened of itself when the inner appearance of a person drastically changed due to his extreme emotional situation; and that was unfortunately mainly the case when this happened in a negative way. <text:s/></text:p>
      <text:p text:style-name="P15"><text:tab/>But this force-body could also present a completely <text:soft-page-break/>different, joyous picture as, for example, when brilliant, radiant currents emerged from the area of the heart and finally enveloped the whole person. I perceived his interior as the source of warming rays of sun that enlivened and gladdened what was around him, for such an activity of the feeling-will-forces-body has a direct effect on the environment. How vividly the moments stand before my eyes in which such sublime sights were given to me! When a person showed such qualities it was often due to a feeling which we would call well-meaning, loving devotion toward his environment – or when he had an especially beautiful <text:span text:style-name="T2">thought</text:span>. By means of the formation, movements and colors of that force-body, one could tell if the thought which the person had just had was beneficial for the community (or the opposite). For thoughts were not shut up in the head and hidden like the contents of a treasure chest. I realized that thoughts were in a way similar to the feeling and willing impulses we bear within us. They come from <text:span text:style-name="T2">within</text:span>, hidden from normal eyes, but they influence the <text:span text:style-name="T2">general</text:span> sphere of life in which all men think and feel.</text:p>
      <text:p text:style-name="P15"><text:tab/>The more I practiced such observations, the more I was able to work further on one or another of the questions which resulted from those observations. Thus with time I realized that a beautiful thought which a certain person had exerted a healing influence on his feelings and on those of another person; yes, even on <text:soft-page-break/>the magical life-force. This was the case, however, only for thoughts that had no selfish content. For example, a person who was happy with an object he had long desired to the extent that it dominated his whole being, expressed neither the thoughts nor the feelings here meant. For in this case the joyful thought would be no more than satisfaction, no more than the emotional result of receiving the desired object. But the thought that is beautiful in the aesthetically understood sense and is not only beneficial for the one who thought it, but also for the whole community, and is thus “true” or “Correct”, could have the healing effect meant here. <text:s text:c="2"/></text:p>
      <text:p text:style-name="P15"/>
      <text:p text:style-name="P15">An equally seldom as well as impressive event was perceiving the thinking-feeling-willing-forces-body of a person who did not display the typically extreme eruptions in his thinking, feeling and willing impulses, but rather a habitual evenness. I have met few people in my life who display such equilibrium in their force-body. They were truly exceptions whose inner reality was no secret to the outer world. They did not necessarily have to be educated in an academic sense, but due to a certain serenity, which was in no way indifference, but rather wise composure, had an overview of life's bewildering <text:s/>trivialities, which could only have come from a life of much experience. They exuded a breath of eternity, a breath that seemed related to the essence of that creative Majesty whose all permeating presence I <text:soft-page-break/>had felt since my awakening days.</text:p>
      <text:p text:style-name="P15"><text:tab/>A wonderful calmness and security streamed from such a person, like the proverbial rock of strength in the churning waters of earthly confusion. In certain days of my childhood I would very much have liked to swim to one of these rocks to relax and find advice, and to confide in. But the encounters with such people were too brief during my childhood. They could be counted on one hand and were not situated where I could communicate more closely with them. I encountered them accidentally and saw them from a distance. They soon went into the wide world and disappeared from my view, because they went their way while I was carried along a different stream of destiny. Nevertheless I realized – and it was a great help during my childhood and youth – that such people existed, people who through some deeply inner reality were, in contrast to others, <text:span text:style-name="T2">their own masters</text:span>. Therefore, in their own circles and more <text:s/>encompassing spheres they exuded a beneficial balsam, without being <text:s/>necessarily always conscious of it. I never found out if they were mindful of the “actual” world of reality, the world of unclouded consciousness, and if they had thoughts similar to mine about its connection with this earthly world of forgetting. Also through their exquisitely harmonious personality they kindled the flame of admiration and reverence in me. I wished to be inwardly so beautiful some day, but not for one moment did I consider that to <text:soft-page-break/>be possible; the distance to those venerable personalities was too great. This was not a covetous wish, but much more a deep longing to approach the world of reality in order to return to it, and I sensed that this would be the only way. I would gladly have remained for a longer time in the vicinity of such a person, and I would have liked to learn the secret of the objective beauty of his personal force-body.</text:p>
      <text:p text:style-name="P8"><text:span text:style-name="T9"><text:tab/>The halos found on paintings of saints seemed to me to be a simplification or cipher among the “knowledgeable” artists for the forces-body of particularly venerable people. (In my early childhood I hadn't know such paintings of saints. I learned about them during my school time.) Much later when in medieval art I discovered the Pantocrator in an aureola within a so-called Mandorla </text:span>encircling the entire body<text:span text:style-name="T9">, but emanating from himself, I was deeply moved and joyful! Many frescoes or mosaics even showed them as rays of light emanating from the redeemer, others showed them as flames, still other used the colors of the rainbow – all attempts to retain the never still, alive, many-dimensional, many-formed and many-colored event for the physical eyes of the viewer. </text:span></text:p>
      <text:p text:style-name="P15"/>
      <text:p text:style-name="P16">***</text:p>
      <text:p text:style-name="P15"><text:s text:c="2"/></text:p>
      <text:p text:style-name="P15">I never saw such clouds of forces – whether harmonious or distorted – in the plant kingdom though. The flowers, <text:soft-page-break/>the shrubbery, the trees were all permeated with the magical life-force, which I discovered in plants a short time after I had first seen it in my sleeping grandfather. It wasn't like an uncontrollable throbbing, it didn't show that abrupt up and down bubbling like in a rapidly alternating ebb and flow, now impressively beautiful, now repulsive forms and colors, as was the case with the feeling-forces-body. The colors of the magical-life-force were also different in their inner essence, not so loud, as they sometimes were in human magical life-forces, whose colors might not be more intensive than those of the magical life-force, but in their relation to each other richer in contrast, partly intrusive, partly entrancing. The observation that the feeling-forces-body doesn't exist in plants strengthened my assumption that the forces, when their shapes are overstretched, are somehow related to the depletion of the magical life-force in humans. For I could never observe a damming up or interference of the magical life-force in plants, as I had in people. Even when a plant was dying, it seemed to me that the magical life-force left it in mutual agreement with the plant's being. Although it was clearly the same source from which the magical life-force came, and which provided earthly life in humans as well as in plants, its current within the various living beings – namely within humans on one hand and in plants on the other – was distinctly different. In human beings it showed itself as more complicated and <text:soft-page-break/>differentiated, but also mostly less untouched, less “pure”.</text:p>
      <text:p text:style-name="P15"/>
      <text:p text:style-name="P15">I came to the conclusion that the occupants of the various bodies were not all the same. In a plant body only the occupant's magical life-body was present. In a human being it was trickier. Of course the magical life-force was also present – both the plant and the human being were living beings. But the magical life-body was not the only occupant of the human body. The second force, mostly defined by feelings, was also present. And this was clearly more individual than the magical life-force. For all people were capable of a similar spectrum of feelings. They could feel joy, desire, grief, fear, anger and more, as well as the finer nuances of those feelings. But each individual had differing intensities of feeling or for different causes. </text:p>
      <text:p text:style-name="P15">What could be observed by “other” seeing was the person's feeling-forces body, and he mostly acted accordingly. <text:s/></text:p>
      <text:p text:style-name="P15">But now I would like to take a step forward, for it is my intention to proceed chronologically as much as possible and to describe my inner life at each age only according to what actually happened. That isn't so easy, for a person's inner life develops in a regular flow; grave, abrupt turning points are not everyday events. So I have tried up till now to only describe what happened before the first great turning point in my life, namely when I <text:soft-page-break/>started school, that is, between the awakening in my grandparent's living room and my sixth birthday. </text:p>
      <text:p text:style-name="P15"><text:tab/>This includes – aside from innumerable other incidents from which I have selected several – all those observations that I have just summarized. And these led again to the knowledge already mentioned, that those things made by human hands differed fundamentally from naturally developed things: they were without exception <text:span text:style-name="T2">dead</text:span> objects, because they were not derived from “occupiers” and thus could not be made live. Humans could not enliven the things made by them! Thus the humblest plant – a blade of grass, moss, a sprig of cress – were in a certain sense vastly superior to the most complicated, splendidly technical material human invention – whether a mechanical child's whirligig, a television or an airplane. There was no competition, which was for me worthy of veneration!</text:p>
      <text:p text:style-name="P15"/>
      <text:p text:style-name="P15">I vividly remember the time in kindergarten when we pushed cress seeds into jars padded with cotton wool and then gave the tiny seeds water to drink. Then we placed the jars at the window in order to expose the seeds to sunlight. The next morning when we rushed to the windowsill little white tails were already emerging from the seeds. And the following morning the tails bore small green leaves. Naturally no one thought of treating a piece of plastic the same way and expect it to become a Lego object a few days later. But if that was so obvious, <text:soft-page-break/>why didn't anyone speak about why the unassuming and immobile, dry cress seed could become a green edible plant, while the piece of plastic, also unassuming, immobile and dry, remained exactly as it was before being exposed to water and light? I remember exactly how we children were gathered in a half-circle around the jars and I was trying to have the courage to express my thoughts to shake the pension-aged, authoritarian teacher from her reserve so she would speak about the magical life-force that must be hidden in the seeds. But at that moment another child said, “<text:span text:style-name="T2">Why is the cress growing?</text:span>” The teacher's answer was (with a slight know-it-all manner) “<text:span text:style-name="T2">Well, we gave it water every day and placed it in the sun.</text:span>” </text:p>
      <text:p text:style-name="P15"><text:tab/>I was annoyed and swallowed my question. That was no answer! In any case, that obviously wasn't the only reason that the cress grew! For otherwise, if we only had to give it water and light, something man-made would also have sprouted. I was bewildered. We had been shown the wonder of life, but without having investigated its cause. This experience, that the people around me, when they got to places where they must stumble, did not seem to have developed any questions about the world's “actuality”, followed me through my entire childhood and youth.</text:p>
      <text:p text:style-name="P15"><text:tab/>The only explanation I found for the marvel of the seed's sprouting was that in every single seed the magical life-force slumbered and was awakened by <text:soft-page-break/>water and light. For neither water nor light would help without the magical-life-force!</text:p>
      <text:p text:style-name="P15"><text:tab/>Because of this event in kindergarten, for the first time I undertook the observation of the magical-life-force, using the cress seeds. It wasn't so easy. Nevertheless, from what I had seen before about the magical-life-force in plants and men, I had no doubt that the magical life-force must lie hidden even in such a tiny, not yet sprouting seed. And this meant that it must have descended from another once living plant. It bore the same majestic force within as the plant from which it descended. The immortal magical-life-force coursed through plant and seeds in a mysterious transition of withering and becoming. And it was also true for animals and human beings – for every being that lives and dies.</text:p>
      <text:p text:style-name="P15"><text:tab/>This thought then became the holiest of sentiments, and I was seized by a blessed and thankful feeling: Plants and animals, and above all we humans, were living on the earth as wanderers immersed in the world of forgetting, but eternally connected with the world of reality, when these three spheres of being interwove with the immortal life-force of the creative Majesty which embraced all being. Thus we carry within us a spark of that light which shone upon my earthly awakening days as the lofty consciousness of the Creative Majesty, and reminded me of my actual being.</text:p>
      <text:p text:style-name="P15"><text:tab/>At that time I experienced myself (along with all <text:soft-page-break/>human beings) as a cocky trapeze artist, who, without being conscious and thankful for it, flies over a safety net which was created and kept taut by invisible but clever beings. But it was, as I experienced it then, an <text:span text:style-name="T2">unearned</text:span> privilege, donated by that entity which only acted for our benefit. (Later I realized that it is man's task to gradually spread his own net. It is a consciousness net.)</text:p>
      <text:p text:style-name="P15"/>
      <text:p text:style-name="P15">It was also what I experienced while walking through the woods. <text:s/>I sensed, I experienced – even though I didn't always “see”, the powerful currents of the magical life-force <text:s/>that vivified all the woods, from the depths of the forest floor to the tops of the highest beech trees. And through these currents the creative entity expressed itself. The currents of the magical life-force filled the woods with the most varied kinds of life. For they also attracted other “beings” invisible to the eye, who gladly lived in the woods. So it was always a calming satisfaction when I heard people say that during a walk in the woods they had perceived a “mysterious” atmosphere. Unfortunately however, such comments were never intensified, although the grown-ups sensed a distinct difference between the “dead” wood transformed by human hands into a table and a living tree, even if they were not conscious of it.</text:p>
      <text:p text:style-name="P15"/>
      <text:p text:style-name="P15">When I think back on those days of my early childhood <text:soft-page-break/>and the path of my inner life until starting school, I realize that my inner path was different than that of many other children, about which one hears above all from those engaged in education. Such people often say that a small child is very close to experiencing or remembering a spiritual world, whereas the growing child gradually loses such experiencing or remembering with the years, until it no longer even remembers that it had once remembered something different. I can confirm this kind of talk through an experience later on with my little foster-son. At three years of age this boy told me with great confidence to my amazement about his experiences in the womb.</text:p>
      <text:p text:style-name="P15"><text:tab/>But a year later he already knew nothing about that, and nothing similar occurred to him at a later time. Compared to this, my own inner development seems all the more remarkable. I can truly say that my attention to the world I considered to be the actual one since my awakening day, was never lost. On the contrary, as I grew older my attention became sharper, which led to exploration of ever more areas, so that with time a monumental mountain of experiences, discoveries and new questions were raised.</text:p>
      <text:p text:style-name="P15"><text:tab/>Perhaps I was also a kind of unusual late developer. For there was a phase in which movement within that other world, which in earlier years occurred naturally, sharply changed and the earlier natural “abilities” diminished for a time, before they reappeared changed <text:soft-page-break/>or newly understood. In the course of my story I will report more about this. This phase was between fifteen and sixteen years of age. The relationship to the world of reality was in no sense lost during that time however. When I consider today the development during my childhood and youth over all, I can say that the older I became, the less perfect was my original relationship to the spiritual reality, that is, in respect to the unexamined existence of this relationship. But a counter movement ensued: the conscious, willed occupation with partial aspects led to more precise partial results, which gradually merged into a more perfect whole, so that the older I became the closer I came to my original goal, namely to “myself”, to my “actual” consciousness and therewith the world of reality itself; for only with one's own actual consciousness can one enter the world of reality.</text:p>
      <text:p text:style-name="P15"/>
      <text:p text:style-name="P15">For clarification of how lively the world of reality was compared to the world of illusion for my childish perceptions during that phase, I will describe an episode which happened in kindergarten when I was about four years old. At the center of this incident was the teacher already mentioned above. She was a very strict, authoritarian old woman who could, however, also be friendly, even gentle to a few favorites. She made no effort to disguise her sympathy for those other children. I didn't understand this strange behavior and with time I <text:soft-page-break/>had the feeling that it was very unfair and unjust, for with the best will I could not understand from the purely exterior appearance of this or that child why her sympathy was directed at those children and not others. I clearly did not belong to her favorites, although also not to those who evidently couldn't bear it. I felt very sorry for those children, and I wonder if they carried something from their oppressive experience into later life.</text:p>
      <text:p text:style-name="P15"><text:tab/>One day it came to an argument between her and a little boy who was one of those pitiful creatures that she had it in for. I don't know what the boy did to annoy her, but she screamed at him with a shrill voice that took my breath away. At first he cried, then also screamed. I stood rooted at the scene when suddenly the image of her feeling-willing-forces-body appeared before my vision. Everything happened at once: She grabbed the boy by the arm and dragged him to the lavatories. Once there, she locked him in a toilet stall where he would not be seen by her and where he was to cry himself out. At the same time I “saw” what was happening <text:span text:style-name="T2">in</text:span> her, but not only her <text:span text:style-name="T2">feelings</text:span> – which were also clearly evident <text:s/>to the outer world – but I “saw” her <text:span text:style-name="T2">thoughts</text:span>. Her thoughts were just as real in space as her physical form and actions. They were there! And shortly before she grabbed the child her soul-force-body, which had expanded into a fear-drenched gigantic monstrosity, developed an almost irresistible thought which sank <text:soft-page-break/>down into her darkened magical life-force-form. I saw her cruel thought take form: “Now I'll paste the damned brat's mouth shut with tape. That'll teach him a lesson!”</text:p>
      <text:p text:style-name="P17"><text:span text:style-name="T1"><text:tab/>I was agitated when I told about this shocking event at home. My mother was understandably appalled and she confronted the teacher. But during the discussion the teacher was able to find various witnesses that she had not pasted the boy's mouth shut. I was supposed to have “excessive fantasy” – and </text:span>that must be stopped as soon as possible in education with forceful measures. <text:span text:style-name="T1">My mother felt understandably disgraced. Not only did she fall for a fantastic story and was taught a better one by the teacher, her own daughter was also a liar! But the defining consequence of this experience was not the ugly rebuke that followed, but that in a bitter way I had learned a very important lesson. One must learn to differentiate between what is revealed by inner vision and what takes place before the physical eyes. I understood that it is not one and the same if someone thought about something or if she carried it out. In the “other” world a thought is just as real as an outwardly accomplished deed. It changes from a thought-of fact to an actual fact. I have already mentioned that I had often inwardly experienced how the feeling-forces-body of a person could approach another person too closely, could assail him, without the angry one laying a physical hand on him. It was a real abuse of the feeling or soul-force-body – and above all of the magical life-force-form – of </text:span><text:soft-page-break/><text:span text:style-name="T1">the other person, which had a destructive effect. It could make the person physically ill, even if the attack was not a lasting one on his consciousness.</text:span></text:p>
      <text:p text:style-name="P15"><text:tab/>But I couldn't tell my mother about any of that. The situation was already too complicated, or, rather, apparently clear: I lied or in childish delusion greatly exaggerated and thus accused a blameless person, a person of authority no less, of a terrible transgression which, had it been true, could have had serious consequences for her future as an educator.</text:p>
      <text:p text:style-name="P15"><text:tab/>But a sense of having been misunderstood and unjustly treated was not what I felt. I was very contrite. I was terribly ashamed of what had happened, for the last thing I wanted was to accuse another person of something she had not done. Until then I simply hadn't understood clearly enough what relationship a person's inner life has with the appearance of his self in the outer world. In every-day life his inner deeds, which means his true thoughts and feelings, could be hidden behind a physical “non-deed”. But in the spiritual world of reality nothing can be hidden; the thought is the deed there. And so what appeared to me was what was hidden in the physical world behind the “non-deed”: the actual lie.</text:p>
      <text:p text:style-name="P15"><text:tab/>But now I had a new problem. I felt guilty as a citizen of the sensory every-day world. According to the laws of this world I had not told the truth, but had told something untrue, therefore lied. In the sensory every-day world only the sensory counts. And I had not really <text:soft-page-break/>observed the teacher paste the boy's mouth shut. And because of that I felt very guilty, and it was terribly embarrassing for me to have to meet the teacher again the next day. Strangely enough, what I feared didn't happen – that she would consider me one of her “enemies”, one of her especially unloved children. I am not sure why that was so. Perhaps what my mother told her about her presumed attack perplexed her. She knew very well what she secretly wanted to do to the boy during that scene.</text:p>
      <text:p text:style-name="P15"><text:tab/>This affair was – however unpleasant – important to me. In the future one world would have to be clearly differentiated from the other world, and treated accordingly. The laws of this earthly world demanded it.</text:p>
      <text:p text:style-name="P15"/>
      <text:p text:style-name="P16">***</text:p>
      <text:p text:style-name="P15"/>
      <text:p text:style-name="P15">Shortly before my sixth birthday – a few months before I started school – we moved from our old home to a new one. It was also in a green part of the city, but the access to the green was more direct, because we now lived on the ground floor. This move, an outward event, marked an inner turning point.</text:p>
      <text:p text:style-name="P15"/>
      <text:p text:style-name="P15">During the first years of life, my experience of the actual world and my experience of the every-day physical world ran alongside each other more or less friction free, because both were equally astonishing and were <text:soft-page-break/>therefore mostly accepted without judging. But at around my sixth year I began scrutinizing what I saw in one, then the other, and this increased more and more in the following years. </text:p>
      <text:p text:style-name="P15"><text:tab/>Whereas at first the observations were judgment free, with time something was added. Because I observed things in two different areas, I gradually began to compare these observations and to seek the mutual relationship. This was necessary, because as these were observations of one and the same being or consciousness, the threads also came together at one and the same point. <text:s/></text:p>
      <text:p text:style-name="P15"><text:tab/>The older I became, the more I experienced the discrepancy between those two worlds, sometimes painfully. One of the worlds, the one on this side, was permeated by the other one, but didn't recognize it, and for that reason looked and comported so differently.</text:p>
      <text:p text:style-name="P15"><text:tab/>Sometimes the earthly world seemed to be a cosmos in itself for which peculiar laws ruled, laws not posed by nature, but by some person or other at some time or other. Of course I was fully integrated into this every-day life, but occasionally, and with time more frequently, there were moments when this cosmos seemed very outlandish. One was so busy doing all kinds of things in order to comply with these laws. For example, in the morning after getting up: brush your teeth, wash, dry, get dressed, brush your hair, carefully make the bed, prepare the kitchen for breakfast, eat <text:soft-page-break/>breakfast, rearrange the kitchen … to mention only the most basic morning ritual. I realized that it made sense to wash a fork after using it and to put it back in its proper place in order for it to be readily available for use when needed again. But basically it seemed unimportant if the fork was washed immediately after use or before the next use, whether it was placed to the right or to the left of the knife on the table. Yes, as opposed to that other world, it was ultimately immaterial whether one carried food to the mouth with a fork, with a spoon or with a hand. Most of the time was occupied with innumerable unimportant rituals. And sometimes I feared that my life, and that of my family members, could pass without having dedicated to the actual world even a fraction of the time and attention that we do to earthly every-day life.</text:p>
      <text:p text:style-name="P15"/>
      <text:p text:style-name="P15">I can't continue here without interposing an incident which set the course for the further handling of my experiences (regarding the “actual” world of consciousness) and my corresponding thoughts.</text:p>
      <text:p text:style-name="P15"/>
      <text:p text:style-name="P15">I had learned to read some time before starting school. In order to encourage me to learn to read, my mother announced that it would be embarrassing to start school without knowing how to read, because other children would probably know how. There were surely other ways to instill enthusiasm for reading, but this method <text:soft-page-break/>was very successful. <text:s/>I was ashamed not to have thought myself of learning to read in order to prepare for starting school. So it went quickly. I remember one day sitting across from my mother at the dinner table. She wrote one word after another on a sheet of paper, turned the paper toward me, and I read the word out loud. I had a lot of fun with that game, especially when the words got longer and more complicated and I was able to also master that challenge: once the telephone rang, my mother answered but continued to write down words during the conversation. Suddenly she said proudly and with a shrill tone, “Now she reads the words upside down.” I remembered that sentence, because I was very glad to hear such recognition from my mother, and before an unknown grown-up!</text:p>
      <text:p text:style-name="P15"><text:tab/>Being able to read – although I certainly didn't begin to digest world literature – was the starting point to a very differentiated development of my inner life. With this step something was activated which I would like to call the ability to realize what could be learned from without and the comprehension of someone else´s thinking. It extended the horizon to another level, whereby stronger contemplation resulted. Thus the new form and involvement with the outer, but still abstract outer world, resulted in the above mentioned differentiated development of my inner life.</text:p>
      <text:p text:style-name="P15"/>
      <text:p text:style-name="P15">At around that time I first consciously came into contact <text:soft-page-break/>with the concept of religion. I was given an artistically illustrated children's Bible as a gift, which I read with great interest. I learned of concepts like “God”, “heaven” “angel”, “soul”, “pray”, “holy”, or at least I began to think about their meaning. That may sound strange. But what I had previously encountered <text:span text:style-name="T2">innerly</text:span> about religion was from the “pagan” world. It was only around the time of my sixth birthday that I began to associate certain religious concepts with incidents and beings which I had innerly experienced. I was not always successful however. Since the awakening day my inner self was deeply pious in a naturally religious mood, so to speak, because of those experiences. But this mood was not the result of some religious-confessional education, that is, from an exterior source. It was the result of my own inner experiences. And these were not always in agreement with the religious concepts – or in any event what had been made of those religious concepts.</text:p>
      <text:p text:style-name="P15"><text:tab/>A word with which I had no difficulty was the word “God”. What people called “God” and also what Genesis described could only mean the immortal creative Majesty, whose all-permeating existence one could sense every day and before whom my whole heart, my entire being bowed. Now there was a name for this all-powerful, all-wise, beneficial entity: “God” – although his name was also called <text:s/>ineffable, because some believers wished to reinforce his holiness. The word “holy” was also quickly comprehensible. And I could also <text:soft-page-break/>call holy my understanding of “God”, who was “holy”, and my thoughts about God, which sprang from the <text:span text:style-name="T2">actual</text:span> consciousness shining into the murky sleepiness of earthly consciousness.</text:p>
      <text:p text:style-name="P15"/>
      <text:p text:style-name="P15">The word “heaven” in the religious sense wasn't so easy. I had often heard heaven referred to on the radio as the setting for weather forecasts. [Translator's note: In German there is only one word, <text:span text:style-name="T2">Himmel, </text:span>for both heaven and sky.] I heard, “The heaven [sky] is mostly cloudy today,” as part of the news. Also, when I asked why the heaven [sky] was blue or what was behind the heaven [sky], I received only prosaic answers such as: the heaven [sky] looks blue through the clouds because cosmic space behind it is black. In space other planets besides our Earth fly, and between the planets is nothing. Not even air. Then came a quite different explanation, which obviously came from a religious context, for it was said with a dignified expression, probably meant as consolation: “<text:span text:style-name="T2">When a person dies, he goes to heaven.</text:span>”</text:p>
      <text:p text:style-name="P15"><text:tab/>This sentence occupied me intensely. There were several reasons for this. I tried to make sense of how someone can give one explanation as well as the other without stumbling on their thoughts. I came to the conclusion that the phrase about a dead person going to heaven was not taken seriously. In reality people believed that as much as they believed in Santa Claus. <text:soft-page-break/>For such a phrase was used only when it was the only available consolation for the loss of a loved one was; it also brought the conversation about the loved one quickly to an end. This explanation seemed a cheap consolation to me, because if the concept of heaven as an airless, black cosmic space with planets flying around was meant, the phrase could not be taken seriously. In any case, it did not seem to be much of a consolation to me. Clearly this was how many people handled unavoidable death: in every-day life heaven was an airless black space, and another heaven served only when a loved one was lost. But according to information received in answer to my questions, this other heaven could not be more closely described. I only learned that God was supposed to live there with many angels. <text:s/>And that's where we would also linger for all eternity after death. What a ghastly idea! <text:span text:style-name="T2">For all eternity</text:span>. Eternity meant a condition that would never end. <text:span text:style-name="T2">This</text:span> existence after death seemed to me to be an awful punishment. Was I never to leave that heaven? To simply be there for all eternity? Why? An ultimate penalty imposed by God? No! It couldn't be that, not what “my” God, the Majesty who wishes well for all creatures, would let happen to us human beings! It could not be that! I spent many nights with nightmare-like feelings, because that idea, which one was supposed to believe, was so terrible. It is not true that at six years of age one either unquestioningly accepts such explanations or dogmas <text:soft-page-break/>without batting an eye, or brushes them aside as though one never heard them. Children are deeply influenced by what adults tell them about the world. </text:p>
      <text:p text:style-name="P15"/>
      <text:p text:style-name="P16">***</text:p>
      <text:p text:style-name="P15"><text:s text:c="2"/></text:p>
      <text:p text:style-name="P15">I tried, therefore, to advance in a different way with the concept of heaven. For example, it brought me to think more about the “air-free” matter, and I finally found a conciliatory element, a kind of bridge between the earthly material and the religious viewpoints. I said to myself: Maybe this cosmic space has something to do with the heaven in which God is supposed to reside after all. For if when I die I enter again the world of reality, the world of the actual consciousness of my self, that would mean unification with the creative Majesty, with “God”. But the sphere in which I perceived the activity of the creative Majesty was independent of earthly things. God interweaves in everything earthly, but he himself – as creative Majesty of the earth – was not dependent on it. His living essence, his power, I had perceived in the magical-life-force, which also interweaves in us humans and vivifies our physical bodies. And although the physical body breathes in air and needs it to live, the magical life-force is not dependent on the air. The magical-life-force only enables the body to breathe in the air. For without it, the human being could not breathe. But my actual <text:soft-page-break/>consciousness, which also must have existed earlier, as I realized on my awakening day, was<text:span text:style-name="T2"> independent </text:span>of the place where it happened to be. It also existed when it was not in my physical body – like when it was sleeping, when one is not able to perceive earthly things, because one is not “at home”, that is, not in his physical body. Thus my actual self also needed no air. On the contrary: where my actual self was at home there was no air. For one needs it only for the earthly body. And also the feeling-forces-body – which, by the way, I had gradually come to assign the concept “soul” – needed no air. It moved in a completely different sphere. It was itself a different sphere or level of human existence. So it was quite possible that the “heaven” in which one entered upon dying was “air-free”. <text:s/>Only I couldn't imagine that planets, and certainly no research rockets, were flying around in this heaven – in the heaven of full consciousness interwoven with creative Majesty. </text:p>
      <text:p text:style-name="P15"><text:tab/>I couldn't resolve these contradictions. In any event, due to the concept of heaven and its definition, I ran into the great discrepancy between the <text:span text:style-name="T2">earthly-material</text:span> worldview and the <text:span text:style-name="T2">religious</text:span> one. Neither one seemed entirely correct to me, for they both lacked something essential. The earthly-material lacked the recognition and necessary devout feelings for the immortal creative Majesty and its commitment to us: our actual consciousness, our true selves. On the other hand, the religious viewpoint lacked the passionate urge <text:soft-page-break/>for systematic research and discovery of the exact conditions of super-sensory and sensory existence.</text:p>
      <text:p text:style-name="P15"/>
      <text:p text:style-name="P15">The religious concept with which I could at least begin with, was the word “angel”. When the word angel rang out I imagined the chocolate figure packed in aluminum foil that I saw around innumerable Christmas trees placed in department stores weeks before the holiday, or for sale as kitschy ceramic dolls or as pictures in postcards, namely figurines of little naked baroque statues with shocks of hair and stubby wings on their backs. (Had the artist Raphael imagined what would be made of his Sistine Madonna five hundred years later, he might have dispensed with the two dainty little boys on the lower border.)</text:p>
      <text:p text:style-name="P15"><text:tab/>Anyway, it was a long time before it dawned on me that what <text:s/>on certain occasions came before my heart and inner eye as a spiritually powerful entity could well be named angel.</text:p>
      <text:p text:style-name="P15"><text:tab/>Unfortunately, I could seldom <text:s/>find anything in the outer world that was in agreement with my own inner experiences. Old Testament stories that described how the patriarchs and prophets of ancient Israel communicated either with angels or even directly with God came closest to being helpful. I had never experienced that. <text:s/>“God” himself had never spoken to me. And the angel speaking in the Old Testament stories was impressive, but was also not what I encountered. A <text:soft-page-break/>few years later I realized that I had taken the passages much too literally and that they were only appropriate for earthly-sensory events. It also may have had something to do with the text in my secularized children's Bible. Naturally the angel did not “tell” the prophet Elijah in his mother tongue (ancient Hebrew) to go to the king of the Moabites and state this and that, but Elijah was “told” in a different way, and that way could have had something to do with what I experienced.</text:p>
      <text:p text:style-name="P15"><text:tab/>But then, around the time when I began school, I found no reference point to what had been communicated to me, and I felt that to be more and more unsatisfactory. It was namely the time when I was developing a deeper relationship to the all-wise, benevolent, creative Majesty, whom I more and more often called “God”. I could not shake off the question of where the magical life-force came from and where I came from, where we all came from. It was not an intellectual question, but a truly heartfelt one.</text:p>
      <text:p text:style-name="P15"/>
      <text:p text:style-name="P15">One night I received an answer. Until that day I had perceived the creative Majesty just as I have sketched it here: as the hidden cause of the life-force in other living beings as well as in my conceptual discoveries concerning my “actual” self, my consciousness. That night however, a portion of that world, which can open to one if the truly essential things become an affair of <text:soft-page-break/>the heart, was “shown” to me. This can happen if one asks a question from the deepest impersonal need, and is not so presumptuous as to think that all questions can be answered by one's own reason, that is, without help. In this respect I had enormous luck. Such hubris did not occur because my young age prohibited it, and the defining impressions and experiences during my entire life precluded further temptation in this direction from the start, for the childish experience of the creative Majesty and its world planted forever an incomparable humility and reverence in my heart. Not once did I feel that the creative Majesty demanded such humility. And this grandness, never to demand humility, only increased my humility. Only it's not a contrite humility, but a fully joyous one.</text:p>
      <text:p text:style-name="P15"/>
      <text:p text:style-name="P15">That night I received an insight into the human consciousness, the one that can remember itself. I, meaning my consciousness, my actual self, moved in a non-spatial infinite (not threateningly large, but simply infinite) sphere in which each thought “lived”. And these living thoughts came from other “selves”. I swam, as it were, in the thoughts and at the same time in the other selves. Thus I participated directly in the thoughts they sent out. The selves were in a certain sense their own living thoughts. Due to this participation, I was (that is my actual self, my consciousness) living, thinking, being within the selves and thoughts. I was like a single ear <text:soft-page-break/>that listened to the living thoughts, which went through me and, as strange and improbable as it may sound, in this way I participated directly in the all-embracing wisdom of the creative Majesty. The cosmic thoughts on the cosmic “construction” of the world edifice passed through me, were present in me. I “understood”, directly experiencing, what the “actual” consciousness is.</text:p>
      <text:p text:style-name="P15"><text:tab/>This seemed to be an infinite artistic carpet woven from innumerable living threads. Everything created, every being, whether visible or invisible, every improbable feeling, every slightest or <text:s/>ultimate thought, originating from any being, and every deed implemented, as well as the unbreakable cosmic laws, the cosmic facts – they all compromised single threads in the carpet, in whose spiritual weave even a grain of earthly sand was given an indispensable task. If one pulled on a single thread – which occurred continuously, for all was living – it would have an effect on the whole carpet. Everything hung together and was multi-dimensional! The carpet is only an inadequate image. Everything hung causally together, and for all time. It was clearly shown that when you make this or that decision today, as trivial as it may seem to be, it is not your affair alone. It has – even if you cannot see the connecting threads with your every-day consciousness – consequences in the whole cosmos of being, and the echo within the cosmic edifice is such that the future is also shaped by it. And I saw how every decision also has <text:soft-page-break/>deep roots in the past, so that future and past are held together by the present human conscious thinking. But that was only a hint, an insight in the temporal and causal processes on earth, the transient world. There, where my actual consciousness sojourned that night, everything called past, present and future on the earth was a single non-temporal, super-temporal essence, like that carpet in which everything is so interwoven that one cannot claim that one thread is more or less important, more past or more future than another. </text:p>
      <text:p text:style-name="P15"/>
      <text:p text:style-name="P15">It was the <text:span text:style-name="T2">higher plan </text:span>that I encountered<text:span text:style-name="T2">, </text:span>the existence of which I had already somewhat surmised and which in that state of consciousness I could easily observe. That night I was “wise”, in the higher sense truly wise, for I was allowed to participate in the higher thoughts in which I swam. Every question which arose in me was immediately an answer. I didn't have to exert myself, it was simply how it was.</text:p>
      <text:p text:style-name="P15"><text:tab/>But I always had the impression that I was only allowed to visit in this way on <text:span text:style-name="T2">exceptional</text:span> occasions. Internally I realized that every person, as well as myself, received a “gift” as a created being. But that I would have to contribute something in order to activate this gift, to prove myself worthy by wanting and learning to someday <text:span text:style-name="T2">permanently</text:span> achieve that all-wise consciousness. </text:p>
      <text:p text:style-name="P15"><text:tab/>When I woke up the next morning in my earthly <text:soft-page-break/>consciousness, I had forgotten the content. This earthly consciousness was truly a world of forgetting! I greatly regretted that I could recall nothing of the world's magnificent structural design. But what remained indelibly in my every-day consciousness was the <text:span text:style-name="T2">impression</text:span> that the world of reality and my visit to it had made. It was the impression of truthfulness. This truthfulness had hardly anything in common with things or events that we consider truthful with our earthly understanding. Words fail when after a visit to the world of reality one wishes to describe God's truthfulness for normal understanding. There is absolutely nothing about it one could object to. It was limitless, immanent and at the same time indescribably beautiful. Although it may seem absurd to every-day comprehension to describe an abstract concept like “truthfulness” as “beautiful”, the truthfulness of the creative Majesty <text:span text:style-name="T2">is</text:span> really beautiful; for the concept “beauty” has an entirely different, absolute meaning in the World of Reality and Truthfulness, because of not being subjective.</text:p>
      <text:p text:style-name="P15"/>
      <text:p text:style-name="P15">From that day on I was more inspired than ever by the thought of bringing the world of forgetting, in which we live, closer to the world of truthfulness and reality. And I could only accomplish that by first trying to approach the world of truthfulness and reality myself. But how terribly difficult that was! Where should I begin? I remembered the living thoughts of the selves, who had <text:soft-page-break/>given me to understand that I should do something to use the gift which the creative Majesty had implanted in me, so that I could again remember the true world. But what kind of a gift was it? It would be impossible to use if I hadn't even discovered what it was yet.</text:p>
      <text:p text:style-name="P15"><text:tab/>I stood before a great dilemma. Once again it became clear to me by means of an occurrence, this time a super-sensory one, that I should <text:span text:style-name="T2">remember</text:span>; remember my actual self, which could live within the creative Majesty wisely, knowledgeable of itself and all other facts. But <text:span text:style-name="T2">how</text:span> should I begin?</text:p>
      <text:p text:style-name="P15"/>
      <text:p text:style-name="P15">I decided to ask an adult. Until that moment I had not confided with another person about my many observations and the resulting conclusions and questions. Something stopped me. I had of course realized that no one ever spoke of such things. I explained this strange circumstance to myself by assuming that “one” simply didn't talk about such things. I presumed that the silence about the other world was a kind of known and observed codex, the sense of which I didn't understand yet, but which had to be observed. On the day after my visit to the world of truthfulness I plucked up my courage and spoke with my mother about it. I wanted to know what I should do in order to be able to return to the state of consciousness or existence experienced on the previous night.</text:p>
      <text:p text:style-name="P15"><text:tab/>I no longer remember exactly how I expressed my <text:soft-page-break/>concerns. I don't think I was even able to express my actual concerns. I began by describing the enormous experiences bestowed upon me. My mother was probably greatly surprised by this surely clumsy attempt to explain. Today I think: Who is already prepared to hear such things? She surely didn't mean to hurt my feelings. But her reaction was the <text:s/>decisive cause for my never again mentioning my inner experiences to another person from that day until I was twenty-six years of age.</text:p>
      <text:p text:style-name="P15"><text:tab/>I had just begun to explain when her reply cut my words off as by a sharp knife. It was made clear to me with a short and unmistakable statement that such crazy ideas would not be tolerated, and that my derailment was probably the result of my relationship with her eccentric leaning mother-in-law. <text:s/>Thus was the affair closed for my mother and I can well imagine that she doesn't even remember the scene today because for her it was simply unimportant. </text:p>
      <text:p text:style-name="P15"><text:tab/>But her reaction was a real shock for me, which my mother naturally didn't realize. Because of the content of her reply and the manner in which it was given, three facts were immediately obvious: Firstly, the reaction was – although not meant to be hurtful – basically destructive. As I later thought back on what had happened, I realized that I was not at all offended myself. It was much worse! What really shocked me was that what I – especially in my nocturnal experience – <text:soft-page-break/>recognized and revered as the holiest sanctissimum (this pleonasm may be excused because it fittingly describes my feeling then) was so abased, degraded, not taken seriously and thereby mocked. That reaction seemed to be an unforgivable desecration of the divine entity to which my mother, and indeed the whole world, owe their existence. Without its will and force man would not even have a mouth with which to mock. I felt that the reaction was directed against what was the most precious, noblest and fairest, against what was higher than what human reason can comprehend, against what one should only show the most profound respect. And for this reason I swore that never again would a word about my experiences, impressions and questions concerning God's world of reality pass my lips. I made this oath in order to protect the Sanctissimum from the obviously “unknowing”. <text:s/>I remained true to my somber oath for twenty years.</text:p>
      <text:p text:style-name="P15"><text:tab/>The second fact which became clear to me as the result of this scene was that the people around me had no similar experiences and therefore had no thoughts similar to mine. The world of reality was hidden from them; they had forgotten it. There was no codex of silence! They simply knew nothing of that world. I considered my mother to be a not untypical representative of my human environment, from which her singular reaction reflected a general attitude. None of the others spoke about the world of reality either. <text:soft-page-break/>And even if my mother was the only one who had no such experiences and others around her did, she would surely not have reacted in that way because she would have heard something about “super”-sensory facts from others. No, it was evident: people “saw” neither the magical life-force nor the soul-force-body, they <text:s/>did not encounter – at least not consciously – the other selves who live in the World of Reality and Truthfulness, they didn't recognize the cosmic carpet in which every being and every fact is interwoven with its own meaning and effectiveness, they didn't sense that they themselves were “higher” selves in that world of reality, that their actual consciousness lives there, waiting to be reunited with them. At that moment it became clear to me that to continue living on this earth was going to be a real challenge. In order to “survive”, from then on I would have to act as much as possible as someone who was expected <text:span text:style-name="T2">not</text:span> to make the observations which I <text:span text:style-name="T2">did </text:span>make. </text:p>
      <text:p text:style-name="P15"><text:tab/>And therewith the third fact was obvious: what I called the world of reality was considered to be pure invention due to personal conceit. Nevertheless, I did not for one second think that I had erred, that the insinuation was perhaps justified. As I write this I already hear the critical objections, which can perhaps be summarized by the assertion that it's a sign of insanity which the insane one does not realize as such; or that the judgment about my experience is erroneous <text:soft-page-break/>because I did not question it. But I can and must live with such criticism. Whoever has once entered the world of reality, or has only a hint of contact with it and its creative power, knows the phenomenal difference between a mere representation and an encounter with the reality. Even if it was a representation in which one was deeply involved, it could never convey the self-evident nature of the reality and truthfulness as only the reality and truthfulness can. So <text:span text:style-name="T2">in that sense</text:span> my mother's reaction didn't irritate me. But it led, as I said, to my keeping my inner life strictly closed to the human outer world from that day on. (After such a grace-filled, self-evident experience, someone who would question the existence of the world of reality and its consciousness-being is seriously – namely in the soul-spiritual sense – <text:s/>sick.)</text:p>
      <text:p text:style-name="P15"/>
      <text:p text:style-name="P15">A result of this event was also that I invented a name for the earthly world of every-day consciousness, from an admittedly growing sense of frustration: the “day-theater-world”. This world of every-day consciousness in which one lived mainly during the day was like an absurd theater, as opposed to that spiritual world in which I could “enter” undisturbed mostly during the night. What I experienced in the world of reality was undoubtedly much more real than anything which could even exist in the earthly world. In comparison, the earthly material world seemed to me like a gigantic <text:soft-page-break/>illusion, like a mirror-image as opposed to the reality which made the mirror-image possible. No, often more like a distorted mirror-image of reality, for the actors in the play didn't even realize that they were in a theatrical production. They moved in a world of illusions, but they created concrete facts which had consequences in the world of reality.</text:p>
      <text:p text:style-name="P15"><text:tab/>At this time, therefore, I could not recognize much that was <text:s/>going on around me as having any connection with my hunt for the actual consciousness or existence. Nobody except me seemed to be hunting for it. I felt that the most important thing of all, the hunt for reality, was not unfolding – at least not in my immediate surroundings. Life began in two worlds, and soon I became a master of adaptation, a chameleon actress on the corrupt stage of the every-day theater.</text:p>
      <text:p text:style-name="P15"/>
      <text:p text:style-name="P16">***</text:p>
      <text:p text:style-name="P15"><text:tab/></text:p>
      <text:p text:style-name="P15">Due to this situation, a conflict gradually arose between me and the Day-Theater-World's “actors”. <text:s/>The most important of these were my parents and grandparents, but also teachers and acquaintances – in other words those adults who to the child – to me – represented authorities. </text:p>
      <text:p text:style-name="P15"><text:tab/>At first the question which was essential for my inner conflict was not very clear, that is, what the object of my subconscious question really was: the observation <text:soft-page-break/>of our <text:span text:style-name="T2">actual humanity</text:span>.</text:p>
      <text:p text:style-name="P15"><text:tab/>Something in me kept returning to the riddle of the observed “soul-force-body”, which <text:s/>often overlapped with the magical life-forces-body and depicted a true, vital and therefore continuously changing picture of fluctuating human wishes and feelings. </text:p>
      <text:p text:style-name="P15"><text:tab/>I have already mentioned that I had earlier seen the soul-force-body as someone “<text:span text:style-name="T2">flying off the handle</text:span>”. This expression related directly to the soul-force-body, for one could really see in the human forces a “flying off the handle”, also a herd of wild horses that stormily flies off in all directions. But I also discovered the opposite case, whereby the human forces offered a beautifully formed aesthetic image. A person with such a soul-force-body was naturally in a correspondingly balanced and peaceful state of mind. With special people – such as I have already mentioned – their soul-force-body, their soul-image, was almost always beautiful, and the reason lay undoubtedly in the fact that they were always <text:span text:style-name="T2">masters of themselves</text:span>. They were not overwhelmed by their wishes and feelings, which did not become at all vehement, unlike what generally happens with most people. <text:s/></text:p>
      <text:p text:style-name="P15"><text:tab/>But what did it mean actually: that a person is not overwhelmed by his feelings or (in the opposite case) he flies off the handle or is distraught? Who was this “he”, who was not overwhelmed? Who was “he”, who flew off the handle or was distraught?</text:p>
      <text:p text:style-name="P15"><text:soft-page-break/><text:tab/>I had previously observed how the currents of the soul-force-body acted in two people according to the same principle, which meant that certain feelings, like anger, sadness or joy, also certain nuances of color and movement patterns, as well as movement directions, was caused by the soul-currents. But the older I got – and this question began to <text:s/>persist at the beginning of my school time – the greater became my motivation to find out what it actually was that enabled us not to lose our composure. I didn't wonder about this in a strictly scientific sense, that is, I didn't undertake solving the problem on the basis of a formulated question, but it bothered me simply because of my observations. For I could (with the already described “technique” of the other “seeing”) directly discern that the soul-force-body acted in a fascinating way at the moment when the person made the decision not to allow his feelings or wishes unbridled free rein. It was as if the ruler of a foolish people gave an order which they all obeyed. It all depended on whether the ruler of the soul-force-body appeared or did not appear. Or formulated differently: whether he <text:span text:style-name="T2">slept</text:span> or was <text:span text:style-name="T2">awake</text:span>.</text:p>
      <text:p text:style-name="P15"><text:tab/>It was this discovery that built a path to the impression first gained on my awakening day, that the “earth-body-consciousness” is, as a rule, a sleeping one, because the “ruler is not at home”, namely our actual awake consciousness is not together with it. This actual consciousness of our self, which one acquired when <text:soft-page-break/>awakening in the World of Reality and Truthfulness, meant that the ruler of the foolish people must be consciously within. And the fools were our feelings and wishes that we did not bring to consciousness! They always cavorted and vagabonded when the ruler was not at home. But when he was, they could be personable, neat and eager to learn.</text:p>
      <text:p text:style-name="P15"/>
      <text:p text:style-name="P15">This observation brought me to the just mentioned inner conflict with <text:s/>those who were my educators and whose decisions and instructions I had to respect – actually much loved people – who <text:s/>therefore acted as my role models. Of my close family members, namely my parents, I almost daily came up against the invisible true image of their spiritual bodies, which arose when the ruler wasn't at home, when the fools, that is, my parent's craved needs, were allowed to enslave them. During my entire childhood both parents were heavy smokers. Not only was the foul smelling smoke most unpleasant, but also and above all, was this weakness in respect to the object of their craving: the cigarette. I “saw” how my parent's soul-force-body bloated when their craving for a cigarette increased, how it set free a huge potential. Its image could be compared to a trembling and snorting dragon blind with greed, that has only one thought: to get what it wants, but goes crazy when it can't immediately have it. It was shocking to see how the actual human being, the “ruler” who should <text:s/><text:soft-page-break/>keep order at home, was clearly very weak, could think of nothing better and made no effort to go back “home” and rein in the dragon's fools. And I also discovered that this habit of the soul-force-body left something like an “imprint” over the years, so that I perceived something in the magical-life-force-form that I find difficult to express in words. From it streamed something back – clearly from the continual yielding to the desire to smoke – which could be called the power of habit. It imprinted a shadow in the magical life-force-form and through this a counter-image which was more powerful than the form which had created it, namely the soul-force-body. By means of its continuous prevalence a wild power was exerted from the sphere of the soul-force-body on the transformed magical-life-force-form which caused it to dance like a marionette, so that the “ruler at home”, the actual human core, seemed to be totally lost.</text:p>
      <text:p text:style-name="P15"><text:tab/>This was a pitiful sight. But as a child it mostly woke in me a strong dislike. I felt repelled by it, but I felt more repelled by the weakness which was evident at such moments in my parents, the weakness of not being the ruler in one's own home. It was embarrassing, I was ashamed before the spiritual world by my parent's weakness. I was ashamed because they seemed to have surrendered their higher consciousness and therewith their higher will when it came to smoking. (As vindication, it should be mentioned that in later years <text:soft-page-break/>both of my parents found the will to stop smoking permanently. And the transformed magical life-force-form also learned to stop demanding that the soul-force-body eliminate the addiction.) Nevertheless, during my childhood and youth the smoking was a constant companion and thus a recurring reminder of the actual decline of my parents' human core. Because of this a serious authority conflict arose in me, which I never revealed, because it was clear to me that I had to respect my parents.</text:p>
      <text:p text:style-name="P15"><text:tab/>For me the real authority was he who was a master at dominating himself. And not so that he had to continually struggle against his lower nature (struggling could only be the first step), but one in whom conquering his lower desires had become a consciously acqquired power of habit. Therefore, the highest authority for me would not have had to fight back mightily against the challenge to his soul-force-body, because he, his actual self, had already liberated himself through inner maturity.</text:p>
      <text:p text:style-name="P15"/>
      <text:p text:style-name="P15">An example was the cascade-like action in the “invisible” but <text:span text:style-name="T2">actual</text:span> human being: the actual self, who was conscious of himself and thus the “ruler in the house”. This <text:span text:style-name="T2">core of the human being</text:span> could act in a corrective way on the <text:span text:style-name="T2">soul-force-body</text:span>, which in turn gave the <text:span text:style-name="T2">magical life-force-form</text:span> a beneficial and supporting impression. When this happened, the <text:span text:style-name="T2">physical-material</text:span> <text:soft-page-break/><text:span text:style-name="T2">body</text:span> was also protected from all kinds of disturbances, because the magical life-force-body could care for it undisturbed. At the very top stood this actual self, whose home was in the world of reality and consciousness. This was the actual “higher” human being. Conversely, a rising cascading action was seen when one followed the disturbing forces. The needs which led to disturbing the highest occupant often had to do with purely physical existence. A foreign power acted on the magical life-force, which made the soul-force-body its marionette. And this let the soul-force-body take on overly exuberant conditions, and a disastrous interplay followed between it and the magical life-force-form, until the actual human being seemed to abandon its corrective function.</text:p>
      <text:p text:style-name="P15"><text:tab/>So there was a <text:span text:style-name="T2">third</text:span> living form in us humans besides the magical-life-force and the feeling-will-forces-body (the soul). In our physical body the actual ruler also resided: our higher self, the <text:span text:style-name="T2">core of our actual human being</text:span>. And this was able to make conscious decisions and resolutions. I recognized here a totally different will than the one in the feeling-will-forces-body or the soul; namely the will to be not obliged to will something! <text:s/></text:p>
      <text:p text:style-name="P15"/>
      <text:p text:style-name="P15">Unfortunately I could not “see” this <text:span text:style-name="T2">human being core</text:span> as I saw the magical-life-force-form and the soul-force-body. Nevertheless it (this invisible highest entity) was <text:soft-page-break/>definitely present. And I gradually came to realize what it was: If I wished to name my actual humanity, I would have to point to this core of being, which was none other than “I”. It was a few more years before it was directly perceptible to me. <text:s/>Nevertheless, even then it clearly existed, for the <text:span text:style-name="T2">consequences</text:span> of its <text:span text:style-name="T2">action</text:span> or <text:span text:style-name="T2">lack of action</text:span> were visible. I could “see” what happened when it remained passive. And I also saw what it could do positively. Only <text:span text:style-name="T2">it</text:span> made each individual person unique.</text:p>
      <text:p text:style-name="P15"/>
      <text:p text:style-name="P15">It was in this context that I pondered the religious concept of the “temptation” which was too moralizing in character. For me a temptation was a challenge to be defeated over and over until it surrendered. That seemed to be a temptation that made sense. I found that a temptation could have quite a useful meaning on the way to a soul's maturity. <text:s/>Expressed differently: The value of an inner and an outer act is only really present if the person could resist a temptation, if he decided “correctly”. If on the other hand there was no possibility of falling into temptation, every good deed would be a boringly obvious matter without the insight of the person involved.</text:p>
      <text:p text:style-name="P15"/>
      <text:p text:style-name="P15">If because of my observation of my parents' changed “invisible” forces-body-forms difficulties arose in seeing them as role models, my observations and resulting <text:soft-page-break/>insights also had a positive result: In my whole life I have never even touched a cigarette, let alone any other addictive or narcotic agent. It was impossible for me to betray my own self, my true higher human being, by voluntarily (or more likely thoughtlessly) having it descend to the level of a jumping jack to its lower cravings.</text:p>
      <text:p text:style-name="P15"/>
      <text:p text:style-name="P15"/>
      <text:p text:style-name="P16">***</text:p>
      <text:p text:style-name="P15"/>
      <text:p text:style-name="P15">When I was six years old something entered my life which was one of the most dependable supports on the difficult path through the world that had forgotten itself and in which I often felt stranded and thirsty. What enriched my daily life in that world beyond measure was music.</text:p>
      <text:p text:style-name="P15"><text:tab/>Thankfully, my parents had already exposed me in kindergarten age to musical training in a more or less well behaved group of about fifteen children in the Charlottenburg music school. Besides singing – which I had already learned from my mother and liked – we learned to play simple tunes on a small xylophone with red metal keys that encompassed around one and a half octaves. Making tunes, the possibility to produce various sounds to heart's content, gave me great pleasure. By contrast I took the drum and triangle and tapped them when they were given, but otherwise left <text:soft-page-break/>them alone. Reading notes in treble clef was also taught and practiced.</text:p>
      <text:p text:style-name="P15"><text:tab/>My enthusiasm for more complex music, especially classical music when it was played on the radio between the usual popular hits or on Sundays after breakfast when my father put a record on the phonograph, <text:s/>was not hidden from my parents I often repeated how <text:s/>much I would like to learn to play an instrument. No, not any instrument; I wanted to learn to play the piano.</text:p>
      <text:p text:style-name="P15"/>
      <text:p text:style-name="P13">During Advent, which followed my sixth birthday, the doorbell of our apartment rang. My mother stormed into my room and told me somewhat harshly that I was to stay in it. She would tell my when I was allowed to leave. In spite of the closed door, I heard her telling the visitor to please take the object “down below”, which meant the basement area belonging to our apartment, where my father's den was also located. I knew immediately what was to be brought below because there was no room for it above. My happiness cannot be expressed in words. I can only say that I had never felt such happiness until that day and even until today I have never felt such joy over a material object as I did on the day my piano was delivered. I jumped onto my bed and put a pillow over my mouth so my cry of joy would not be heard.</text:p>
      <text:p text:style-name="P13"><text:tab/>The days until Christmas would have been hardly bearable if I had not been such a passable actor on the <text:soft-page-break/>stage of the “day-theater-world”. I could not let it be known that I already knew what was “down below”. It was supposed to be a surprise and I did not want to deprive my parents of the satisfaction of experiencing how happy I was at receiving it, the fulfilling of my most heartfelt wish.</text:p>
      <text:p text:style-name="P13"/>
      <text:p text:style-name="P13">Soon thereafter I had my first piano lesson. It took place in a music school in Wilmersdorf, in a huge empty hall at one end of which was a solitary piano. At that piano sat a wonderful young teacher. She had already finished her musical studies majoring in piano and was studying theater at the Berlin Academy of Arts when she began teaching me. The way she approached and introduced me to the world of musical sounds as well as technical finesses in order to coax relatively good sounding melodies from the piano was unique. The best part was when at the end she composed pieces to practice. Her pieces were better than the usual children's practice literature, because they were aimed exactly at my current development and were at the same time creative and witty. She animated me to practice, which did not feel at all like practice, but as play, playing music. Each piece had an onomatopoeic title, for example “Gustav with the Horn” (the squawking drum!), “Dottie and Anton”, a piece with dotted notes and rhythms; or “Trees in the Rain”, a piece to be played in soft staccato phrasing like raindrops falling from leaves. I remember a <text:soft-page-break/>piece called “Black Sheep” in which only (almost) black keys were used, with the warning: “attention, a white key has been smuggled in”, and another with the title “A smiling and a crying eye”, denoting the change from major to minor keys. The notes were always adorned with appropriate, funny and skillful sketches, as was my notebook. Her explanation for the full and half-rest symbols was especially expressive. Who notices off hand if the bar for the full-rest sign lies on the note line or hangs from it? A whole ham was drawn in my notebook that hung from a meat hook (from the note line) and alongside it half a ham that lay on a board (on the note line).</text:p>
      <text:p text:style-name="P13"><text:tab/>No one else in my childhood impressed me with such creativity and imagination. I absorbed her suggestions like a sponge. I blossomed out through her. She soon wrote out my first self-composed piece for me, which we called “ Brummel-Bummel-Hummel-Train”. For a short time a person entered my life with whom I had hardly any contact beyond the weekly piano lessons and therefore never found the opportunity to share my experiences and questions, but whom I felt was totally natural and authentic. It was a great loss for me when she moved to Hamburg a few years later.</text:p>
      <text:p text:style-name="P13"/>
      <text:p text:style-name="P13">Perhaps my account is somewhat rambling, but this kind of imaginative devotion by a teacher was really a great and beneficial exception during my childhood, which <text:soft-page-break/>naturally impressed me very much. It illustrates how important it is for a child hungry for spiritual nourishment to receive it. Moreover the lessons – and this is why I have mentioned this episode – had the effect of awakening my musical ear and sensibility. Already in the second lesson she wrote a single-line piece for me that contained all the note values up until the <text:s/>eighths as well as various rest lengths. Above she wrote: “Listen! Not count!” This listen, the careful listening to the essence of the piece, was not easy. And I think even today that it's fundamentally most important if one truly wants to feel the music. Not counting, not technical knowledge. When one really listens one feels the music as it really is and the counting or, rather, the rhythmic precision, comes of itself. I basically played everything from memory, and also many new things by ear. Naturally that had the disadvantage that I became a miserable “by note player”, to the point where my piano teacher, unnerved, held the piano lid close over my hands so I was forced to read the notes. So finally I did not become an “active” musician, although I continued to have lessons until I was sixteen and have continued to play by myself. Instead I became a passionate “passive” musician in the sense that in listening to music a completely new, incomparable world opened to me, namely a world that made it possible to come into contact with the world of reality in a different way.</text:p>
      <text:p text:style-name="P13"/>
      <text:p text:style-name="P13"><text:soft-page-break/>Real listening is also a truly active process! One must not merely be exposed to it, but must enter into a reciprocal relation with what is behind the music, so to speak. I experienced music – and in order to avoid misunderstanding I must add that I only listened to classical music – as a perceptible gift from the world of reality, from the world of creative Majesty, in which the wisdom-filled cosmic plan was woven. Thus music was a bridge between the spiritual and earthly worlds, a bridge that was accessible from both sides. It let a whiff of God's breath into the everyday consciousness, sweet and comforting, lovingly admonishing, reminiscent of the world of reality in which the benumbed heart could be alive again and truly feel. At the same time it let the nostalgic heart cross the delightfully sonorous bridge to the home it so yearned for. To me it was as though music, through the physically perceptible tones, created a place on earth where the world of reality opened its campsite. At first I feared that it would be a transitory campsite which the fickle flurries of the sensory world would soon sweep away along with the divine messenger's gift from the world of reality. After the last note fades away the boisterous everyday world with its tumultuous noisy trivialities would swallow the just created living magic. But I soon realized that the campsite was built on solid ground within the earthly world if the music awakens true life-forces in the hearts and thoughts of the listeners; if, over the bridge of <text:soft-page-break/>music, the spiritual world is able to drop anchor in the hearts of men. Then the divine messenger's gift would not be lost. It was then not only enduring, but made life easier for one without the need for interchange with others about the essential questions of existence. Still more: one could even give to the world something of the invigorating spiritual repast which had been received.</text:p>
      <text:p text:style-name="P13"/>
      <text:p text:style-name="P13">I have my parents to thank that they already took me to concerts when I was in primary school, often to the Berlin Philharmonic and the opera. A little later I could accompany friends of my parents or acquaintances. I also had free entry to the Philharmonic through a classmate's father who played the violin with the Philharmonic, and could not make his own daughter like classical concerts. Despite regular visits to concerts, my daily routine would not have included music if I didn't have a record player in my room. My piano playing was not sufficient, and I couldn't improve much because every time I touched a key a cranky old battleaxe in the floor above ours banged with a metal object on the radiator pipe that extended down to my room. My first records were “<text:span text:style-name="T2">Yehudi Menuhin Describes</text:span> <text:span text:style-name="T2">the Orchestra's Instruments</text:span>”, <text:s/>Sergei Prokofieff's “<text:span text:style-name="T2">Peter and the Wolf</text:span>” and (my favorite) “<text:span text:style-name="T2">The Carnival of the Animals” </text:span>by Camille Saint-Saëns (comments by Loriot). These choices were useful for learning and sensing the <text:soft-page-break/>characteristics of the instruments, differentiating them, and perceiving their effects when playing together. </text:p>
      <text:p text:style-name="P13"><text:tab/>It must have been at the beginning of the eighties when I received a cassette recorder as a present and my first cassette: Tchaikovsky's “<text:span text:style-name="T2">Sleeping Beauty</text:span>” and “<text:span text:style-name="T2">Nutcracker</text:span>”. I remember my disappointment at first when I realized that the recording did not include a commentary on the music and its history. But when I played it again I was greatly surprised: the music related everything, <text:span text:style-name="T2">even more</text:span> than could be expressed in words. Soon it became clear that a commentary, arranged by a commentator, would be a subjective barrier to what the music really had to say; furthermore, spoken words between the individual movements would terribly perturb the music's flow. I began to appreciate the value of orchestral music.</text:p>
      <text:p text:style-name="P13"/>
      <text:p text:style-name="P13">It wasn't long before I was given a Walkman. Compared to today's <text:s/>standards of quality, it was practically of stone age primitiveness. Being able to play cassettes “underway” was an enormous enrichment for me, because through the earphones, without being bothered by noise from without, I could freely repeat and study certain passages which would perhaps not be of interest to someone else. I could finally be alone with the music. I didn't play the <text:s/>whole cassette underway, only later at home when I sat in bed. For hours on end. Until deep at night. My cassette collection grew quickly. <text:soft-page-break/>Some Bach and Brahms constituted my passive repertoire. (Unfortunately I didn't know early music, like the renaissance music, and when I first heard it I felt that something indispensable for my inner life had been held back.) In my early childhood the classical, followed by baroque (in second place) and romantic (in third place), was my absolute favorite, and its representative – all other composers at an unrecoverable distance –: <text:s/>Wolfgang Amadeus Mozart. It goes without saying that the pleasure given by music from a Walkman was relative, and when I was again in the presence of a live orchestra it was as if the gates of paradise had opened. The technical medium was more a “crutch” which enabled me to get to know various composers and their inner worlds. One had to let the music resound for itself.</text:p>
      <text:p text:style-name="P13"/>
      <text:p text:style-name="P13">When I speak here about “worlds” which were opened to me by hearing music, it is not just a means of expression to emphasize my enthusiasm. It is much more about how music expressed in a wonderful way the composer's world. I “understood”, for example, how people lived, thought and felt – perhaps in a more authentic way than through history lessons – during the era in which the composer of a certain piece lived. I then deepened my impressions during the day by referring to all kinds of books and magazines. I studied how people dressed, how they acted, whether the times were peaceful or warlike, whether there was a king or an <text:soft-page-break/>emperor, what one would have seen with the eyes of those times: the cities, the architecture, the scenery. I buried myself in the complex sense of life in the particular era, and when I listened again the following nights to the music of that era I was well-nigh myself a resident of the relevant country and time. In my imagination through the music I lived together with people in near or distant cities or countries from past times which became present again in my thoughts, and in which I was completely immersed. In Händel's “Music for the Royal Fireworks”, great gondola-like, lavishly decorated boats of the English court glide along on the glassy smooth Thames under a deeply black starry night. The truly royal music, from the orchestra dispersed among various boats, rings out over the river banks lined with people and illuminated by torches deep into the streets and over roofs and church towers. Only during the pauses between movements did I hear the water lapping against the bows of the boats, the beat of the oars and the gay babble of the onlookers' voices. With the introduction of the fourth movement, the «Réjouissance», I saw the colorful fireworks illuminate the sky over London, the sparks of which fell into the river, and I imagined the boom of the artillery that I suddenly heard was at he behest of the king in order to announce the birth of the heir to the throne. I felt the joy, the enthusiasm and the emotion in the hearts of the people at the arrival of the prince. I admired the noble <text:soft-page-break/>gentlemen with their powdered wigs and brocaded skirts and their accompanying noble ladies in their wide, heavy dresses, as well as the simple people in the streets with their heads thrown back staring at the superb fireworks sometimes murmuring in awe, other times crying out in delight. </text:p>
      <text:p text:style-name="P13"><text:tab/>Certainly it was all merely imagination. Nevertheless, my imaginative stories were based on realities deriving from that era and preserved in music. They were packed in small packages and tied up, but one could easily take them out again from the music and awaken them to life. Only then did the recordings become music in the actual sense.</text:p>
      <text:p text:style-name="P13"/>
      <text:p text:style-name="P13">During that early time Mozart was my one and only. I buried myself in his biography like in no other; I read various monographs and his letters. I also began to study and compare the handwriting of several “great” people, observed contemporary portraits for hours and attempted to obtain a true idea of how such people – especially a Mozart – must have acted and spoken in everyday life under white makeup and powdered wigs and Sunday suits sitting for portraits. But it was mainly the music that revealed to me the actual histories, namely the thoughts and feelings of the composers and their experiences in the <text:span text:style-name="T2">world of spiritual reality</text:span>. This is where significant differences existed! Whereas many composers provided information about the era in which <text:soft-page-break/>they lived and their personal moods and thoughts about the world of the past, which was without question informative and entertaining and perhaps now and then touching, few others had anything else to offer, namely direct, conscious and thus “higher” experiences with the <text:span text:style-name="T2">world of reality</text:span>. And it was these whose music was awarded the eternal seal of approval – of eternal “validity”and truthfulness – by whose music not only the listener's soul-force-body, but also his immortal human core was affected. No offense meant, but from a Johann Strauss (irrelevant in this case whether father or son) the listener immediately receives an impression of the social environment and habitus of the times. But, with due respect, what is a Jean-Philippe Rameau compared to Johann Sebastian Bach? Or even a Johann Nepomuk Hummel compared to Wolfgang Amadeus Mozart? Whereas with many composers, who also touched my heart, “something” happened now and then, for the other <text:span text:style-name="T2">few</text:span> it seemed hardly possible to produce anything that was not perfect. It seemed as if some of the more or less famous composers had once been sprinkled by a peeved angel, whereas the “greatest” must have “seen” God himself. For them the outer sound was an image of the inner sound which they heard with <text:span text:style-name="T2">super-sensory</text:span> ears, and delivered a metamorphosed portion thereof for the sensory world. Through such sounds I could recognize the World of Reality and Truthfulness as I had encountered it. And I felt that the truly great composers <text:soft-page-break/>must have experienced it and suffered because their music, which we consider perfect, could never be a perfect replica of spiritual sounds. Nevertheless, of the whole harvest they were able to collect at least a small but real life-containing portion of grain. What was so special about the grain from the golden acre of the divine world was that it had passed though the composers' <text:span text:style-name="T2">actual core of being</text:span> and was therefore individualized in the most beautiful way. Thus from the general objectivity of the world of reality came an individualized objectivity through authentic art. And that was a conscious act of the individual human core of musical genius! </text:p>
      <text:p text:style-name="P13"><text:tab/>Mozart knew something about the great, wisdom-filled divine cosmic plan, that was clear to me. Otherwise he could never have composed his Jupiter Symphony. The goal of the divine cosmic plan is the fraternal union of all beings into a harmonious whole; a whole in which one's individuality does not perish however, but rather one which can only come to pass through the individuality of the individual, and only when human beings re-encounter their actual selves, when they become conscious of their actual human core and therewith acquire the force to transform themselves and their world in the divine sense. I perceived that the Jupiter Symphony's music told of this. Yes, it told of the future: of the accomplished transformation, of the cosmic plan's fulfillment. The symphony's last <text:soft-page-break/>movement begins quietly, one could almost call it melancholic if the foreshadowing of fulfillment were not contained in the gentle opening bars. Some small doubts traverse the exposition about whether the noble goal can be reached. But the sublimity of the spiritually divine human being finally prevails. It is born and celebrates in triumph the human fraternal covenant – not decreed from without or bigoted – which builds a new world in the realm of God's reality. <text:s/></text:p>
      <text:p text:style-name="P13"/>
      <text:p text:style-name="P13">For every situation which my inner life lived through, Mozart gave me something appropriate. Whether is was the Clarinet Concert, with its yearning, modest lament in the second movement about the loss of our divine home, or the demand by God's strong hand for Don Giovanni's accountability: an amusing divertimento upon hearing which one wanted to go faster and faster around in circles; his so youthful seeming <text:span text:style-name="T2">Concert for Two Pianos, </text:span>which when hearing I always saw before me Salzburg's old city with its cobble-stoned alleys and its clattering coaches, or his unfinished Requiem which so relentlessly applies pressure on the conscience as though a divine cosmic judge is preparing to weigh the soul on his scale, while the latter, conscious of its transgressions, seeing the meaning of existence, wakes up when it is too late for repentance. Nevertheless, blind from tears of emotion, and despite being undeserving, he receives total absolution through the <text:soft-page-break/>creator's love. That's how I lived through some of my childhood years in a certain sense at Mozart's side. (I hope he can smile at this.) For we had at least one thing in common: we both obviously loved the realm of reality, the realm of divine perfection, but at the same time we also felt ourselves sent by the higher plan to this world, to this side, and therefore belonging to it, which follows from his words: “<text:span text:style-name="T2">To gain heaven is superb and sublime, but also on the earth it is incomparably beautiful. So let us be humans!</text:span>” Yes, I wanted to be a human being. In the sense of the higher plan. The earth was truly “beautiful” to me through the untouched-by-humanity nature on one hand, and on the other hand the embellishments conceived by humanity, which could reach almost every field of the sensory world, such as music, poetry, painting, architecture, landscaping, even the exterior appearance of the individual, like his clothing. I thought to understand that the creative Majesty expected from us human beings – in an extraordinarily uninhibited way – that we “<text:span text:style-name="T2">subdue the earth</text:span>” in <text:span text:style-name="T2">this</text:span> sense. And I felt that this divine expectation, to be brought about by us, was given to the healthy human being in his core, so that he would strive for this goal from within. I began, not least by the conscious perception of the beautiful and of created beauty, to have tentative feeling thoughts about humanity's purpose in life, and believed therein to find the use of the “gift” which was spoken about to me by <text:soft-page-break/>spiritual beings upon my first conscious visit to the world of reality.</text:p>
      <text:p text:style-name="P13"/>
      <text:p text:style-name="P13">Mozart stood closest to my nature than all the composers I knew. I wasn't mature enough for Bach. I sensed something, but couldn't quite assimilate it. From Bach resonated a robust cosmic truth from the depths of the past, from the depths of eternity, like an immeasurably venerable Father-God mood.</text:p>
      <text:p text:style-name="P13"><text:tab/>But I loved the son, the son with whom I played, with whom I could laugh and weep. As a child I loved him so much that I wanted to marry only him, and because he died in 1791, I decided never to marry – which was a good excuse for someone who basically couldn't imagine marrying. I felt myself to be under his protection and wanted to express my dedication to him by at least studying at the Salzburg Mozarteum until '91 of my own century. That would guarantee his continued protection, or a life with him that extended beyond 1791, the year of his death. I don't know how I got this strange as well as absurd idea. Anyway, the protection was obviously taken over by other spirits, or it was bestowed by him without my studying music in Salzburg. </text:p>
      <text:p text:style-name="P13"/>
      <text:p text:style-name="P13">Music was an essential, faithful companion of my childhood and youth. And a CD player was not always necessary to hear it. I also heard it internally. It was possible to internally reproduce a three-movement <text:soft-page-break/>violin concerto by Mendelssohn or the entire “Messiah”, which resulted in an incomparable “listening” experience, because in this way I enjoyed the privilege of being the director, the orchestra and the soloist. </text:p>
      <text:p text:style-name="P13"><text:tab/>As I grew older my own pieces arose in my mind. One could perhaps not call them “compositions” because they were not built systematically, nor were they ever written down. They were improvisations, but concrete and partly complex improvisations. Sometimes in a dream I heard a complete orchestra piece from A to Z. But I couldn't write it down. I sometimes wished that someone would invent a device that could transfer musical thoughts, that is, the music resounding in a person's interior, directly to it. Then some of the pieces might have been salvaged. Through the complete dedication to music, and perhaps also the impossibility of freeing it from within by writing it down, it sometimes reached such a degree of intensity that I thought my head, my heart, my entire body must burst. For in it resounded a reflection of eternal life, the world of creative Majesty, and this inner resounding reflection felt too large for my soul, too large for my body. It didn't fit into the limited size of my being. The same thing happened with poetry, which also accompanied me during my childhood with a force similar to that of music. This feeling that the higher life in which I took part on earth was too large to fit into the physical body was an experience which I will describe later in a <text:soft-page-break/>different context, because it had to do with a decisive event in my later life.</text:p>
      <text:p text:style-name="P13"/>
      <text:p text:style-name="P13">For me music was then the land of unlimited possibilities, of comfort, happiness, a piece of home to which I always had access. And through it I realized that there had been people who with their existence in the earthly world of forgetting had been in a similar situation to mine, for they had savored and witnessed the eternal, true beauty of the world of reality. I came across a letter in Mozart's biography which read: “<text:span text:style-name="T2">I have been chosen for suffering</text:span>.” (A statement which can perhaps only be correctly understood in the existential sense as described here.) And in a note by Beethoven: “<text:span text:style-name="T2">For you, poor Beethoven, there is no happiness from without, you must create everything in yourself, only in the ideal world do you find joy</text:span>.” This remark relates to a corresponding impression of my feeling as a growing child. I often asked myself: Where are “my” people? Where?</text:p>
      <text:p text:style-name="P13"><text:tab/>As a child I was by no means a “crybaby”. But sometimes in the middle of the day, even in a calm and peaceful situation, I was suddenly overcome by a deep pain so that the tears streamed down my cheeks and my mother in consternation asked what was wrong. I couldn't give her an answer. I had none. Since my earthly awakening day I simply had carried around a heavy burden that I was not completely “at home”. But <text:soft-page-break/>how should I make that understood by the people around me who did not have such perceptions. So I buried this burden inside me in order to be happy in everyday life, which was how I was seen. But sometimes the heartache emerged forcefully.</text:p>
      <text:p text:style-name="P13"><text:tab/>Nevertheless, I was better off than Beethoven. I understood very well what he meant with finding “no happiness from without” and having to “create everything yourself”; but after all I had found him and Mozart and Mendelssohn and all the others! There they were: my friends! They probably didn't know me. We didn't meet on earth. But I could turn to them anyway – they, who clearly were in “in heaven” and whose core of being I had perhaps associated with during my visit to the world of reality within which the wise selves lived. These, my true friends, were always accessible through their heavenly messengers, their musical compositions, an essential and faithful substitute for the spiritual communication lacking with <text:s/>contemporaries living on earth, and their music was also a delicious wellspring of imagination, from which I gladly and thankfully drank.</text:p>
      <text:p text:style-name="P13"><text:tab/></text:p>
      <text:p text:style-name="P13"/>
      <text:p text:style-name="P14">*** </text:p>
      <text:p text:style-name="P13"/>
      <text:p text:style-name="P13">I don't remember exactly when it began, but it must have also been around the year I started school when I began to tell about my life. I'll try to explain what that <text:soft-page-break/>means. What I was offered as the usual children's and young people's literature I read with little enthusiasm, or without much interest or not at all. The few exceptions proved the rule: books by Otfried Preussler, Erich Kästner, Michael Ende, Kenneth Grahame with his “Wind in the Willows” or Grimm's fairy tales. When I occasionally enjoyed a juvenile novel or detective story, I always had a slight aftertaste. Such books were good for “diversion” and probably had the same effect that comic strips or television have for children today. But it is just this diversion – the exact word – that diverts the capacity of our human core for active concentration and thereby inhibits the force of imagination. So they didn't nourish, but – although the expression may sound somewhat drastic – hollowed out.</text:p>
      <text:p text:style-name="P13"><text:tab/>Apparently my soul needed something more lively and exciting. And what can be more lively and exciting than life itself when one doesn't know what to expect from one moment to the other? Without having decided or planned to do so, I began to speak to myself silently or in a low voice – when no one was around, whom I might disturb or alienate – to tell about my life in formulated and, if possible, well-structured sentences about what I had just seen, lived, did, thought and felt. I told it to myself in the third person, for example: “<text:span text:style-name="T2">She observed the tiny shivering bundle from a distance. Its brown-white striped fur was impeccably clean and must feel wonderfully fluffy. She felt the urge to run </text:span><text:soft-page-break/><text:span text:style-name="T2">immediately to the kitten, but decided to stay still in order not to frighten it</text:span>.” In this way the prosaic nature of everyday life acquired a certain poetic note. Thus I had my own novel, which was not limited to a certain number of ages, but was truly a “Neverending Story”. </text:p>
      <text:p text:style-name="P13"><text:tab/>Through this entertaining ritual something else intervened. I came, at a distance so to speak, to what I thought, felt and did. I observed myself like a stranger whose actions are seen by another, who has access to my secret thoughts and feelings. This led to my being more conscious of the outer world, especially when a person or an animal was involved, and to be more interested in others. It had to do with making the novel as precise and rich in details as possible, and also to examine the thoughts and feelings of others and describe them. Furthermore, it resulted in my becoming conscious of my own thoughts and feelings and learning to observe them while having them. I had not intended this at the start, but soon realized that it was a way of having at my disposal a means of correcting my own actions, which offered the chance to act less impulsively and to give the inner and outer events a different direction than would have been the case when stumbling blindly through the various situations in life. </text:p>
      <text:p text:style-name="P13"><text:tab/>If these characteristics are not given already by nature, one could – insofar as one has a liking for poetry – make the described practice into a method in order to become a more observant and considerate person.</text:p>
      <text:p text:style-name="P13"><text:soft-page-break/></text:p>
      <text:p text:style-name="P14">***</text:p>
      <text:p text:style-name="P13"/>
      <text:p text:style-name="P13">A few months before the beginning of secondary school, that is, shortly before or after my tenth birthday, something was given to me which I consider to be the most precious gift in my life. It is more difficult for me to describe it than anything else that I have described and want to describe in this book. It is not at all easy to describe this event, but I will try.</text:p>
      <text:p text:style-name="P13"><text:tab/>It wasn't a material gift, but an immaterial one; and most readers will probably agree with me that it is the immaterial gifts, as opposed to the material ones, however beautiful and expensive they may be, which posses an immeasurably greater worth. Such immaterial gifts are very individual. They are not available by the hundreds in department stores, cannot be ordered and given as gifts online in thousands or even millions of identical copies. In every person's biography events occur which make this biography unique, for the events – of which we consider some to be “gifts” – are just as unique as the individual persons. The conviction that most readers will also agree with this gives me occasion to hope that what I describe now can be accepted impartially as an individual experience. <text:s text:c="2"/></text:p>
      <text:p text:style-name="P13"><text:tab/>On the other hand, we have all surely had the experience that the impartiality of our fellow men (and above all of ourselves, although that is seldom and <text:soft-page-break/>reluctantly admitted) leaves much to be desired. Thus we often painfully experience by an honest observation <text:s/>of our own actions that the criterion for the things we perceive around us is actually our own. The application of a personal criterion hinders an impartial perception, or, in other words: a fundamentally objective, scientific approach. For then one is unable to really get to know the other, the new or the unknown, because one immediately introduces a <text:span text:style-name="T2">value</text:span>-criterion. And as a rule this turns out to be distressingly simple as well as silly. It goes like this: If <text:span text:style-name="T2">I</text:span> do not know and cannot confirm what the other says, then something is wrong with the story or with the person himself. Unfortunately, there are quite a few people who give so much value to their own opinions that they cannot rest until they have finally collected and pieced together from various sources more or less (apparently completely new) passable confirmation of their own opinions. This should have ultimately changed and corrected their unreasonable insistence on the truth of their personal opinions and ideas and the resulting criteria; or, better still, to expand and thereby gradually objectify them. Luckily we can say that we have never acted in that way already in our childhood. Otherwise we could never have learned anything and would have known as adults exactly as much about the world as an infant. This unpleasant phenomenon seems therefore to be mostly an adult's affliction. This might be explained by the relatively <text:soft-page-break/>known and often quoted words from the Gospel of Matthew: “<text:span text:style-name="T2">Unless you change and become like children, you will never enter the kingdom of heaven</text:span>.” (Mt 18:3) It would certainly do us good if we as adults took as a basis for our encounters with the different and the new at least a small portion of what we as clear-headed adults call – perhaps hastily and arrogantly – “naiveté” in children.</text:p>
      <text:p text:style-name="P13"><text:tab/>Despite our perception that our own biographical experiences are our own, we are extremely skeptical concerning other people's individual experiences. A remarkable disparity when we consider that we expect complete acceptance by others of our own experiences. One doesn't have to immediately accept something unknown as a generally valid fact when claimed by someone else as his or her own experience. However, one could learn not to judge something as impossible only because one has not (yet) experienced something similar oneself. Certainly it's human nature to question things (one could also call it scientific interest), that we can question whether material or immaterial perceptions are involved. But questioning nowadays – it was not always so in human history – has acquired a certain tendency. It seems to me that our questioning born of an original, typically healthy human curiosity, has turned out to be a frantic search for proof of the impossibility of the phenomenon being investigated, especially when immaterial facts or questions are <text:soft-page-break/>involved. Naturally it is not as easy to find objective evidential criteria for immaterial facts and phenomena as for material ones. But that is mostly because competence for healthy judgment, which depends not only on intellectual but also on intuitive ability, is lacking.</text:p>
      <text:p text:style-name="P13"><text:tab/>From birth on we are endowed with a noble ability: We know what concerns the essential areas of existence without someone else having to tell us what is good – from a higher, impersonal viewpoint – is and what is bad; what one may do and what one may not do; what is ethical and what is unethical. And, more closely considered, it is our respective cultural socialization and education which changes this original, intuitive knowledge, so that we learn to do certain things that we would prefer not to do. Even a child who from birth on experiences the slaughter of animals in his or her home environment, which is a matter of course and of necessity for adults, must overcome that inborn barrier against taking another being's life the first time he must carry out the killing himself. At some point man becomes accustomed to doing what he feels bad about, not only because his culture demands it, but also because he derives a personal gain or because he too often emerges unscathed. The first falsehood might be an unpleasant memory because it wounds his inborn conscience. The second, third or three-hundredth no longer. Nevertheless, he can still remember his inborn <text:soft-page-break/>conscience and by means of this remembrance become conscious that perspectives and criteria for judgment exist that are completely different from his own corrupt personal ones. He can tell himself: I possess an intuitive gift! It may be buried by the ballast of my civilization's temporally conditioned values. But I can retrieve it from the depths of my self and thus accustom myself to being able to deal with all the unexpected situations in life. Thus one could create a second support to stand on (one which has long existed) alongside the intellectual ability to think. This second support can be employed when one cannot advance by intellectual speculation. For example, using the intuitive heartfelt ability one could ask: If what another tells me as being a fact based on their individual experience is for me, due to my own lack of experiences of this kind, not explicable or provable, can it seem otherwise legitimate? Does the person involved appear to be reasonable? Can I comprehend, thinking for myself, his or her thoughts about other things? Can I observe good intentions in his or her words and actions? In brief: Is this a good person with healthy common sense who is authentic and credible? Whoever has not buried all his inborn “knowing” will soon come to a certain impression. And then, if he is also able to avoid undermining his impression by his old preferred ideas and value-criteria, he is not far from a truly impartial means of observation. </text:p>
      <text:p text:style-name="P13"><text:tab/>I can one only hope for such an attitude on the part <text:soft-page-break/>of the people whom I will trust with the special “immaterial gift” about which I will now tell, and which decisively shaped my life .</text:p>
      <text:p text:style-name="P13"/>
      <text:p text:style-name="P13">But there is still another point which could potentially be an obstacle for understanding what I have to tell. The suggestion could arise that my account be construed in a religious sense, even a confessional religious sense. And I must confess that it is understandable, at least for those for whom it is not easy to comprehend what I have written here with the appropriate sensibility. However, it was not a religious-confessional experience which was given to me, but something which I would describe as a sublime as well as a simple fact. Facts are independent of ideas, opinions or belief systems and are not subject to the various religious faiths. It is also not true that I was inculcated with a confessional religious message which in my childish impressionability I somehow psychically absorbed and processed. No! I first became religious (and not in a confessional sense) <text:span text:style-name="T2">because</text:span> of this <text:span text:style-name="T2">experience</text:span>.</text:p>
      <text:p text:style-name="P13"/>
      <text:p text:style-name="P13">When I describe this experience after my long introduction, it will perhaps be seen as not particularly uplifting and even something to smirk at. But over the years I have realized that in certain circumstances it's the apparently small, modest or simple things which veil the largest most profound things. And such things are <text:soft-page-break/>simply too profound to describe accurately. Furthermore, the experience is a very intimate one, and until today only the people closest to me, whom I can count on the fingers of one hand, know about it. The fear of sowing contemptuous or mocking reactions was too great. But when I come to consider it, the impulse to write this book comes directly from that experience. Furthermore, it is a gift which was indeed given to <text:span text:style-name="T2">me</text:span> (in that it came to my consciousness as an experience), but it was given to me in order that I might understand in the fullest sense that every human being receives such a gift. Therefore I will describe my experience as briefly and simply as possible, but not in a rhetorically exaggerated or pathetic way. For I consider myself incapable of even approximately describing it so that the reader will receive a truly authentic impression of it. For this reason the attempt to move my readers to tears would be completely out of place. </text:p>
      <text:p text:style-name="P13"/>
      <text:p text:style-name="P13">On that day – in reality it was at night between the state of going to sleep and a state that I can only describe as a conscious staying awake or even intensive wakefulness while falling asleep – I was taught what <text:span text:style-name="T2">love</text:span> is.</text:p>
      <text:p text:style-name="P13"><text:tab/>It was no dream. It was anything else but a dream. In my whole life I had never been so awake and so conscious of my self. Yes, compared to the experience I have already described as having entered the World of Reality and Truthfulness in which I was an “organ of <text:soft-page-break/>perception” for the wonder of existence, it was a – what shall I say? – a “more individual” consciousness. In this state of consciousness a spiritual presence emerged before me. And at the same moment that he emerged before my conscious inner actual core of being, I knew with irrefutable certainty: <text:span text:style-name="T11">that is </text:span><text:span text:style-name="T12">Christ</text:span>.</text:p>
      <text:p text:style-name="P13"><text:tab/>This presence, this entity, did not have to introduce himself. He made clear who and what he was by being just how he was. There were no questions and no doubts. It was God himself. But in a manifestation that made it possible for me to consciously experience <text:s/>him, for I knew that no one in their present state of consciousness would be capable of a<text:span text:style-name="T2"> total </text:span>perception or encounter with the creative primal Majesty. But that was neither the essential insight – which by the way had nothing to do with a feeling of inferiority or intimidation – nor the reason why the encounter was granted to me. It was more an aspect of the encounter, for in that state many aspects could be experienced and understood at the same time. Encounter, communication, question and answer were there, but also again not, for they dissolved in the timelessness or rather the simultaneousness of this state of being. There is nothing with which to compare it here in this earthly consciousness and in the scope of earthly conditions of existence. <text:s/>And I experienced in Him all answers; in Him all desires and wishes are satisfied; in Him is my home; in Him, Christ. And his incomparable presence “spoke” to my heart (It <text:soft-page-break/>was a different form of communication though, rather like an insight of my consciousness.): “<text:span text:style-name="T2">I am the alpha and the omega</text:span>.” </text:p>
      <text:p text:style-name="P13"><text:tab/>In case one considers this impossible, I must describe a fact here: Until then, I had never heard anything about any kind of higher messages from Christ. And until that moment I was never made aware of a Greek expression. Nevertheless, the words “<text:span text:style-name="T2">alpha</text:span>” and “<text:span text:style-name="T2">omega</text:span>” were suddenly just as clear as the word “<text:span text:style-name="T2">Christ</text:span>” in my consciousness, in my heart, and at the same time I became aware of the meaning of this sentence: “<text:span text:style-name="T2">I am the beginning and the end.</text:span>” (This sentence has occupied me anew for many years. Until today. In trying to comprehend it one realizes that the usual everyday way of thinking is mistaken. One can only achieve an inkling of these words' meaning when one applies another way of thinking to them; that is, if one dares to forgo the reasoning which one normally uses when pondering everyday things. One doesn't get far that way. But if with time one is able to consider them differently, one can achieve the same stilling of desires, have the same sense of home and of being in His immediate presence. Although I must straightaway correct this formulation, for his presence is always immediately present, only we so seldom accomplish the kind of attention described here, the corresponding consciousness to perceive it.)</text:p>
      <text:p text:style-name="P13"/>
      <text:p text:style-name="P13"><text:soft-page-break/>When I think about it, it was quite remarkable. For it never for one moment occurred to me that this was Jesus – the Jesus whom of course I had already heard and read about. For this Jesus – the Christian, Jewish, Islamic and Buddhist confessions essentially agree – is distinguished by being especially close to God, who performed various exceedingly remarkable deeds, and he was a wise prophet and a compassionate, good man. The Christians furthermore were of the opinion that he was the “Son of God”. What that was supposed to mean was never clear to me. I never understood how the Son of God – in spite of all the miracles he was supposed to have worked – could be so human; furthermore how he could end dying a miserable death on the cross as a criminal, which the Christians could somehow depict as a victory. <text:s/>But now I understood it (within the confines of my limited knowledge). The entity who stood before me then and enclosed me in its arms was not the Jesus about whom I had heard and read. It <text:s/>was so superhuman that I understood what I had not previously understood: This superhuman entity, in which everything that exists took its beginning, the entity of which we can say that it is alpha <text:span text:style-name="T2">and </text:span>omega, because in it there is no “end” as we know it, and because in its omega the alpha again rises; it was that entity which had once lived in Jesus. I conceived of Jesus as its earthly body-garment, so to speak, in which God's actual core of being had lived approximately two-thousand <text:soft-page-break/>years ago. Basically it's like us. I perceived our outer body-garment, visible to all, as a part of our self, but not the actual person, including consciousness and his self-knowledge. The outer visible and physically touchable body-garment was in a certain sense the instrument for working in the physical-sensory outer world and hence also the holy domain of the actual human being's core. This was obviously also the case with Jesus, with the essential difference that in him no “<text:span text:style-name="T2">human being</text:span> core” lived, but a “<text:span text:style-name="T2">divine being</text:span> core”. And what was exceptional was not the death of this Jesus, but death's <text:span text:style-name="T2">overcoming</text:span> by the power of Christ. – So I had finally received the answer to my question, what comes “afterward”, after earthly death. As I understood it then, the unique presence of God in the human being Jesus demonstrated that the actual human core is immortal! That although the body can disappear, as did the body of Jesus, the actual <text:span text:style-name="T2">core of the human</text:span> <text:span text:style-name="T2">being</text:span> does not. And this showed me that he was capable of full consciousness, which was clearly diminished by his descending into an earthly situation, into an earthly body. (I already had this impression on my awakening day on earth.) He however “informed” me that it would not be so forever and therefore, in order that we humans can one day achieve complete union with our consciousness, HE, Christ, came to us on earth. <text:s/>– <text:s/>The physical body as starting point for the return to our higher being was made possible by him.</text:p>
      <text:p text:style-name="P13"><text:soft-page-break/><text:tab/>After the death on the cross it was not Jesus who had risen, but his actual core of being, the Christ! (From that day on I have cringed when hearing someone say that Jesus is the “Son of God”, and has “risen”. I often wonder why the Christians call themselves Christians and not jokers or something similar.) It may seem like fussy faultfinding, but to me the difference is absolutely essential, without which the event of Golgotha, the actual core of Christianity, is meaningless. </text:p>
      <text:p text:style-name="P13"/>
      <text:p text:style-name="P13">What I am describing here may seem like the complicated theoretical consideration of a theological-philosophical question. That is not at all the case. It was manifested to me as a plain, uncomplicated fact, which is as short and comprehensible as the words: “<text:span text:style-name="T2">I am the alpha and the omega.” </text:span>The remarkable thing about it was the recapitulation of this experience through everyday earthly consciousness, that is, with my “brain” understanding, for I was mystified myself in the encounter with that entity which I only knew about from what was confirmed by Christian confessional sources, that there really was a “Son of God”. It was immaterial to me that the the word “son” could also be interpreted in the usual earthly human sense. It did not apply to the entity which I had encountered. And yet at that moment no other word occurred to me to better describe the entity I had perceived than “Son of God”. I could understand the objections that only a person steeped in <text:soft-page-break/>denominational Christianity could make such a claim. But that was not the case. As I have already affirmed: I was first affected by true religious feelings concerning this Son of God after having had this experience. And I could only comprehend something of this concept because of this experience. Such questions were not discussed in my surroundings then, and my age should be considered. So I can only repeat: the existence of the Son of God was revealed to me as a non-denominational fact! I understood him as “son” because God, the creative entity, had detached a part of himself and sent it to earth, becoming a human being like all of us, and through his life, death and resurrection back into the unity of divine wholeness, gave us to understand the way to follow back to that unity. Therefore Christ was our older brother and in this sense Son of God, to whom we as children – beings created by the creative Majesty – look up to and strive toward as to a father. Thus like Him we could return to the Father, following Him, Christ, if only we can learn to conceive of ourselves as immortal human beings. My experience had opened <text:span text:style-name="T2">my eyes </text:span>to the fact that there actually is a divine being who can be called “Son of God” or “Christ”. Therefore this entity was a fact. A religion does, however, invoke this fact: Christianity. Nevertheless, during the following years I had the impression that this Christianity understood something else by Christ. I have never heard a representative of the Christian religion, regardless of the <text:soft-page-break/>denomination, speak of the same <text:s/>Christ entity which I experienced.</text:p>
      <text:p text:style-name="P13"><text:tab/>Of one thing I am certain: that whoever had or will have a similar encounter with this being, regardless of their religious background or how deeply they are connected to a denomination, would confirm that it has no similarity at all to the general concept of a Jesus figure, just as little as a real “angel” (a higher developed self than a human being) has with a full-breasted, rapturous angel with long wavy blond hair, a pretty flowing gown and feathered wings. </text:p>
      <text:p text:style-name="P13"><text:tab/>It was a <text:s/>powerful, sublime force in the sense of a beneficent ability, a “light” that was actual life, the source from which the inner and outer life feeds and from which all the colors of the earthly and over-earthly world originate, and at the same time seemed to supply true higher <text:span text:style-name="T2">understanding</text:span>; and also an intensity of <text:span text:style-name="T2">love</text:span> unknown to us here on earth which streams out from the presence of this entity, which was what the Christ-being represented. But I heard no one from a Christian context describe this presence as a direct witness. I don't doubt that there are such people within the Christian institutions. In the history of Christianity and thus of the Church they doubtless existed – something of which I was later convinced by means of the evidence which remains of such individuals. <text:s/>And they surely also exist today. But unfortunately as a child and youth I never met or heard of them. It would have pleased me <text:soft-page-break/>very much. I always presumed that such people had to exist within the <text:s/>circles where they outwardly dedicate their lives to Christianity, but I didn't meet them. Because of my experiences, I found it personally insurmountably difficult to join the system of institutionalized Christianity because the features of such an institution absolutely contradict the essential attributes of the Christ-being I encountered. Especially the thoroughly hierarchical organization of the Church, which delegates different functions to different people and thus effectively before God.</text:p>
      <text:p text:style-name="P13"><text:tab/>But perhaps, I thought later, the personalities who had similar experiences to mine and nevertheless entered institutionalized Christianity, that is, the Church, are wise people because they know that the earth is not paradise and that as long as one lives on it one must be satisfied with compromises. Although as a child for a time I wished to enter a contemplation oriented community, I later realized that I could never make a compromise of this kind, namely to recognize such differences in authority and position of people and sexes before God, because of my experience of the Son of God. And – I can't help making the following comment here – I consider the theological thinking about the preeminence of men over women because a man is supposed to have existed before a woman and furthermore that she caused the offense that got them expelled from Paradise to be a ridiculously narrow <text:soft-page-break/>figment, even when the most prominent and learned heads defend it. And not because I was born a woman, but considering the reality of <text:span text:style-name="T2">Christ</text:span> and what He represented and was to me. For the actual “human being core” is neither male nor female! And the “kingdom of Heaven” has to do with the human being's higher development, which was the object of the Son of God's encounter with my core of being.</text:p>
      <text:p text:style-name="P13"/>
      <text:p text:style-name="P13">The core of my encounter with the Christ-being had to do exactly with this point, although considered from a completely different perspective from the all-too-human ideas and interpretations about the prevailing reality. I have already mentioned that on that day I learned what <text:span text:style-name="T2">love</text:span> really is. That was <text:span text:style-name="T2">actually</text:span> the gift bestowed on me. (Everything described previously and much not mentioned here was already “clarified” at the moment of the first encounter.)</text:p>
      <text:p text:style-name="P13"/>
      <text:p text:style-name="P13">But the high entity turned to me, to my human-being-core, with a request. <text:s/>This request was not like a person's request in the everyday world. As an intention it was to a certain degree translucent, transparent and was therefore also an answer, that is, the reason and simultaneous justification for its appearance. Certainly the justification for the emergence of the request had its origin in the entity of Christ, but not the appearance of the request itself, which was rather in my own actual <text:soft-page-break/>inner being. It was as if in my inner being a connection to the request was hidden from my normal consciousness so that it seemed to be a request from the Christ-being so that I could be attentive to it. And this request was that I <text:span text:style-name="T2">learn </text:span>something special.</text:p>
      <text:p text:style-name="P13"><text:tab/>This learning also had completely other facets than a learning process in the everyday world. (Because of the need to use terms which cannot completely describe what is essential, certain circumlocutions are used in order to avoid giving an incorrect impression of the matter.) This learning included traits of remembrance. For some of the things I now learned were already “known” by my human-being-core.” Not by my earthly consciousness, but my actual self could connect in a special way with what I was shown. Nevertheless – in a seemingly paradoxical way – the newer things which were taught me constituted an overwhelming experience, as if they were experienced for the first time by my human-being-core. Later, as I realized through similar experiences, the living facts in the World of Reality are perceived in this way when they are “entered into” (not intellectually understood, which is impossible), but directly experienced. That they are devoid of any contrived or unreal, that is, dead, elements, indicates the overwhelming authenticity of what they are: living truths which, due to their everlasting aliveness, are never routine.</text:p>
      <text:p text:style-name="P13"/>
      <text:p text:style-name="P13"><text:soft-page-break/>And thus the entity Christ became in that moment my best, noblest teacher and at the same time my first and most beloved friend.</text:p>
      <text:p text:style-name="P13"><text:tab/>I would hardly be able to express what happens in the soul when it consciously stands before its creator! The grandeur of this entity is so powerful, that it is not possible to imagine that it would direct its attention to one individual among the billions of human beings in order to teach her something in such a patient, warmhearted <text:s/>and compassionate way. But that's how it is! And I became a witness to what for our human understanding could only be seen as an absurdity or a miracle: that the world's creator, humanity's savior, offers his undivided devotion and attention to each one of us.</text:p>
      <text:p text:style-name="P13"/>
      <text:p text:style-name="P13">He taught me something ineffably valuable already by his devotion as well as his very being, which the actual request, the actual teaching offered to me, was not part of: I learned what a true friend is.</text:p>
      <text:p text:style-name="P13"><text:tab/>Although I will not attempt to describe the wide spectrum of what such friendship inspires inside a person, I will at least try, in a brief sentence, to outline what is essential about this true friendship, which as such does not exist on earth: It is <text:s/>true because it is <text:span text:style-name="T2">total</text:span>; because it is totally oriented toward the <text:span text:style-name="T2">other,</text:span> the friend, and <text:s/>contains <text:span text:style-name="T2">no</text:span> hint whatsoever of self-interest. It is wholly pure. Total dedication.</text:p>
      <text:p text:style-name="P13"><text:soft-page-break/><text:tab/>When one experiences this dedication to friendship, one experiences at the same time, and in one's own soul, what trust means. Unconditional, total, invulnerable trust, and therein the soul finds consummate peace.</text:p>
      <text:p text:style-name="P13"/>
      <text:p text:style-name="P13">As I found my consciousness core embedded in the indicated mood and sphere, the Son of God entity turned to me and showed me something which I can describe best with an image: he arranged around him a great throng of human-being-cores; they seemed like children. I was also among them. He lingered and presided over us, protecting us, over us, with us. I became aware – I didn't have to be “told” – that I was to remain in this state and <text:s/>perceive it down to the deepest layers of my consciousness.</text:p>
      <text:p text:style-name="P13"><text:tab/>I did it. Thus I could experience what humanity lacks on earth. But this insight and the painful feeling for what is lacking followed later from what was experienced in my everyday consciousness. At that moment, in that state of being, I did not perceive the privations of our earthly humanity, but in the conscious presence of God I perceived the blissful stilling of all human desires and privations. (I had the impression that a human being is only human because his higher spiritual nature, his actual being, has the capacity to develop what I sensed in my “I-body” through the Christ entity.) What I could experience was that in all human <text:soft-page-break/>beings, whether they realize it or not, is a steadfast primal need for true, living and total <text:span text:style-name="T2">love</text:span>.</text:p>
      <text:p text:style-name="P13"><text:tab/>The Son-God gave me the possibility of being within unconditional, total, purest love. A love after which there is nothing more one can wish for. A love which is without beginning and without end, though it is so sweet and full that it would burst the human heart if it filled the physical body. But such bursting would not be destructive, but rather an expansion of the human soul's space. Nothing about this love was violent or causing a lack of freedom, or encroaching – or even too “little”. It was more beautiful than anything the human heart can imagine. At the same time – this is what I learned – being within it one felt no longing to have more because it was oh so beautiful that everything about it was already perfect. Also, no demand arose to have more of it than someone else. This love, which penetrated me and the other human-being-cores, connected us with each other, because we all, in that we were blessed by it, shared the same heartfelt love with each other. There was no fear of being neglected because He paid more attention to another, for nothing detracted for even a moment from his total attention and warmth. There was no jealousy, no envy or resentment. It was even unbearable and impossible in this state of being for this love to be denied to any human being.</text:p>
      <text:p text:style-name="P13"><text:tab/>Thus my great, holy friend and teacher taught me that <text:span text:style-name="T2">all humans are equally loved by God</text:span>. No human-<text:soft-page-break/>being-core was the same as another, and He treated each as an individual being. But his love was equally great for each, and it was an <text:span text:style-name="T2">all-embracing</text:span>, <text:span text:style-name="T2">total</text:span> love in which <text:span text:style-name="T2">there was room for all!</text:span> No one needed another love, and it was denied to none.</text:p>
      <text:p text:style-name="P13"><text:tab/>In this the savior's love – I could consider Him as such because he freed me from the overwhelming desire for my spiritual home as well as certain selfish wishes – I found <text:span text:style-name="T2">complete</text:span> <text:span text:style-name="T2">peace</text:span>. And when I returned to my everyday life and remembered this love, I was astonished that in that state in which all people were equally and intensively loved I never felt the slightest hint of jealousy or fear that I could somehow receive too little because so many others also received so much. I had learned that this love was so perfect because it was received <text:span text:style-name="T2">by all</text:span>. I was able to feel how all people, His creations, His children, are just as unconditionally and overwhelmingly loved as I. But while I was so unconditionally and overwhelmingly loved, there was not the least thing I had to do without or could wish for. <text:span text:style-name="T2">Only in this love</text:span>, given equally to all, did I find in my life the total fulfillment of the human primal need for real love: in <text:span text:style-name="T2">community</text:span> with <text:span text:style-name="T2">all</text:span> beings.</text:p>
      <text:p text:style-name="P13"/>
      <text:p text:style-name="P13">Through this precious gift I learned something fundamental about the essence and “task” of my honored, beloved, divine friend and teacher: I could experience this inexhaustible love and thus what true <text:soft-page-break/>love is. I knew that not even the most caring and devoted mother's love can touch His love, because it cannot be as pure and comprehensive as His. However – and this was the most important insight granted to me except for the pure feeling of God's love – every human heart, every human-being-core, is potentially able to bring it forth. For if one can feel it, can <text:span text:style-name="T2">consciously</text:span> realize what it really is, can <text:span text:style-name="T2">accept</text:span> it, then one can bring it forth from one's own actual human-being-core. And what I understood was that my divine teacher, Christ the Son of God, as the source of that love had given himself the task of teaching us human beings how to feel and develop this perfect love. The first step was to “show” us His love. He had already shown it to us once by becoming a man and by his sacrifice on Golgotha. How this was to be precisely understood however, I only learned later. But – and this I was able to experience immediately – He shows us also today, two thousand years later! For we human beings of the present must find our own living relationship to Him, and that doesn't mean merely through knowledge of the historical events, also not only through belief alone. It is only possible through individual lived experience. Through the direct encounter with Him we might learn how to achieve true love, and what getting to know this love requires. By means of my experience, I learned that he teaches it to us in that he shows us <text:span text:style-name="T2">Himself.</text:span> For he is the source of this perfect, all-encompassing love. And this <text:soft-page-break/>love was the spiritual life.</text:p>
      <text:p text:style-name="P13"/>
      <text:p text:style-name="P13">Thus I was witness, as already mentioned, for what is considered to be either absurd or miraculous by our human understanding, that the creator of the world, the savior of humanity, gives His undivided caring and attention to each and every one of us. Always and omnipresent. We may be certain of them. We need only to accept them.</text:p>
      <text:p text:style-name="P13"/>
      <text:p text:style-name="P13">Thereby I could understand, feelingly, that there was a difference between the creative Majesty (“God”) and Christ (the “Son of God”). It was as though the magical-life-force, and everything that has ever been, comes from the creative Majesty. To me it seemed “responsible” for the disposition and management of the cosmic world-plan, in which everything which had ever existed found its relevance. On the other hand the Christ-entity, whom I came to know then as a “part” of the creative Majesty and thus participating in the being and becoming of everything which has ever been and will ever be, was specifically entrusted to work with us humans, with the development of our “higher human being”. The Son of God seemed to be occupied with our human existence and therewith also our “housing” that is, our human corporeality, as well as the “land” upon which this housing of our true selves has been built: the earth. And I came to the conclusion that the <text:soft-page-break/>development of our “higher human” in us is only possible if we know the secret of His divine love. For then, I felt, as a consequence everything on earth will be different, because no one could any longer act in the way I observed, bewildered, as a child: the crudity and blindness of people concerning life and the divine land upon which it existed. Whoever once experienced this love would strive to regain it. Without question he would dedicate his life to winning this love for the benefit of all humanity and all beings. He would know through his encounter with the source of true divine human love that this love is not experienceable today on earth, but that it can become experienceable. He would know, I thought, as I knew because it had been “shown” to me, that perfect love will not be experienceable on earth as long as people do not beget it from within themselves. But as long as they know nothing of the source of this love, they would not be able to develop it and bring it forth into the earthly world. I realized that this perfect love does not simply stream onto the earth like rain. It takes a divine detour via us <text:span text:style-name="T2">human beings</text:span>! The human being must want a relationship to the <text:s/>source of this love in order to beget it from within himself. For he can only become a source of this love himself if he has absorbed the first source. In as much as those who have experienced it are witness to it can the others acquire sensitivity to it and this can lead to a higher mindfulness and some day to a similar <text:soft-page-break/>independent experience.</text:p>
      <text:p text:style-name="P13"/>
      <text:p text:style-name="P13">The consequence of this decisive experience was, among other things, that I now knew that the “hunt for my consciousness” had a <text:s/>justified basis recognized by a higher instance: I wanted to strive for the conscious union with the source of this love. I wanted it wholeheartedly and, I dare to say today, with a selfless urge. And I undertook to become worthy of receiving this source of perfect love. (It is hardly necessary to mention that I was not successful, but that did not affect my efforts to pursue that goal. It is, after all, the most essential reason for human existence. The effort to achieve this goal should only change once the goal has been reached.)</text:p>
      <text:p text:style-name="P13"/>
      <text:p text:style-name="P13">I would like to add that the idea that my experience is probably the psychological, compensatory result of emotional neglect in kindergarten is about as accurate as the assettion that I am a blonde, one-legged man. Even if it were the case that I felt emotionally neglected in childhood, it would have been impossible for me to imagine the experience described above. Because, as already explained, there is no such love on earth as that experienced in my state of consciousness and existence at that time. That's why I could have neither wished nor imagined it. Furthermore, a mental picture is as a rule as far from a living real experience as a mirror image is <text:soft-page-break/>from the reality. Nobody will deny that there is a difference if I think of placing my hand on a glowing hot stove and really doing it. No less drastic is the difference between the experience I have described here and a psycho-pathological hallucination.</text:p>
      <text:p text:style-name="P13"/>
      <text:p text:style-name="P13">During this crucial experience I passed through a “gate”. The reader might have done something similar, whereby the question remains whether he passed through the gate with me or my description went too far and he only felt a <text:s/>closed gate confronting him, which induced him to turn back – and to lay the book aside. </text:p>
      <text:p text:style-name="P13"/>
      <text:p text:style-name="P13">For me this experience was a kind of gate, because from that day on my relation to the World of Reality became significantly richer. I had met a being who, although bodyless, possessed a kind of “corporeality” which was distinctly more real, consistent and substantial than our human mortal corporeality. Its corporeality was identical with its being's core, which led to its total over-human inner capacity streaming from its (over-substantial) “corporeality”. Thus I met a tangible being who spoke directly to me. And I recognized it as an essential part of the creative Majesty, as “Son” of God, and by the encounter itself and not through a denominational religious interpretation or representation. Through this tangible encounter my view of earthly (and over-earthly) existence, and for the question of how I wanted to use <text:soft-page-break/>my gift of life on earth, was made clearer. </text:p>
      <text:p text:style-name="P13"><text:tab/>My experience was also a gate in that from then on a more purposeful or conscious connection with the World of Reality resulted, from which the most varied experiences, discoveries and insights unfolded. It was as if beyond this now opened gate the actual world became open for exploration. I will speak of this subsequently.</text:p>
      <text:p text:style-name="P13"><text:tab/>For the reader the description of this crucial experience <text:s/>may also constitute a kind of gate. I can well imagine that one or other reader could accompany me innerly with what I have previously described, but that the journey breaks at this point because for them the whole thing has taken on a whiff of religion. That would be a pity, especially considering that I have taken pains to describe the relationship of my experience with my religious sentiments, including its cause and how little it had to do with a religious institution or with any kind of indoctrination by people I knew. Nevertheless, I must reckon with a withdrawal on the part of some readers, for I have more often observed such a reaction by people when they are confronted by something “religious” or “spiritual” than a neutral, open or even positive reaction. <text:s/></text:p>
      <text:p text:style-name="P13"><text:tab/>Describing this experience, or rather the event itself, is perhaps really comparable to a gate that opens onto a castle situated <text:s/>behind a moat. In order to gain entrance one must intentionally open the gate and pass <text:soft-page-break/>over the drawbridge into the castle. Each person decides whether he lets the drawbridge down or not. Back then I went through the gate and over the bridge (it was not a question for me, it was so evident what I would experience and had already experienced), but I have also gone through that gate now – although in a different sense – because with this description of my experience I have dared to give my readers an inkling of the fact that behind the gate there really is a castle full of things even more amazing than what one encounters at the castle's entrance. And when I continue telling my story I have in fact, together with my reader who accompanies me through the gate, left the gate and the bridge behind me. For when one passes through the door once, the description of what is behind it in respect to its existence and reality is no longer justified. This book would be too long if I provided my following narratives with so much voluble “assurance” as heretofore. You can be sure that the contents of the following narrative originates from the “castle” <text:span text:style-name="T2">beyond</text:span> the gate and that one only has access to it by passing through the gate. It boils down to this question: Do I consider it (at least) <text:span text:style-name="T2">not impossible</text:span> that what the author relates is more than her vivid imagination? Or, in other words: whoever considers entrance to the castle possible will also be able to consider what is contained within it as possible, as well as participating in it. Whoever, On the other hand, whoever does not <text:soft-page-break/>consider entrance possible, or sees the gate as a delusion, will not see the castle and the rooms within, and will most likely consider the person who relates her entrance to it and describes the rooms within as either not serious or simply crazy. In this respect the reader is standing here at a crossroads.</text:p>
      <text:p text:style-name="P13"/>
      <text:p text:style-name="P13">As I sat in the train thinking about this, wondering if in our world of ingrained mistrust of a “spiritual reality” it is sensible or useful to describe my own experiences of this reality, the testators of our cultural and spiritual heritage occurred to me, such as Herder, Goethe, Schiller or Hegel. And for a moment I thought: if one takes seriously what they said about nature, humanity and human consciousness and the spirit and if one honors them as spiritual greats, then one should have no problem with the sort of reports I am providing in this book. But, is it so? I mean, is it really so that those greats are taken seriously? Of course! every reasonably educated citizen will affirm. But let us look around in our contemporary cultural landscape. Has it not become somewhat – pardon the expression – snooty? Today everywhere people have an almost schizophrenic attitude toward our spiritual testators and their work. We gladly help ourselves to them and to their work for the invention as well as the support for new theories. By itself that would be legitimate and even gratifying. But all too often what isn't understood is swept under the <text:soft-page-break/>rug. And that mostly has to do with the spirit, or, expressed differently, the supersensory <text:s/>world. It is simply ignored, as though it weren't there. One can certainly ask what benefit is gained by reading a “Wilhelm Meister” or by attending a performance of “Faust” if one questions the existence of a spiritual world. Nevertheless, Goethe's work still attracts people as if by magic. We seem to unconsciously <text:span text:style-name="T2">cherish</text:span> what we outwardly, in everyday circumstances, <text:span text:style-name="T2">deny</text:span>. But we deny the whole work when we deny the source from which it comes. And so it goes cheerfully on: for example a piano concerto by Mozart is played in such a way that one has the impression that a circus performance is in the program, or when chorus parts and arias of the Christmas Oratorium is sung in such a hurry as if the director and ensemble members have an urgent meeting at home; Bach, though, is not more up-to-date (“better” is meant) if played rapidly. It's similar with the <text:s/>opera. For example during the past several years opera goers of the German Opera Berlin must have had the feeling when leaving that they had not attended a real opera performance if there weren't at least one naked woman and twenty uniformed soldiers of the North Korean Army or the German Wehrmacht on the stage. Or in the last act of Mozart's memorable “Abduction” in the Komishe Oper Berlin a few years ago, when the Turkish ruler did not seek revenge for the injustice done to him, but granted his captive freedom <text:soft-page-break/>as the original dictated, but together with his attendants engages in a wild mass copulation and finally the two lovers from the Occident are spectacularly executed with the addition of plentiful “ketchup”. And take theatrical stagings, where the directors find that they are more likely to be successful and achieve recognition by helping “old” plays by injecting “modern” elements into them. For example when Iphigenia is supplied with a mobile phone with which she frantically tries to reach her father Agamemnon on the Greek mainland – unsuccessfully of course, because the satellite reception in Tauris is so bad – which can lead one to wonder why the battery hasn't discharged after her years-long involuntary stay on the island. Or when a director suddenly cuts whole scenes from Part One of “Faust” (ones he doesn't think it absolutely necessary to show the public, whereas Part Two is sacrificed <text:span text:style-name="T2">in toto),</text:span> and when he interlaces a number of “topical” references without realizing that the play <text:span text:style-name="T2">is</text:span> already super-topical.</text:p>
      <text:p text:style-name="P13"><text:tab/>Although such escapades and blunders cannot much harm the genius and worthiness of such creations as those mentioned above, on one hand it reflects the tragic loss of a higher understanding and corresponding sensitivity for the profundity of such (from “other” sources) creative masterpieces, on the other hand a tremendous hubris. The director thinks he is on an equal footing with the <text:s/>master himself. In that sense the question is justified: Do we really take the great masters <text:soft-page-break/>seriously? In considering this state of affairs, the fear grew in me that I would probably be unable to offer support for those great ones.</text:p>
      <text:p text:style-name="P13"><text:tab/>Nevertheless, as a steadfast realistic idealist I have dared to reveal my experience here as a gate to what follows. The reader's “intuitive gift” for testing its seriousness remains firmly in view.</text:p>
      <text:p text:style-name="P2"/>
      <text:p text:style-name="P14"/>
      <text:p text:style-name="P14">***</text:p>
      <text:p text:style-name="P13"/>
      <text:p text:style-name="P13">Since that day in 1982 my objective has been to become always more familiar with the source of love. I wanted to look after “Him”, for He looked after me in a very dedicated way, something that I had directly experienced. But not even in the Christian denominational high school I attended, for which I passed an entrance test, could I find what I was seeking. The entity as it was revealed to me was not discussed – not even when the subject was “Jesus Christ”.</text:p>
      <text:p text:style-name="P13"/>
      <text:p text:style-name="P13">Instead I found something else in that school: the ancient world. During the fifth year when studying Latin we entered into the ancient world as part of an intensive course focused on antiquity. To claim that Latin is a “dead” language does not take into account that a considerable amount of sympathy for its spirit wafted through the ancient Roman empire, which is evident <text:soft-page-break/>when one reads the legends of classical antiquity, such as Ovid's Metamorphosis, in the original language and in verse, that is, in Latin and in hexameters. In the first year we had begun to read short, simple texts from authentic clay tablets with tales for the children of those times, or about everyday life at home, on the street, in the senate or in the Roman army, which constituted an ideal means for deciphering the somewhat dry, prosaic language. The ancient world provided an inexhaustible, exciting field of study. The antique Roman world was, however, mainly a burning lens through which I found entrance to the noble <text:span text:style-name="T2">Greek</text:span> world of antiquity. As a child I could well understand what the Romans found so fascinating about Greek mythology, for I was myself thoroughly captivated by it. In that world people were more open to the super-sensory forces than in ours; and to the connection with the “invisible selves” of the gods and the powerful spiritual forces in nature's household, through Heracles and Theseus, Orpheus and Eurydice, Icarus and Daedalus, Achilles, Menelaus, Paris and the beautiful Helen, Odysseus (not to be forgotten), Aeneas and all the rest.</text:p>
      <text:p text:style-name="P13"><text:tab/><text:span text:style-name="T2"> </text:span>I felt much closer to that world which once existed on earth – evidence of which stands as ruins in historical places as well as wonderful artistic sculptures in museums – than to the contemporary world. At first I didn't wonder about why. I just absorbed everything about the ancient world that it was possible for a ten or <text:soft-page-break/>eleven year old child to find and understand. But that resulted in a larger picture as well as insights which I had not expected. What especially fascinated were the Greek gods. For in reading their history it soon became clear that each god had its own quirky character. For example the jovial father-god Zeus, who, although holding the fate of the world in his hands, was often angered and succumbed to his passions, including risky escapades of adultery not only with goddesses but also with mortal women, which shook up the world's structure and caused unpleasantness to the direct and indirect participants unto the second, third and fourth generations. Not least because his cheated upon moaning wife, Heras, eaten up with jealousy, forged intrigues against Zeus's illegitimate offspring and their families, but on the other hand seemed honestly endeavoring to maintain a minimum of discipline on Olympus.</text:p>
      <text:p text:style-name="P13"><text:tab/>Eventually I realized that in the gods of Olympus the various highs and lows of human nature had been given a kind of face by being assigned to other higher selves, or spiritual beings. Often within one god two “mirror-natures” were represented, just as in the soul of man the well known “two souls, ach, reside in my breast”; or two different gods stood for such mirror-natures, such as Athene and Ares, Zeus and Hades, and so forth. In any event, the world of the gods and the world of men were always directly related to each other. <text:soft-page-break/>The gods didn't only sit on their Olympus – as is generally disseminated about Greek mythology – without <text:s/>concerning themselves with the fate of humanity. In truth, <text:s/>they were closely intertwined with humanity. </text:p>
      <text:p text:style-name="P13"><text:tab/>This “humanity” – in the sense of the “all too human” – behavior of the Olympian gods was what made it hard for me to draw a parallel to what I had experienced of the creative Majesty and the Son of God. The Greek gods seemed to be a kind of personification of the different soul-forces-bodies of people, or – the farther I went back in the godly genealogy, to the pre-olympian gods – personifications <text:s/>of the magical-life-force in the various aspects of creative life, such as man, animal, plant and earth (albeit in the macrocosmic and microcosmic sense), sun and moon or air (in the sense of an over-material sphere of existence penetrated by divine light.)</text:p>
      <text:p text:style-name="P13"><text:tab/>I presumed that Greek mythology was a long narration about the genesis of the world. (It describes events reported in other sources, such as the “great flood” which is also described in the biblical Genesis and in the epic of Gilgamesh.) Also that the description of the genesis of the world is especially concerned with the development of our humanity. Or, rather, the progress of our earthly consciousness as well as that of our “actual”spiritual self. I found that the myths could and must be understood literally, but not with the same <text:soft-page-break/>spirit we are equipped with today as everyday awareness and with which we consider the events and conditions of the purely material world. It was evident on one hand from what the myths revealed, and on the other what I had experienced internally, that what was “seen” spiritually was as much a part of the narrative as what one saw with the senses. Both had their place in the narrative. Both were also directly related. They weren't two separate worlds, as a large part of my contemporary culture wanted me to believe, in which all religious convictions were so neatly separate from the vision of the material world as though only the material world existed and anything above and beyond it was no more than a kind of personal opinion or belief of certain people who were imputed to be unable to get by well in the material world and must therefore engage in an unworldly hobby. <text:span text:style-name="T2">That</text:span> was the reason the antique world with its core, the Greek mythology, so attracted me! It was where I found understanding for what I had innerly experienced myself, namely that both worlds, the super-sensory and the sensory are, in reality, <text:span text:style-name="T2">one</text:span>.</text:p>
      <text:p text:style-name="P13"/>
      <text:p text:style-name="P13">One day I experienced a mental breakthrough. It was as if scales had dropped from my eyes. A poem by Goethe, which we studied in German literature, gave me the hint. While studying the poem “Prometheus” I also read the Prometheus myth, which captivated me for reasons I could not identify. It was by being occupied over <text:soft-page-break/>months, perhaps even a year with the Prometheus myth as well as Goethe's poem, that the real meaning of the Prometheus myth became accessible to me through Goethe's moving words, which I had not previously understood completely.</text:p>
      <text:p text:style-name="P13"><text:tab/>The tears streamed down my cheeks. Here was nothing less written down than the historical development of human consciousness in its relation to the godhead, where man was created, and to the earth on which he could truly become human! The human being had once undergone the fall from paradise, as it is called in Genesis. Then came the eating of the fruit of the “tree of knowledge”, that is, the receiving of earthly understanding, a certain human self-knowledge (what I called the everyday consciousness in which I felt so “naked” on the day of my earthly awakening), or, expressed in non-spiritual natural scientific terms: he appeared as homo sapiens on the earth. The more experienced he became on earth, the more intelligent and self-conscious he was, the more disenchanted the spiritual world with its forces and beings, of which he had once been a part, became for him. This was expressed in the hero myths, such as Theseus who defeated the Minotaur, an untamed soul-nature inhabited by unconscious primitive people; or in the myth of Hercules and the Hydra. Man was trying during his earliest times to really become a human being in a higher sense. For this he must first learn to assert <text:soft-page-break/>himself on the earth and distance himself from the instincts he could also observe in animals. He wanted to become his own master.</text:p>
      <text:p text:style-name="P13"><text:tab/>Prometheus, the son of Titans, an offspring of the gods who, by his consistent support of the human race and his support for the prophesy that a “twilight of the gods” was approaching, had made himself unloved by his peers. He wanted man to recognize and overcome his dependence on the gods, to become master over his natural instincts. </text:p>
      <text:p text:style-name="P13"><text:tab/>I considered Prometheus at that moment as <text:span text:style-name="T2">the</text:span> representative of Greek mythology, as the key figure in the development of human consciousness. He embodied humanity's <text:span text:style-name="T2">struggle</text:span> for freedom from the old gods and also from the hitherto <text:span text:style-name="T2">unconscious soul-forces</text:span>. How should man ever become conscious of his <text:span text:style-name="T2">human-being-core</text:span> if he didn't first become conscious of the forces within him which overran that human-being-core? According to Prometheus's will, man should no longer offer sacrifices to <text:span text:style-name="T2">those</text:span> forces!</text:p>
      <text:p text:style-name="P13"><text:tab/>Prometheus spoke in Goethe's consummate words through humans. It was the voice of the higher consciousness of the human being who was still <text:s/>unconsciously but gradually striving for earthly intelligence. He directs his justified anger at the representative of the olympian gods with a beautiful and triumphal self-consciousness against which the might of the gods suddenly seemed to weaken:</text:p>
      <text:p text:style-name="P13"><text:soft-page-break/></text:p>
      <text:p text:style-name="P19">Bedeck your heaven, Zeus,<text:line-break/>With clouds of mist,<text:line-break/>And like the boy who lops<text:line-break/>The thistles' heads,<text:line-break/>Disport with oaks and mountain-peaks;<text:line-break/>Yet you must leave<text:line-break/>My earth still standing;<text:line-break/>And cottage, not built by you,<text:line-break/>And my hearth,<text:line-break/>Whose glow<text:line-break/>By you is envied.</text:p>
      <text:p text:style-name="P18"/>
      <text:p text:style-name="P13">Later I understood that the cottage probably meant the earthly corporeality of humanity, and the hearth's glow meant the human-being-core's knowledge-fire.</text:p>
      <text:p text:style-name="P13"/>
      <text:p text:style-name="P21">I know nothing poorer<text:line-break/>Under the sun than you, gods!<text:line-break/>You nourish meagerly,<text:line-break/>With victims' taxes<text:line-break/>And whiff of prayer,<text:line-break/>Your majesty,<text:line-break/>And would starve, were<text:line-break/>children and beggars not<text:line-break/>Fools full of hope.</text:p>
      <text:p text:style-name="P20"/>
      <text:p text:style-name="P22"><text:soft-page-break/>“<text:span text:style-name="T2">Children</text:span>”, “<text:span text:style-name="T2">Fools full of hop</text:span>e” were the humans who were dependent on the gods, who were subject to them in respect to their consciousness. They would remain fools, could never be gods themselves if they did not free themselves. “Slavery” Goethe's Prometheus called this dependence on the gods who themselves were consciously asleep.</text:p>
      <text:p text:style-name="P23"/>
      <text:p text:style-name="P43">Who helped me<text:line-break/>Against the Titans' insolence?<text:line-break/>Who rescued me from death,<text:line-break/>From slavery?<text:line-break/>Did you not do it all yourself, <text:s text:c="46"/>venerable glowing heart?<text:line-break/>And glowed young and good,<text:line-break/>Deceived, salvation thanks<text:line-break/>To the sleeper over there?</text:p>
      <text:p text:style-name="P44"/>
      <text:p text:style-name="P45">“Did you not do it all <text:span text:style-name="T19">yourself</text:span>, venerable glowing heart?” “Salvation thanks to the sleeper over there?” – <text:s/>Oh no, certainly not! <text:s/></text:p>
      <text:p text:style-name="P46"><text:s text:c="43"/></text:p>
      <text:p text:style-name="P47">I honor you? What for? <text:s text:c="40"/></text:p>
      <text:p text:style-name="P48">Have you ever soothed the pain <text:s text:c="53"/>Of the heavily burdened?<text:line-break/>Have you ever dried the tears<text:line-break/>Of the anguished?</text:p>
      <text:p text:style-name="P48"><text:soft-page-break/></text:p>
      <text:p text:style-name="P49">No! The <text:span text:style-name="T2">soul-forces-bodies</text:span>, whose representatives were the Olympic gods, could not do that! Unrestrained soul-forces, unconscious feelings and desires, <text:span text:style-name="T2">they</text:span> created the pain and the angst! To soothe the pain of the burdened, to dry the tears of the anguished could only be done by entities who had awoken their <text:span text:style-name="T2">core-of-being</text:span> and brought it to accomplished development, which enabled them to practice <text:span text:style-name="T2">altruistic</text:span> love, compassion, mercy – beings who kept account of the eternal plan of destiny of every immortal human-being-core, that is, every individual. Entities who were even Lords of “Time” and Lords of “Destiny”. </text:p>
      <text:p text:style-name="P50"/>
      <text:p text:style-name="P47">Was I not fashioned as a man<text:line-break/>By omnipotent Time<text:line-break/>And eternal destiny,<text:line-break/>My masters and yours?</text:p>
      <text:p text:style-name="P39"/>
      <text:p text:style-name="P39">These highest entities of which Prometheus speaks here were the true lords of men and the (lower) gods, of the soul-forces! For they were complete divine beings, the healers of <text:s/>afflictions and ulcerations of the soul, the saviors of the human soul, the promoters of the development of human fools to true divine, self-aware people capable of love! </text:p>
      <text:p text:style-name="P39"/>
      <text:p text:style-name="P41">That was the “creative Majesty”, that was the Son of <text:soft-page-break/>God, the Christ!</text:p>
      <text:p text:style-name="P41"/>
      <text:p text:style-name="P39">Christ was the personification of those highest beings, who could tame and still the excesses of the soul-force-body and make it gracious and untainted.</text:p>
      <text:p text:style-name="P39"/>
      <text:p text:style-name="P39">I sensed that it was Prometheus who enabled human beings to become independent of the old gods and no longer instinctively animal-like. <text:s/>He advanced man's battle to free himself from unconsciousness. And it was Christ who could enable us to rise to such an independent Prometheus-man or earth-man, to higher, full consciousness, to divine humanity. He was to advance the unification of the human being with the creative Majesty, independent of the “lower gods”, and with full human consciousness.</text:p>
      <text:p text:style-name="P42"><text:span text:style-name="T6"><text:tab/>I realized for the first time the importance of Christ being the actual core-being of Jesus, who brought himself to accept “the cup”. It contained something exceedingly bitter, which we would rather not drink. In reality it was an image for the courageous and consistent conquering of the soul-forces overrunning the core of being, defeated by means of the core-being's power. That was on a large scale what I observed on a small scale: that whoever was conscious of being dependent on feelings, possessions and desires </text:span><text:span text:style-name="T6">(smoking, for example), would be able to dominate </text:span><text:soft-page-break/><text:span text:style-name="T6">them. If he was then able to convert this will into concrete actions, he would become a true master – one of the few people I had admired from a distance. If it had perhaps been bitter to give up the comfortable and superficially pleasant vices he had become fond of (the small man's “cup”), in return he had gained invaluable goods: peace of heart, clear vision and the capacity for compassion. Jesus Christ was our shining example, the wise guide! God himself had shown humanity this mystery of metamorphosis. Now I knew what to do. A hard path, becoming master of one's self. But the only one leading to the goal, and the only really beautiful one! How shaken and moved I was when several years later I came across Goethe's poem-fragment “The Secrets”, in which he wrote:</text:span></text:p>
      <text:list xml:id="list8553696964129732524" text:style-name="L2">
        <text:list-header>
          <text:p text:style-name="P119"/>
        </text:list-header>
      </text:list>
      <text:p text:style-name="P51"><text:span text:style-name="T2">For when a man excels by gifts of nature,<text:line-break/>It is no wonder if his life is blessed;<text:line-break/>In him we worship the Creator's power,<text:line-break/>Through feeble human clay made manifest;<text:line-break/>But he who overcomes himself has gained<text:line-break/>The greatest triumph, stood the hardest test,<text:line-break/>And well may he to all the world be shown:</text:span><text:line-break/><text:span text:style-name="T2">Yea, this is he, this deed is his alone!</text:span></text:p>
      <text:p text:style-name="P52">With all our strength we strive to live and labour,<text:line-break/>Wherever by fate our twisting paths be wended;<text:line-break/>Whereas the world oppresses, ever impeding,<text:line-break/><text:soft-page-break/>And seeks to tear us from the way intended;<text:line-break/>Within this inner storm and outer struggle<text:line-break/>Our spirit hears a word scarce comprehended:<text:line-break/>The power that holds constrained all humankind<text:line-break/>The victor over himself no more can bind.</text:p>
      <text:p text:style-name="P41"/>
      <text:p text:style-name="P39">In this way antiquity (together with the German classics) helped me more to find answers about God and Christ and our human relationship with them than any Christian religion class.</text:p>
      <text:p text:style-name="P39"/>
      <text:p text:style-name="P40">* * *</text:p>
      <text:p text:style-name="P39"/>
      <text:p text:style-name="P39">Acquaintance with the antique world allowed me to also be attentive to something which became ever more important as I grew older and eventually became a necessity: The presence and the appreciation of <text:span text:style-name="T2">beauty</text:span> in the world and its importance for the human soul and consequently for the human spirit.</text:p>
      <text:p text:style-name="P39"/>
      <text:p text:style-name="P24">Painting and the other fine arts didn't give me as much soul-food as music, but almost as much. I was also practically talented here, probably because of paternal genes. My father was an interior architect of the old school, and in fact an exceptionally talented one – something confirmed as fact by the critical consideration <text:soft-page-break/>of neutral third parties. One should not confuse an interior architect of the old school with an interior decorator who provides some aesthetic wallpaper and furniture to a clueless client. My father, who possessed a strong aesthetic sense, had also trained as a carpenter, which honed his practical talent for details. But he also intervened in the building's structure, so that a house designed by him only retained its original outer shell. What I mean by an interior architect of the old school will be clear to anyone who has seen the drawings of Karl Friedrich Schinkel that go from the large view down to that smallest detail, thus forming a comprehensive concept. In fact, much of what my father designed and carried through in the construction phase showed a stylistic relation to the work of Schinkel, that great builder and painter of Prussian classicism whom we both admired. Much of his work in my surroundings, namely in and around Berlin, has been preserved, repaired or reconstructed after the war. I saw my father until his death in two positions: Every day, even during vacations (in which all the necessary tools were taken along) and until deep in the night bending over his drawing-board, for everything was done by hand, from the details of a window's profile to the elevation of walls and complicated spatial outlines and perspective. There were no computers yet and when they came they were never used for the supreme discipline, the spatial representations. Or in tireless work with a yardstick, pocket calculator, goniometer and drawing board at the <text:soft-page-break/>construction site where I often accompanied him in order to help, because it was a challenge for me to be a real help, for example by calculating an exact measurement, which caused me great joy. Because my father worked in his own office in the same house where our apartment was, his occupation was very present for me from childhood on. Because he didn't have enough time and leisure to teach me certain skills and never systematically instructed me, I copied a lot from him, and from early on developed an eye and a heartfelt affinity for the fine arts.</text:p>
      <text:p text:style-name="P24"/>
      <text:p text:style-name="P24">My parents recognized early on that I showed a certain talent for spatial drawing and painting, so they indirectly encouraged it by providing me with many picture-books about painting in the time between the middle-ages and modernity. Just as with music, I carefully studied the paintings and, to a lesser degree, the biographies of the artists. I invented a kind of game, trying to find out from the spirit of the time and the painter's biography whether something eternally valid existed which contained the truly beautiful and if so, what it consisted of. That couldn't be so easily determined because it always appeared in individual form. There was often a bridge between the musical and the painting compositions of a certain epoch, so that a more complete picture of the corresponding epoch could be gained through impressions related to various artistic <text:soft-page-break/>activities. But it wasn't the stylistic methods alone which determined whether something was a true work of art or merely a pleasingly good work. It was something which lay between the lines, or between the brush strokes.</text:p>
      <text:p text:style-name="P24"/>
      <text:p text:style-name="P24">What the musical and pictorial arts had in common, and what I also found in poetry a few years later, was the possibility of adding something from “nothing” to the existing natural world which could be just as nourishing for the soul as the beauty of God's work, nature. The human being could succeed – and he had already succeeded – in making what is truly beautiful in the <text:span text:style-name="T2">world of reality</text:span> visible, audible and knowable in the world of external appearances. And sometimes I found while enjoying a work of art that here the higher spiritual potency in man has found the instrument with which to show and nourish humanity. I saw the truly talented artist as the bearer of a brilliant divine spark, which worked through his individual human-being-core so the divine could use it and therewith he – at least for the hours of his creativity – became a kind of divine entity himself, who had created something for others which was of consummate and lasting quality.</text:p>
      <text:p text:style-name="P24"><text:tab/>Such earthly things delighted me. I saw them as tangible evidence of the divine spirit acting behind them, even when I could not say exactly what each one had to do with the great cosmic plan. A special magic <text:soft-page-break/>surrounded them, which stimulated the imagination and filled the heart with wonderful thoughts. I felt that everything artistic, everything created by human beings, was an expression of their invisible, that is, super-sensory inner life.</text:p>
      <text:p text:style-name="P24"><text:tab/>But if this inner life was fragmented and without awareness of the existence of an overriding whole, ugliness or “squalid” is created, as I often observed in modern art. I had little or no understanding when I saw people in museums apparently fascinated by looking at a monochrome painting or by one divided into two different colored halves. Their expression was meant to demonstrate artistic comprehension. It was a puzzle for me that they stood for so long before this nothing.</text:p>
      <text:p text:style-name="P24"/>
      <text:p text:style-name="P24">Perhaps I was simply not mature enough to realize the deeper meaning of such a painting and therefore feel the obviously resulting pleasure. But I must admit that today not much has changed. Of course one can talk about the meaningfulness of monochromatic or the so-called action painting. One can also discuss the meaningfulness of a randomly created sculpture like a melted-down bronze meatball. Certainly action-painting has a certain background and one can quickly see that it reflects the artist's momentary attitude on political or social ideas. But aren't they all viewpoints that require an intellectual test of the work in order to really appreciate it? </text:p>
      <text:p text:style-name="P24"><text:soft-page-break/><text:tab/>When I asked some of the people why they were so fascinated by such works, to my great surprise they assured me that they felt spoken to by the piece because they could see the soul of the artist in it. I observed the scene again and wondered if those people weren't deceiving themselves a little. Or did the souls of a Jackson Pollock or a Barnett Newman really look as empty and desolate as their pictures?</text:p>
      <text:p text:style-name="P24"><text:tab/>In an exhibition I read a quotation by Newman, which I found again during research and seemed to confirm my fear. It read: “<text:span text:style-name="T2">I think that some of us here in America, free of European culture's ballast, find the answer in that we consistently ignore the problem of beauty in our art wherever it's encountered. If we live in a time without legends or myths, which one could call sublime, if we dismiss the exaltation of pure form, if we reject life as abstraction, then the question is: how can we accomplish a sublime art? Instead of making cathedrals from Christ, from humankind or life, we create pictures from ourselves and from our own feelings. The picture that we paint is so evident, real and concrete like a revelation, a picture that above all can be understood without being seen through the nostalgic lens of art history.” </text:span>(Newman 1948, In: Harrison/Wood 2003, pg. 701.) Well, obviously I viewed his pictures through the “<text:span text:style-name="T2">nostalgic lens of art history”. </text:span>Certainly as a child I was no art historian or expert of any kind who defended an opinion formed by long years of study. I <text:soft-page-break/>tried hard to acquire a taste, to “understand” such pictures feelingly and stood unreservedly neutral before them, because I wished to learn everything new and let it affect me; to try out, so to speak. After all, many grown-ups stood spellbound before them and were willing to pay high entrance fees to exhibitions and crowded into openings or offered astronomical sums for the works. Even if I was spoiled by the art of the past, why did the picture not speak to me in its own way? Why was there nothing alive in it? <text:s/>Why did I feel dragged through water and exhausted after looking at such pictures in a gallery?</text:p>
      <text:p text:style-name="P24"><text:tab/>In the final analysis the artist himself gave the answer to how such a picture could even be made, and why it had this effect on my inner life: he considered beauty to be a “<text:span text:style-name="T2">problem</text:span>” by definition, that we must “<text:span text:style-name="T2">consistently ignore the problem of beauty in our art wherever it's encountered”, </text:span>and he proclaimed: <text:span text:style-name="T2">Instead of making cathedrals from Christ, from humankind or life, we create pictures from ourselves and from our own feelings. </text:span>Yes, but isn't the self of the person a cathedral of life, a cathedral of himself or of the divinity living within him? And when this self becomes <text:s/>creative, does not the spirit of “<text:span text:style-name="T2">Christ</text:span>”, “humankind”, or “<text:span text:style-name="T2">life</text:span>” also live in the artistic “structure” which originated through him?</text:p>
      <text:p text:style-name="P24"><text:tab/>Obviously Mr. Newman did not mean the <text:span text:style-name="T2">higher self</text:span>, but the largely unconscious one in which the remaining unconscious feelings are manifested. If the <text:soft-page-break/>great number of only monochromatic pictures painted over many years really reflect his “<text:span text:style-name="T2">own feelings</text:span>”, as he says, then that must mean that he <text:s/>“<text:span text:style-name="T2">consistently</text:span>”, that is, with extreme brutality against himself, ripped out of his heart every sensibility and appreciation for the life-forces within him. But why? How can it happen that people only understand “beauty” as the reflection of a personal inclination, a petty sentimentality? Why were there people who recoiled from “legends and myths” like the proverbial devil from holy water? The only answer I found was that they obviously were afraid of being unable to find themselves amidst all the “ballast” of their thousand year old culture. It seemed to me, though, that the probability to really find oneself is given through a relationship to the cultural history of humankind. I saw clearly what happened when everything already accomplished was rejected: a picture which precisely reflected the artist's inner life. And this picture showed a simple-minded, sclerotic, empty life of feeling, which one can barely call life; rather a rigidity of feeling unable to touch the beholder's soul and inspire his spirit. In short, to achieve a loving gesture to the other human being through art.</text:p>
      <text:p text:style-name="P24"><text:tab/>But that was just what I had experienced during my Christ occurrence as an uppermost concern of the healthy human spirit. Therefore it was comprehensible why the art of artists like Mr. Newman could not be “revelation” for me as he had hoped. He spoke about <text:soft-page-break/>the opposite of what I had decided. He wanted namely to make no “cathedrals from Christ”.</text:p>
      <text:p text:style-name="P24"><text:tab/> But we can safely leave the Christ-concept aside and simply say that if when observing an artwork the soul does not feel inspired to go searching for the source of life, and such a search to the source of life can also result in the encounter with a dark subject, then the person stands before an artwork with his intellect, but his soul stands before nothing, or still worse before a devastating vortex. On the other hand, if the artistic object was filled to the brim <text:s/>with longing and love for the whole – to which the history and the super-sensory aesthetic “biography” of humankind belongs – the artist would then create the beautiful, a beauty beyond temporal duration. And this beauty has a healing effect on the spiritual and physical organism. I could observe this everywhere. </text:p>
      <text:p text:style-name="P24"><text:tab/>But above all one could observe even outwardly the destructive effect ugliness has on the human soul. For man was not only capable of creating the eternal beautiful, but also of creating ugliness. Gradually I began to ask myself which spiritual force was expressed in man as creator of ugliness, which is pernicious for human life-forces. It must have been a powerful being, for as far as I could observe in my surroundings, people of the present produced far more ugliness than beauty. An <text:span text:style-name="T2">Autobahn</text:span> [freeway] was an unchallenged practical project. But it bisected the land through which it ran, brought acoustic, <text:soft-page-break/>odorous and optical squalor with it. Such practical inventions for human comfort as the Autobahn were evident to me. But why wasn't it possible to counter the perhaps necessary evil with something which alleviated its laming effect on the soul?</text:p>
      <text:p text:style-name="P24"/>
      <text:p text:style-name="P24">The older I grew the more I felt – and I still feel that way today – that there is no longer any magic in our world, no fantasy. We have lost the sensitivity and the leisure for beauty, although we need it no less urgently than water and air, for we become ever more ill because of its absence. Art, music, architecture, speech, even clothing hardly show beauty anymore, in which the eternal, which is edifying for the soul, can unfold. And our souls become poor with what we surround ourselves, by our deeds; and our deeds become poor through our poor souls. </text:p>
      <text:p text:style-name="P24"/>
      <text:p text:style-name="P24">How wonderful antique architecture fit into the natural surroundings in which it was embedded! Where once wild and beautiful nature ruled alone, nature was also placed in the scene, emphasized, venerated and at the same time softened and ennobled. But the property owners of the renaissance, or classicism, also had a noble goal in mind – although with a touch of the romantic – which the antique people didn't need to work at, because they had a certain intuitive understanding of the <text:span text:style-name="T2">beautification of the earthly world.</text:span></text:p>
      <text:p text:style-name="P24"><text:soft-page-break/><text:tab/>Do we still have an understanding of what truly beautifies the world? Do we still feel the need to make it “beautiful”? Or, by inserting ever more ugliness into the world, “<text:span text:style-name="T2">consistently ignoring the problem of beauty in our art wherever it's encountered”, </text:span>and being educated in this way, do not notice either its presence or its absence? If it were so, we would be on the way to depriving ourselves of the chance to ennoble our own selves. We would be denying ourselves spiritual nourishment, the life-forces, if we trained ourselves to no longer recognize ugliness for what it is: something which corrupts the whole person, but instead came to feel disgust for beauty to the extent of rejecting it. <text:s/>Then we would be about to turn the world upside down, to live entirely in a lie, in an illusion that one day would turn into an earthly reality. This kind of “soul-death” terrified me as a child, for I discovered in so many places an total lack of interest in the true source of spiritual nourishment and the crudeness with which the venerable unifying totality was treated. </text:p>
      <text:p text:style-name="P24"><text:tab/>I experienced what today is even more drastically evident: together with the sense of eternal beauty, we have also lost the love of timelessness and have instead a haste that rushes us past what is beautiful. Have we not almost forgotten how to be mindful of the world's nuances? With our ears stopped up with an MP3-player when jogging we cannot hear a bird's enchanting song which can, without the help of other the senses, tell us <text:soft-page-break/>so much, such as the time of the year, whether morning has just arrived or the evening is sinking into night, whether it's a song of courtship, or the merry question-and-answer game of two neighbors in different territories. On a furiously racing trekking-bike one cannot observe the procession of clouds and their continuous changing forms as if designed by an invisible hand. With sun-glasses on the nose and roller-skates on the feet one cannot study a blossom, let alone encounter its essence, for in this condition you wouldn't even notice the flower. To put on a dress surely takes longer than hotpants with a zipper. But are the hotpants thus more beautiful? Would the aesthetic-feeling heart really like to see every feminine figure in skintight leggins and every masculine upper-body in a “muscle-shirt”? Which maleficent spirit could have inspired the people who invented the parka or later the hooded anorak with drawstring and over-sized pockets with loud colored artificial fur trimming for women, in which the noble Prometheus would not even recognize the human beings created according to his image? Of course from a psycho-spiritual perspective it is not important how the exterior form of the body is wrapped. However, the way we are wrapping it today indicates that we no longer even possess a psycho-spiritual perspective.</text:p>
      <text:p text:style-name="P24"><text:tab/>In my schoolbooks I looked wistfully at the pictures of antique clothing in Greece, where by artistic draping of the material the currents of force were visible which <text:soft-page-break/>constantly flowed from the earth through the people to the invisible World of Reality and from the invisible World of Reality through the people to the earth. In the Roman clothing an even more differentiated allegory of the invisible human body seemed to appear before my eyes: the inconspicuous tunic covering the physical body I saw as a material reflection of the magical-life-force form, and in the often vibrantly colored toga covering the tunic I saw the image of the soul-force-body, which with its shimmering color-filled, undulating emotions was like the magical-life-force actively covering the organs like the toga covering the tunic. When in an antiques museum I stood before that kind of clothing and imagined them coming to life, something inside me said: Yes! That is man, the human being! Man as a psycho-spiritual being who is incorporated in a physical body on earth. That is the form of his physical body, the play of his muscles when he carries the shield and the sword; there the magical-life-force, the tunic; here the soul-force-body, the toga; and by his bearing and by his expression the human-being-core, the actual higher self, the spirit, is revealed. Yes, this is how the human being as earthly man “rightfully” looks! <text:s/></text:p>
      <text:p text:style-name="P24"><text:tab/>But in my surroundings then? <text:s/>At the time I found little that made me feel certain that I could observe the totality of the human being. Either we disappeared under sack-like over-largeness which made the last broken gem of our individuality practically <text:soft-page-break/>undiscoverable in today's bodies. Or we dressed in such a way that only the physical covering was shown to advantage – which is ever more the case in today's fashion – to the extent that clothing barely fulfilled its function of covering the body and offering it a certain protection, or warmth. <text:s/>I rather had the impression that the person observed looked less naked without clothing than with it. By contrast in the antique world there was sheer gauze-like silk material, which did not conceal the body beneath but on the contrary made the entire body visible, but nevertheless conveyed <text:s/>a completely different aesthetic impression. It was easy to discover how that was. In both cases the physical body was emphasized. In the first case a vulgar sex appeal was reflected, which arose from an unconscious soul-life and thereby could and should make the person watching just as addicted as the urge to smoke a cigarette. In the second case, however, in which the transparent silk fabric flows around and over the body, elegance and “Eros” in the sense of the Greek god. Here, like with antique architecture and landscaping, the earthly body, as the highest created form, becomes further ennobled by an artistic rendering of its garments. </text:p>
      <text:p text:style-name="P24"><text:tab/>The exclusive emphasis on the body, the transitory element of earthly mankind, I found already then, as a ten or eleven year old child, obscene, but not because I considered the body itself as impure or obscene! Neither I nor my family were prudes. But because this <text:soft-page-break/>trend revealed people´s blindness to the World of Reality, yes, even to their own higher, immortal selves, and to the beauty of the physical- psycho-spiritual totality. They seemed just as bare in respect to the awareness of their inner life and the forces of a higher nature flowing around and through them as the scantiness of their clothing. That is what I considered obscene: the mind directed exclusively to the earthly world, to the outward aspect of material practicality, or the indifferent carelessness in which other dimensions barely have room. In this respect the clothes, matching the prevailing trend in painting, music or architecture, fit very well our current (in the truest sense of the word) squalid zeitgeist.</text:p>
      <text:p text:style-name="P24"/>
      <text:p text:style-name="P24">We knew all that very well. Nevertheless, we could not compete against the empty and ugly aesthetics of the prevailing zeitgeist. The spirits whom we called no longer allowed themselves to be caught so easily.</text:p>
      <text:p text:style-name="P24"><text:tab/>At that time I was convinced that a remedy existed. Ultimately it depended upon whether one could become conscious of things and proportions, and have sensibility for aestheticism and its opposite. I especially felt how a screaming, striking person not only betrayed by his blind fury, but also how the unaesthetic sound of his voice and ugly words became worse the more his feelings were unconsciously whipped up, and how the (eternal) beautiful, the divine in mankind, could be <text:soft-page-break/>distorted into gross ugliness. I was convinced that mindfulness of beauty in the world must provide relief to the plagued and sickened soul which must constantly digest ugliness; if the soul-force-body received wholesome and tasty nourishment, the <text:s/>human-being-core would also become active, one's “actual self” would come a step closer, and the magical-life-force would flow in a wonderful way, smoothly and richer in one's inner being. I observed this direct connection on many occasions, also in myself. It was a tried and true remedy.</text:p>
      <text:p text:style-name="P24"/>
      <text:p text:style-name="P24"><text:s/>So I helped myself to a bit of the “beautiful” among the rampant “unbeautiful” with a trick. When I was eleven years old our family grew. Although it was not a little sister or brother – I remained to my great regret an only child – but a dog, a little fox terrier puppy moved in with us. That exuberant being needed extensive movement, so that from then on I was often underway on walks. On these walks, during which I thought about “my life”, I often immersed myself in a different time. I would have liked to translate myself back to antique times. But the places were my walks took me had nothing at all to do with antique customs, neither architectural nor topographical. But I very much wished to be back in a time when the sense of the beautiful was not so <text:s/>completely lost as in my own. Therefore a different time had to be found of which vestiges could be found in my <text:soft-page-break/>surroundings. At that time I lived in a beautiful section of West Berlin in which stood many grand old stately homes between carefully tendered parks. Those mansions, built during the nineteenth and early twentieth centuries, were, in part, lovingly maintained in the old manner. Many had stately center staircases and servants' entrances on the side; others, near which I felt best, had many small bay windows, nicely glassed-in, winter gardens supported by thin metal frames, exterior spiral staircases leading up to <text:s/>small towers with look-outs, or a pergola in the garden entwined by wild wine in the shade of which cast-iron benches invited you to linger outdoors. I imagined on my walks living at the turn of the century. When I came across something ugly such as the modern two-storey apartment house in which we lived, or a flat-roofed bungalow from the fifties or sixties with a punctuated <text:s/>facade, ungainly large flower windows in the upper area or with mushroom-shaped garden path lanterns made of yellow plastic, I closed my eyes and let my dog lead me along the path past the house. As soon <text:s/>as a house with character appeared I opened my eyes, knowing exactly where on my route that house stood. I slowed down when passing the beautiful mansions. I enjoyed every moment and included them in my story. I most enjoyed walking through the streets paved with old cobblestones from the Kaiser's time; between them in summer so much moss grew that they looked completely green from a distance. Then I imagined the clapping beat of <text:soft-page-break/>horses' hooves and the clatter of coach wheels. I thought of the people who once lived and worked here, what they felt and thought. I tried to live into the corresponding time so that I also experienced the dreams and worries of the inhabitants of that time. The noble oaks and plane trees that gracefully bowed over the bumpy street must have seen the activities of those times. When I looked at or touched them, I was also touching those long ago times that were suddenly alive in me. Thus the trees were also a vivid part of my story.</text:p>
      <text:p text:style-name="P24"/>
      <text:p text:style-name="P24">In this way I filled many hours of the otherwise so busy and prosaic days of my life with the most “beauty” possible, whether by the conscious observation of (created from above) nature, the (built by men with an aesthetic sense) city's buildings in my surroundings or by the (born in my fantasy) innumerable stories of former epochs. These experiences nourished me. Because of <text:s/>them I became happy and satisfied. Conscious life with “the beautiful” became the indispensable compensation for the lacking interchange with the people I knew about the World of Reality.</text:p>
      <text:p text:style-name="P24"/>
      <text:p text:style-name="P25">* * * </text:p>
      <text:p text:style-name="P24"/>
      <text:p text:style-name="P24">The incisive event, which I described earlier and which I designate as my “Christ experience”, subsequently <text:soft-page-break/>brought – already mentioned but not more closely described – changes to my relationship with the World of Reality, with the World of Spirit. For this reason my Christ experience was <text:span text:style-name="T2">incisive</text:span>: my relationship with the World of Spirit became more intense and tangible. The change probably began when I more consciously experienced “remaining awake” during the process of falling asleep. I had intended to strive toward the world of consciousness <text:s/>in order to recall the love bestowed upon me by the high entity, by the Son of God. Due to that Christ-experience and also because of my getting older, my rational thinking had become more focused than before and therewith the ability to clarify certain goals or ideals and to consider how to achieve them. So I decided to behave in such a way that one day I might become at least a sporadic “domicile” of the high entity in order to let something of that love I had been allowed to feel flow into my earthly environment. At first that was of course “only” ideal. But achieving the goal began by spiritually understanding it, although the path to the goal seemed to become longer and harder the more I learned and the longer I was underway. But I had the great luck to have once encountered my ideal before starting on the path, so that I never lost the impulse to be true to this ideal no matter how arduous the path later became. I had only to think back to my Christ experience, to His presence, and the divine, unbreakable human brotherhood made by His love and my heart was again in flames, and I finally overcame the lethargy and <text:soft-page-break/>despondency caused by the everyday sensory-material temptations of the all too worldly influences surging in the foreground.</text:p>
      <text:p text:style-name="P24"><text:tab/>Perhaps the more specific reflection on my immaterial, higher goals was the trigger for the progressive differentiation of my inner life. Perhaps it was also induced by the high entity, by Christ Himself, whom I had recognized as my divine teacher and who intended to prepare his little pupil for encountering the multiple realities of the World of Reality. Perhaps it was both. One of these realities was to know my own being, and not only my higher, actual self as a large radiant light of consciousness, but also to descend with a torch of this light into the depths of the subconscious. For in fact the first could only be achieved by means of the second. This was made understandable to me in an impressive way by my <text:span text:style-name="T2">staying awake when falling asleep.</text:span></text:p>
      <text:p text:style-name="P26"/>
      <text:p text:style-name="P24"><text:s/>I lay in my bed and closed my eyes. Soon sleep would spread its dark, soft blanket over me and silence all earthly perceptions, until the world would completely disappear for me. But this time it was different, although the exterior perceptions gradually leveled off and the few noises were muffled as usual. But suddenly it became clear to me that I was observing it all, that sleep did not rob me of the ability to observe that I was falling asleep. I pondered it, but my astonishment about this <text:soft-page-break/>curiosity didn't bother me. It was as though I grew out of the usual place in my body, as though I withdrew from it, for example from the fingers which now, while sleeping, had no need to feel material, or from the ears, which during sleep did not need to be attentive to the sounds of the sensory world. I understood why at night one forgets the <text:s/>surroundings, why one is dead to the outer world: it was due to oneself that one withdrew from the sensory organs. It wasn't something ominous that came over you from without and took away your daytime consciousness. You did it yourself in that you no longer resided in your body as you did during the day. You were no longer stuck so fast in the individual organs. Fascinated, but at the same time totally relaxed, I observed what was happening so softly, so naturally.</text:p>
      <text:p text:style-name="P27"><text:span text:style-name="T7"><text:tab/>Suddenly, something blood-curdling sprang at me! It was like a hideous, contorted face, followed by many small, ghastly creatures. They all hurtled at me like furies. Then in a split second the face bloated into a gigantic, menacing apparition. I was so frightened that I fell back into my day-consciousness and all the apparitions burst asunder. I pulled myself together. My heart beat fast. What </text:span><text:span text:style-name="T8">was</text:span><text:span text:style-name="T7"> that? I was not a child who imaged ghosts. I had never gone to bed afraid because I imagined something evil lurking in a corner of the room. But what I now saw had been so real as only some physical-material phenomenon could be! What in the </text:span><text:span text:style-name="T7">world was that? I couldn't explain it. I walked up and </text:span><text:soft-page-break/><text:span text:style-name="T7">down in my room until I lay down again in bed and finally – in the usual way – fell asleep. </text:span></text:p>
      <text:p text:style-name="P24"/>
      <text:p text:style-name="P24">In the following days or weeks the experience was repeated three of four times. I worried about what the dreadful apparition was that frightened me terribly every time and why it disturbed the peaceful observation process. </text:p>
      <text:p text:style-name="P24"><text:tab/>One night – it was probably the fourth time – I again observed the going-to-sleep process and thought that perhaps this time I would emerge unscathed, but suddenly the dreadful creature sprang at me. It was extremely abrupt and unexpected, and it seemed to spring directly up to my face. In that condition I wasn't so much really inside my physical face. It seemed to be aiming at me for some reason. It was the same kind of horrid, strange thing. As far as I could see the other times (for I was so shocked that I fell immediately back into my day-consciousness, where it was of course not visible), it consisted of many equally ugly creatures bound in a kind of swarm that took on a shape, the main part of which formed a huge fearsome face, which grew in front of me, eye to eye, so to speak. </text:p>
      <text:p text:style-name="P24"><text:tab/>This time, however, I reacted differently. Not that the dreadful thing was less scary. No, the violence with which it approached me was no less forbidding and, because of its abrupt springing up, was just as frightening. Also, I hadn't intended to react in a certain <text:soft-page-break/>way in case it appeared again. But this time I made a spontaneous decision to endure the presence of that ominous creature. I didn't want to give in to it. The decision was not made under the conditions which are present in day-consciousness, that is, in a calm, unhurried way; it was made just as lightning fast as the appearance of the fury. There were only two options: to wake up from fright or to persevere.</text:p>
      <text:p text:style-name="P24"><text:tab/>The decision to resist fear led to my <text:span text:style-name="T2">not</text:span> falling back into my day-consciousness. I succeeded in being able to keep observing. What I learned in this longer <text:s/>state of <text:s/>observation about fury was, however, to some extent disturbing. By standing up to that being, I was no longer prevented from “expanding” even more. I now experienced myself as expanding over the limits of my body's outreaching self-awareness. I became very <text:span text:style-name="T2">large</text:span>, comparable to a balloon that is inflating. But it was not my <text:span text:style-name="T2">body</text:span> that was inflating, but my self, that is, my <text:span text:style-name="T2">consciousness; </text:span>one could imagine that the self-awareness during day-consciousness as being within the confines of a crumpled up balloon, whereas in the state I was now in my awareness was like the inflated skin of the balloon as well as the particles of air inside the balloon.</text:p>
      <text:p text:style-name="P24"/>
      <text:p text:style-name="P24">I was in a state in which my consciousness had extended quite a distance beyond the limits of my physical body. And from this “perspective” the reason for the <text:soft-page-break/>encounter with the ghastly fury became evident: the being composed of many different ghastly creatures was a part of myself! The tiny little beasts sat in my own psychic components, or sheaths. Above all in my soul-force-body, but many also nested in my magical-life-force-form. It was no less than the imaginative appearance of my own until now unconscious or unresolved “quirks” that are detrimental to the eternal connection of all created creatures and the brotherhood founded on selfless love: stubbornness, gossip, lying, jealousy, vanity, superiority, feelings of resentment and revenge, cowardice and complacency, much of which can sometimes more, sometimes less, romp around in the human soul and, in the worst of cases become habits that are difficult to overcome .</text:p>
      <text:p text:style-name="P24"><text:tab/>What happened? I, that is, my consciousness, by continuing to expand, had passed beyond the natural limits of my sheaths. I had passed through them, “loosened” by the transition to sleep, and by doing so I ran into something I hadn't really been aware of until then, which, largely unnoticed by me, could cause hurt to those around me . </text:p>
      <text:p text:style-name="P24"><text:tab/>This, then, was me!</text:p>
      <text:p text:style-name="P24"><text:tab/>I had of course already felt that the image I had of myself was more flattering than what reality would indicate. (It was a vague image, because at that age I still had not really thought much about it.) I had not expected that it would be so severe though. In the state <text:soft-page-break/>I was in, this knowledge, strangely enough, didn't bother me. It was simply a fact, just as other facts which one has nothing directly to do with can be accepted without much ado. I was by no means indifferent, but there was no personal connection which, because of disappointment or vanity, would have led me to deny or gloss over what I was seeing. It was a fact that part of me was that way. And it was a fact that this part had a detrimental effect on the welfare of the world as a whole and thus also contradicted my goals and ideals. To “see” this made me a little sad, but it was not the sadness we know from the usual conditions of life. It was as if I felt compassion for another poor person. I no longer felt that I was on the earth. I felt just as expansive as my consciousness expansively perceived and thought. This meant that I felt “with” the facts, objectively; I felt, from the perspective of a greater harmony, the effects of my feelings, misdeeds and attributes which remained largely unconscious in everyday life, within areas which are not usually considered to be related to one's private inner life.</text:p>
      <text:p text:style-name="P24"><text:tab/>I was aware that I had vividly observed my whole self for the first time, just as I had often observed the turmoil in people's, soul-force bodies and its effect on their environment, except that now I had experienced my self as a whole, not just certain aspects, as when I sometimes observed people during the day. I had directly “seen” my being, experiencing it as it had <text:soft-page-break/>developed since the beginning of my existence. And a portion of it consisted of those bad aspects which appeared as grotesque figures during the process.</text:p>
      <text:p text:style-name="P24"/>
      <text:p text:style-name="P24">These figures had a striking similarity to the fantastic creatures in <text:s/>Hieronymus Bosch's paintings. When I first came across copies of some of his work a few years later I was overcome by the similarity. Everyone I showed the paintings to in the books attributed them to his vivid imagination, or remarked laconically that “in the middle ages people still believed such things”. Someone who was considered knowledgeable in this subject explained to me that the artist was completely under the influence of the Church and his paintings followed pedagogical, but above all economical, interests, namely to threaten people with the torments of an alleged hell so they would pay indulgences to the church. That did not convince me at all; neither did most of the explanatory texts under the paintings, which were highly speculative and terribly clever. They all agreed on one thing though: the ugly creatures in Bosch's paintings did not exist. I, however, was certain that Bosch really saw these beings: the excesses of human characteristics in pictures. And yes, by painting them he wanted to warn his fellow human beings about continuing to deny seeing the self-concealed aspects of themselves. But by so doing, he certainly wanted to help them and not push them into the clutches of a money-grubbing clergy. For nobody <text:soft-page-break/>who had ever experienced something like this could be indifferent to his fellow human beings' fate, because he inevitably must have recognized what he was doing to them by his own selfishness and how much the whole world suffered because of it.</text:p>
      <text:p text:style-name="P24"><text:tab/>I found this to be true in his painting “The Seven Deadly Sins”, which depicted the seven main vices of the human soul arranged in a circle and painted on a tabletop so that they could be perceived equally as one went around the table. And one of the seven sins was named by the Greek word “acedia”, which could be translated as “antipathy”, “cold-hearted” or “indifference”. So it couldn't have been indifferent to Bosch what became of his neighbor who observed his pictures if he called indifference one of the seven deadly sins! In the center of the picture, as though it were the pupil within the colored iris consisting of the seven vices, was the resurrected Christ, who showed the wound on his left hand and pointed to the wound on his side with the right hand as though these were the locks through which the vices of men flowed with his blood. Underneath were the words: “<text:span text:style-name="T2">cave cave deus videt” – “</text:span>Careful, Beware, God sees”. It was clear to me that someone who wanted to be with God would also want to behave in such a way as to be able to experience His presence. No one who pursued this ideal would want to present himself to his beloved, revered friend and supreme teacher with such misconduct! And such a vice <text:soft-page-break/>would not be called a “deadly sin” because it would be punished with death by God; rather that one is preparing one's own death in the World of Reality by being addicted to such bad habits as envy, pride or greed instead of transforming them to goodwill, modesty or willingness to sacrifice.</text:p>
      <text:p text:style-name="P24">This experience made it clear to me that from then on I could only enter the World of Reality, or see clearly in it, if my vices were left outside, before the "gate". But for this to happen at all, I had to recognize them first.</text:p>
      <text:p text:style-name="P24"/>
      <text:p text:style-name="P24">One could perhaps think about all this: What could a girl of ten or eleven years of age done which is so terrible that it attracted such horrible apparitions from the super-sensory world? But one must bear in mind that these apparitions are individual and therefore relative. It is always only about the individual human being in respect to his or her personal deeds. And the transgressions of a child appear to the child just as drastic as those of an adult to adults, aside from the fact that in the World of Reality it is irrelevant if one is a child or an adult on the earth, because what is experienced and recognized is a function of the human-being-core, which is neither child nor adult. It is not about two different people here, of whom one is better and the other worse. To judge that would probably be reserved for the divine Entity, for nothing that I experienced indicates that “the good are kept and the bad are <text:soft-page-break/>expelled”. In any case, in this preparatory trial one person never fares well or badly against others, because he stands alone in relation to his faults. He must face the truth about himself in order for the "gate" to open for him.</text:p>
      <text:p text:style-name="P24"><text:tab/>Thus by touching upon my inner debasements I had actually passed a barrier. I had left the bad side of my soul-force-body behind by recognizing it; but I kept the pleasant side, because I realized that it would be needed in the sphere or world in which I now moved, in order to keep <text:span text:style-name="T2">feeling</text:span> (a property of the soul-force-body). I hardly need mention that this feeling was also different than in the sensory world, because although one still felt in a certain sense subjectively or independently, but no longer selfishly. And if that crept in again, one fell back, that is, one no longer saw the essence clearly – one obscured oneself.</text:p>
      <text:p text:style-name="P24"/>
      <text:p text:style-name="P24">In this approximately “purified” state I was able to expand further. I became ever “lighter” and “larger” (my consciousness, that is), but my consciousness was clear and bright and, furthermore, “with me”. I perceived the <text:span text:style-name="T2">presence of a spiritual Being</text:span>. I had the sensation that it had already been there before I discovered it, and was waiting for me to recognize it. It's hard for me to describe what this sensation conveyed to me. For I have now reached the point in my narrative where the words normally used in the sensory-material world <text:s/>are no <text:soft-page-break/>longer adequate to describe the relationships and events in the non-material world. Mostly metaphors or paraphrasing must be used. I had the impression that the spiritual Entity had already been waiting for me. It didn't tell me in words, but by the way it was. It radiated patience, loving forbearance and solicitude. And I immediately entered this radiating by expanding. In this way I participated in what the Presence was, thought and felt. But this thinking and feeling was not comparable to our everyday way of thinking and feeling. The spiritual Entity thought feeling and felt thinking, but in a completely sincere, refined way. In our day-consciousness our thinking, feeling and wanting are mixed together like motley colors. We are barely able to think a thought not influenced or even undermined by some sympathetic or antipathetic feeling or personal wish. This makes the thought “corrupt” as long as we are not aware of the impulses influencing it. The difference in the way of thinking in the World of Reality, which was also practiced by the Entity whom I perceived, was that our everyday thinking is determined by our feelings, whereas the thinking of the spiritual Entity was consciously pervaded and warmed by feeling. Its thinking could quite rightly be pervaded by feeling because its feelings were completely conscious and it ennobled its own thinking, which was thus full of wisdom. They were all loving, altruistic thoughts which radiated from the Presence and in which I consciously participated, because my consciousness was within <text:soft-page-break/>them. </text:p>
      <text:p text:style-name="P24"><text:tab/>In this way the means of communication emerged, for the Entity also participated in my thoughts and feelings, in my whole being in fact, in that I expanded into its circle of activity. It seemed to know all that ever mattered to me, what I experienced, thought, felt, did or wanted, but there was nothing in any way disagreeable or compromising about it. I did not have the feeling that my privacy was infringed upon. Finally, I no longer felt myself to be earthly-personal, and I had, after all, opened up myself. But it was also the case that absolutely nothing proceeded from this Entity which tempted me to hide anything, for its intention was completely selfless and “noble”.</text:p>
      <text:p text:style-name="P24"><text:tab/>The impulse which proceeded directly to me from the Entity became gradually clearer. I had to first learn to orient myself in this world and at least begin to learn the new thinking and feeling and also the new way to communicate. By means of an inner turning to myself, which as a child I called “heart language”, the Entity made me understand that it wanted to teach me something, that it would be my teacher in that world. And as I perceived this, I realized that I wanted the same, and that is why I could even become attentive to the Entity. By my orientation towards it, I recognized its orientation towards me. If one wished to translate into earthly words what the Entity communicated to me and what my consciousness communicated to the Entity, and <text:soft-page-break/>if you considered the loving forbearance of that Entity, its patience and helpfulness, which on earth can only come from the region of the heart, you could do it with the words: “<text:span text:style-name="T2">You have entered this realm. Therefore follow me and learn!</text:span>” And my soul asked and at once answered in the same breath full of admiration, hope gratitude and joy: “<text:span text:style-name="T2">Please, teach me!</text:span>” </text:p>
      <text:p text:style-name="P24"/>
      <text:p text:style-name="P24">And that is what the high spiritual Entity did from then on. Whenever I “awoke” while falling asleep in the way described, my consciousness brightened for the World of Reality and the same high Entity appeared and instructed me. Sometimes other Entities joined in, but only to help me to better understand something by playing a certain “role” in one of my classes, but never trying to convince me of something. Rather did they benevolently and generously reveal one of their activities or wisdom in order that I could obtain an insight appropriate to my present level of consciousness. I later experienced occasionally to my wonder and joy that such Entities – sometimes higher standing than my dear teacher-Entity (at least apparently) – greeted me as if they knew me from times before I had forgotten everything. They answered with a spiritual “gesture” by appearing to bow before me, or by benevolently allowing me to continue the path I was to follow by stepping aside. And when I left their presence again, it was – in a dreamlike <text:s/>notion – as if I had once been with <text:soft-page-break/>them in a wonderful way in other times. (All these attempts at description are merely images of an inner happening.)</text:p>
      <text:p text:style-name="P24"/>
      <text:p text:style-name="P24">I learned to develop an understanding of what were often totally different aspects. I also learned things which I had never known existed, or about which I had not seriously thought. The Entity led me to the complex mystery of the human being, to the history and the sheer inexhaustible cosmic connectedness, to the relationship of man to the earth and to the spiritual world, and directed me always back to my own self, which I thus learned to better understand. It always accompanied me patiently. Sometimes, though, I was left to freely investigate, that is, I experienced something in which my attention was totally directed to the teaching content and the Entity remained in the background. Then it appeared to me again and asked me what this or that learning experience meant to me, so that alongside the “factual knowledge” there was always a new “self-consciousness”. Often what was conveyed to me was clarified by inner picture-like parables, which ultimately made the revelations recognizable as a parable of their reality; sometimes, however, certain contents were taught directly to my feeling-thinking “heart” as living knowledge. In passing, I also learned at the side of the high Entity the inner principle of the World of Reality, its structure as a living spiritual <text:soft-page-break/>organism, so to speak. This was baffling for a long time because it was so utterly multi-layered. For my limited awareness it would have seemed chaotic if everything I encountered in it – I was a part of it – had not existed in a mysterious but unsurpassed order and “hygiene”.</text:p>
      <text:p text:style-name="P24"><text:tab/>Over the months and years the Entity took on, together with me and for me, ever new “perspectives”, so that I soon realized that everything that I learned, however great and sublime, was only a part of the whole, still an extract of the whole perspective, and to partake of the whole perspective permanently was obviously only possible for the high, divine Selves. One could only nibble at it, and even that was no perception of it all, but only the achieving of a certain overview. This led me to understand that I only entered a certain “sphere” of the spiritual world. And I also learned that the World of Reality was divided for me into higher and lower spheres, because I was not yet able to perceive that world in its entirety. Thus the concept “sphere” here actually indicates the stage of development of consciousness reached in this or that sphere. The less I was conscious of the World of Reality, the lower the sphere in which I found myself. But the more I became conscious of it, the more I clearly saw how many spheres still lay ahead of me. This ascent and descent, or narrowing and widening, could also occur during a lesson, for the lessons were always duties I had to cope with. I used to call them “<text:span text:style-name="T2">trials</text:span>”. And when during such a <text:soft-page-break/>trial – which of course had nothing of arbitrariness or harassment against my person, but was rather sent to me from the high spiritual world for my inner development and maturity – an inappropriate impulse or thought for the World of Reality and Truth slipped in, I fell back in a sense into a lower “sphere”, which simply meant that my consciousness had darkened and I “saw” and understood less clearly. In such a case I had to get a grip on myself and freely seek the high Entity which in such moments of unsuccessful trials had disappeared because my spiritual gaze had deviated from it. But then when I again intentionally sought it out, it attended to me with undiminished patience and indulgence. Or my possibilities were exhausted for that time and I slipped back into the normal state of sleep or awoke in “blind” day-consciousness. Otherwise it was usual that the exercise was ended by the spiritual Entity itself and I returned willingly to the everyday world.</text:p>
      <text:p text:style-name="P24"/>
      <text:p text:style-name="P24">It is hardly possible to describe the appearance of <text:s/>the spiritual Entity in earthly words. It had absolutely nothing corporeal about it, but at the same time possessed a kind of spiritual corporeality which occupied a certain “super-spatially” space, a corporeality which was filled with its consciousness. In comparison to mine, this consciousness was so highly developed that to me it “radiated” so to speak; when I was at my wit's end it shone on the path of knowledge <text:soft-page-break/>for me. But the idea of normal light, even consciousness-light, is not sufficient to have an impression of this Entity. One must imagine this light being full of warmest goodness and devotion which, together with the wisdom and experience that must have been acquired during <text:s/>enormously distant times – the Entity bestowed its majesty. I called it “the majestic light”.</text:p>
      <text:p text:style-name="P24">What was so special about such experiences, which since then have continued with new non-material teaching, is that during the day I did not forget what I had learned. Perhaps now and then I forgot some details, but it was not a problem because it had been inscribed in my whole being, as a part of me. </text:p>
      <text:p text:style-name="P24">What I experienced since my Christ-experience beyond the portal of the sensory world was clearly different from my fantasies listening to music, looking at and painting pictures, strolling or writing stories. I experienced then the reality of the existing, with or without me, (Holy) Spirit! There is little that is so drastically different from each other than moving in a self-made fantasy world and learning under the loving but stern and watchful “eyes” of a spiritual majesty within the World of <text:s/>Reality and Truth – which doesn't mean that one cannot commit errors or have difficulty understanding in that world. In order to commit them less, the above mentioned trials existed. But the everyday creative activity had a favorable effect on <text:soft-page-break/>consciousness in the spiritual world, because it led to a specific flexibility beyond the “threshold”, beyond the “portal”. <text:s/></text:p>
      <text:p text:style-name="P25">*** <text:s text:c="2"/></text:p>
      <text:p text:style-name="P24"/>
      <text:p text:style-name="P24">Shortly before my tenth birthday I began to write down some of my inner experiences. I didn't keep a diary – that seemed too dull. I tried it a few times, but found that not every day of my life was full of existential discoveries that had to be recorded in writing. I found the “Tell me about my life” concept more diversified, because I could spontaneously introduce the unexpected. Instead of a diary I sporadically wrote down things that seemed of value. I had nobody to converse with, at least not living on earth, so I replaced the missing conversation by writing down an experience or a question which occupied me. Mostly I directed my writing to God (or also <text:span text:style-name="T2">Adonai, </text:span>Hebrew for <text:span text:style-name="T2">Lord, </text:span>as God is called in a certain edition of the Bible I owned; for the name “God” seemed too pantheistic or impersonal), as though I were telling him about my experiences and concerns. I knew of course that God (the creative, benevolent Majesty), whose wisdom was limitless, accompanied my meager thoughts and worries, as well as my experiences beyond the “portal”, and knew them quite well without needing my notes. But it was easier for me to express the experiences when I had the feeling that I was telling them to an actual entity. Furthermore, I <text:soft-page-break/>realized that more precise answers to my questions or concerns were given when I expressed them in writing. It must have been because the questions were clearer when they were expressed in that way, and were therefore more amenable to solutions and clarifications. The subconscious worked more effectively on them, so the “other side” – the divine Self – noticed that I was trying to understand and could therefore more easily “accommodate” me. </text:p>
      <text:p text:style-name="P24"/>
      <text:p text:style-name="P24">I began making my notes, mostly in vocab, sometimes in large format notebooks, when I was ten years old and continued until I was about fourteen. After that I seldom <text:s/>noted anything down, and if so in a more lyrical form. In time a considerable amount of notebooks accumulated. I guessed about thirty until …, yes until one day I destroyed them in order to protect their content from curious eyes and non-allowed access. I thought then that if I destroyed them it wouldn't be so bad because they only contained my own experiences, that nothing would be lost, for the contents were preserved in remembrances – and in my head, for no one could pry into my heart from without.</text:p>
      <text:p text:style-name="P24"><text:tab/>But it is unfortunately not always so. We forget much that cannot be brought up from the overloaded basement of memory with difficulty or not at all. I realized this a decade later when I looked again into four little notebooks that had survived my destructive action, <text:soft-page-break/>because I had hidden them in a place where not even I could have found them, until the day I moved out of my parents' home. But even then, when I found them while clearing <text:s/>out my things, I put them hastily into some bag or box without opening them. From then on they moved with me from one home to another without being noticed. The first time I read in them I was twenty-five years old and had become close to a person whose openness to the World of Reality was greater than anyone I had ever known and was one of the few – he later became my husband – to whom I entrusted the contents of my notebooks. At that time I was amazed at what I had written as a child. The remembrances arose again in me and even the circumstances, motives and feelings that had existed at the time I wrote them appeared before me. Without these little notebooks I probably would never have remembered what was written in them.</text:p>
      <text:p text:style-name="P24"/>
      <text:p text:style-name="P24">I have decided to include some of these childish notes here and there in my narrative, because all that I have written until now about my inner life is in the words of an adult. Although the thoughts and experiences are precisely described, I was of course not able to formulate them as I have here. For that reason one will have a more authentic impression of that time and of the experiences if I also include some of my notes and share them with my reader. (It is really sharing. For I <text:soft-page-break/>have always considered these notes to be my most private treasure. During my childhood and youth, and until today with few exceptions, I have kept them secret from other people – always fearing that derision or criticism could offend the spiritual world and the entities to whom they are dedicated. And even though they are perhaps only the partly laughable writings of a naive child – I was really a “child” for longer than the grown-ups I compare myself with today – I ask my reader to treat them with the discretion which he would like his own psychical-spiritual treasure to be treated by others.</text:p>
      <text:p text:style-name="P24"/>
      <text:p text:style-name="P24">Unfortunately, only a very small number of the notebooks have been retained, so that the sample that I give here does not draw on the full amount, but only on the four notebooks which I still possess. The earliest entry is from 1982, when I was ten years old; the latest from 1985. One of the notebooks is undated, but the handwriting indicates that it is also from 1982. Several of the notes in these four books describe inner experiences in the way I have just explained. At that time I did not describe much of the technical-methodical – for example the consciousness levels changed upon falling asleep and waking up, and such things, because I considered them to be self-evident and “settled”. Instead the contents of the trials and lessons are given. Of course I had no idea that some day another person would study these notes. (One of the notebooks is <text:soft-page-break/>adorned on the first page with the worlds: “Judith's secret book. It's nobody else's business. Whoever reads it, it's their own fault!”) Had they been written for the eyes and understanding of others, I probably would have been more detailed and would surely have been less careless and paid more attention to form and orthography. <text:s/>Also in this point (details, form and orthography, as they are to be seen in the unadorned facsimiles) may the esteemed reader practice indulgence and try to glimpse the inner world of a fellow human being without the aspiration to deduce the original meaning of every detail of this unknown world. <text:s text:c="6"/></text:p>
      <text:p text:style-name="P24"><text:s/></text:p>
      <text:p text:style-name="P24">1984 (about 12 years old):</text:p>
      <text:p text:style-name="P24"><text:span text:style-name="T2">Many people don't notice how they look when they are angry or sad. Sometimes I can see the colors of their husk, how they loop into each other like coldwarm <text:s/>character-smoke. When one of them thinks about something bad the colors scroll and ripple more within and become an ugly darkredbrowngray, and if one is aggressive, the colors shoot out darkred from each other and come close to the insulted one. If people could see themselves this way, they would think before blowing their top like that.</text:span> </text:p>
      <text:p text:style-name="P24"/>
      <text:p text:style-name="P24">1982/83 (about 10–11 years old):</text:p>
      <text:p text:style-name="P26">Something remarkable happened to me in bio[logy]. <text:soft-page-break/>We're examining the human body. Mostly all the organs, and I think that many organs (maybe all?) are like frozen husk movements of the human soul. As though they were frozen, forming a stiff material. The soulhuskcolors keep moving along. As though all the movements at each time were formed solid, so that many organs were formed. You can see that mostly, I find, in the inner-ear and the fallopian tubes and ovaries. I don't know where the soul-movements-freezing in men came from. They have no fallopian tubes or ovaries. A pity that I can't ask Frau T.[...] <text:s/></text:p>
      <text:p text:style-name="P26"/>
      <text:p text:style-name="P26"><text:span text:style-name="T1">From when I was about six years old until I was sixteen,</text:span> <text:span text:style-name="T1">we traveled</text:span> <text:span text:style-name="T1">regularly during summer vacation time and sometimes during Easter vacation to Salzkammergut in Austria. I spent the happiest days of my childhood and youth there, and I am to this day deeply thankful to my parents that at that age they did not drag me to a Balearic or Canary Island, where the burning southern sun, the smell of suntan lotion and the invariable view of masses of people populating hotel pools would probably have eliminated any substantial inner activity. The natural diversity and beauty of Austria's lakes and mountains were the “magic realism” of my childhood soul. I was completely absorbed there, with the external perception of nature as well as the discoveries in the supernatural weaving of the spiritual forces.</text:span></text:p>
      <text:p text:style-name="P24"><text:tab/>I could kneel for hours at a mountain stream and <text:soft-page-break/>listen to the murmur and soft gurgle of the caressing and sparkling water on the moss cloaked stones and pebbles, inhaling the wonderfully refreshing scent of flowered riverside meadows, the flight of bees, bumblebees, butterflies and dragonflies, their wings glittering in all the colors of the rainbow in the sunlight like the copper veins in the rocky outcrops of the majestic mountains. How enjoyable it was to closely observe a small section of a rock face covered with moss and fern that a multitude of tiny creatures called their home! I possessed a small rubber figure, a so called “smurf” with white wings to which I projected myself and took on the perspective of an insect or tiny bird, for which the section of rock face was a whole mountain on which the ferns and lichen growing on it appeared to be forests. I imagined myself to be a resident of this microcosm, and I discovered everything that formed and thrived on the small section of this rock wall – from the tiny trickle, which from my new perspective looked like a rushing waterfall, and the countless narrow crevices and depressions in the rock, which now became the entrances to mysterious caves and tunnels.</text:p>
      <text:p text:style-name="P24"><text:tab/>But I could also experience what is hidden to sensory eyes in nature's history, and I felt myself to be a part of this spiritually immersed earthly world nowhere as much as there.</text:p>
      <text:p text:style-name="P24"/>
      <text:p text:style-name="P24">Each time at vacation's end, when the city-child had to <text:soft-page-break/>be pulled away from its beloved adopted home, it became ill. The pain at the loss of the surroundings that gave me so much to be able to endure on earth was so overwhelming that every time we left I had high a fever and terrible stomach aches, which saddened my mother greatly. <text:s/></text:p>
      <text:p text:style-name="P24">The following note shows my inner relationship to my adopted home on earth: </text:p>
      <text:p text:style-name="P24"/>
      <text:p text:style-name="P24">1984 (about 12 years old):</text:p>
      <text:p text:style-name="P26">As we left Salzburg I cried my eyes out. I was so sad that I must wait 100000 years until we return. Austria is always much different than here. It smells different and sounds different and looks different. I feel much realer there than in Berlin. It's because nature grows as it wants to, and is also able to. The Austrians are also very considerate. A mountain is much older than people can remember. They were already there when people were not yet even on the earth. I always have to think about that when I look at a mountain, and I am awestruck. Not <text:s/>because they are so big, but because they are so old. And I can hear them. They sound only because they have enclosed the sound inside that they got from somewhere else. I think the sound existed before the mountains had not yet become solid, and the rest, what we now hear, sounds like an echo, when the voice has long stopped calling. Nevertheless, we hear it quite loud!</text:p>
      <text:p text:style-name="P26"><text:soft-page-break/>I like best being alone with nature. With grown-ups I have to act as if everything leaves me cold, or that I find everything simply beautiful. They take photos, but they show nothing about them. In the pictures there is absolutely NOTHING about what the mountains really are. They are the most ancient things that exist in the world, and then comes the sea, that is the second oldest. When I am allowed to be alone, I am always on the way up to the P. alp. In one place a little stream ripples over the rocks. That's the most beautiful place. As if the water caresses the rocks and in doing so sings. The moss has pushed itself between them. It takes something from both. When the sun is shining everything sings the most beautiful song for me, and shows me that it loves me. But the very most beautiful is the place where you hear almost nothing from outside, but only from within. Unfortunately we were only up there twice. And once I sneaked away while both [mother and father] were sunbathing. The grass was warmly moist and the air smelled of it and the cows farther down. </text:p>
      <text:p text:style-name="P26">When you climb on the rocks, you get away from all the bother. That was the highest point of the alp. Of course not as high as the Huhberg across from it <text:span text:style-name="T1">[ – There was a mountain there that had the shape of a hunchback and for my amusement my father liked to imitate it with extended arms and a hunched back and a bloodcurdling <text:s/>Hooo cry – ], </text:span>but the highest peak of the P. alp. </text:p>
      <text:p text:style-name="P26">Nobody saw me, because nobody climbed there anyway. <text:soft-page-break/>Actually strange that the highest highest points are not all occupied! Then I took my clothes off so they wouldn't be in between. Then I stood with my feet on the rocks and heart in the sun and my own head stretched toward the sun, like the mountain. And dearest God, it was soooo beautiful!!!!!! </text:p>
      <text:p text:style-name="P26">I was the part that belonged in between, I mean between the mountain and the sky. And they both accepted me and were glad. So the song of nature was also within me. And I got it from the mountain and sang it to the sky. I was so happy that I had to cry. As I came down a lady spoke to me. She wanted to help me find my parents. She thought I was crying because I was lost. If she only knew...</text:p>
      <text:p text:style-name="P26"/>
      <text:p text:style-name="P24">The enormous contrast to these soul-enriching impressions was found in the inner city of Berlin – an impression, however, that stimulated other thoughts.</text:p>
      <text:p text:style-name="P24">1985 (about 13 years old):</text:p>
      <text:p text:style-name="P24"><text:span text:style-name="T2">Today we drove along the autobahn, and as I looked out the window and the city flew by, my gaze focused on the many, many roof tiles on a house, hundreds of roof tiles, perhaps thousands. All have been made by human</text:span> <text:span text:style-name="T2">hands. And I realized that everything to see in this city had been made by men. There is hardly anything left of what can be seen at the sea or in the mountains. You </text:span><text:span text:style-name="T2">don't notice it in everyday life. Nevertheless, in the </text:span><text:soft-page-break/><text:span text:style-name="T2">country people accept it like an unplanted, self-grown tree. <text:s/></text:span></text:p>
      <text:p text:style-name="P32">I thought that everything made by man looks so much like God-made that he can't tell the difference between divine nature and the divine that man shows in his works. Man creates like God himself. But I think that they forget that they could never create anything without what God put in them. </text:p>
      <text:p text:style-name="P32">But so much is also indescribably ugly in this city. Which force is here in man? When something is destroyed by human hands which had been produced by others, are you involved in that too, God? It can only be the evil, bad in us. But is it an attribute inherent in people? </text:p>
      <text:p text:style-name="P32">I think a lot about it, and I believe that it simply cannot be! If what is good in people comes from you, then what remains would be inherently bad.</text:p>
      <text:p text:style-name="P30"><text:span text:style-name="T2">But that can't be. In reli [religion class] it's called original sin. But a baby is pure and untouched by evil, I think. I don't understand all that about original sin. It sounds so much like superstition. When you are talked into this original sin you immediately feel so bad that you can't be bothered to do something good. Why does Herr F. </text:span>[a teacher] <text:span text:style-name="T2">pull Stefan's ear? He can't help disturbing the class, it's the original sin in him! When does evil come into people? <text:s/>And why does it cause unrest in us? One thing I know for sure like nothing else: When I die I lose evil, just like when I come to you, when you let me enter </text:span><text:span text:style-name="T2">in your heaven. Then I see the good and the bad in me </text:span><text:soft-page-break/><text:span text:style-name="T2">and what hasn't yet been completely decided. I look at it like clockwork inside a glass case. I see inside myself through the glass case. And you take me in your hands and make me only all good and leave the dry shell lying outside. </text:span></text:p>
      <text:p text:style-name="P32"/>
      <text:p text:style-name="P30">At the end of this entry a question is touched upon which occupied me for years into adulthood: the possibility of human ennoblement or, expressed differently, his inner <text:span text:style-name="T2">development</text:span>. </text:p>
      <text:p text:style-name="P30"><text:tab/>Did God allow original sin? Or was he not powerful enough to prevent the “tempter's” actions? That would mean that there is a spiritual force that is even greater than the creative Majesty, not benevolent however, but wicked, evil, debilitating or even destructive! But I had never noticed a force which was stronger and wiser <text:s/>than the creative Majesty. And furthermore, hadn't the Son of God, the savior from all non-benevolence, been revealed to me as the Alpha and the Omega? But the Alpha and the Omega encompassed <text:span text:style-name="T2">all</text:span> creation, <text:span text:style-name="T2">all</text:span> being. So during the origin or the amplification of creation a “fluke” must have occurred. But how? I could only explain it by God having insured that we would be able to decide for ourselves what we wanted to do and what we did not want to do. He never interfered in this decision. It could also have been so with other beings, things or forces created before us, who for some reason had decided <text:span text:style-name="T2">against</text:span> God, against the whole. How would it be if they had increased and developed over millions <text:soft-page-break/>of years without changing their ways and <text:s/>interpretations? Because they are older, wouldn't they be more experienced compared to us, but terrible, evil beings? And maybe they tried to outsmart human beings and win them over to their side? </text:p>
      <text:p text:style-name="P30"><text:tab/>But how were we humans ever to contend with their cunning if they were always ahead of us because of their age and experience? Was it possible that we could ever become wiser? Of course it was. We could learn what was vital from the <text:span text:style-name="T2">Majestic Light, </text:span>we could also recognize by observation of the good or bad acts of men whether they developed more or less well. But: life was so short! Could one come so far in life to be able to compete with such forces?</text:p>
      <text:p text:style-name="P30"><text:tab/>It seemed virtually impossible. When I looked at the many grown-ups around me, their behavior indicated that they had not advanced much further in their inner development than we children. And between them and us there was an age difference of several decades! One lived, had a few experiences, perhaps very important ones – for most people obviously related to earthly-material existence – and then died, and – yes, what then? Then one “went to heaven”. And there it was again: the cold horror that always gripped me at the thought of “eternal life”. This futile “existence”! Why did God need a bunch of human beings, who had learned more or likely less in their short lives and then peopled his heaven? Or did one continue learning in heaven? But then one couldn't change things anymore on earth. Of <text:soft-page-break/>could he? Did one become a wise, capable spiritual being who could intervene in the earthly world's fate? Somehow I couldn't avoid the felling that one needed this earth in order “to prove” oneself, to succeed, to find one's actual self again, and for that one could not simply wait for life in heaven. Because if it was indifferent whether one did it here or there, then why did life on earth exist at all?</text:p>
      <text:p text:style-name="P30"><text:tab/>Such questions occupied me again and again, and with assurances like “don't worry, in heaven it's very beautiful” they became ever more urgent. Unfortunately I did not come closer to solving these questions for a long time, but they festered in me.</text:p>
      <text:p text:style-name="P30"><text:tab/></text:p>
      <text:p text:style-name="P31">***</text:p>
      <text:p text:style-name="P31"/>
      <text:p text:style-name="P30"/>
      <text:p text:style-name="P30">Perhaps, however, I should interpose here some comments about the unusual cosmos in which I moved then during the day: my school. The process and experiences at school which I underwent certainly had only indirectly to do with my “inner world”, as described in this book. But this inner world belonged to a human being who lived within a very specific environment that was so strikingly different from it. The conditions in which I lived may have had less influence on my inner experiences than the way I learned to deal with them, with myself and with my surroundings. So the following remarks about my schooling may cast some light upon <text:soft-page-break/>the exterior relationships under which my childhood notes were written.</text:p>
      <text:p text:style-name="P30"><text:tab/>I will say in advance that one need not wonder at what I describe here, when one knows that it's about a school the structure and practices of which belonged more to the nineteenth century than to the present one. The dismayed reader of my childhood notes may have asked where in the eighties of the twentieth century a teacher was permitted to inflict corporal punishment on a pupil. It was not permitted anywhere, but was not – to a certain extent – an unusual aspect in the place I wish to describe, and insofar was the episode of the teacher pulling the unruly pupil's ear not a sensational event in my school's everyday life. Once I heard about parents who dared to protest during a parent's meeting about how their offspring was treated by the teachers. They were briefly and politely informed that this school was one of the most sought after elite secondary schools in Germany and many parents stood before the gates waiting for a place for their progeny – which meant that no tears would be shed for pupils who left the school. <text:s/>There was certainly some saber rattling involved though, for no one would like to see a corresponding press release. </text:p>
      <text:p text:style-name="P30"><text:tab/>Nevertheless, that world made it into the news, although not because of this book. The discussion about abuse in religious schools and within the Catholic Church in general has only recently become widely known, as some ex-pupils of my school made their <text:soft-page-break/>experiences public. I hadn't known about all that. For one thing the abuses might have diminished somewhat during the time I was at the school, as was recently reported. Also, I was a girl, and it seems that girls were not as attractive to the persons involved as were the boys. Although at the time I had no clue about this, I do have a general idea about why nobody dared to speak about their experiences. It was simply impossible! I think that one cannot make such things believable to someone who was not directly involved as we were. The word “authority”would have to be understood <text:s/>differently than it is today in respect to schools and teachers in Germany. In addition, one would have to bore a kind of peephole for the clueless to glimpse the characteristic atmosphere and the everyday rituals and regulations within that organization. </text:p>
      <text:p text:style-name="P30"/>
      <text:p text:style-name="P30">My first memory of that school was the interview which took place with the principal as part of my admission test. He was a priest and monk of small wiry stature with roguish sparkling eyes. In order to advance into his chambers one had to pass through an imposing <text:s/>building complex of the ex-Krupp company from the nineteen-thirties. I felt that in him there ruled a strangely severe and, despite his stature, somewhat gloomy and oppressive atmosphere. In the building's first floor, behind a kind of portico, was the study and reception room of Father Zawacki. Two large double doors opened and we passed, accompanied by a secretary, through <text:soft-page-break/>three high rooms paneled with oak parquet and preserved in their original style. At the very back, behind a massive desk, sat Father Zawacki in his black habit. <text:s/>He bade my parents and me to be seated in large leather upholstered armchairs. Toward the end of the interview he asked my parents to leave the room and I stayed behind alone with him. I remember that he asked me what I wanted to be when I grew up. My answer was probably the same as that of many nine to ten-year-old girls, namely a pediatrician. He seemed to interpret this as something told to me by my parents to make a good impression on him. But it was not. He nodded and whispered, winking: “I always wanted to become a formula-1 racing driver!” Although it was obvious that in this way he wanted to gain my trust, I liked it, for the surprise worked. Who would have thought that this dignified priestly figure who lived behind such heavy stone walls would have said such a thing? </text:p>
      <text:p text:style-name="P30"/>
      <text:p text:style-name="P30">It wasn't always so much fun on schooldays though. In a class of 36 children and two more parallel classes, we received a strictly imposed education, partly carried out by the priests. Because of the presence of and direction by the priests, there was a completely different atmosphere than in a non-confessional school, and this atmosphere was always felt, even on days when we had no classes with the priests. If you happened to go by the teachers' room with its creepy, high folding-doors, you could sometimes hear murmuring in Latin, which was <text:soft-page-break/>spoken by some of the older monks, on a subject not meant for the students' ears. If you ran into a priest, you were automatically silent and well behaved, even more so than usual.</text:p>
      <text:p text:style-name="P30"><text:tab/>In the sexta (fifth class) we sat at desks from the prewar times with a notch for the pen-tray and a hole in the middle for the inkwell. When the old heating system broke down in harsh winters, classes naturally continued. The teacher was a person of such respect that we, besides the blackboard monitor, had a designated door-scout who, when at the end of a break the teacher's menacing approach was heard, whose steps resounded from far along the stone-paved hallway, announced in panic, <text:span text:style-name="T2">he's coming!, he's coming</text:span>! That was the signal to finish the last corrections to homework and get everything in order. When the teacher entered the classroom we had to be at our places in order and silent. At his greeting we stood up. If it was the first or the last class of the day, we turned to the cross – one hung on every classroom wall – and prayed, sometimes also in other classes in order to practice the prayer in a foreign language. Then the attendance list was checked. Even today I can recite most of the alphabetic list of names because they were embedded in me during years of repetition. When the break was announced there was no jumping up as happens in many schools, where the teacher's words are drowned out by the tumult. With us it was the teacher who decided when the break would begin and not a bell. When school was over for the day, <text:soft-page-break/>we were to leave <text:span text:style-name="T2">demurely</text:span> in pairs, walking <text:span text:style-name="T2">silently</text:span> on the right. We marched in rank and file to the bus-stop, about a half a kilometer from the school, where we entered the bus in order, always under the observation of Father Glorius, who was capable of terrifying the poor driver and passengers as well. And as the doors of the bus closed he piped out to us – every day anew as long as he carried out his guard-duty at the bus-stop – “and greetings to the loved ones at home!” Whoever, however, made the mistake of not behaving correctly at the traffic light immediately got a bad mark – the third bad mark meant expulsion – , about which the “loved ones at home” were already informed before their child arrived there. <text:s/>One could, however, be certain of Father Glorius's approval by paying from one's pocket money for the Misereor Magazine, which he sold in his capacity as a kind of pious representative during his monthly rounds through the classrooms, and which he touted with exuberant enthusiasm and a disarming torrent of speech. If someone had been mischievous during class or within the school building they'd have to stand in the corner with their face to the wall, leave the room or, in more serious cases, detention, or help Brother Friday with maintenance or garden work. Also, the teacher would have it in for him during the next classes. For disturbing class by talking or making faces a painful knuckle to the head was forthcoming, or a blow on the hands with a key ring, which was often no less uncomfortable.</text:p>
      <text:p text:style-name="P30"><text:soft-page-break/><text:tab/>I had the impression that many a teacher (seldom the priests) considered the pupils to be the teacher's enemy. In that school, instead of praise and encouragement in order to motivate the pupils to do better, the discouraged shaking of heads or even the principle of public humiliation was practiced. There were teachers who instead of encouraging, kept questioning you for so long that you felt small. An example was Latin class, feared by all, with the teacher mentioned in my notes as Herr F. The class began when a candidate – we never knew who beforehand – was called to “the front”. That meant that one had to stand before the whole class next to the teacher's desk and be interrogated about the vocabulary words due for that day in their various conjugations and declinations. Getting stuck just a little resulted in a barrage of unexpected, quite difficult questions, often having to do with grammatical exceptions or translating a short but meaningful text with some kind of built-in trap. For us that was a stressful situation, because most of us had high expectations of ourselves and were afraid of failing in front of the teacher and the whole class. One left the battlefield bathed in sweat as a humiliated loser. Furthermore, you could never let yourself be lulled into safety, even if it went relatively well (or perhaps even to enjoy the lessons), because the teacher would call you up front again the next day. And you could be sure that for weeks or months you would be reminded of your disgrace by little sarcastic remarks, until finally nobody <text:soft-page-break/>even remembered <text:s/>the original offense. But by means of this repeated derogatory allusion, all were convinced that you were a failure in the corresponding subject or at least not <text:s/>particularly bright. You could only escape from this vicious circle by a great effort, mostly appreciated with words like “Oh well, a blind chicken also finds a seed sometimes”, or as best “Ach, look at that! XY isn't as dumb as she looks.” This kind of education was not for all. I knew children who were broken – most probably for a long time – by this method and therefore left the school early. For the rest of us Nietsche's motto was applicable: <text:s/>What doesn't kill us makes us stronger. And I must admit that looking back this “smile in the face of diversity and hold your ground” was the basis for being able to cope with thoroughly existential impositions.</text:p>
      <text:p text:style-name="P30"/>
      <text:p text:style-name="P30">There were other experiences though, for example the German teacher, Herr Bengsch, whom I much appreciated – a dignified gentleman of advanced age who always wore a suit, vest and tie and never wasted a word in order for his instructions to be followed. After the usual entrance procedures we heard his words: “I am looking at the homework.” Yes, he really saw it, for no one dared not to hand it in. The homework notebooks had to be lain on the upper right side or the left corner of his desk, open to the appropriate page; the title was underlined and on the right hand side the date was clearly entered. He went through them and <text:soft-page-break/>marked them with a green ballpoint pen that the work had been done, before inviting someone to present theirs. He was one of the teachers whom we respected not because of threats of punishment, but because we sensed that he seriously wished to teach us, and because he was also a highly educated and disciplined man who did not apply lesser standards to himself than to his pupils. In the quinta (sixth class) I had the privilege of enjoying his attention because I won the school's internal public speaking competition and was then being prepared for the district championship. He called me once or twice a week into his small office and together we looked for suitable texts for the “free style” option. I not only have him to thank for a broad basic education in German literature, but also for awakening and deepening my love for the German classics.</text:p>
      <text:p text:style-name="P30"/>
      <text:p text:style-name="P30">During the first two years (in the fifth and sixth classes) we had to attend a morning mass once a week in the school's own chapel before the regular classes began. Rehearsing canons or other lieder was compensation for having to wake up so early. Most of the children came from all over West Berlin, including me; it took me about an hour and a half by foot and public transportation to get to school. </text:p>
      <text:p text:style-name="P30"><text:tab/>The chapel was the scene of an episode with which I will end my review of this long ago history. One day we went with Father T. to the chapel during religion class. We brought our fountain pens (the only ones we wrote <text:soft-page-break/>with) as he had instructed. As we sat in the pews he handed out slips of paper. Then he instructed us to write our cares and problems – it might well be dissatisfaction with a teacher – on the slips of paper. We were then to fold the papers and place them on the altar so God could read them after we had gone. He, Father T., would put them all in the “shredder” afterward. That was the first time I'd heard the word “shredder” by the way. Of course we should not forget to write our names on the slips of paper in order for God to also know which problems belonged to whom. Although we all felt queasy at that and were certain that God did not need to read slips of paper with our names on them in order to be informed about our individual cares and problems, no one dared to complain. Under the category “Difficulties with a teacher”, I recall having written that these instructions given by Father T. seemed to lack seriousness. I expected sanctions, but fortunately there were none. The reason for this should be obvious. </text:p>
      <text:p text:style-name="P30"><text:tab/>There is an entry about Faher T. in my preserved childhood notes. I'm quite sure that I did not do complete justice to Father T. in my opinions at the time. Seen now from a distance, he was a serious person as far as faith and theology were concerned, and always concerned with our souls' health, but who could not find the ideal counterparts in children and teenagers. <text:s text:c="2"/></text:p>
      <text:p text:style-name="P30"/>
      <text:p text:style-name="P61">1984 (Quarta, 7<text:span text:style-name="T13">th</text:span> class, 12 years old):</text:p>
      <text:p text:style-name="P60">There is one thing I don't understand: why Father T. <text:soft-page-break/>became a priest. He is afraid of people. And especially of us. We are not, I think, the right people for him. You [God] did not mean for him to be a teacher, or did you? What makes him do that when he could select his profession? Maybe he does it to overcome his fear. When he prays in front of us, it is only for us to see. I never pray to you when we pray in school. I can only do it when nobody is watching. I think that you understand that, Adonai. I feel sorry for Father T. I can see how he struggles every day. Unfortunately, he usually loses.</text:p>
      <text:p text:style-name="P32"/>
      <text:p text:style-name="P30">Even if one opposed “the system”, in practice one was not able to do anything about it. We were integrated into a confirmed (afflicted) community in which laws ruled other than those in the world outside the “cloistered” walls of gray stone, about which the parents – at least as far as the psychical mechanisms were concerned – had no idea. The system had achieved a condition in which one would have felt ashamed to openly criticize it. <text:s/>One would have felt a traitor to the community, to be fouling one's own nest. For the prevailing feeling was that one was a much too unimportant and powerless member to even question the authority of the highly educated, patriarchal priestly community. The priests and teachers were feared and at the same time revered persons of authority and, in everyday life, untouchable. And whoever received even a spark of recognition or praise from them, even if it was <text:soft-page-break/>for fleeting moments, which is how long such moments usually lasted, felt like being in seventh heaven.</text:p>
      <text:p text:style-name="P30"><text:tab/>Despite all the drills and lack of empathy I still owe that school something, as do most of my schoolmates. In addition to a good general education and the development of discursive thinking, we were taught a skill which without a certain quantum of severity and discipline could hardly have been achieved: the skill toward endurance and not throwing in the towel because of lesser or greater setbacks. And looking back I can even suggest that it didn't prevent us as children and youths to recognize and accept our place in a hierarchical society, which was somehow justified, because most of the teachers were not only greatly competent, but what they demanded from their pupils they practiced themselves: discipline, diligence, reliability and preciseness. We didn't mutate into cowards and hypocrites because of that. Rather it helped to maintain one's position or to find the correct one, and to presume that the probability exists that there is someone in the world who is a bit more able than oneself. <text:s/>We also learned to finish what we started, that is, to develop the stamina, or to undertake and master tasks which one would prefer to leave alone because of laziness or egoistical reasons. Through all this the soul was encouraged to develop apparently different aspects, namely feelings for higher contexts, beings, facts, attention, and respect. <text:s text:c="2"/></text:p>
      <text:p text:style-name="P30"/>
      <text:p text:style-name="P30"><text:soft-page-break/>This is what my life at school was like when I was writing about the experiences and observations described in my notebooks.</text:p>
      <text:p text:style-name="P30"/>
      <text:p text:style-name="P31">***</text:p>
      <text:p text:style-name="P32"/>
      <text:p text:style-name="P32"/>
      <text:p text:style-name="P30">It was – as indicated in the above notes – mostly psychical-spiritual observations which were partially related to the super-sensory evolution of man and the world. For by means of my nightly “instructions” it became increasingly possible for me to “investigate” super-sensory conditions and relationships during the day. So that whereas I had an outwardly undisturbed and open disposition, I also experienced something like a “tone” belonging to certain “objects”. This tone, however, was just as little audible to the physical ears as the magical-life-force was visible to the physical eyes, but no less real and intense. On the contrary. It was the impelling force, so to speak, which we send through our ears in order to hear something in the sensory world, which must be activated in order to perceive this “tone”. There was a direct connection between the heart and this force, which otherwise traveled through the ears, so that the “tone” began a discussion in the center of my own being. In my center I was spread out in the super-sensible outside world, as though inside-out, so that the “tone” could be caught as if with a fishing net. But at the same time I kept the outer world within, being more <text:soft-page-break/>strongly attached to my body during the day than at night during sleep. I realized that every object and being had its own tone, which was more or less complex and always unique and therefore unmistakable. The tones of the various things and beings were in a kind of communication with each other, which moved forward and backward in time, because the tones came from the World of Reality's enduring facts about these things and beings, which of course accumulated during the course of their development. One could learn a lot about their <text:s/>origin and purpose by the way they “intoned”. There was a great difference between the tone of “soulless” things or beings, such as minerals and plants, and ensouled beings such as animals, humans and, strangely enough, planets and stars. I noticed that the strongest and most complex tones or tone-groups, like chords, came from the planets and especially from our central star – the sun – as well as from other stars. For this reason I didn't see the heavenly bodies as primarily clumps of rock or gas-balls, as astronomy teaches, but I always had the impression that there was another side to the stars, just as the heavens seemed to have two different forms of existence – the one which astronauts could approach or even visit, and the one that is, as a part of the World of Reality, the actual selves of the dead, or what my awakening higher consciousness absorbed during sleep. The stars and planets seemed to me to be like <text:s/>representatives of powerful spiritual beings, for only souls and spirits could “intone” with <text:soft-page-break/>such complexity. <text:s/></text:p>
      <text:p text:style-name="P30"/>
      <text:p text:style-name="P53">1985 (about 13 years old):</text:p>
      <text:p text:style-name="P56">Dear God, Your world is unique, like a beautiful picture which also intones! Everything vibrates with tones and the most beautiful, powerful and majestic tone is the sun's! It is as though it breathed on all the other things. That's why the other things also intone. </text:p>
      <text:p text:style-name="P56">A plane tree intones differently than a poplar! And my piece of quartz buzzes as unearthly as it looks. It is next to the slate, which intones a little like clay but sounds quite different. Nevertheless, they all intone harmoniously. But I'm not so sure about stones, if they only get their tone from the sun or if there is something else in them, something very old. </text:p>
      <text:p text:style-name="P56">When a drop of water falls on a stone it intones differently again, because water by its very nature intones like the moon. When the sun also shines on the wet stone, its true properties appear radiantly. Then the past and the future, hidden in the sunbeams, appear and wake me up to being able to see the vitality in them.</text:p>
      <text:p text:style-name="P56"/>
      <text:p text:style-name="P58">1982 (about ten years old)</text:p>
      <text:p text:style-name="P59"><text:span text:style-name="T14">Good evening Adonai, King of the world! […] You know, I learned something else. It was like a trial in the night, but in the daytime. It is the following. </text:span><text:soft-page-break/><text:span text:style-name="T14">Many flowers and plants like to suck up the disorderly, ungodly soul colors of the people around them. One can observe it. This afternoon we were in a florist shop where I watched people and then I observed the lively colors of the customers. Each one looked different,</text:span> <text:span text:style-name="T14">because they were different. What happens is that the impure soul colors are sucked up by many plants. Like in a dream the people moved to “their” plants without knowing why. And the disorderly, impure in them went to particular plants. <text:line-break/>These plants became hot..well...at least somewhat warmer than their normal temperature. The disorderly, impure soul colors feel especially comfortable in the warmth! At the moment when they are sucked up by the warm plants they make the plants poisonous. In most plants (especially flowers) the poison comes from human feelings. When they are full of them they become colder and their leaves darker. That's a neat <text:s/>feature of nature! Like when a glass of water is spilled and one can soak it up with a sponge. It may not be completely gone, but it's mostly in the sponge and doesn't cause any more puddles. It's also the case with the ungodly in people that is soaked up by the plants. <text:line-break/>Where people quarrel a lot such plants should be set up. Geraniums are apparently especially good. In the south, in Austria and Italy, the people fill up their balcony window-boxes with geraniums. And it's said that the people there are more temperamental. But </text:span><text:soft-page-break/><text:span text:style-name="T14">they are nevertheless friendlier than Germans and somehow happier. Maybe this has something to do with it.</text:span></text:p>
      <text:p text:style-name="P83">Adonai, please protect all<text:line-break/>the people in the world and<text:line-break/>don't let it burn up<text:line-break/>and don't let an atomic bomb<text:line-break/>fall tonight!<text:line-break/>Yours, Judith</text:p>
      <text:p text:style-name="P84"/>
      <text:p text:style-name="P28">What I had observed here was a super-sensory relationship of forces relating to certain plants. Two basically different streams of action: the “feeling-will-force body” or “soul-forces-body” of the people met the magical-life-force of the plants – somewhat individualized in the specific plants – which did not have their own soul-forces-body. This meeting or penetration of the various streams of force was, as a rule, without consequences, because they were two parallel, undisturbing processes. But according to my observation something unusual was happening in some mostly non-European plants: namely a super-sensory interaction between human and plant, or rather between plant and human. I seem to remember that in the flower shop besides geraniums I also meant petunias as “poisonous” plants, although I didn't know their names. <text:s/></text:p>
      <text:p text:style-name="P28"/>
      <text:p text:style-name="P28"><text:soft-page-break/>The prayer-like ending of my notes could cause smirking today. Because of my age I was still naive and knew little about politics. Nevertheless, I grew up in a city which I heard called “an island in a red sea”. Whenever we wanted to leave the city by car on vacation we, like thousands of West-Berliners, had to wait at one of three transit stations on one of the ten to thirteen lines for what seemed an eternity, until we were controlled at the GDR [German Democratic Republic / East Germany] border. Our identity cards were taken for the duration of the trip and when one hadn't been dumb enough to leave a copy of the “Tagesblatt” on the dashboard by mistake, or have a dog – which we did – and have to undergo another endless wait in a special parking lot for an alleged “health-check” at the cost of fifty West German marks, one was allowed, with the condition not to leave the autobahn or have contact with inhabitants of the “zone”, to drive through the GDR. <text:s/>After about three to four hours, depending on which route you took – quite shaken up because of the poorly maintained “Führer-Autobahn” – we reached the West German border and breathed out, in the truest sense of the word, because the dreary towns and gray cities in a blue haze from emissions of brown coal heating, Trabi [autos] two-stroke engines and industrial fumes were visible from the autobahn. I always found the time in the GDR depressing, not only because of the poor infrastructure, but also because of the political situation. I knew something about that because of my father, who on the <text:soft-page-break/>day they built the wall happened to be in West Berlin visiting my mother and only for that reason escaped the inhuman system in the GDR. He never saw his father, who lived in Leipzig, again, because until the Berlin-Agreement of 1972, my father could only leave the city by air, for otherwise he could count on being immediately arrested in the GDR. And even afterward he felt uneasy until we crossed the border. </text:p>
      <text:p text:style-name="P28">For us children of West Berlin it was everyday life to grow up in a city surrounded by death strips, but even so, I never got used to the arms race of the super powers during the cold war. Even though I couldn't know and understand the actual political developments in detail, since the beginning of the nineteen-eighties I perceived ever more strongly the “invisible” tension between the countries. This tension vibrated like an electrical storm, and I, with my super-sensory feeling, stood like a psychical-spiritual electrode exactly between them. I have no proof of course, but I am quite sure that more than once during the early eighties the world came within a hair's width of an atomic catastrophe. That the creative Majesty's site for human development could cease to exist because of the limitless stupidity of some power-obsessed individuals caused me sleepless nights for many years.</text:p>
      <text:p text:style-name="P28"/>
      <text:p text:style-name="P28">The end of that note contains another unusual plea to God: the plea to “not let it burn up”. For many years, <text:soft-page-break/>until late in puberty, I said that prayer before going to sleep at night. Why, I didn't know. I had never witnessed a blaze, had never experienced damages caused by fire, whether to my relatives or acquaintances. Nor did fire bother me in the least. I liked to gaze at the light of a burning candle, and on a bet with my parents I passed my index finger quickly through the flame, I also liked to help my grandfather light the barbecue fire, and I greatly enjoyed following the dance of the flames when we were invited to the home of my pediatrician, who lighted the open fireplace for us during the appropriate season. Furthermore, since my sixth year we lived in a ground-floor apartment. My room had direct access to a terrace at the level of a garden. There was no reason at all to fear a fire, which I never did intellectually. But the <text:s/>anxiety had been planted in my heart like a primeval instinct. I feared only and specifically an indeterminable great fire, which could break out during the nightly hours. But what for could not be determined.</text:p>
      <text:p text:style-name="P28"/>
      <text:p text:style-name="P29">***</text:p>
      <text:p text:style-name="P28"/>
      <text:p text:style-name="P28"><text:s/>My inner experiences of the World of Reality were almost always provided with a trial that gave me the opportunity of gaining a new insight. Of course one should not confuse these trials with the usual examinations in school. After all, what I have already said about them [as trials] has perhaps made it clear <text:soft-page-break/>that they occurred <text:s/>under completely different circumstances. They were given to me with inner orientation by the Teacher-Entity, the “venerable Light”, and served exclusively to increase and enrich my field of vision. But they also differed from earthly examinations by not being given in one of our earthly languages. The soul had to listen and learn to understand. That meant though, that all the means and perspectives of human reason, that is, the intellect, could not be applied! They simply don't exist beyond the “gate”. Nevertheless, the World of Reality is not one bit less “logical”. It is only not obliged to use a limited earthly intellect, but is equipped with an intuitive, higher thinking. This higher thinking can help the “newcomer” to better understand the prevailing facts in the World of Reality when it reveals its mysteries to the newcomer's soul through metaphorical images, to which the soul settles down until the <text:s/>spirit of the trial's content is made accessible and the mystery is deciphered step by step. </text:p>
      <text:p text:style-name="P28"/>
      <text:p text:style-name="P85">1982 (about 10 years old):</text:p>
      <text:p text:style-name="P86"><text:span text:style-name="T2">Adonai, I had the eagle experience again. This time I was quicker onto its back in the air.</text:span> [This relates to an earlier note in which the “eagle” emerged as the higher spirit of myself, which lived hidden in my blood vessels during day-consciousness and could seldom soar freely in the spirit-airs.]<text:span text:style-name="T2"> It showed me all the countries of the earth. But what was strange </text:span><text:soft-page-break/><text:span text:style-name="T2">was that each country was of a different time. We'd fly over a country covered in snow. I had to find out which time applied to each country. That was the eagle's task who, like the venerable Light, presented me with questions and tests. But I couldn't determine which time it was because I couldn't see the land's surface through the snow. The eagle spoke: “You can see nothing because the snow covers the past. The snow is now. If you want to see the past under the snow, you must look through the snow.” Thus was the mystery of the stars revealed to me: “Only if you look at the future can you examine the past,” said the venerable Light. Yes! That was the solution! The advice came from the venerable Light. And the <text:s/>Light that shines in the darkness is the future! Where does the [spiritual] light comes from? The place from where the Light comes is far distant, is the future! No [spiritual] Light comes from the past! Otherwise it would be extinct light, un-intoning light. </text:span></text:p>
      <text:p text:style-name="P54"><text:tab/>So it was my task was to guide the venerable Light's loving sunbeamed light of the future onto the snow. And look! The snow melted and I could see the country's past.</text:p>
      <text:p text:style-name="P87"><text:tab/>One should never think like the daytime-theater- world in respect to such trials. That wouldn't work at all. You have to think backwards or, better still, not at all. <text:s/></text:p>
      <text:p text:style-name="P88"/>
      <text:p text:style-name="P89">1982/83 (about 10-12 years old), see Page 408ff:</text:p>
      <text:p text:style-name="P88"><text:soft-page-break/>Last night a light-night-dream came again. First I slipped out of my body and became wide. An ugly face came through me, that stuck in my head. At first I was afraid that it wouldn't let me go. I looked around for the venerable Light, but couldn't find it. I heard its thundering voice though. It heart-spoke: “Judith, you are still Judith. As long as it stays bright <text:s/>around you with the wrong brightness! But in brightness you cannot see me shine.” I had to get rid of the ugly face, and it became blackly dark and suddenly I saw the venerable Light, that showed me the way. I was certain that I was really outside of my body. Then your venerable Light led me directly into an old man. Suddenly I was an old man who wore a heavy cloak of thick material. I felt all the man's feelings. They were my own. And then words came from the man's mouth in a language I didn't know. It sounded quite full and at the same time delicate. Overall much truer and unaffected than our language. That man lived a long time ago. His speech was like a living picture. Like a moving painting. Sometimes Latin was also there, but I had the impression that he didn't much like to speak it. </text:p>
      <text:p text:style-name="P88"><text:tab/>The man, that is I, was on the way to a cellar-vault. <text:s/>Many more men had already entered and gathered in the great hall. They showed something at the gate entitling them to enter. The hall was jam-packed. There were beautiful stained-glass windows in which I would have liked to immerse myself. I knew <text:soft-page-break/>that it was something special, otherwise there were no windowpanes.</text:p>
      <text:p text:style-name="P88">The men all spoke excitedly to each other, like hens. I (in the man) heard their voices from without. I walked across a courtyard and into a hallway with short stone columns. In each column there was a wise saying. They all stood at the same distance from each other. In that way harmony could arise. Each one was differently shaped and gave its own tone. The distance was the rhythm for the tone, which they all intoned together when one walked by them. They were reading columns for the world. Not merely some kind of construction. But that they held up the roof also had an important meaning. The roof covered the head or the head-force of the people, who were to think about God beneath it, so that their head-force didn't simply fly up and around heaven, but remained well within them. The I in the man went up some stairs (or down, I don't know which anymore) to the hall. A young man followed me. He was like a grown-up pupil to a teacher. Very deferential. It was like a dream, but much realer.</text:p>
      <text:p text:style-name="P88">Then we stood at the hall. I didn't go through the entrance that all the others used, but through a small door at the head of the hall. As soon as I walked through the arched door everything fell suddenly silent. I found that amusing, as did the man I think. The hall was so full that they all had to stand, but they stood calmly and listened anxiously to what the <text:soft-page-break/>old man would say.</text:p>
      <text:p text:style-name="P89"><text:span text:style-name="T2">In front of me was a small table on which there were three bowls of thin metal. One bowl with grain kernels, one with water, and an empty one. The old </text:span><text:span text:style-name="T2">man then gave a talk, like a class, which I cannot remember rightly. It was quite complicated. He wanted to show that the water, and even the kernels, came from the contents of the third bowl, which was empty. That was how one should imagine the divinity in heaven, like the empty bowl out of which everything comes which man needs for his life. If God's heaven is in a bowl, which is empty, then the human being also comes out of it. </text:span></text:p>
      <text:p text:style-name="P88">It was much more detailed, but I couldn't understand all of it. A little bit like the grown-up pupil in the hall. In that part I was in the old man's thoughts. </text:p>
      <text:p text:style-name="P88">At the end I in the old man said that it would be better not to have your nose in books all the time, but rather to walk along the great river and observe the stones washed up on the shore, and wonder where they come from, which path they traveled, how they had changed their form and where they will still go. They were all very surprised to hear the old man speak like that, because the old man was known to know all the books in the world.</text:p>
      <text:p text:style-name="P88">I was only visiting the man though, and when I flew out again I looked at him with the eyes of heaven's emotion and saw how he wanted to go to his teacher where he received answers to his questions. He went <text:soft-page-break/>into an old church and then out again and also out of <text:s/>the city's traffic to the river. There he cried and lay flat on the ground and kind of embraced it. But then he came to his teacher and was veeery much smaller before him than his pupils were to him. So I was glad, because everything was fine.</text:p>
      <text:p text:style-name="P88"/>
      <text:p text:style-name="P90">Tomorrow or the day after I'll write about how the test from the venerable Light brought me back. For today it's enough.</text:p>
      <text:p text:style-name="P91"/>
      <text:p text:style-name="P92">1984 (about 12 years old).see page 413ff:</text:p>
      <text:p text:style-name="P94">Last night there was another test. It was quite difficult. At first I am again above having slipped out and then [became] enormous and happy hovering in the real world. Every time it's the nicest, tenderest, most loving heartfelt feeling. It is a thousand times nicer than the anticipation of a party!!! The beginning of the test was quite hard. I was really tiny, squashed into a dim point of light. And I waited again for the great venerable Light to show me the way. And it soon came and spoke to my heart: “Come to me, if you can.”</text:p>
      <text:p text:style-name="P94">Then everything was like a deep, dark valley, hollow and endless. And I, little dim light, had to get over to the venerable Light on the other side! But there was no bridge or anything. That was the test! Suddenly I got it! I had to go over the abyss without there being a bridge.</text:p>
      <text:p text:style-name="P94"><text:soft-page-break/>But I, silly little person, had to deal first with fear, and because of that the abyss became darker and eviler. An ugly blood-red horror also came. I thought: That just wants to gobble me up. It was strange, because I always think of red as fiery and hot. But the dirty-red was cold and dead. It was a hideous face.</text:p>
      <text:p text:style-name="P94">Then I noticed that my light had become weaker.</text:p>
      <text:p text:style-name="P94">Then I thought of you, my dear Jesus Christ, and that you always love me, even when I do something wrong. And at once my light became a little larger and brighter, and the ugly abyss became only dark again, but the awful face disappeared. The venerable Light was very patient and still shone.</text:p>
      <text:p text:style-name="P94"/>
      <text:p text:style-name="P94">It waited for me. And when I saw it again, it shone more splendidly than before in order to give me courage. It gave me the trial's task: “You must dare to take the step. I can only lead you if you trust me,” it said.</text:p>
      <text:p text:style-name="P94">And when just when I decided to step over the abyss, although there was no bridge, the venerable Light gave me an idea. I should speak in my light-heart:</text:p>
      <text:p text:style-name="P96"/>
      <text:p text:style-name="P98">In the name of the Father,</text:p>
      <text:p text:style-name="P99">and of the Son, </text:p>
      <text:p text:style-name="P99">and of the Holy Spirit. <text:s text:c="2"/></text:p>
      <text:p text:style-name="P99"/>
      <text:p text:style-name="P94"><text:soft-page-break/></text:p>
      <text:p text:style-name="P100">I spoke those words in my heart, and when I trusted myself to take the first step it went easily. I had my eyes closed before the abyss, but I could see that the venerable Light had held out his light-arms and was glad that I had passed the test.</text:p>
      <text:p text:style-name="P101">It was a little like when you must close your eyes and let yourself fall backwards, trusting that someone behind you will catch you. Only in the test you have to catch yourself.</text:p>
      <text:p text:style-name="P101"/>
      <text:p text:style-name="P101">When I was beyond, I was to look back and compare the first thing behind the entrance. I could see that in front it was no longer dark like at the beginning.</text:p>
      <text:p text:style-name="P101">And I could see everything as it really looked. So I realized that the bridge was actually the shining rainbow dome through which I floated over and that touches the other side. I hadn't noticed that. Only when you penetrate through to the other side of the colorful dome can you reach the light and become light yourself. Then all becomes bright. </text:p>
      <text:p text:style-name="P101"/>
      <text:p text:style-name="P101">My altar-root grows from a deep warmth. The swan wings need no eyes, but feel and touch the heartbeat-light of the world, and my wind-sword, rises up between these two.</text:p>
      <text:p text:style-name="P101"/>
      <text:p text:style-name="P36">I experienced the actual being of man as threefold. I <text:soft-page-break/>didn't have to explain what I meant by that to anyone, because I knew no one who would have taken my observations and experiences seriously. And because I didn't have to explain what I meant by the threefold human being, there is no note about it. (Or I forgot about it and it's in one of the destroyed notebooks.) However, in the remaining notebooks there are many insinuations of this threefold inner human form., I used three concepts, which seemed more or less appropriate, to describe what these three spiritual members were to me: <text:span text:style-name="T2">altar-root</text:span>, <text:span text:style-name="T2">swan wings</text:span> and <text:span text:style-name="T2">wind-sword</text:span>.</text:p>
      <text:p text:style-name="P33"><text:tab/>I will try to describe this threefold inner entity as I perceived it then:</text:p>
      <text:p text:style-name="P35"><text:span text:style-name="T15"><text:tab/>The Altar-root expressed my inner connection to the earth, which I especially experienced when I returned from my “trips” with consciousness having re-entered my physical body, the members of which I then had to grasp and pervade in order for it to again be <text:s/>the instrument of daily life. Then I felt the full weight of the material body that I lived in during the day, a weight that one is usually hardly aware of. I had the sensation: It is exactly this feeling of weight that allows me to know <text:s/>that I belong to the earth with my body. But it was not only because of the weight that I felt united with the earth. It was also all the life existing on the earth about which one is usually not mindful. By this I don't only mean subterranean flora and fauna, but also those forces that from the earth's interior inspire the material existence of the three nature kingdoms (mineral, </text:span><text:soft-page-break/><text:span text:style-name="T15">vegetable, animal). These forces, which together with the sun impulse the growth of vegetation, as I once observed in cress seeds, also permeate the mineral substances of the earth's body. <text:s/>What appears blunt and dead to the sensory eye, the minerals, I “saw” strengthened by God's will, the presence of which I felt disseminated in the spiritual sphere as well as in the smallest, densest interior of earthly substances. Only a </text:span><text:span text:style-name="T16">will</text:span><text:span text:style-name="T15"> can </text:span><text:span text:style-name="T16">form</text:span><text:span text:style-name="T15">. God's will was for me the form-giver of the earthly. And the form-holder, the form-keeper. Only in this way could life in and on the material earth exist, and that's how I felt myself – as a materially existing inhabitant of the earth – as part of the super-sensory life of the form-giver.</text:span></text:p>
      <text:p text:style-name="P33">Everything existing on the earth was invigorated by a super-earthly will, which streamed into human corporeality from the densest substances and maintained it in earthly life – such as a root secures a visible plant – as was my physical body and its members of my human core grasped every day as though on a divine foundation built on a consecrated site, an altar rooted in the earth – or a root pulsating on the earth by the paternal primal forces as an altar for the service of life: an “Altar-root”.</text:p>
      <text:p text:style-name="P35"><text:span text:style-name="T15"><text:tab/>The “Wind-sword” forms the pole to it. Like the wind that blows in the heights and does not let itself be stopped or constrained – free <text:s/>and unbound – I felt my spirit. No thoughts, no idea which comes from an </text:span><text:span text:style-name="T15">understanding “heart”, alive in the highest sense and a </text:span><text:soft-page-break/><text:span text:style-name="T15">part of the World of Reality, had to be necessarily thought in an earthly body. This spirit needed no heavy head, which with great effort had to be balanced on the trunk day in and day out. The real spirit lifted itself beyond the bodily limits to the sphere of ideas and created from these forces for life, which itself was, – as Holy Spirit, inspiring human heads to high and lofty aims, which it leads to the Kingdom of Reality.</text:span></text:p>
      <text:p text:style-name="P35"><text:span text:style-name="T15">It was reason in all its sense and purpose, sharp like a sword and brave like the knight who wields it and fights against his own weakness: the W</text:span><text:span text:style-name="T16">ind-sword</text:span><text:span text:style-name="T15">.</text:span></text:p>
      <text:p text:style-name="P35"><text:span text:style-name="T15">And in the center, between these two poles, forming a living bridge to both, were the S</text:span><text:span text:style-name="T16">wan wings. </text:span><text:span text:style-name="T15">The swan, in its elegance and force, a snow-white bird that flies between <text:s/>the earth's water and the sky's clouds by flapping its wings up and down; its wings, which touch both the bottom and the top in rhythmic pendulum-swings and doesn't let the contrary forces of will and and thinking <text:s/>drift apart, were for me the pure </text:span><text:span text:style-name="T16">heart</text:span><text:span text:style-name="T15"> which beats in the center of the human being. The heart as seat of my </text:span><text:span text:style-name="T16">soul</text:span><text:span text:style-name="T15">, of the fountain of feelings, compassion and love. It didn't only connect the bottom and the top, it also impregnated something of itself there. What would the thoughts in my head be without the compassion toward which they refer? What would my limbs' volition be were it not be filled with love for the deed that it accomplished? Only when A</text:span><text:span text:style-name="T16">ltar-root</text:span><text:span text:style-name="T15"> and W</text:span><text:span text:style-name="T16">ind-sword</text:span><text:span text:style-name="T15"> are connected in harmonious rhythm through the center of the heart by the S</text:span><text:span text:style-name="T16">wan wings</text:span><text:span text:style-name="T15"> does </text:span><text:soft-page-break/><text:span text:style-name="T15">the full </text:span><text:span text:style-name="T16">earth-spirit-man</text:span><text:span text:style-name="T15"> – the real, divine human being arise.</text:span></text:p>
      <text:p text:style-name="P33"/>
      <text:p text:style-name="P102">1985 (about 13 years old)</text:p>
      <text:p text:style-name="P103">Last night I sat on a stone at first, and then I flew to my test. This time the test was similar: It wanted me to look back before I look ahead. And when I looked down I saw myself sitting on the stone. Completely false and distorted, as though I had a stomach ache, twisted like a worm. It only seemed so, though, from the place where I was being tested. I thought, if I pass the test I'll be free [from the distortion and twisting]. But that was an illusion.</text:p>
      <text:p text:style-name="P103">Drear Light, I understood what you mean, that's why you always show me my comfort zone! My Altar-root, my two Swan wings and my Wind-sword.</text:p>
      <text:p text:style-name="P103">With my Altar-root I stand firmly on your gripping-root-earth. Firmly anchored so I can see myself. The Swan wings flap up and down in my heart, like a <text:s/>pulse-beat, like my heartbeat, and it beats to the rhythm of the whole world and all of heaven. Below the wings touch the Altar-root, and above they touch the Wind-sword. It sprouts high from my heart and frees itself to fly higher than the Swan wings, because it freed itself from their beat. The sword seems unleashed when it is erect, and I admire my own Wind-sword, Lord! It gives me more courage and I wished that someday I could take it with me [into everyday consciousness]. <text:s/></text:p>
      <text:p text:style-name="P103"><text:soft-page-break/>It was a good test. Because I could go where the sun goes when it isn't shining on us. When I fly back I squeeze myself into my little uncomfortable body and have to find peace with the circumstances at home. I am especially bad at this. Normally at least.</text:p>
      <text:p text:style-name="P103"/>
      <text:p text:style-name="P104">*** </text:p>
      <text:p text:style-name="P104"/>
      <text:p text:style-name="P68"><text:span text:style-name="T14">“T</text:span><text:span text:style-name="T15">o find peace with the circumstances at home</text:span><text:span text:style-name="T14">.” </text:span><text:span text:style-name="T15">Yes, that was what I most desired then.</text:span></text:p>
      <text:p text:style-name="P79"><text:span text:style-name="T15">The chapter which should be written here, and in fact has already been written, would have opened a completely different world to the reader, the world of “circumstances at home”. If the story of my inner self with even approximate completeness is to be told, then those circumstances should not be completely excluded, which were acted out behind a fastidiously maintained front and within which these inner experiences took place. Nevertheless, for various reasons I must dispense with this chapter. It would be too burdensome or unsuitable for some readers if the childish notes were included here which describe my despairing, nearly hopeless situation which resulted from not being “recognized” as an individual by my own parents, by not finding an “ear” for my inner being, who would have so gladly expressed all my thoughts, experiences, questions and hardships. It would be too disturbing to read about a childhood without confidence in its parents, about a continuous pendulum-swing between loving attention </text:span><text:soft-page-break/><text:span text:style-name="T15">and material care on one hand and unpredictable and </text:span><text:span text:style-name="T15">baseless withdrawal of attention on the other – a situation much more difficult to withstand than the years-long regular palpable reprimands to an always obedient and studious child.</text:span></text:p>
      <text:p text:style-name="P70">Too depressing the childish complaints about the complete lack of privacy and the feeling of oppressive assertiveness by constant suspicions, insinuations and controls, probably because of exaggerated care – perhaps also as a reaction to the necessity-driven concealing of my inner being and life.</text:p>
      <text:p text:style-name="P70">Another reason not to write about it is to avoid wounding anyone and to avoid the misinterpretation that my intention is retaliation and not my attempt to provide the reader with a deeper insight into the child's psychical world of experience.</text:p>
      <text:p text:style-name="P70">At least to consider, to suggest the contents of the chapter-not-included is what this has been, because it belongs to my biography and much of what follows can probably only be understood and sympathized with when one knows that there was also another chapter in this story which starkly contrasted with the sublime and solemn experiences with the “World of Reality”, and which taught me early on that paradise on earth cannot be found (but is all the more to strive for as an eternal ideal). And, I might add, constant seeking for this ideal does bear productive fruit.</text:p>
      <text:p text:style-name="P70"/>
      <text:p text:style-name="P72">***</text:p>
      <text:p text:style-name="P70"><text:soft-page-break/></text:p>
      <text:p text:style-name="P70"><text:tab/>1985 (about 12–13 years old):</text:p>
      <text:p text:style-name="P105">Last night I dreamed that Mama and Papa were sinking in a swamp. Something told me: You can only save one of them! That was terrible! They both held up their arms waiting for me to help them. But I couldn't decide which of the two to save. They are both equally dear to me. I thought, if I decide for Papa, then Mama will see it and think that I love her less than Papa. And the reverse if I choose Mama. I thought, what am I doing to the one I let sink? As soon as I decide, I am condemning the other one to die. <text:s/>And because I couldn't decide and found no solution, they both sank. And I had to cry because I was responsible for the death of them both. Then I thought, It would be better if I also sank in the swamp, then I'd be with them again. But something held me back and I woke up.</text:p>
      <text:p text:style-name="P106"/>
      <text:p text:style-name="P70"/>
      <text:p text:style-name="P55">1983 ( about 12 years old):</text:p>
      <text:p text:style-name="P57">My dear God,</text:p>
      <text:p text:style-name="P57">Something has occurred to me: Mama is sometimes missing her left half and Papa the right. I can't explain that better, but you know what I mean. It's <text:s/>strange that they don't complement each other in a good way and not in a bad way. Somehow mostly Papa's left doesn't join Mama's right, but the empty halves do. When the empty parts are united, my <text:soft-page-break/>parents disappear and an ugly Violence jumps at me. It comes whenever the two empty halves collapse. It only comes when it happens at the same time to both Mama and Papa. As though it were waiting for that to attack me. It is a cold thing that I can't even ask why it hates me so. I did nothing to it. One cannot speak from the heart to Violence. I think it hates me so because I love your venerable Light <text:s/>so much and speak with him from the heart. </text:p>
      <text:p text:style-name="P57">This Violence has no heart-feeling. I must admit, Lord, that sometimes I am afraid of it and hope that the hours pass quickly when all three of us are together [ïn this condition]. I am so afraid because the Violence seems overpowering, whereas I am completely alone. But then I have to be brave, for that's not actually true. Rather what happens is that when I think now it's over and the ugly Violence will jump into me, it can't. It bounces off in front of me like off a wall. That seems to make it even more furious. </text:p>
      <text:p text:style-name="P57">I have thought about trying to prevent both filled out halves from breaking apart. You must give me a sign by the venerable Light, Lord, about what I should do, or if I can help. Sometimes I feel that my parents need help much more than I do, but I love them both very much. But I'm sad that everything is so complicated. Do you know, Lord, my dear God, that sometimes I am without hope and feel so endlessly lonely. It seems that I knocked at the <text:soft-page-break/>wrong door when I was born. Where are my people????? Perhaps my people are not on the earth at all. Why did you then make me so that you always show me my stars-home? It hurts so much, sooo much, that sometimes I would rather not wake up in the morning. I know that it's a sin to even think in this way. One may not wish that something perish which is your divine creation. I'm sorry, Adonai!</text:p>
      <text:p text:style-name="P74"/>
      <text:p text:style-name="P70"/>
      <text:p text:style-name="P72">***</text:p>
      <text:p text:style-name="P70"/>
      <text:p text:style-name="P70">My experiences with the World of Reality led to deep religious feelings which, however, had nothing to do with confessional institutions, my family circle or any theological teachings, but to my own encounters with those exalted spiritual entities for which my soul felt the most holy esteem. But as little as I found a community of people near me whose hearts beat like mine for the veneration of God, all the more did I sometimes experience wonderful things, which led me internally to olden times in which I felt oddly at home, for there the spiritual world was still a certainty. But these experiences made the fact that my intimate spiritual feelings and visions were obviously not shared by others more painful because of how lonely my inner self was among all the people who did not experience them.</text:p>
      <text:p text:style-name="P70"><text:tab/> I experienced an impression which made me shake with emotion for its authenticity when I was in the <text:soft-page-break/>quarta or quinta (the sixth or seventh grade) and we went with the school class to the Harz mountains area. As far as I can remember it was in Goslar where we toured the old city and entered the Neuwerk church. Suddenly the breath of history became alive to me and of the old ruins indicated how people once lived in sincere devotion to the spiritual world and how these emotions found their expression in the building of the church. Suddenly it was as though I heard the clear voices of a convent's choir, as though the old holy sages were again filling the empty, gloomy walls with sweet nostalgic reverence for the Salvator Mundi. My soul turns around – the <text:span text:style-name="T2">Light</text:span>! It is another light which comes through the windows. It is more colorful, yet also severe, more serious. It must be so, for one's own soul becomes more earnest, more receptive for the colorful vibrations of the light that permeates it. The walls become broader, larger than the church, a <text:span text:style-name="T2">cathedral</text:span>! <text:s/>What a different spirit! What an ambiance! The Lord, He is here!</text:p>
      <text:p text:style-name="P80"><text:span text:style-name="T15"><text:tab/>Go! Follow your Lord and God! The heavy cloak that weighs down the body with earthly gravity, the soul ready to fly to heaven, which tears itself away into the infinite seeming heights of the narrow cross vault. Go! Follow the procession! Your Lord and God will be carried forward in the holy vestments of the sacrament. Yes, my soul follows You. <text:s/>And it is right that the soul is so heavy, in it is implanted what seems so humbling to it that it only wants to watch the Corpus Sanctus on its knees </text:span><text:soft-page-break/><text:span text:style-name="T15">and with its face turned to the ground. Raise your dusty feet, you disgraceful soul which longs for His loving, forgiving omnipresence. And don't be offended, my heart, at the faded finery of those who dare to present the elements of His Highness! Rather beg His forgiveness for their silly pride. They are also your brothers, loved by Him no less than you. So love them you also, my heart, and join the long procession, for your Lord and God will be brought forth!</text:span></text:p>
      <text:p text:style-name="P70"><text:tab/>How you yearn, my heart, to receive Him! My short earthly life is dedicated to You, my Lord and God! Take it and lead me always to your truth! It is right, there, where I am, for you have placed me there. The warmth of your love streams through my spirit, warming my soul, by You, my life! My body glows.</text:p>
      <text:p text:style-name="P70"/>
      <text:p text:style-name="P74">“Judith! Where is Judith?” - “She is still inside. There she is over there” - “Then go get her! We're going on.” - “Judith. Come on! The others are outside at the ice cream stand.”</text:p>
      <text:p text:style-name="P70"/>
      <text:p text:style-name="P70">Oh no! Don't take me away from here! What a barbaric intrusion by a world which hardly bothers to orient it's soul to the creator's spiritual force – that prowls blindly through these halls mocking with loud, clumsy disrespect every blemish, every honest inclination of the hearts of those times, whose movements are still a part of this place. This world, in which the spirit is alive in the upward striving pillars, in their curving capital <text:soft-page-break/>ornaments which unfold like the buds in springtime, this world, in which the spirit is alive in the illuminated tracery, whose center seems to be in the infinite expanse of heaven, in the stone floor made smooth by the pilgrims' footsteps, in the innumerably touched and kissed shrines containing the holy bones of those who followed Him to death. Do not the hot tears of the believers bowed down by hard lives and pleading for mercy and help who found comfort and hope here burn under your feet? Do you not see it? Do you not feel it all? Doesn't anyone stop? Does no one listen to the whispering and murmuring, the soft chants that waft through the times which were only meant for One? Do you not see it? Do you not feel it all?</text:p>
      <text:p text:style-name="P70"/>
      <text:p text:style-name="P70"><text:span text:style-name="T2">“The caramel sticks in the teeth!” – “Yes, really! Which flavor do you have?” – “Lemon.” – “Ugh, that's icky!” – What do you mean! Caramel is totally icky!” – No, lemon!” – No, caramel!”</text:span> </text:p>
      <text:p text:style-name="P70"/>
      <text:p text:style-name="P70"><text:tab/>Where am I? Lord, where did you send me to? Did the world forget everything? Did it forget YOU? What should I do here? What should I do here? Have mercy on me!</text:p>
      <text:p text:style-name="P70"><text:tab/>The Lord speaks in me and lets my soul say: It is right <text:s/>where I am, for You have placed me here. The warmth of your love streams through my spirit, my soul warms on You, my life. My body is aglow. So I must have complete trust that it was You who wants to see me in <text:soft-page-break/>this barbarian world, and I have hope that you will soon show me why you want this and what it is I should do here.</text:p>
      <text:p text:style-name="P70"><text:tab/>“They are also your brothers, no less loved by me than you. So love them also, my heart! They are the color of my light, which warms your soul so covertly and magically. So love them also, my heart, as I love you.”</text:p>
      <text:p text:style-name="P70"><text:tab/>Yes, Lord, I follow You. </text:p>
      <text:p text:style-name="P70"/>
      <text:p text:style-name="P74"><text:tab/>“Hey, Judith! You didn't get any ice cream yet! Which flavor do you like?” </text:p>
      <text:p text:style-name="P74"><text:tab/>“I'll have chocolate then.”</text:p>
      <text:p text:style-name="P74"/>
      <text:p text:style-name="P107">1984 (about 12 years old):</text:p>
      <text:p text:style-name="P108">This you gave me:</text:p>
      <text:p text:style-name="P108">One day you will return,</text:p>
      <text:p text:style-name="P108">when all have been prepared.</text:p>
      <text:p text:style-name="P108">In darkness do you shine</text:p>
      <text:p text:style-name="P108">full of grace, and all the </text:p>
      <text:p text:style-name="P108">people will recognize your</text:p>
      <text:p text:style-name="P108">Light and they will themselves</text:p>
      <text:p text:style-name="P108">become ablaze with light. </text:p>
      <text:p text:style-name="P108">Just as the true world </text:p>
      <text:p text:style-name="P108">of love and life throws an image</text:p>
      <text:p text:style-name="P108">upon the earth, so will You</text:p>
      <text:p text:style-name="P108">be the sun which the</text:p>
      <text:p text:style-name="P108">moon's visage shines</text:p>
      <text:p text:style-name="P108">on people and they will</text:p>
      <text:p text:style-name="P108">reflect it back. Amen</text:p>
      <text:p text:style-name="P74"><text:soft-page-break/></text:p>
      <text:p text:style-name="P109">1985 (about 13 years old):</text:p>
      <text:p text:style-name="P110"/>
      <text:p text:style-name="P110">I thank you for my life's force, </text:p>
      <text:p text:style-name="P110">my Light.</text:p>
      <text:p text:style-name="P110">You shine in me, </text:p>
      <text:p text:style-name="P110">warm me, without </text:p>
      <text:p text:style-name="P110">ever questioning me.</text:p>
      <text:p text:style-name="P110">You are my support</text:p>
      <text:p text:style-name="P110">in the darkness.</text:p>
      <text:p text:style-name="P110">You stand by me,</text:p>
      <text:p text:style-name="P110">forgive me,</text:p>
      <text:p text:style-name="P110">grant me consolation</text:p>
      <text:p text:style-name="P110">when I don't deserve it.</text:p>
      <text:p text:style-name="P110">You shine within me,</text:p>
      <text:p text:style-name="P110">You embed clarity</text:p>
      <text:p text:style-name="P111">in my reason when my heart </text:p>
      <text:p text:style-name="P112">is deluded to put it in chains.</text:p>
      <text:p text:style-name="P112">You give me the impulse,</text:p>
      <text:p text:style-name="P112">the force for my doing.</text:p>
      <text:p text:style-name="P112">In your name</text:p>
      <text:p text:style-name="P112">I will lead my life, </text:p>
      <text:p text:style-name="P112">always be witness to your light,</text:p>
      <text:p text:style-name="P112">never deny you,</text:p>
      <text:p text:style-name="P112">just as You never deny me</text:p>
      <text:p text:style-name="P112">and bear on your shoulder</text:p>
      <text:p text:style-name="P112">for me, what I put on the other</text:p>
      <text:p text:style-name="P112">day after day.</text:p>
      <text:p text:style-name="P112">Hallowed be you, savior,</text:p>
      <text:p text:style-name="P112"><text:soft-page-break/>Jesus Christ!</text:p>
      <text:p text:style-name="P74"/>
      <text:p text:style-name="P75">***</text:p>
      <text:p text:style-name="P74"/>
      <text:p text:style-name="P70">In the most difficult times for me, there was always one dependable and absolutely trustworthy being who was an indispensable support: my fox terrier, <text:span text:style-name="T2">Cerry</text:span>. She was always there, and could listen. I could lie down alongside her. She was always nice to me. But she was also full of character and stubborn, which I liked.</text:p>
      <text:p text:style-name="P70">Cerry also prompted me to study all I could about the essence of animals. It became clear to me that as far as her self or consciousness was concerned, as an animal species she stood, so to speak, between plant being and human being. Because she almost took the place of a sister, for a long time I tended to see her close to a human being in respect to her super-sensory being, for she had such a characterful temperament with diverse <text:s/>mannerisms, which clearly differed from those of other dogs. Nevertheless, I had to admit that she lacked one thing which identifies us humans as humans: the actual human core, the spirit, which is able to recognize itself, to be conscious of itself. We were thus gifted with a definitive additional “component of being”: self-consciousness, the creative spirit. But, I felt, this spirit was for us, when one really thinks about it, an obligation to accept responsibility. It wasn't enough for us to use our spirit in order to make our earthly life more comfortable. For it was just this which was achieved at <text:soft-page-break/>the cost of the beings for which the human spirit is obliged to be responsible: animals, plant life, the earth-organism. Whoever possessed a human spirit had to accomplish more than animals could: <text:s/>By means of his spirit he must become master of his animal instincts and transform them into intuitions. It was possible. But it seemed to no longer be an option. What I saw everywhere was the opposite of improvement. Brutality and deceit, greed and hedonism, jealousy and envy – all traits which no animal can develop. For when no individual will exists, but only an instinct to assure one's own survival and that of one's kind, when instead of an egocentric self-will, there is only a general will to follow the higher plan, there can be no wrongdoing, no guilt. Man became capable of egoism by acquiring self-consciousness, whereas the animal remained immune. <text:s/>And this egoism was the seducer of his higher spiritual nature, his noble and actual human-being-core.</text:p>
      <text:p text:style-name="P70"><text:tab/>It seemed as if the spiritual principle of humanity, which was additionally given to his soul-force-body and which differentiated him from the animals, was divided in two: on one side self-consciousness, in which egoism was adopted and could make him blind and apathetic in respect to his environment, and on the other side the actual human-being-core, which enabled him to rise to greater things, which let him grow out of his ego-self and freed him from the dictates of his driven self – his divine self, the seat of his conscience. Or expressed differently and in accordance with my first thoughts on <text:soft-page-break/>my day of earthly awakening: the human-being-core was a singular thing which, however, was not yet complete in one part. The everyday consciousness of the corporeal man in the state of forgetting his own actual being could nevertheless strive for his complete state of being in which he could regain the consciousness state which he had forgotten, had lost by entering his earthly body.</text:p>
      <text:p text:style-name="P70"/>
      <text:p text:style-name="P70">In order to recover this state, one must subdue the egoism embedded in everyday consciousness. For this caused him to be brought down below the level of animals, in that he betrayed his higher, divine principle and his desires threw it to the dogs. Thus what happened was that man could no longer even hold onto his animal instincts, which worked to preserve his own kind and the environment so important for life. So through self-consciousness came egoism, and with egoism culpability for the neglected, mistreated whole.</text:p>
      <text:p text:style-name="P70"/>
      <text:p text:style-name="P70">Such thoughts about the difference between humans and animals prompted me to seek a concrete way, which included my being human and my self-consciousness, to live up to that responsibility. What the venerable Light taught me must be applicable and bear fruit on <text:span text:style-name="T2">earth</text:span> so that I could be equal to what was placed in me as a divine seed. </text:p>
      <text:p text:style-name="P70"><text:tab/>Such a path must have already been sought and found by others before me. For those who have been <text:soft-page-break/>recognized as culturally great in history could only have come to their insights by ennobling themselves, at least to a certain extent. So there must be a way to root out the grotesque-face images of my unpurified thoughts and feelings! The path must have been tread by all those elevated cultural people whose soul-force-body was so pure that it was no longer merely a component but an impeccable life-giving home. This way must lead to the creation of the all-encompassing mandorla, the complete agreement of our inner being with our exterior appearance. Then oneself would perhaps be a <text:span text:style-name="T2">venerable Light. </text:span>Thus the human being<text:span text:style-name="T2"> </text:span>could become a <text:span text:style-name="T2">venerable Light</text:span>, the ever-quarreling and fallible human being! If he only wanted to! Through his spirit. <text:span text:style-name="T2">Every one</text:span> of us human beings. What was I waiting for then?</text:p>
      <text:p text:style-name="P70"><text:tab/>But it wasn't so easy to find the way. But I wanted to look for it!</text:p>
      <text:p text:style-name="P70"><text:tab/>The goal I was to aim for and the plan to achieve it had again become a little more concrete.</text:p>
      <text:p text:style-name="P70"/>
      <text:p text:style-name="P70">The way must have to do with <text:span text:style-name="T2">self-control</text:span>, something I noticed in myself. I experienced namely how every time I lost control of myself the force of insight was lost. And it must also have to do with knowledge. But not a lifeless knowledge learned by heart, but rather a wisdom-filled one <text:span text:style-name="T2">made one's own</text:span>.</text:p>
      <text:p text:style-name="P70"><text:tab/>I tried to approach the problem in a systematically <text:s/>planned way. First I wanted to enter the world of thought and wisdom of the<text:span text:style-name="T2"> great</text:span> ones. That meant, <text:soft-page-break/>however, that I had to find out a lot about them. And that took a while. Because my parents' library of mostly <text:s/>popular fiction and political non-fiction books contained no <text:span text:style-name="T2">Symposium</text:span>, no <text:span text:style-name="T2">Divine Comedy, </text:span>not even enough classical German philosophy and literary history worth mentioning. So I had to find an indirect connection to the masters' world of thought. Not least I had my high school to thank for this. </text:p>
      <text:p text:style-name="P70"><text:tab/>The second thing I wanted to do immediately was the consistent and practical work on my soul-force-body. I had very ambitious ideas for this. For example, I decided one morning not to have even one bad thought during the day – a thought that could cause harm in the World of Reality. Despite many attempts I always failed miserably. It wasn't possible. If I had succeeded, I'd have instantly reached the status of a <text:span text:style-name="T2">Buddha</text:span>, that is, a totally purified higher being. The intention not to think any bad thoughts included, by exact analysis, eliminating all possible defective emotions, such as resentment about an injustice, or the latent disgust at the urine smell of a drunken “bum” in a subway station. I realized that it was unrealistic to attempt opening the whole package all at once. But these experiences also showed me how much still lay before me and how long the way would be. I resorted to a reduced version of self-education. I intended not to invent a white lie for three straight days. That was a real challenge, for without that kind of help peaceful coexistence at home was barely possible during those years. (I had to explain <text:soft-page-break/>everything I did no matter how unimportant and if I admitted the whole truth I would be scolded or punished besides. It was a “question of survival” whether I dared to reveal all, or resorted to verbal tricks.) And a white lie included, to be exact, leaving something out of my story which was decisive for what the other person imagined: and a lie included saying something that differed from my real thoughts and feelings in order not to hurt the other. It was also the case with lies in the head. For I noticed that the <text:span text:style-name="T2">unsaid</text:span> (thoughts) words also had an effect on the other person.</text:p>
      <text:p text:style-name="P70"><text:tab/>But when I took stock and tried to review the day's activities in the evening, I was disappointed to realize that I had often simply forgotten to avoid a particular bad habit in a certain situation. During the day, when I was in the middle of the turmoil of my own emotional and mental confusion, how could I think about improving? I had the idea of painting the tips of my fingernails with points of ink. A point for every bad habit which I saw at the moment. But that didn't prove itself to be particularly useful, because I mostly saw the points when it was already too late. Furthermore, I was asked why I was defacing my fingernails. A white lie in this case made the whole idea of the ink-points absurd. So the matter seemed to require a longer term effort. <text:s text:c="2"/></text:p>
      <text:p text:style-name="P70"/>
      <text:p text:style-name="P70">Nevertheless, these often failed attempts caused me to be more attentive to everyday events. Perhaps a good entity in the higher worlds had pity when considering <text:soft-page-break/>my good intentions.</text:p>
      <text:p text:style-name="P70"><text:tab/>This first change showed itself in my dream life. I don't mean the experiences I had during the night which I described previously, in which the <text:span text:style-name="T2">venerable Light</text:span> helped my consciousness by “trials” or tests, but I mean here the normal dreams which one has during sleep and which do not provide the same clarity of consciousness which one reaches when leaving the seeing eye of the body, so to speak, and entering the Kingdom of Reality. Such “normal” dreams were fewer than during the previous years. </text:p>
      <text:p text:style-name="P70"/>
      <text:p text:style-name="P70">I had always had a rich dream life – which according to the applicable science means nothing else than that one can remember dreams well. I remembered an average of three or four dreams a night, in all their details. But that was not new. What was new was that I noticed over time that I could influence my dreams. So I had “flight-dreams”, those wonderful dreams in which one can fly on her own power. I liked these dreams the most, because the flying was so enormously realistic. Of course it was not realistic that one could fly through the air like a bird. But most curious was that the flight-dreams conveyed an amazingly authentic impression, just because a human being could not do it and had never experienced it: <text:s/>I had to exert considerable effort to rise from the ground and reach the (relatively low) altitude of ten to thirty meters. I could recognize the streets in the neighborhood in all their details – and <text:soft-page-break/>from a birds-eye view. I saw what the streets looked like from above, which I had had only known from below – the roofs of the houses, the crowns of the trees, the backyards into which I had never seen and in some cases didn't even know existed. Or I flew over unknown landscapes, over fields and woods, and followed the topography over gently rising hills and areas descending into valleys. I could only explain such authenticity to myself if my soul really did make such flights when it left my body at night and before it said farewell to this slightly elevated earthly look-out and passed over into the spiritual world; it was only that during such a dream the soul was not as awake, that is, not as conscious as during my “initiation” experiences. </text:p>
      <text:p text:style-name="P80"><text:span text:style-name="T15"><text:tab/>In any case, I greatly enjoyed this kind of dream and wanted to have them often. So I decided to have a flight-dream just before going to sleep and, surprisingly, that is mostly what really happened. I could also lengthen a nice or exciting dream and revise it when I noticed that it was approaching its “natural” end. And it was even possible to consistently continue a dream that had been interrupted in the night by some noise. My dream life developed further in this way. Due to a detail during one dream, I remembered a different dream which I had a few days or weeks or even many years earlier, in which a similar situation or detail appeared and I compared the earlier dream with the current one. It was especially odd that while I was remembering a past dream during a current one, I could often even </text:span><text:soft-page-break/><text:span text:style-name="T15">remember exactly when I had had the past dream, that is, in which month and year, in which situation and which mood I was in, and what I thought about the meaning of the dream when I woke up. I went back into the old dream and looked around. It was as if in such a state I was accessing many remembrances otherwise in archives locked behind many locks which even contained the remembrances of my dreams. Soon I also realized that upon going to bed, shortly before falling asleep, I remembered the previous night dream – including the feelings I had then had. It was like a lightning-quick repetition of the previous night's dream. I could not explain how that was possible.</text:span></text:p>
      <text:p text:style-name="P70"/>
      <text:p text:style-name="P80"><text:span text:style-name="T15">After my parents decided to turn their backs on Austria and had chosen Spain as our destination on vacation, my holidays were different. Life took place mostly around hotel pools and the nearby beach. In order to adhere as closely as possible to the cosmetic-esthetic modes of the times, my mother ordered me to spend at least one to two hours a day on a sunbed that wasn't in the shade. That took a lot of effort, considering the temperatures, which threatened to cook my brain. <text:s/>As I had to lie still on the bed in order that all the areas be equally exposed to the sun, I began some inner experiments to dispel the desolation. I observed what happened to my awareness in relation to the perception of my body when I remained totally immobile for minutes at a time. All of my limbs remained in exactly </text:span><text:soft-page-break/><text:span text:style-name="T15">the same position as when the experiment began. I could feel the following: After a few minutes – already after a few seconds once I had practiced – <text:s/>a state was reached in which I could no longer determine where which arm lay. Did the right lie over the left? Or the left over the right? Was it behind the head? “I” was in a very short time so separated from my limbs, that they lay somewhere in the sunbed whereas “I” seemed to drift further and further into the warming rays of the sun. Soon I no longer noticed the physical warmth. Nevertheless, I felt something at the place to which my consciousness was drifting, which I can only compare to a kind of torrid but beguilingly pleasant heat. <text:s/>This state of being was, however, drastically different from the already described experiences. I neither had to pass through my soul-force-body, nor did the </text:span><text:span text:style-name="T16">venerable Light</text:span><text:span text:style-name="T15"> meet me. It was all so easy. Too easy. But after all, where exactly was I drifting to? During my inner trials with the </text:span><text:span text:style-name="T16">venerable Light</text:span><text:span text:style-name="T15"> I also didn't know where it was leading, but that was because I only gradually learned to recognize the facts by which I was surrounded – namely by means of the venerable Light's teaching – illuminated by my consciousness's ray of light. But they had always been just as clearly present before as </text:span><text:span text:style-name="T16">after</text:span><text:span text:style-name="T15"> my having been successfully taught, because the world that the </text:span><text:span text:style-name="T16">venerable Light</text:span><text:span text:style-name="T15"> revealed to me was the World of Truth and Reality, which never concealed itself. It was all only a question of my consciousness. Now I was being </text:span><text:span text:style-name="T16">drawn</text:span><text:span text:style-name="T15"> to something in a remarkable way. That was also a </text:span><text:soft-page-break/><text:span text:style-name="T15">completely different experience. During my trials I was invited, so to speak, to follow the </text:span><text:span text:style-name="T16">venerable Light</text:span><text:span text:style-name="T15">, and this was at the same time – as strange as it may sound – my own will. But there was no exertion of will involved which led me to an unknown destination. It simply happened. And the closer I drifted in its direction, the easier and faster it was.</text:span></text:p>
      <text:p text:style-name="P70"><text:tab/>The strangely pleasant (super-sensory) warmth enfolded me. I began to feel something veil-like in its emanations, amoeba-like, constantly moving beckoning hands, or like long hairs moving under water from one direction to another, forming a curiously meandering, softly flowing carpet. It was enchantingly beautiful. It was not an optical perception, but the perception of a psychical-spiritual impression or impulse. And this impulse guided me in a certain direction. I followed this impulse, let myself drift. The deeper I drifted into that world, the more I had the feeling of dissolving. I barely noticed how unimportant the clarity of consciousness was, which I had been seeking and striving for since my earthly awakening day. Now the pleasantly warm, mild, flowing inertia determined everything and I felt the <text:s/>faint urge to stay longer in it. Just a little longer. Just a little longer. There was nothing difficult about it. On the contrary: it went by itself. I didn't have to do anything in order to maintain or intensify that state. I drifted on unchecked. Eventually a thought came to me. It was like a spoil-sport, and I tried to stop it. But it bored further and further like a relentless thorn into the world of <text:soft-page-break/>warmth in which I floated. That thought “spoke” to me as if it had come from outside into my dim consciousness: Go back! I kept trying to push it away. But the effort that I had to make disturbed the blissful state almost as much as the thought itself. But I had to deal with it. And something in the depth of my consciousness answered its call, was made to vibrate like a sounding box and returned an echo, so that a weak impulse of will began to form – the will to turn back. So although it was with a certain reluctance, I finally began to give in to the relentless thought-voice and slowly “stemmed” the continued floating ahead. It didn't want to surrender so easily though. So I strengthened my stemming impulse a little. But I kept floating on. Now the thing became scary. I tried to accomplish a proper turnaround. A return to the psychical-spiritual direction. Then I sensed a strong force working against my will and not allowing it. This force came partially from myself, from my self-will, but also from a dynamic outside myself which seemed to come from the pleasant warmth I was drifting in. I tried to overcome this force. To no avail. As soon as I gained a little, I was thrown far back beyond what had been achieved, as if by a rubberband. Suddenly the bubble of warmth I was in burst apart. It had been torn by a thought which hit me like a cold shower, the thought of my higher will, the will to strive for the complete consciousness of my actual self in the World of Reality. It was the sharpness of the thought which had penetrated <text:soft-page-break/>within me that I felt like a cold shard of ice. But it was my salvation. I literally attached <text:s/>myself to this thought and finally reached my clear consciousness, the total control of my consciousness. I opened my eyes and squinted at the refreshing, sobering material world. I looked down at my lotion-oiled body, which lay there just as before … but when actually? Hours must have passed. I stood up and retrieved my watch from under the sunbed where it had been placed as protection from the midday sun. Barely ten minutes had passed since I lay down on the sunbed.</text:p>
      <text:p text:style-name="P70"/>
      <text:p text:style-name="P70">I considered what I had experienced. It seemed as if I had taken an odyssean voyage to the sirens. Only that no one had bound me to a mast, or my consciousness to my body lying on the sunbed, or to my core of being. I was in a highly pleasant state floating through an enchanting world, reveling in its blissfulness. And it had been a fantastic experience, which I would have enjoyed <text:s/>extending. A wonderful state – until I, myself, wanted something different. What I finally wanted different was something in my other experiences which I had proven to be the most beautiful and truthful. But in the world into which I had floated, the most beautiful and truthful was disruptive, an unpleasant intruder which instilled a bitter, ugly poison into the beguilingly comfortable state.</text:p>
      <text:p text:style-name="P70">What kind of world was that for which the beautiful and true is unpleasant? In that world free will was a disturbance! As long as one worshiped self-will, <text:soft-page-break/>surrendered to the magnetic indulgence, everything stayed pleasant. But woe if not! Into what kind of strange world had I entered? Did a super-sensory kingdom exist apart from the World of Reality and Truth known to me? Or had something else occupied the World of Reality and Truth? And which beings were the invaders of the World of Truth or were the inhabitants of that <text:span text:style-name="T2">other</text:span> world, in which the <text:span text:style-name="T2">venerable Light</text:span> didn't illuminate, in which one did not perceive the actual permeating presence of my holiest and highest master, the Son of God? <text:s/></text:p>
      <text:p text:style-name="P70"><text:tab/>Which beings could accomplish that? Was there a force more powerful than that of the creative Majesty, of God the Father? I asked myself that and rejected it.</text:p>
      <text:p text:style-name="P70"><text:tab/>No, stop! Perhaps it was otherwise! I had left my body completely without purification, without meeting the deplorable creatures of my soul. Could this not mean that I had entered the World of Reality together with all my psychical immorality? I did really find myself in the World of Reality, but it was not possible for me to perceive what it really was, because I could only see what the grotesque creatures of my own soul had deluded me into thinking it was? That could be. Therefore a clear vision of the World of reality was distorted for me. In this way I had entered <text:span text:style-name="T2">their </text:span>kingdom: the kingdom of grotesque soul-creatures, the kingdom of fallacy. It seemed that this kingdom of fallacy lay like a barrier between me and the World of Reality, like a veil before the gaze of my spiritual eyes. <text:soft-page-break/>And whoever suddenly advances into the spiritual world with veiled vision can get lost. The effect which I had just felt was enormous. A steady, relentless, merciless pull. Didn't all those who reached the isle of the sirens forfeit their lives? They never found the way back. The way to the spiritual world must then have a branch, or perhaps even more branches. Seductive byways.</text:p>
      <text:p text:style-name="P70"/>
      <text:p text:style-name="P70">The term “tempter” came to mind. For I could clearly perceive an impulse of will asserting itself outside of myself, which seemed to be struggling to dominate my inner being. And I began to consider how the biblical tempter could relate to my own experience. I remembered some psychical-spiritual experiences I had already had and which should possibly be seen as having a connection. A description of one of those experiences is found in one of my salvaged notebooks. </text:p>
      <text:p text:style-name="P70"/>
      <text:p text:style-name="P62">1984 (12 years old):</text:p>
      <text:p text:style-name="P93">Last night I learned that sometimes I no longer need to move something. It's enough to <text:span text:style-name="T20">want</text:span> to move it. (Now try it!), heart-speak it.</text:p>
      <text:p text:style-name="P95">So I took the cap of Mama's hairspray and tried it. But it didn't work. It didn't move. But you have to practice everything, I thought.</text:p>
      <text:p text:style-name="P95">Now I think, though, that I must turn the task into a holy feeling, then it can work.</text:p>
      <text:p text:style-name="P97"><text:span text:style-name="T2">Probably I simply approached it from the wrong side, and everything needs preparation from within</text:span> <text:soft-page-break/><text:span text:style-name="T2">before it can be translated into an act. <text:s text:c="2"/></text:span></text:p>
      <text:p text:style-name="P95">Sometimes I'm afraid that it may be something like when the devil tempted Jesus. “Jump! You are the Son of God” Even Jesus was tested, because he was also a man. Of course a most unique man. But if he had jumped and not died because the guardian angels had saved him from a false death, he would surely have had big problems with the venerable Light about the precipice test.</text:p>
      <text:p text:style-name="P95">And when I am sometimes unsure if perhaps the ugly darkness has disguised itself as light, I think of the fortitude of Jesus and compare the Jesus-Christ-Light with the disguised light, and then I can recognize it! If the light shines because it loves you, then you can trust it.</text:p>
      <text:p text:style-name="P97"><text:span text:style-name="T2">Actually I only doubt in the earthly world, in the real world I am mostl</text:span>y surer <text:span text:style-name="T2">and can judge everything better.</text:span></text:p>
      <text:p text:style-name="P95">Thanks, that you are with me!! Yours, Judith</text:p>
      <text:p text:style-name="P95"/>
      <text:p text:style-name="P67">In fact, there was confusion here. I was shown by the <text:span text:style-name="T2">venerable Light</text:span> that it is actually the will-impulse that moves things and which must be permeated in the limbs in order to be able to move something, because the limbs are in themselves only an inert organic mass. In the super-sensory instructions, which will not be more exactly described here, but which I later recalled when reading the newly found notebooks, I was “told” that with the condition that the will was pure – that is, <text:soft-page-break/>that there was no personal interest involved, but only intense interest in the great divine cosmic plan – then it could be strong enough to move a lifeless object, which was only a dead piece of the World of Reality. If, however, one only used the will to move a plastic bottle-cap around, it did not have the realization of the great, good cosmic plan as objective. Something had interfered which did not belong to what the <text:span text:style-name="T2">venerable Light</text:span> wanted to make clear about the higher nature of the human being and divine workings. In implementing the teaching material a mishap had occurred: In this case I had not followed a branch in the spiritual world, but in the earthly world – as I had then felt it to be when I wrote that I could “better judge” in the “real world” than in the “earthly world”. Because of these experiences, I could intuit where such a “temptation“ could easily lead: namely to psychical hypertrophy, delusion, hubris. <text:s/></text:p>
      <text:p text:style-name="P65"/>
      <text:p text:style-name="P65">Either way, that “telekinetic” experiment failed. And the reason was obviously that I could not develop a pure, that is, a purified will, because in the earthly world I was gifted with my soul-force-body, which – like a psychical borscht – was mixed with all the possible good and bad ingredients of my being, whereby the will remained interpenetrated with selfishness. So my unpurified soul-force-body had taken the wrong path in my sunbed experience, not only in the “earth-world”, but beyond, namely in the “real” world, for I entered the spiritual <text:soft-page-break/>world with it. In a wondrous way I was protected during my early years.</text:p>
      <text:p text:style-name="P65"><text:tab/>However, on the sunbed I had begun an experiment with the spiritual world out of sheer boredom. The motive was decisive. The motive seemed to be crucial about whether on passing through the gate one viewed the true aspect of being and thereby purified her soul-force-body, or not. And so I had entered a sphere, without realizing it, which could have a fatal effect: I enjoyed having a veil over my eyes! The saving thought, which in that sphere I sensed as a penetrating, sharp instrument cutting through the flattering, placid veil, could only have come from the <text:span text:style-name="T2">venerable Light</text:span> or even from Christ – that thought, which sparked my will to turn back and sharpened my vision. Thankfulness and shame filled my heart. </text:p>
      <text:p text:style-name="P65"/>
      <text:p text:style-name="P65">But Odysseus was right. It was important to at least sail close to the sirens in order to assess the danger which emitted from them. How else could one protect oneself from their tempting arts? I wanted to test how deep the sirens' power went into my own interior. I wanted to challenge those forces. For this more or less risky experiments were necessary. At that time, between my fourteenth and fifteenth years of age, I looked for situations in which I deliberately exposed myself to the temptations of these forces in order to resist them. It was a kind of trial of the will. For example I sat in the philharmonic at a concert, either in a prominent row <text:soft-page-break/>with my parents or alone in the choir block directly behind the orchestra, reserved for the relatives and friends of the musicians. When a slow piece was played, which also contained a long pianissimo passage, the moment had come: I realized that it was solely up to my will to act as befits a concert-goer. But what if I opened a door in the closet behind which the seductive forces in me lurked and were usually held in check? I could now, at this moment, let loose a loud cry! I could break open the rapt stillness and scream! The audience would be shocked, the musicians taken away from the concert, the possibility for the music to pour its healing blessing into the hearts of those present defeated. A terrible idea! But nothing and nobody could stop me! Only myself. I carefully opened the door a little more. – I could do it now!! – I felt the seductive multitudes trying to force their way through with all their might and open the door. The gang could hardly be stopped. I let them through to the extreme limit. Just before I took a breath and opened my mouth, I grabbed the handle and slammed the door shut with the last force at my command. Done! As though from afar I heard the muffled growling of the angry gang from the depths of my soul.</text:p>
      <text:p text:style-name="P65"/>
      <text:p text:style-name="P66">***</text:p>
      <text:p text:style-name="P65"/>
      <text:p text:style-name="P65">In respect to the confessional religious conceptions and interpretations about God, Christ, the human being, <text:soft-page-break/>heaven, hell, earth, life, death, sense and meaning of existence and so forth, I wasn't doing very well. <text:s/>Confessional religion offered too little that gave me the feeling that my experiences with the World of Reality could be in agreement with the church's teaching. Most aspects of my inner experiences – at least as a child and youth – were not included. And even when the terminology sometimes awakened hope that something was meant that agreed with my experiences, it always turned out to be the usual interpretation of the scriptures according to a simplistically constructed moral formula. I found the spiritual world, and also the human being as an essentially spiritual being on a material earth, much more complicated. When one thought about it, man was actually a being consisting mostly of <text:span text:style-name="T2">spiritual</text:span> “matter”: in the first place stood the actual human core, the spirit; then the soul-force-body; and finally the wonderful magical-life-force permeating all <text:s/>indwelling matter, which was also a super-sensibly perceptible figure. Only the human body was essentially <text:s/>of a material substance. As far as I could see, the relationship was three to one. Nevertheless, the three spiritual members of man were as good as ignored in daily life. Rather one acted as if the visible physical person was the actual human being. And when I turned to the church, all I heard was something about the body on one side and the soul on the other side. What they preached I felt to be an imposition for the mature human spirit. No wonder, it was almost never about <text:soft-page-break/>what really constitutes the human spirit. The word spirit mostly appeared in connection with the divine being, and when it appeared in connection with the human being I could never determine what was meant, for it seemed to be used as a synonym for the concept “soul”. In my understanding though, soul was distinctly different from spirit, the actual self or spiritual core of the human being. And if one generously considered that in the church's terms when the word “soul” was used the spirit was meant, then where was the soul with all its subtle feelings and unconscious desires? When soul and spirit are thrown together, however, it was impossible to bring any kind of substantial clarity to inner life! Incomprehensible for me was that in the Gospels and the Acts of the Apostles (the Outpouring of the Holy Spirit, for instance) all the relevant help and warnings about what can happen when both of these components of being were confounded. Only they weren't discerned and addressed. </text:p>
      <text:p text:style-name="P65"><text:tab/>Furthermore, in such confessional circles they always spoke only of <text:span text:style-name="T2">faith. </text:span>One always had to have faith in something. I had no problem with faith as such. During my instructions with the <text:span text:style-name="T2">venerable Light</text:span> it became clear to me that faith – in the sense of “considering possible”, in the sense of impartiality – was the indispensable gate to the World of Reality. It was no less, but also no more, than the gate to the World of Reality. It was the gate to heavenly knowledge or the world of wisdom. Why was the subject never knowledge <text:soft-page-break/>of the spiritual world? One could experience it oneself. You didn't have to merely assume it. And you didn't have to discard your enlightened thinking or exchange it for a blind or naive faith in order to recognize its existence.</text:p>
      <text:p text:style-name="P65"/>
      <text:p text:style-name="P65">Only through its prevailing legitimacy and facts can many essential questions about existence be resolved or illuminated. Only through it does the earthly existence of the human race make sense! Of course God had to remain a subject of faith if he was imagined as an old man with a long white beard who sat on a golden throne somewhere far up there in heaven and without giving up the – pardon Goethe and pardon me for the use of this expression – “total shitty temporal glory”. But God was constantly active within every person -- also and especially in everyday life. From whom had man the strength to generate true ethical impulses (in addition to what made self-consciousness possible for him)? His self-consciousness, which raised him above the consciousness level of animals, was not alone able to do so. Self-consciousness alone was not “good”, was also not “bad”. An unethical, a bad deed was quickly perpetrated, because <text:span text:style-name="T2">self-</text:span>consciousness had brought along the focus on <text:span text:style-name="T2">himself</text:span>: egoism. But what raised man <text:span text:style-name="T2">above</text:span> egoism? It was <text:span text:style-name="T2">not</text:span> his self-consciousness. That was only the prerequisite for something else, something higher. What enabled man to set aside the egoism of his self was a “divine” seed, a core that was more important <text:soft-page-break/>than his self-consciousness, than mere earthly reason. A seed was planted in our deepest self which enabled us to achieve truly great things. (These great things did not have to be spectacular and noisy to be truly great, namely ethical and aesthetic.) The seed had only to be awakened from under all the ballast and lowly needs under which it lay buried, and rescued and dusted off. – Look at it, your divine seed, man! And use it! – That's what my heart felt and called out for at that time.</text:p>
      <text:p text:style-name="P65"/>
      <text:p text:style-name="P66">***</text:p>
      <text:p text:style-name="P65"/>
      <text:p text:style-name="P65">That I met so few people who were attentive to these mysteries of existence and life burdened me increasingly in the following years. The situation at home was the greatest challenge. Furthermore, my friends and co-pupils at school began to develop interests which I could not share. I suffered for a time with a single by a band of the so-called New German Wave named UKW. I listened to the record for several days ten to twenty times in a row, because I hoped to get used to it – like I did with Rachmaninoff's piano concerts for example. Without success. A school friend dragged me once to get Udo Linderberg's autograph, whom we met in a tiny, smoke-filled room in a Berlin high-rise situated in a side-street of the Kurfürstendamm. But nothing helped. What my friends called “music” I found to be almost blasphemy compared to what I had always called music. Neither the practiced listening to the “music” favored by my <text:soft-page-break/>friends, nor hassling with the lyrics could bring me to develop sympathy for that genre. Nothing helped. The world of the others, who for weeks waited feverishly to <text:s/>attend a pop concert and afterwards talked for hours <text:s/>about the band, was closed for me. It was not worth it for me to attend such concerts simply to have been there. It bored me terribly, this kind of “music” made me downright physically ill. Once when I was seventeen a boy invited me to a Rolling Stones concert in the Olympia Stadium. His father, who worked for a private television company, gave him two tickets for the VIP box. I couldn't refuse him. Everyone said so. It was a unique chance. So we went. I found it to be atrocious. Two hours at a military shooting gallery or in a metal factory without hearing protection would have had a similar effect. On the other hand, I found no one of my age who would have exchanged it for the idiosyncratic interpretation of a Schumann piece by the aged Vladimir Horowitz, which I heard in the Philharmonic. (We had only one ticket, which my father shared with me during the intermission, whereas my mother gracefully did without.) <text:s text:c="2"/></text:p>
      <text:p text:style-name="P65"/>
      <text:p text:style-name="P65">I felt ever more lonesome, ever more misplaced, ever more misunderstood. A year-long trial worthy of Job began. Actually everything was given to me – and at the same time taken away. Sometimes I was so deeply desperate that I might have done something serious to myself if I hadn't carried the Christ-experience in my <text:soft-page-break/>soul. The discrepancy between my inner world and the outer world tore me almost physically. I hunched myself on the floor in a corner of my room and cried without stopping. More than once a knife in hand. I cried whole nights through, until at dawn I staggered exhausted to the bathroom and dipped my face minutes long in an ice-cold water bath so my swollen face would not be noticed at school. Why had God opened my eyes for the beauty and reality of the world if there was no one else to see and treasure it? Why had he given me a beating and feeling heart if I was forced to witness the contempt for this world and its destruction? Why had he given me a spirit, which longed for its kind, but found none? My thinking wanted nutrition, creativity, interchange – and hardly got it. My heart was so full of joy, compassion, devotion and love that it threatened to burst – but nobody wanted to receive the gifts which I had an abundance to give. What had I done to deserve this cruelty? What escape was there, what relief? There was none in sight. I only wanted to go home. To my true home. Every day. Every night. </text:p>
      <text:p text:style-name="P65"/>
      <text:p text:style-name="P65">I developed a terrible, painful neuro-dermatitis. In the crook of the arms, the knees, armpits and throat area palm-sized red blotches appeared that looked like burns and felt like them. I stopped using the prescribed cortisone cream after a while because the condition returned stronger than it originally was. I tried cooling, creams, powder, covered the places with gauze, pressed <text:soft-page-break/>and pinched alongside the affected places in order to distract me from the irritation. Every nerve-cell ending in my skin was under martial law. Because the doctors' advice didn't help, my mother turned to offbeat methods. Once my mother took me to a conjurer. I found the magic formula that she mumbled as she waved her hands back and forth over my head highly obscure, like the whole thing, including the furniture and stuff in the room, which looked ready for a film. In fact though, along with bathing in the Dead Sea, it was the only treatment that really helped for a few days. But the torment returned. I developed psycho-allergic asthma. My mother brought me to a pulmonary clinic.</text:p>
      <text:p text:style-name="P65"><text:tab/>While all this was happening I functioned in everyday life like a robot. School, study (about two to three hours a day depending on the school's requirements), piano, tennis, etc. </text:p>
      <text:p text:style-name="P65"/>
      <text:p text:style-name="P65">With dismay I realized that my access to the World of Reality had changed – first slowly, then rapidly in a regressive direction. I seldom reached the “gate” and finally I saw the magical-life-force or the soul-force-body of others not at all. My deep, childish religiosity also vanished.</text:p>
      <text:p text:style-name="P65"><text:tab/>I no longer know which predominated during those times: distress because of humanity's ignorance of the World of Reality, or distress because of the loss of my own capacities. I groped like a blind person in the gloom of the inner and outer void, but like a blind person who <text:soft-page-break/>had once seen, who had once enjoyed the sweet fruit of bright light in abundance and now could eat only a tiny bite of it. A blinded, wounded person constantly groping and tripping. Only the light of my dearest, holiest friend and teacher still flickered in the vital, awakening remembrance like the weak glow of an eternal light in the deep darkness of a deserted church. <text:s text:c="6"/></text:p>
      <text:p text:style-name="P65"/>
      <text:p text:style-name="P65">A change of place brought some relief. When I was sixteen years <text:s/>old I went to live with relatives in the United States, where I went to school and the following year lived with a school friend. There isn't much to say about my inner life during this period, because it was similar to before the move. But because of the new and varied experiences, the almost unbearable privation of the spiritual aspects of life faded somewhat into the background. Furthermore, more joy and, above all, tranquility returned to my everyday life. In the school I was, without exertion, a high-flyer, and I could spend the free time with my friends. Also, close proximity to the sea was a wonderful gift. An analysis of that period indicated that it was very easy for me to adapt to the current culture and lifestyle in which I happened to be placed. This had already occurred during my stays in other countries. I could be totally absorbed in all of them and like an octopus changing its colors become a part of my surroundings. So I didn't consider what was foreign to be foreign, but enjoyed what was new in what I learned and could always find something with which to <text:soft-page-break/>enrich the head or the heart. The ability to adapt to foreign surroundings without difficulty was perhaps a result of my having the feeling that my actual homeland, which was at the same time the aboriginal homeland of all earthly places, lay beyond this earth. So it was actually indifferent where on this earthly world I happened to be. And yet perhaps the most striking result of that stay in the United States was that for the first time in my life – in respect to my inner being – I recognized myself as a <text:span text:style-name="T2">European</text:span>. Previously the countries that bordered “my” country all looked drastically different from mine. But now I learned that they were all bound by the invisible but strong bond of a common over thousand year old cultural and spiritual interwoven history, which had shaped the European peoples with each other in their sensibility and understanding of sensory and super-sensory concepts. I wondered how it could have come about that this cultural and spiritual history could have been so strongly anchored in me, although I knew so little about it and had lived such a relatively short time on earth. It was so. But it remained a mystery for a long time.</text:p>
      <text:p text:style-name="P65"/>
      <text:p text:style-name="P66">***</text:p>
      <text:p text:style-name="P66"/>
      <text:p text:style-name="P65"/>
      <text:p text:style-name="P65">So I wasn't all that sad to finally return to the Central European side of the earth. Attending a German-American Community school in Berlin until High school <text:soft-page-break/>graduation [Abitur] allowed my inner life to blossom again, in a new way. I encountered more understanding for my interests there – in the students as well as in the teachers. Among the students there were several who chose classical music or theater as their future occupations. They quickly became my friends. There were also a number of musical activities and offerings in which many students participated. But there was also more understanding for the interests of others among the students who were not enthusiastic for such activities than I had been used to. In that school the </text:p>
      <text:p text:style-name="P65">so-called “school spirit” truly lived. In fact, because of it in my first week I, as a fresh newcomer, was elected speaker of my class, which was not due to my appearance or demeanor, but because of the friendly wish of my classmates to allow the new student to unconditionally and completely integrate in the community. </text:p>
      <text:p text:style-name="P65"><text:tab/>There was no animosity among the students, all were liked by all, or were at least accepted each in their own special way. We realized that the teachers were real people. The atmosphere of agitated standing at attention I had known before was one of peace and tolerance there. I also had the impression that for the first time the teachers really saw where my strengths lay and praised and encouraged them.</text:p>
      <text:p text:style-name="P65"><text:tab/>The high school subjects that were taught appealed to me more than middle school ones. And so higher mathematics, which previously had been my weakest <text:soft-page-break/>subject, suddenly became a revelation. But my greatest appreciation was for history, as well as, and above all, German and English literature. </text:p>
      <text:p text:style-name="P65"><text:s/></text:p>
      <text:p text:style-name="P65">In these I encountered something very strange which I had already experienced as tentative attempts. The phenomenon, that began as a kind of prologue, appeared first in German class. We were studying some of Goethe's works, first some early poems followed by <text:span text:style-name="T2">The Sorrows of Young Werther. </text:span>While I was still intensely occupied with the poems, even as some of the other students were patiently explaining them at the teachers bidding, something totally different happened when we came to <text:span text:style-name="T2">Werther</text:span>: in about an hour I had overflown the little book. Not overflown in the sense of superficial, sloppy reading, but in the sense of a (spiritual) flight. It was all easily accessible and immediately clear to me. But the novel left the taste of a certain shallow sentimentality which alienated me, although I was also strangely electrified by reading it. The days dragged on in which we studied the material and laboriously picked it apart as if it were a cadaver being dissected. I had to control myself so that my inner unease would not show. I moved back and forth restlessly but imperceptibly on my chair. It was as if someone had given me only the first, introductory chapter of an exciting novel to read, then forbade me from reading the main part. Finally we continued.</text:p>
      <text:p text:style-name="P65"/>
      <text:p text:style-name="P65"><text:soft-page-break/>After we had learned about what a <text:span text:style-name="T2">Bildungsroman </text:span>is, we inspected some parts of <text:span text:style-name="T2">Wilhelm Meister's Apprenticeship, </text:span>as far as I can remember the first, third, sixth and eighth book. We had to write a report, for which we were given a few days' time, about what we had read related to what we had previously learned about the aspects of the <text:span text:style-name="T2">Bildungsroman</text:span>. What occurred to me about those texts could not be justified or explained by conventional logic. I was stuck in the middle. And not only respecting the content, but in all the habits and the psychical-spiritual mood of that time and place and its message – not least due to my own understanding of it. I stood in the middle of what was said beyond the words, the intermediate space between what was occupied by the words in order that they could carry the content, which did not lie in the story itself, but in the invisible bond of the words providing <text:s/>coherence to the thoughts and intentions of the author. It was as if Goethe were standing beside me as I read – with all his impulses and mannerisms. </text:p>
      <text:p text:style-name="P65"><text:tab/>And very suddenly they met with mine! Like an outsider, I watched how a spirit arose from within me which began to duel with Goethe's great spirit. This unexpected, aggressive spiritual side of me complained bitterly and excitedly about the lack of empathy of Goethe's spirit concerning what that spiritual side of me recognized; as if Goethe had expressed himself, his understanding of the world and humanity, in <text:span text:style-name="T2">Meister – </text:span>that he had overlooked a part of the characteristic <text:soft-page-break/>nature of the divine, misunderstood, ignored, and this was the part in which I saw my spiritual side residing.</text:p>
      <text:p text:style-name="P65"><text:tab/>What flowed from my soul and pen to this furor lay beyond the homework the teacher was supposed to grade:</text:p>
      <text:p text:style-name="P65"/>
      <text:p text:style-name="P65"><text:span text:style-name="T2"><text:tab/>This book, and especially Wilhelm Meister himself, is <text:tab/>so relentlessly stuffed with “imminents”, that the <text:tab/>protagonist has no time to pause and think about <text:tab/>the essential questions. He is so snowed under by <text:tab/>the epic breadth of his own story and the proscribed <text:tab/>amount of meaningfulness, that at the end one <text:tab/>asks: Should the reader feel pity or compassion? <text:tab/>Why didn't Goethe make his apprentice seek the <text:tab/>meaning of life, or at least ask about it? [...] </text:span><text:s/></text:p>
      <text:p text:style-name="P113">Goethe's intention was to write a catalog about the <text:tab/>whole person. Nonetheless, the singularity of the <text:tab/>individual lying in the depths remains hidden, <text:tab/>because only the thoughts, feelings and desires are <text:tab/>described. […]</text:p>
      <text:p text:style-name="P37"><text:tab/><text:span text:style-name="T2">With the</text:span> “<text:span text:style-name="T2">beautiful soul”</text:span> <text:span text:style-name="T2">Goethe explains to us that <text:tab/>such a </text:span>beautiful soul <text:span text:style-name="T2">exists and its existence in the <text:tab/>world of today is allowed. But it ultimately stands <text:tab/>beside the turmoil of real life and is, in a way, a <text:tab/>pretty plant for which neither the busy worker nor <text:tab/>the educated aristocrat has use, and around which <text:tab/>both of them jump in order not to squash it as they <text:tab/>go about their business.[...]</text:span></text:p>
      <text:p text:style-name="P64"><text:span text:style-name="T2"><text:tab/>Where in all the hidden magic is the Godhead, </text:span><text:soft-page-break/><text:span text:style-name="T2">which opens the heart with the loveliest, most graceful affection, and the spirit in earnest holy rigor?? It is all so reasonably described that it loses its deeper, inner <text:s/>meaning! There is no attempt to understand what it is and could be, but it is offered on a plate until it degenerates into a frivolous, burlesque, rural farce. One should eat with the spoon provided in order to be satisfied in the belly, even if it doesn't taste good. One realizes, though, how good it </text:span>could<text:span text:style-name="T2"> taste, and that's what makes the story so appealing. […]</text:span></text:p>
      <text:p text:style-name="P63">The heavenly is always only in comprehensible [=earthly tangible] ways sought and celebrated. But why doesn't he ask how it came to be included, so that the reader could know the truth. That is probably what Goethe wanted. Instead the explanatory spirit is used as a spoon feeder who, bite by bite, turns the externally handsome food into gluttony. […]</text:p>
      <text:p text:style-name="P63">Naturally! “Meister” is a masterpiece. It is perfect.</text:p>
      <text:p text:style-name="P63">But how is it perfect? Despite Meister's meek nature, it is perfect in victorious splendor. <text:s/></text:p>
      <text:p text:style-name="P63"/>
      <text:p text:style-name="P69"><text:span text:style-name="T15">My paper was returned without a grade, but with an invitation to a private talk with my teacher written on an attached note. During the discussion it became obvious that my work had irritated her greatly. <text:s/>How could an immature, overly clever schoolgirl dare to criticize the </text:span><text:span text:style-name="T15">great spirit of German literature in that way? </text:span><text:soft-page-break/><text:span text:style-name="T15">Nevertheless, she had somehow grasped my text, perhaps less because of its content than what spoke through it about my inner self. She was faced with an enigma. As was I. She wanted to know what I wished to express in the paper. I said: That, what I wrote. She asked about my parents' profession. Maybe literature specialists or something similar. We got no further. Nevertheless, being together in that way gave me a peculiar feeling. It seemed as if the relation between teacher and pupil was shifting, because through her irritation I sensed something like a special, respectful <text:s/>reticence toward the pupil, </text:span><text:bookmark text:name="tw-target-text"/><text:span text:style-name="T14">a kind of attention and interest arising from strange feelings of admiration. At the end she told me she could not really give it a grade. (The grade was immaterial to me. I had forgotten that it was a work to be graded.) She was in sufficient agreement with me though to give me an A “anyway”.</text:span></text:p>
      <text:p text:style-name="P76"/>
      <text:p text:style-name="P76">This remarkable event caused me to ponder myself, and afterwards I couldn't explain how I could have come to such a strong reaction, although I still considered my arguments to be well founded. Above all I was surprised because until then I had always admired Goethe greatly, and marveled at his greatness and his genius. I was also awed by Goethe's greatness in respect to <text:span text:style-name="T2">Wilhelm Meister</text:span>. <text:s/>But in this experience the private Goethe somehow appeared to me between the lines. And not like in <text:span text:style-name="T2">Werther</text:span>, where Goethe in the person of <text:span text:style-name="T2">Werther</text:span> was made vulnerable, but in a boastful way. In <text:span text:style-name="T2">Meister</text:span>, <text:soft-page-break/>where he was the apprentice and Goethe the master, he was the creative god of his creature, who must always remain an apprentice to him, because he had penetrated his being before the figure could be presented to the reader. But that alone was not what annoyed me, for after all, that was applicable to all literary creators in respect to their literary creations; it was much more that through the whole text, regardless of how awkwardly his <text:span text:style-name="T2">Meister</text:span> was presented, the creator stood, with infallible knowledge of every aspect of <text:s/>Meister's soul, and at the same time – and that was the worst – he was obviously to be seen as some kind of representative of mankind “as such” (including the minor characters mirroring his psychological facets); which meant no less than that Goethe set himself up as omniscient about the variable qualities of the human soul, in that he so thoroughly characterized one. In this way, for me the unfathomable mystery of the individual godly in the hidden human interior died out. Thereby he had also nullified, virtually desiccated the magically artistic poetic passages. It seemed to me that Goethe was ascribing to himself the greatness that others otherwise bestowed upon him. For me <text:span text:style-name="T2">Wilhelm Meister</text:span> did not end, and never would as long as Goethe himself did not reconsider his role in it.</text:p>
      <text:p text:style-name="P76"><text:tab/>I had been let into a relationship with the matter which I – two hundred years later (not to mention the immaturity of a schoolgirl) – basically could not have. It was not a pupil's homework about literary matters. I <text:soft-page-break/>was seized with a powerful anger at Goethe who seemed to have betrayed a certain holy literary principle, which every honest heart burning for the literary arts would wish to defend with chaste ardor.</text:p>
      <text:p text:style-name="P76"><text:s text:c="2"/></text:p>
      <text:p text:style-name="P76">But the Herr Privy Councilor Goethe had still more surprises in store for me. We went on to <text:span text:style-name="T2">Faust, </text:span><text:span text:style-name="T1">the tragedy, Part One. I took the book and began to read. My heart started to pound with the very first sentence. The words, the sentences, one image after another flew before my eyes. My heart beat faster with each sentence, until it raced. This was it! The </text:span><text:span text:style-name="T2">true</text:span><text:span text:style-name="T1"> Wilhelm Meister!</text:span></text:p>
      <text:p text:style-name="P71"><text:tab/>But what I read was so familiar in an unfathomable way! I knew this already! Stop! Stop! It's too much! My heart, my head, it concerns them so much that both threaten to burst. It was an incomparable state. The material, the poetical approach, it all felt so deeply connected to my inner self that reading caused an unbearably bittersweet pain. It was as though I was already full with only one scene, even with one word; as if what I read touched upon something that had long resided within me, where it led a secret, long forgotten existence, but which I had totally forgotten. How could I have forgotten it! That world which was inexpressibly precious to me, which I now discovered with confusion, shame and happiness. </text:p>
      <text:p text:style-name="P76"><text:span text:style-name="T1"><text:tab/>But this world within, which I had touched by </text:span><text:span text:style-name="T1">reading </text:span><text:span text:style-name="T2">Faust</text:span><text:span text:style-name="T1">, was of a vastly enormous size. It was as </text:span><text:soft-page-break/><text:span text:style-name="T1">though I had grasped the tip of a piece of cloth lying under water, which was then washed to the surface by a </text:span></text:p>
      <text:p text:style-name="P76"><text:span text:style-name="T1">shallow wave, thus betraying its true great size. In reading the first lines of </text:span><text:span text:style-name="T2">Faust</text:span><text:span text:style-name="T1"> I had taken hold of the tip of the whole cloth. I put my head under the water and tried to open my eyes. The contours were too blurred to recognize, but I sensed that the cloth was as large as half of the sea. So a whole world was attached to </text:span><text:span text:style-name="T2">Faust. Faust </text:span><text:span text:style-name="T1">was the tip and the world the sunken cloth, that grew ever larger and heavier the more I pulled it up.</text:span></text:p>
      <text:p text:style-name="P71"><text:tab/>But it was impossible to bring that world, as it was, to the surface. I sensed that a psychical or otherwise qualified <text:span text:style-name="T2">organ </text:span>with the corresponding capacity and skill was needed. However, this <text:span text:style-name="T2">organ</text:span>, which I couldn't readily localize, might exist in predisposition, but was too weak to raise the whole and above all to inspire, and too small to contain it permanently.</text:p>
      <text:p text:style-name="P71"><text:tab/>Was this world a part of a remembrance of my actual self, able to remember me and everything in me, with which, however, I could not, completely and lastingly, unite?</text:p>
      <text:p text:style-name="P71"><text:tab/>Sweet, nostalgic pain filled my breast. With every word I read, that forgotten kingdom, the front lawn of which I had just stepped on, urged me forward. Profuse thorn-hedges which prevented my view surrounded it. So my rediscovered arcadia became an almost overwhelming power for my poor human self. I slammed the book shut, threw it on the table and ran out of the house. I ran and ran and ran until a stitch in <text:soft-page-break/>the side forced me to stop.</text:p>
      <text:p text:style-name="P71"/>
      <text:p text:style-name="P71">I had not gotten any further than <text:s/><text:span text:style-name="T2">Eritis sicut Deus: scientes bonum et malum. </text:span>Faust's<text:span text:style-name="T2"> </text:span>attempt to grasp the concept of the “Logos” was almost unbearable. It felt like my fingers itched, or rather my mind, that I had the answer to his question within me, but I had to first emerge from my present tightly bound cocoon if I wished to give it.</text:p>
      <text:p text:style-name="P71"><text:tab/>I could not continue reading without bursting asunder psychically, spiritually and physically! It didn't fit inside, because it was already within me, and still more. So I put the book aside and didn't pick it up again (for fear of not being able to bear the plethora and the joy).</text:p>
      <text:p text:style-name="P71"/>
      <text:p text:style-name="P71">Shortly thereafter, the exam contained the following question: <text:span text:style-name="T2">Describe Gretchen's inner conflict based on the spinning-wheel scene.</text:span></text:p>
      <text:p text:style-name="P71"><text:tab/>I could fully understand it if the veracity of the following description of what happened then engenders doubt. But I can do no more than affirm that it is completely true: One would think that given the task at hand I might as well have just gone home. Because I had not gotten to Faust's first meeting with Gretchen, let alone the spinning-wheel scene. I had not finished the book. But in a miraculous way I knew the contents at the moment when I read the exam question and was called by it into <text:span text:style-name="T2">Faust</text:span>. At first I didn't know the content “directly” in respect to its informative substance and <text:soft-page-break/>progression, but I did know it in respect to the subtle nuances of the characters' minds and their respective relationships, from which the subsequent developmental stage came of itself within the continuing process of the plot as well as its essential features. I received the highest possible grade for my work, as well as euphoric praise. </text:p>
      <text:p text:style-name="P71"/>
      <text:p text:style-name="P73">***</text:p>
      <text:p text:style-name="P73"/>
      <text:p text:style-name="P71">Such incentives from school revived my old ideals. I could turn again to the World of Reality with renewed strength. And I did so by trying to contact it and the spiritual essence permeating it (and the visible world). For this, two things were necessary: a noble and honorable motive had to be set from the start of the path that led into that World. I found this to be easy: my old, sacred ideals, for which I was fired up in a new way; and it was necessary to respect the limits into the view of one's own being marked by the gate. I could not let myself be misled by taking a detour or a shortcut. I had to stay on the path – even when it was uncomfortable to follow – and continue on it.</text:p>
      <text:p text:style-name="P71"/>
      <text:p text:style-name="P71">In this respect, I also discovered a possibility to achieve a conscious contact with the spiritual world without having to wait <text:s/>for night's repose – that is, a consciously producible contact during the day. Besides – prompted by aspects of semantics and linguistics presented in <text:soft-page-break/>German class – I had undertaken several experiments concerning the properties of words and sayings in the German language. It occurred to me that the spiritual concept associated with the physically producible and audible word was so separate that the habitual thoughts associated with the word's meaning were not precise enough. One had only to repeat words loudly (or also mentally) until the tone of the combined sounds seemed absurd. That was something one did as a child, but if you didn't stop there and continued the experiment, something astonishing happened: you entered the sacred halls of higher conceptions. Behind the facade of sounds was hidden the meaningful life of the word, the divine, perfect thoughts lying within it. And these perfect thoughts, which represented actual, true concepts, introduced a whole world of attributes which one usually could not recognize, because one strangled the word in a formalized shell by an egoistic and therefore personal way of expression. Because the truly living word, or its essence on earth, is not understood with earthly understanding, but is usually used as a mere information bearer. </text:p>
      <text:p text:style-name="P71"><text:tab/>From this experience came my newly discovered access to the World of Reality: In a quiet moment I sat on a chair and thought of a short prayer, for example, <text:span text:style-name="T3">Hail Mary, </text:span><text:span text:style-name="T21">which I silently repeated many times until the content of the prayer was no longer in the foreground (Forgive me, Lord, this expedient</text:span> profanation!), although earthly reason, which was otherwise so easily <text:soft-page-break/>distracted from concentrating on the essential because it always wanted to think about “something” else, was occupied with the content of the prayer in the background, and in this way no longer constituted an obstacle for “higher” thinking, which kept in the foreground. So the same thing resulted as at night: Consciousness raised itself from everyday understanding <text:s/>and observed it “below” or from without. Therein all kinds of impulses bustled about which – had one given them an imaginative shape – would have again had a “borscht-like” appearance, which however one could spiritually experience and recognize. Only then could one turn to the World of Reality, in which one could go on a journey of discovery. <text:s/></text:p>
      <text:p text:style-name="P81"><text:tab/><text:span text:style-name="T14">I must however explain that the words “journey of discovery” can easily lead to a misunderstanding, for it is only used, as has been explained previously, as an inadequate expedient. Therefore I will be precise: To go on a “journey of discovery” in the spiritual world sounds perhaps like an enjoyable walk in the park which one can decide, or not, to take. But according to my experience at the time that does not apply to the spiritual world. The soul must be prepared for it. But the determined purposeful dedication to the spiritual world – if it is achieved in a sincere manner and the soul has been accordingly prepared – is only one side of the coin. The rest, which is basically the nurturing substance of higher knowledge, must be “given” by the World of Reality. The great figures of cultural history also felt </text:span><text:soft-page-break/><text:span text:style-name="T14">endowed by the gifts of grace from beyond the physical world and attributed it to the Being from the World of Reality, as is attested to by innumerable letters and poems. Certainly even a great cultural icon also used his greatness to insure the realization of his insights. He was surely determined and purposeful. And yet it was always an “endeavor”, a struggle to make a little progress. He could only develop real insight into an eventful question or sphere with the cooperation of the Godhead. Perhaps one should say the own Godhead, that is, the higher self, which lives in the World of Reality as a fully conscious component. But one can with this, one's own higher divinity from the other side so to speak, do little. If you were able to control it well, you would be a higher being. </text:span><text:span text:style-name="T10">Nevertheless, during my “discovery trips”, the higher beings in fact “showed” me that the human being can forge a link to close the gap between earthly and over-earthly consciousness.</text:span><text:span text:style-name="T22"> </text:span><text:span text:style-name="T14"><text:s/>I also strove to achieve this. </text:span></text:p>
      <text:p text:style-name="P76"><text:tab/>Only years later did I realize that the repitition of words, sayings and mantras to achieve a deeper vision into the World of Reality was a generally applied method, especially in Buddhism. </text:p>
      <text:p text:style-name="P76"/>
      <text:p text:style-name="P81"><text:span text:style-name="T14">During those years, between my seventeenth and twentieth years of age, my behavior and thinking in the earthly world and my related relation to the spiritual world became ever more a “path”. Because of the stimulation by school lessons, I came into contact with spiritual “fields” and in these fields with different ideas </text:span><text:soft-page-break/><text:span text:style-name="T14">developed by the cultural greats before our time, which had a most fruitful effect on my psychical-spiritual and even on my physical sensitivity. I realized that certain “sacred” thoughts oriented toward the true, the beautiful and the good, came to me oftener than usual from the magical-life-force. And they in turn awakened in me the force to “produce” the true, the beautiful and the good. It seemed that a sacred production-circulation was actuated in this way – like a wonderful sensory-super sensory economy that was not purely spiritual, but which also incorporated sensory existence, because due to the impetus from spiritual life the physical world could be transformed into the true, the beautiful and the good. Furthermore, this also had an effect on the psychical-spiritual development of the human environment. <text:s text:c="3"/></text:span></text:p>
      <text:p text:style-name="P76"/>
      <text:p text:style-name="P76">At that time, I turned back to the mystical sources of Judaism because they seemed to reach further into the origin of humanity than all the other sources known to me then. The Christian teaching, as it was taught by the church, disappointed me. (At that time I knew nothing of the great early Christian teachings or of <text:s/>scholasticism; in fact, no meaningful Christian teachings or viewpoints had been made known to me at all. So I had no idea of their existence and thought that what I heard in religion class and sermons was all that the Christian church had to say about the true, living knowledge of the World of Reality.)</text:p>
      <text:p text:style-name="P81"><text:soft-page-break/><text:span text:style-name="T14"><text:tab/>I discovered the kabbalah, the contents of which was curiously familiar to me, as a source of new insights. To my great joy I found, in the kabbalistic traditions, conceptions which were very close to my own discoveries and experiences, or some of my discoveries explained in a different way and even supported or supplemented. The concept of “Adam Kadmon”, the paradisaical primal human, seemed in a certain way to correspond to my idea of the higher self, the actual human-being-core, that higher state of existence which we at some point must have lost, for otherwise we would be able to remember “ourselves” today. In that state of existence, according to the Jewish tradition, we corresponded to God himself, only in a smaller way. I had some difficulty with that though, because the sources at my disposal interpreted “Adam Kadmon” as the human condition of man before his earthly corporealization. In that state the human being was swimming in the divine unity (this, so to speak, was his natural state) – but didn't his Fall from Adam Kadmon to simply Adam have something potentially more uplifting than the original state? His corporealization brought imperfection and egotism, but through them also the ability to be conscious of himself (like a god) and by impetus and determination to find his way back to that state of an “Adam Kadmon”, that is, to perfection – equipped however with a new consciousness of himself achieved by a path of knowledge rich in pain and austerity. – Why did Prometheus fight for man, if not for </text:span><text:soft-page-break/><text:span text:style-name="T14">freedom to assert himself without the all-mighty Zeus; if not for us to develop our earthly self-consciousness? And: why then – as though as a second step – did Christ become man if not to enable the self-conscious, though egotistic human being to acquire a higher insight and therewith the return to his full, spiritual consciousness? But I resisted thinking of God as an anthropomorphic, macrocosmic counterpart to the microcosmic human being, as the kabbalah did. For as pure and noble a state of being man as Adam Kadmon may have been, this model could only be seen as a divine preliminary stage. The “venerable Light” was also not “God” himself, that is, the God of Genesis. A spiritual being in the hierarchy of divine consciousnesses described as an angel was not the all-embracing creative primal source of life, but a freely serving creature or representative of God cooperating in the great cosmic plan. How could God be the macrocosmic counterpart of his own creation? Or rather: How could the being first created by God and out of God be the microcosmic counterpart of his creator if he could not (yet) create like Him? And why should God only be able to work on the microcosmic human beings through the ten “Sefirot” of the kabbalistic tree and not directly? Were all of God's abilities really contained in the sefirot? Or was it not also in his power to intervene </text:span><text:span text:style-name="T16">directly</text:span><text:span text:style-name="T14"> in the cosmic world-plan or in his microcosmic creature, the human being, and not be dependent upon its emanations? </text:span></text:p>
      <text:p text:style-name="P81"><text:span text:style-name="T14"><text:tab/>I assumed that the kabbalistic concept was from the </text:span><text:soft-page-break/><text:span text:style-name="T14">perspective of the “fallen” man's understanding of God and the creation of the world. Because for the sensory or earthly man who was not able to unite with his higher self, God was really manifest via “detours” (the Sefirot): about earthly conditions, nature, </text:span><text:span text:style-name="T16">Malchut</text:span><text:span text:style-name="T14">, the magical-life-force, </text:span><text:span text:style-name="T16">Jesod</text:span><text:span text:style-name="T14">, the human soul, </text:span><text:span text:style-name="T16">Tipheret</text:span><text:span text:style-name="T14">; only </text:span><text:span text:style-name="T16">Kether</text:span><text:span text:style-name="T14">, the living spirit in man, indicated a direct connection. <text:s text:c="2"/></text:span></text:p>
      <text:p text:style-name="P76"/>
      <text:p text:style-name="P76">What especially delighted me was <text:s/>the kabbalistic tree of divine emanations and the considerations and viewpoints arising from it about the essence and effect of language, of words and tones. Accordingly, all innermost being led back to a certain quality of a divine-spiritual “primal word” [Ur-Wort]. This is what John the Evangelist must have meant in his prologue! </text:p>
      <text:p text:style-name="P76"><text:tab/>This “word” of the “primal beginning” occupied me with a fascination that can hardly be described. Just as in a similar way to how <text:span text:style-name="T2">Faust </text:span><text:span text:style-name="T1">led</text:span><text:span text:style-name="T2"> </text:span><text:span text:style-name="T1">me</text:span><text:span text:style-name="T2"> to</text:span><text:span text:style-name="T1"> my deeply buried world, the thought of the primal-being as spiritual “word” also led me to that world. It was a world in which I sensed lay my everyday comprehension-consciousness in silent slumber, but was in reality in constant movement, like a primal fire blazing in my spiritual interior as in a lava-chamber in the earth's interior. <text:s/></text:span></text:p>
      <text:p text:style-name="P76"/>
      <text:p text:style-name="P76">These forces, which formed my real being, I had previously overlooked or not yet been able to see, <text:soft-page-break/>although they belonged to me. While temporarily leaving the physical body, my soul-force-body in which ethical and reprehensible impulses, feelings and desires abounded, was unrecognizable as a part of my Self. Of course! For that particularly powerful part had to belong to the deepest core of my actual Self! And it was far beyond the castle's gate. I had been hunting for this “actual Self” since the day of my earthly awakening, and since I had not been able to find it, to recognize it in its wholeness, I had not discovered this curious, primal fire-like part. It dawned on me that the teaching by the “venerable Light” served, in a certain sense, one purpose: to find my actual whole Self. Perhaps it was all “only” a preparation for it. <text:s/>Perhaps this occult teaching about the world and existence was the only way to lead me to “myself”. </text:p>
      <text:p text:style-name="P76"><text:tab/>That was when I sensed for the first time that this, my actual higher Self´s primal fiery part, which until then had remained hidden from my spiritual eyes in my deepest interior, could also be miraculously linked to the spiritual primal word [Ur-Wort]. Sometimes It seemed to me that it was born from the primal word like one of the ten emanations which I understood as the spiritual primal principle of the creation. The “primal-word”, which John the Evangelist called “Logos” in Greek, this spiritual “primal word”, which so to speak stood behind the kabbalistic Sefirot-tree or was perhaps over its crown (“Kether”) – behind the hunt for my actual consciousness-existence – was the final aim of my <text:soft-page-break/>search, because in it everything came into being! </text:p>
      <text:p text:style-name="P76"><text:tab/>When I thought such thoughts, which unfortunately cannot be adequately conveyed – thoughts which I also felt, feelings which I also thought – they seemed to involve my entire organism. It was as though a spiritual pillar of fire – merging above and below within me – flashed through my whole being, as if it were the thoughts themselves which at once unfolded a force that lifted me out of my body, only in the next moment to embody thought-beings, thought-facts in it, and return it transformed to the earth. Afterwards I felt my body having ascended to a higher level, materially rarefied, but at the same time potentiated, more alert, fire-mightier, like a phoenix that rises from the burnt shell of its lower self on wings of fire. A thought-body, a truly lived-through place of action of light, spiritually divine thoughts.</text:p>
      <text:p text:style-name="P76"><text:tab/>Was this the “procreative” word in John's prologue – as I later found it in Hegel? The procreative word which directly intervened in man if he concentrated his most internal life-thoughts on the creative primal-substance of the Creator Mundi? If so, the thinking-will of the Most High must have been able to transform the substances of matter, spiritualize them! The foundation of a new human existence!</text:p>
      <text:p text:style-name="P76"/>
      <text:p text:style-name="P76">The kabbalistic numbers-mystic, which seemed to have been conceived from the spiritual consideration of the Word, the words and tones, attracted me magnetically. <text:soft-page-break/>Ever since I first learned the numbers I had the firm impression that they were “ensouled”, and that each one had its distinctive characteristic and purpose in relation to the <text:span text:style-name="T2">whole of all</text:span> <text:span text:style-name="T2">numbers</text:span>, which man with his mathematical abilities could never calculate and thus could never comprehend merely intellectually. I had always felt that “real” mathematics was not a mere means of calculating the laws of the world, because I considered “real” mathematics as the basis for the super-sensible blueprint of a cosmos which could never be calculated. As a child a number meant much more to me than an arithmetical tool for determining dimensions or values. For example, for me a number was either masculine or feminine (regardless of whether it was even or odd) – a few were also asexual. It also radiated a special effect, which made a colorful impression on my soul. Also tones, corresponding to a certain number, whose pitch and acoustic colors I “saw” or “heard” in their respective <text:span text:style-name="T2">colors</text:span> and <text:span text:style-name="T2">sex, </text:span>could call forth the same impression. But the special character that I perceived in numbers was degraded to mere “values” in mathematics class. For example, I found the value of four to be not greater than three, but rather the opposite. I experienced the four as an “impossibility” – falling out of the natural sequence of one, two and three. It was a violation of the spiritual structure of the cosmos. For me the one was a symbol of the creative Majesty. The two arose from the impulse to create something “different”. The unity had split into a duality. <text:soft-page-break/>The three was the child engendered as the consequence of the whole having been broken into a duality, and which strives toward unification. So the three, although completely new and independent, turned into a super-sensory gesture like a wondrous arc, – which I thought I recognized anew in the written form of the number – then back again to the one, the perfection of which seemed to be reflected in the three, whereby the two split in two could be overcome, enriched by the experience of the creative process of division and the inclusion of the new. So the sequence of one, two and three was in itself a “correct” segmented whole. In the geometric form of the equilateral triangle I saw a solid-shape metaphor for this living being and becoming trinitarian organism. And I could barely contain my joy when I discovered it again in the crown of the kabbalistic tree.</text:p>
      <text:p text:style-name="P76"><text:tab/>The four on the other hand was for me an over-extension of this organism, correct in itself and not needful of anything else – like an overbreeding or a perversion of the two. I felt that because the four was there, the dam was broken and the other numbers could follow. Some of them seemed – by their very existence and way of acting – to strive to make the four so supple that it would not forever act as a wall blocking access to the great triangle by all the other numbers which derived from the one. The twelve, for example, did exemplary work in mitigating the four by its threefold repetition and therefore had to be in the <text:soft-page-break/>service of the higher trinity. <text:s/></text:p>
      <text:p text:style-name="P76"><text:tab/>The perception – really experienced by me – of the <text:s/>relationship between the individual “essences” of the numbers accompanied every assigned arithmetic operation during my school years and – especially in the middle school – spoiled the enjoyment in mathematics because the lessons paid no attention to such relationships and the character of the numbers to their purposes, which to me seemed alive, was misused. However, in the Kabbalah I found the numbers as glyphs of higher, spiritual principles giving the greatest possible purity and accuracy to a dead depiction of living qualities on earth. </text:p>
      <text:p text:style-name="P76"/>
      <text:p text:style-name="P76">The Kabbalah was for me the first encounter with a complex spiritual work in which I finally found ideas which seemed related to my own in respect to their nature and direction. And I was certain that its exponents would neither laugh at nor consider mine to be inventions. For several years the kabbalah was a lively source of inspiration, through which I encountered the beliefs and thoughts of several people who specialized and differentiated the Kabbalah's wisdom. One of them, who stood at the beginning of all the specifications, so to speak parallel to the kabbalistic tradition of the ancient Hebrews that existed long before the Christ-event and who lived within a different cultural stream, was Plato, whose knowledge of the origin of the world and its super-sensory nature <text:soft-page-break/>corresponded with the basics of what I first learned about through my study of the Kabbalah. I experienced Plato as a deacon of higher thinking in whom a purification of the psychical element of the kabbalistic worldview had permeated.</text:p>
      <text:p text:style-name="P76"><text:tab/>I found Eliphas Levi and Arthur Edward Waite to be conscientious representatives of the Kabbalah. In respect to the latter, about the primal source of knowledge returning to the divine world in order to help those of the nineteenth and twentieth centuries hungry for knowledge in their messy, materialistically oriented world to rediscover the right path, I saw an honest intention. But it seemed to me that his understanding of the Kabbalah's original essence was not completely accurate. I probably had this impression because of Waite's devotion to magical practices, which took place in one of the lodges he founded. But my research about all that remained quite superficial. The philosophical part interested me a lot, but the eager dealings in magical practices was weird to me, which was why it never came to a more intensive engagement. I myself had, after all, experiences (such as with the hairspray bottle-cap) about how easily one could take a wrong turning if one misunderstood or even over-estimated her present spiritual tasks and abilities. So the chapter about the hermeneutic Kabbalah in those years was nothing more than a pale sidelight in the brightly lit firmament of ideas and impulses, which I encountered in great number and variety from all directions, also in <text:soft-page-break/>school. </text:p>
      <text:p text:style-name="P76"/>
      <text:p text:style-name="P77">* * *</text:p>
      <text:p text:style-name="P77"/>
      <text:p text:style-name="P77"/>
      <text:p text:style-name="P76">They were (for my inner life) productive years! There were so many new things to discover. Every crack into which I looked opened a fantastically winding cave system of vast breadth and depth, which harbored innumerable treasures of which one was more enchanting than the other.</text:p>
      <text:p text:style-name="P76"/>
      <text:p text:style-name="P76">In a philosophy course I studied Ovid's Metamorphoses. I had already met them in Latin class in my old school, but at the time enjoyment of the content was a bit lost because of trying to find a correct translation. But now I began to see the deeper meaning of the poem in the hexameters translation (a kind of verse you need to be in the right mood for). From the origin of the world, the circumstances of which I so yearned to learn and which had always attracted me, to the Deucalion and Pyrrha, as the only survivors of the great flood and thus the ancestral parents of the “new” humans, who seemed to be the Greek version of Noah and his wife.</text:p>
      <text:p text:style-name="P76"><text:tab/>The principle of transformation woke my new interest and I tried to express my question about the meaning of Metamorphoses – especially about man's relation to the divine – and bring it into the spiritual world and explain it to the “venerable Light”. When I <text:soft-page-break/>succeeded, I often experienced that when I brought a question into the spiritual world, as long as it was clearly formed in me, it seemed to become a torch which illuminated the spiritual “space” and the question itself. If I say that when seeking within the spiritual world one's own question is transformed into answers, it appears equally absurd and comfortable. But both presumptions are refuted if you imagine that in that state of awareness to <text:span text:style-name="T2">one</text:span> question you find <text:span text:style-name="T2">more</text:span> answers, sometimes not even remotely corresponding to each other, which in turn means even more <text:span text:style-name="T2">new</text:span> questions – creations of the super-sensible world, that is, the world of higher thoughts – which again are fundamentally different from the original question and are not quickly answerable. For there is a difference if you are thinking in the sensory world or in the spiritual world, with sensory consciousness or with super-sensory consciousness, as little as it may have been trained. <text:s text:c="2"/></text:p>
      <text:p text:style-name="P76"/>
      <text:p text:style-name="P76">This peculiar reproduction of a super-sensory answer is a kaleidoscopic effect which, I realized over time, arises because of the fragmented unity of contemporary consciousness, which had not yet reached a complete unification with its actual, higher self – that is, to resolve the fragmentation and achieve the quiet knowledge of the whole. <text:s/>So I stood before the Augean task, to filter out the real answer from the undergrowth of my own unconscious – the real from the unreal.</text:p>
      <text:p text:style-name="P76"><text:soft-page-break/><text:tab/>Just as with everything that you want to master, <text:span text:style-name="T2">practice</text:span> is also necessary here if you would like to eventually obtain a tolerably “accurate” result and not be satisfied by merely convincing yourself that the results correspond to reality. You shouldn't be discouraged by setbacks from further trials and more practice. I found that the answers to a question have to do with the “character” of the question asked. If the question contains a trace of “pushiness” or urgency, the probability exists that you are dealing with dead-ends which, however, do not always allow turning back right away, but become ever narrower the further you enter into them because of their conic shape. In this way they mislead you into being held fast to them, which leads to one at first not wanting to turn back and finally to <text:span text:style-name="T2">not being able </text:span><text:span text:style-name="T1">to</text:span> turn back any longer because of the loss of the mobility necessary to turn around. If however the new, spiritually oriented question, resulting from an answer received to the original question, remains checked and to a certain extent in darkness, you have a good chance of dealing with an answer that corresponds to the World of Truth. You should continue to follow it, although it could take years before the darkness begins to yield and the Light of knowledge starts to glimmer.</text:p>
      <text:p text:style-name="P76"><text:tab/>Success in practice depends, however, in how far one has come in ethical self-education, which must be proven in prosaic everyday life. The further one comes the less the kaleidoscopic effect occurs, until one day the spiritual view of that answer, which corresponds to <text:soft-page-break/>the question asked, begins to sharpen.</text:p>
      <text:p text:style-name="P76"><text:tab/>But even then one is still far from the objective. Then a new challenge arises, and I also experienced it then for the first time: The only “correct” answer is so complex that it becomes a kaleidoscope of answers. Even these are not all in apparent agreement with each other, which also might be because consciousness has not yet ascended to its highest level. (If one had reached the highest level of spiritual consciousness, he would no longer need to “investigate” in the spiritual world, for he would be acting intuitively because of a wisdom-filled consciousness.) The difference with the previously described kaleidoscopic effect is that in this case the answers are only apparently contradictory, but in reality stand in an inseparable connection to each other, because they all together – and <text:span text:style-name="T2">only</text:span> together – form the <text:span text:style-name="T2">one</text:span> true answer. Still, one is obliged to examine further the apparently contradictory parts of the answer, to delve deeper, because only in this way can you produce the link between the individual parts necessary to connect the parts and be able to see the entirety. In this way it is possible to have a correct answer from the World of Reality, even when one is not a permanently intuitively acting person with a wisdom filled consciousness, but only by means of super-sensible research acquires a certain higher knowledge and sporadically achieves enlightenment. At that time, I began this kind of super-sensory investigation. </text:p>
      <text:p text:style-name="P76"><text:tab/>As confusing and complicated these "mechanisms" <text:soft-page-break/>and the attempt to reproduce them may seem at first sight, they nevertheless constitute a consistent and wise system that is offered to you from beyond the gate, so to speak, and with which you become surprisingly familiar and can manage, as long as you remain attentive enough. </text:p>
      <text:p text:style-name="P76"/>
      <text:p text:style-name="P76">As the next and unfortunately last assignment of the philosophy course – because the teacher moved and left the school – we were given a paper with a long list of great philosophers' names. Each student was to select one of them, give a synopsis of his biography, the direction of his thoughts and then concentrate on one of his works or an extract of same. I went rapidly through the list of mostly unknown names, and then went through them more slowly: Adorno, Anaxagoras, Arendt, Aristotle – I stopped. Aristotle. Of course I had heard of Aristotle. But I had never studied his writings. The name struck a chord strangely within me, which vibrated slightly by its repetition: Aristotle, Aristotle, Aristotle. The name resounded like an echo from the underground of my soul and with it the sense of strange familiarity. A feeling of wistful, longing joy pervaded my heart, which normally overcomes one at the spontaneous thoughts of an almost forgotten loved person or place from earlier, happier times.</text:p>
      <text:p text:style-name="P76"/>
      <text:p text:style-name="P76">I went to the school library and picked out a book which looked like it had never been opened before: Aristotle, <text:soft-page-break/><text:span text:style-name="T2">Metaphysics. </text:span><text:span text:style-name="T1">On the back cover were three citations. A </text:span><text:span text:style-name="T1">not particularly productive on by Kant: </text:span><text:span text:style-name="T2">Metaphysics is necessary</text:span><text:span text:style-name="T1">, and two from the author himself: </text:span><text:span text:style-name="T2">All men naturally strive for knowledge.</text:span><text:span text:style-name="T1"> – <text:s/></text:span><text:span text:style-name="T2">We seek the principles and the causes of the entity, insofar as it is an entity. </text:span><text:span text:style-name="T1">Whereas while reading the first statement my heart skipped a beat, it was the second which held me, “...insofar as it is an entity...” Did he mean the true and immortal life, the creative and fully conscious potency of the World of Reality as opposed to the semblance of the transitory earthly world? I leafed through to the table of contents, which I found on the last page of the appendix: </text:span><text:span text:style-name="T2">Introduction, Book I, Book II, Book III, Book IV, Book... XIV</text:span><text:span text:style-name="T1">. Not exactly revealing. I took the book to a seat and began to read the Introduction. I gathered from it that there were no fundamental discrepancies in Aristotle between the exoterica and esoterica, which have only recently been divided into two parts, but that his </text:span><text:span text:style-name="T2">Scientific Prose</text:span><text:span text:style-name="T1">, as it was called, did not only include the fields of Logic, Rhetoric, Literary history, Politics, Philosophical history, Cosmology, Psychology and Natural science, but also Ethics and Metaphysics.</text:span></text:p>
      <text:p text:style-name="P71"/>
      <text:p text:style-name="P71">I also found subtitles of the individual “Books” in the introduction. The first was <text:span text:style-name="T2">Philosophy as Science of the First Principles, the Four Causes of the Entities</text:span>. I trembled with hope and incredulous bliss. Was there once a person who considered the affairs of the World of Reality, the super-sensory world, with the same <text:soft-page-break/>seriousness as natural science? The subtitle of the sixth book seemed to indicate that: <text:span text:style-name="T2">The First Philosophy as Science of the Being, insofar as it is a Being</text:span>. I had always counted the spiritual Being as the cause of all sensory being. And here someone described the cognitional seeking of it as the <text:span text:style-name="T2">first</text:span> philosophy, obviously meaning “most important” or “most fundamental” of all philosophies and naturally – as <text:span text:style-name="T2">science</text:span>! This was <text:span text:style-name="T2">it</text:span> then: the book which unburdened people of the mere <text:span text:style-name="T2">must-believe</text:span> in the World of Reality! Why was it withheld from me? And why wasn't the whole world talking about it?</text:p>
      <text:p text:style-name="P71"><text:tab/>I opened the first book and began to read: “All men strive naturally for knowledge. A clear indication of this is the love of sensory perceptions. For aside from usefulness they are loved for their own sake and, above all, the sensory perceptions that come into existence through the eyes.” After this sentence I already craved to know the whole book. One could only start writing such a book if one intended to entice the reader to reflect again about the fact, namely man's urge to know the sensory perceptible, to show that he also strives to know the super-sensory. A few sentences later the author confirms referring to the wisdom obtained by means of the mere sensory phenomena of the world. “Nevertheless, we think that knowledge and understanding are attributable more to art than to experience, and we consider the artist to be wiser than the experienced ones, as if wisdom followed them <text:soft-page-break/>according to the amount of knowledge obtained. Nevertheless it is so, for some of them know the cause, the others do not. The experienced ones know <text:span text:style-name="T2">what</text:span>, but they don't know <text:span text:style-name="T2">why</text:span>. The others, however, know the why and the causes […] And we think that they are not wiser because of their ability to act, but because they possess the concept and know the causes.” </text:p>
      <text:p text:style-name="P71">“... because they possess the concept ...”. The <text:span text:style-name="T2">concept! </text:span>His methodically strict<text:span text:style-name="T2"> </text:span>procedure – which I came to know shortly by studying his <text:span text:style-name="T2">Metaphysics – </text:span>for the determination of a concept as the basis for knowledge about an entity or a cause, was for me something which might be compared to receiving a Gospel. The brilliant and refreshing precision with which Aristotle approached this was breathtaking and exactly what I had always craved, without realizing it because I lacked the corresponding concept. Further on I was also amazed that until then, in respect to certain views. I had followed Plato's ideas. But now I saw that Aristotle, in one or another place, had pointed to aspects which Plato had not noticed or had not commented on, which first became visible through Aristotle's ability to organize concepts. In other things – such as his perception of the relation of ideas to sensory things as he discussed in his views about mathematics – I was torn. On one hand I was <text:s/>completely on Aristotle's side and learned through him about his conception of Socrates, which was quite different from Plato's, whose ideas didn't seem very dialectical to me. On the other <text:soft-page-break/>hand, it was initially difficult to accept the proposition that ideas are not the cause of change in sensory things, although I could accompany and approve of his way of justifying that affirmation. </text:p>
      <text:p text:style-name="P71"/>
      <text:p text:style-name="P71">On that day when I discovered Aristotle's <text:span text:style-name="T2">Metaphysics</text:span> in the school library, I tore myself from reading with great reluctance and ran to the lending desk in order to take the book home, like a tiger who drags her valuable prey untasted to a secure hiding place where she can enjoy it undisturbed. On the way home I thought about how I should proceed. The assignment for the philosophy course was due soon and there were exams in other subjects which I had to prepare for. Upon reading the first paragraphs, I realized that my occupation with <text:span text:style-name="T2">Metaphysics</text:span> would be a long-term affair. So I decided reluctantly to concentrate on an extract, as the assignment demanded. <text:s/></text:p>
      <text:p text:style-name="P71"><text:tab/>I wavered between Book X, <text:span text:style-name="T2">The Entity and the One</text:span>, and Book XII <text:span text:style-name="T2">About the Principles of <text:s/>Being and Movement, about the Philosophy of First Things</text:span>. I chose Book X. It began with the words: “That one says the One with many meanings was previously discussed as the multiple meaning of words.” Aha, “previously” then. I leafed back to the beginning of Book IX: “Furthermore, what is called <text:span text:style-name="T2">being</text:span> and to which all other statements about entities lead back to, is spoken of as being.” For according to the concept of being, everything else is spoken of as entity: the quantum, the quale, which is <text:soft-page-break/>spoken of in this way, that is, all we have described in the first considerations, must contain the concept of being.” I leafed back again to Book XIII about <text:span text:style-name="T2">The Principles of the sensory knowable being</text:span>, and, having gotten that far, I decided that it would make sense not to ignore Book XII: <text:span text:style-name="T2">Considerations about Being</text:span>. But then I first had to contend with Aristotle's concept of “substance” and finally also with the underlying “hypokeimenon”. In this way, I landed back at Book I, not without a certain satisfaction at having found a plausible reason for having to study <text:span text:style-name="T2">all</text:span> of it.</text:p>
      <text:p text:style-name="P71"/>
      <text:p text:style-name="P71">But I will not go into here about which ideas appealed to me most and for what reason. I experienced the study of this book more as a dialogue. So all the chapters appealed to me, especially those about the question of the “first moved beings” and about the quantity of non-moved beings, which could only be the movers of the moved beings. In this way he came to the nature of numbers. – I wanted to go deeper into that, not least because the thought wouldn't go away that the “first” was possibly not unmovable at all as Aristotle claimed, because a certain movement was necessary for the creation of the movable things.</text:p>
      <text:p text:style-name="P71"/>
      <text:p text:style-name="P71">As far as the content of "Metaphysics" and my thoughts are concerned, I must interrupt my narrative here because of its enormous scope, but I still want to refer to a phenomenon that does not affect the book itself, <text:soft-page-break/>but which I first encountered while occupied with it, and is probably one of the most unusual things I will describe: I started again with Book I, this time in secluded, quiet surroundings. What had already begun to an extent when I first found the book in the school library, appeared now in my secluded room with a huge dynamic, It was similar to the state I experienced while reading <text:span text:style-name="T2">Faust</text:span>, but this time the content didn't seem to come so emotionally close as with <text:span text:style-name="T2">Faust</text:span>, but rather as – I cannot describe it otherwise – spiritual (more “objective”). The reading approached me more spiritually, less psychically. And so I did not lay the book aside, but continued reading. And during this continued reading of what had so deeply affected me spiritually, something suddenly happened which I had never before experienced and about which one would never even dream that such a thing is possible: </text:p>
      <text:p text:style-name="P71"><text:tab/>The more I connected to Aristotle's living thoughts, which suddenly rose intrinsically before my <text:s/>understanding, the more the way of reading changed, in a “technical” manner but evoked by that connection. The realization of this process is easier to describe than the cause of the process. It was as if the words and letters in the outermost part of the printed space were rapidly collapsing toward a central point in the middle of the page, while all the other words and letters that made up the content of the text on the corresponding page in letters and was the bearer of the meaning of the conceptual content, together with the actual, purely <text:soft-page-break/>spiritual content, was swept away <text:s/>and vanished into an indeterminably small "hole" – like a vortex, but without the typical spiral-forming movement, but with a ray-forming one to be understood in a mathematical-geometrical sense. A ray emanated from each letter and its project for the creation of the meaningfulness of the text, which had its goal in the infinity beyond the "hole" in the center of the page and on which the "meaningful part" of a book, letter or word and its connection to the rest was carried through the eye of the needle of the central super-sensory "point". Beyond the super-sensory needle's eye, beyond the now barely visible, unimportant page of the book, was my inner self, the living thought-world of my actual human-being-core, as an “infinite”, immortal, spiritual-meaningful quality. It absorbed the concept-content through an imaginary point – the partition between sensory and super-sensory perception – and unfolded it to a living thought-blossom, so that the (original) text was clear to me, or rather to my higher consciousness, to an extent that it had never been before. Because it was my “higher” consciousness which could observe the thought-blossom, this consideration of the comprehension process was detached from the temporal relationships to which our earthly discursive thinking is subject. This resulted in a completely new way of reading a page, so that during the inner process of comprehending the concept-context of the page hardly any time passed. This was repeated for all the following pages, so that I <text:soft-page-break/>read the whole Book I in about a minute and a half.</text:p>
      <text:p text:style-name="P71"><text:tab/>While this astonishing process was taking place, I was studying how it came about, that is, what I should do to make it a smoothly running process. This was possible because I found myself with my consciousness in a state or a sphere in which time, as we know it, limited by three dimensional space, does not exist, so I could to a certain extent “simultaneously” enter various “spaces” within this spiritual sphere without having to have previously left a different one. I realized that this wondrous process which I had set in motion could be optimized if the sensory perception of the letters which stood at the beginning of the process could be changed to a super-sensory perception by means of the substance of the ideas borne by the letters, by aiming my will at the conscious bundling of the I-like force which during the normal visual process passes through the optic nerve and from there via the retina through the vitreous humor and the lens, and toward the light reflected by the object being viewed. This demanded utmost concentration on the conscious suppression of all sensory stimuli, achieved by my constant exercises for the separation of concept and word during the quiet, meditative moments of the day, and which I discovered to be a proven means for the purposeful entry to the World of Reality. It was not my intention to establish a speed-reading record, rather that the smoothest way of reading led to the smoothest spiritual treatment of the material. And because the turning of pages was always <text:soft-page-break/>accompanied by a certain disruption of the suppression of sensory stimuli, I had to repeat the will-impulse in order to achieve the same way of reading for every page, and tried in this way to make the will-impulse as flawless and hygienic as possible. When successful, this enabled a more rapid transition from sensory to super-sensory perception and therewith an almost undisturbed pursuit of the substance of thought. I also realized that Aristotle had created his ideas from out of the “super-temporal” sphere and that subsequently he was successful in expressing his ideas in a <text:s/>comprehensible way, namely in “concepts”, and explain then to the reader in such a way that he could follow them in a purely discursive way, although they were living thoughts on a higher level (although a lively dialogue was not possible in this way).</text:p>
      <text:p text:style-name="P71"/>
      <text:p text:style-name="P71">Independently of the phenomenon of the new way of reading inspired by <text:span text:style-name="T2">Metaphysics</text:span> (which however was only possible under the stated conditions), that book became a definitively new source of inspiration and in my opinion on of the world's best books (although I must add that until that time I was not familiar with many other works, especially those dealing with this field of inquiry). <text:s/></text:p>
      <text:p text:style-name="P71"/>
      <text:p text:style-name="P71">Of the many stimulating works I encountered during those three years, at least two more should be at least mentioned. For one, my introduction to Shakespeare, <text:soft-page-break/>the master of higher psychology, whose expressive literary work I studied in the original language in English class – which in reality was a literature and philosophy course for English native speakers. After we had spent the entire eleventh year with <text:span text:style-name="T2">Macbeth, King Lear </text:span>and various Henrys, we went on to the sonnets. The sonnets opened the entrance to the spirit of the English language for me, which I might never have encountered without reading them. The diverse, subtle allusions with which they were spiced were like powerful and at the same time noble, magical steeds of differing color and stature, which one could jump onto at any moment and be whisked away to the most distant, strangest, and furtive locations, where one would be initiated in unknown insights and perceptions. What a difference from the human nature characterized in <text:span text:style-name="T2">The</text:span> <text:span text:style-name="T2">Canterbury Tales,</text:span> written a good two hundred years earlier, and with which we finished the school year. From these contrasts one had a feeling for the developmental process of the human souls and spirits as well as the language and the use of words. A whole earthly era seemed to lie between the <text:span text:style-name="T2">The</text:span> <text:span text:style-name="T2">Canterbury Tales </text:span>and Shakespeare's poetry. Something extremely crucial must have taken place in human souls and consciousness in the time in between.</text:p>
      <text:p text:style-name="P71"><text:tab/>In addition to the works by the American transcendentalists such as Ralph Waldo Emerson and Henry David Thoreau, which were so helpful, I would like to mention above all the Irish poet and Nobel Prize <text:soft-page-break/>winner for literature William Butler Yeats. I had a spontaneous access of a special kind to Yeats. His idiosyncratic poetry attracted me in a strange way. There were times when I never left the house without <text:s/>a book of Yeats' poems under my arm. With few words Yeats was able to lead the mind from the grating uproar of <text:s/>everyday life to the shady meadows of the immortal moment. In this prevailing immortality, constantly threatened by transience, which he expressed in his poetry, I sensed his sublime inclination for the occult. It was only later I found out that he belonged to the same esoteric order as Arthur Edward Waite. <text:s/></text:p>
      <text:p text:style-name="P71"/>
      <text:p text:style-name="P73">* * *</text:p>
      <text:p text:style-name="P71"/>
      <text:p text:style-name="P71">Toward the end of my thirteenth school year a barely noticeable shadow lay over that relatively carefree part of my life, so rich in productive spiritual impulses, which announced the unavoidable appearance of dark clouds. The question of my professional future hovered in the atmosphere. At that time, the decision had already been made: it was clear that I was to study architecture. However, I could not yet wholeheartedly say “Yes” to this decision. Nobody forced me into this choice. But it was not what I felt drawn to with my whole soul. My interests were widely spread: philosophy, literature, theology, history, art, music, archaeology, anthropology, paleontology – all subjects which I could have studied. But they all had their disadvantages. Philosophy seemed <text:soft-page-break/>to be too greatly influenced by the contemporary, nihilistic zeitgeist, and I could not see what could be done afterward. (I had no interest in teaching.) To study literary science seemed too uncreative, too unproductive and only consisting of theoretical comparative studies of the achievements of others; theology would have also interested me, but I did not see in it what most enthused my soul. History was one of my favorite subjects in school, which I had chosen for my so-called major, but to dedicate my life to history alone seemed like gazing eternally into the past, and this under the Damocles-sword of a more or less time- dependent falsified perspective, which would necessarily have to arise if one denied the direct connection between the course of all earthly events and <text:s/>super-sensory effects and causes. Against fine arts and painting, for which I probably had the greatest natural talent, spoke on one hand <text:s/>that they were – as my parents pointed out – “profitless arts”, and also that my aesthetic sentiments were contrary to what was then considered “mainstream”. Unfortunately music could no longer be considered because I had had to decide years ago whether I would concentrate on a musical instrument or a general education, and the choice was for the latter. I found archaeology and paleontology exciting, but a professional life dedicated to them seemed too one-sided; and in an anthropology basically grounded in a natural-scientific sense, I missed the engagement with the human being as a psychical-<text:soft-page-break/>spiritual being, that is, the philosophical-theological aspect.</text:p>
      <text:p text:style-name="P71"><text:tab/>I tried to avoid the inner conflicts about this as long as possible in order to enjoy the last rays of sunlight, for I knew that there was basically no solution to this dilemma. The subject of study that I felt attracted to with body, Soul and spirit did not exist. And I knew no name for it. Actually a mixture of all the subjects named above, but in a truly living, that is, neither imprisoned in mere theory nor in a mere practice. It was a question of the consideration and the recognition of the World of Reality, and I knew that I – as in the last three school years – could have a certain gratification in that respect, if in the future I engaged in this or that applicable incentive to enhance my personal association with the World of Reality, I would never be able to lead a lastingly meaningful life as long as this association was a purely “private” one which must remain my inner hidden study, if no one around me considered the World of Reality as a fact directly affecting earthly life. Furthermore, as I believed then, without recognition of the World of Reality by the social environment, there would be no appreciable possibility of using the achieved super-sensory insights in practical life – at least not professionally. So the joy about being accepted before <text:span text:style-name="T2">Arbitur</text:span> to study architecture at a renowned Berlin university the next fall semester could not completely hide concerns fermenting beneath my everyday theatrical make-up. <text:s text:c="2"/></text:p>
      <text:p text:style-name="P71"><text:soft-page-break/></text:p>
      <text:p text:style-name="P71">The beginning of student life could have been worse. The family conflicts had reached a point at which a school friend in whom I had confided gave me an ultimatum for leaving my parental home. So I finally moved out to my mother's dismay, who had an entirely different plan worked out for my future living and life situation. And since I had not followed it, corresponding sanctions were applied which, among other things, included a break in contact, under which I suffered greatly. This time not only was my inner life ignored, but my outer life was downright sabotaged, what made things enormously difficult during the “Wende” [the fall of the East German Democratic Republic], which led to an explosion of the housing market. Without a guarantor it was hopeless for a prospective student to rent even the humblest apartment. I was obliged to live together with the school friend for a long time. We found quarters with his family moving from A to B and from B to C. <text:s/>So I spent the summer vacation time with organizational matters and a preparatory course in a carpentry workshop. </text:p>
      <text:p text:style-name="P71"/>
      <text:p text:style-name="P71">The study of architecture, on which I had positive expectations because of the good reputation of the university, turned out to be a great disappointment. Despite the privileged small group of only fifty students (reduced because of the demanding acceptance requirements), some of the teaching was shamelessly <text:soft-page-break/>about the professors' own work and personality and the material was, for my taste, poor. The subject “statics”, obligatory for students of architecture from the first semester on, was for some inexplicable reason not taught for the whole first year. I feared already in the first semester that I would lose ground to students and graduates of other universities and be branded as unemployable by the “free market”. <text:s/>But that wasn't what most depressed me. In that university a strange attitude ruled which seemed to confuse open-mindedness and a creative alternative lifestyle with aloof nonchalance and negation of any aesthetic and stylistic niveau. Most of my classmates obviously felt comfortable in that atmosphere and therefore directly contributed to its being that way. But as much as I tried to adjust, this time I was not willing to descend to the generality and to betray my (also artistic-aesthetic) ideals. The most important subject, design, where my objectively greatest strength lay alongside free-style drawing and architectural history, became a nightmare for me because of a despotic professor who, if at all, only had a good word for the work of male candidates. Also, for her before and after Le Corbusier no worthwhile architecture seemed to exist. After a trip to Paris led by that professor, during which three other classmates and I dropped out of the group in order to see at least a few historical architectural objects of interest – instead of exclusively Corbusier – which Paris is rightly famous for, I was on her blacklist. After the first <text:soft-page-break/>two semesters the atmosphere was so depressing that I crept to the university as if it were a scaffold. But I didn't give up. I never even considered it I could only grin and bear it. And I didn't want to take a break in order to have the unavoidable behind me as soon as possible. </text:p>
      <text:p text:style-name="P71"/>
      <text:p text:style-name="P71">For this reason I didn't take a whole semester for the completion of the obligatory half-year practicum, but used all the semester vacations to work in a carpentry shop that specialized in building staircases. Soon I found myself in a financial emergency though, because the master paid me neither wages nor pocket money. I arose every morning at four-thirty in order to be at work by six-forty-five. In that carpentry strict rules were followed, apparently influenced by the owner's prewar attitude. Fastidiously, arrival time was recorded with a time-clock, for work began at seven o'clock sharp; naturally you could not start at five minutes to seven if you had to change and get to your work station. Often I went with them for assembling and didn't get home until seven or eight o'clock. I got along very well with the journeymen and considered this “honest” work to be a great asset. I was the only female, but was avowedly appreciated not least because of my willingness to do my work with the same seriousness as all the others.</text:p>
      <text:p text:style-name="P82"><text:span text:style-name="T17"><text:tab/>Soon the foreman took me under his wing. Although a “simple” worker, he was one of the few people I had known until then who possessed a truly beautiful soul-</text:span><text:soft-page-break/><text:span text:style-name="T17">force-body, which one could also perceive without activating super-sensory vision. That was usually called (most appropriately) </text:span><text:span text:style-name="T18">radiance. </text:span><text:span text:style-name="T17">He was a fine person who possessed a good knowledge of people and could make sure and correct decisions in difficult situations. Furthermore, he was a very balanced and kind personality with great inner dignity and natural authority. Also his long experience, his excellent hand-working ability and his theoretical knowledge made him respected in the whole workshop, and at the same time a fatherly “mate”, because he had a wonderful sense of humor and took part in all the jokes. For inexplicable reasons that supervisor was convinced that he had finally found in me a pupil he could teach to carve <text:s/>“curvatures” – those intermediate pieces which connect the handrails that meet from above and below in the staircase landing area. Due to the constantly changing angle of inclination of the handrail as well as its individual profile-form, the curvature always had to be carved by hand, first calculating its "form" using a quite complicated calculation method and then carving it out of the block of wood that had been glued together for that purpose, using a large amount of visual judgment and spatial imagination. </text:span></text:p>
      <text:p text:style-name="P71"><text:tab/>Equally inexplicable as the supervisor's confidence in my abilities was the fact that I actually satisfied those expectations. Although I had never before had a carving tool in my hand, I succeeded in this arduous work from the start. In time I also had a feeling for which wood to <text:soft-page-break/>use. Because of its elasticity, alder was the preferred material for carving curvatures, while those made from ash, oak or still harder tropical woods like the quasi black wenge, brought most of the beads of sweat to our foreheads, also because the cost of the material, which made it necessary for the first try to succeed, also because of the frugal master's ever watchful eye, who had a window built from his office opening onto the shop floor.</text:p>
      <text:p text:style-name="P71"><text:tab/>My dear, revered supervisor was a figure of shining light at that time. He never tired of giving me the feeling – and I think he even said so explicitly – that I was not someone who had fallen out of my time, but that most of the other people were the ones who had fallen out of the time, in that they knew ever less about the really sustainable concepts and aesthetic goals of life, which they were potentially capable of achieving, and instead their heads were turned in this or that direction or superfluous phenomena by the current trend. </text:p>
      <text:p text:style-name="P71"/>
      <text:p text:style-name="P71">Once the practicum was over, I was in an inner and outer emergency situation. I had to find a job urgently in order to keep my head above water financially. But it wasn't easy to find something appropriate which could coexist with the ever changing study plans. But above all the <text:span text:style-name="T2">inner</text:span> emergency situation was increasingly more dramatic. No noteworthy or constructive impulses came from the university, and those I offered myself remained largely unrequited or outright rejected. But what <text:soft-page-break/>especially depressed me was that my technically oriented subject of study, but one also requiring a high artistic inclination, was determined by people who – as representatives of their time – were dedicated to “the consistent exclusion of the beautiful”. And because the relationship which I had entered into with my former school friend did not include a (conscious) partner in the World of Reality with whom I could exchange views about the essence of existence, the only comfort in my spiritual life was the aspect of beauty in architecture – if the consistent exclusion of beauty in art had not been in vogue. </text:p>
      <text:p text:style-name="P71"/>
      <text:p text:style-name="P71">My friend's study of medicine required intensive work. In the first year he had to study everything up to the preliminary physical examination, and even memorize it all, which demanded a certain discipline, which he was not used to as I was. For this reason, he had to spend many hours daily in the university library. The contents of my studies were by no means demanding. I mostly finished my work in a short time and I didn't much like the university's atmosphere, so I grew accustomed to also sitting in the library and studying his subject with him, which I found more exciting than my own. <text:s text:c="2"/></text:p>
      <text:p text:style-name="P71"/>
      <text:p text:style-name="P71">So I also studied (on the side) medicine – naturally without the classes and having to pass the tests. But not even this extra activity satisfied me, and it was clear why: because it was a sideline. What good would it be <text:soft-page-break/>to have studied anatomy, physiology or biochemistry if I would never use it in my professional career? Instead only a profession remained for me (which wasn't basically different from any other), if it were similarly organized and with similar atmospheric and practical conditions as my studies and if my future employer had the same attitude about architecture and aesthetics as my professors and fellow students, my only prospect would be for a creeping, wretched psychical-spiritual death.</text:p>
      <text:p text:style-name="P71"/>
      <text:p text:style-name="P71">Why must I have only this inner life longing for the spirit? What then were my inner experiences for, what were the years of instruction by the “venerable Light” for if nothing and nobody in this world could and wanted to do anything with it? In their everyday lives everyone seemed to be satisfied and fulfilled in their blinkered ruts. The didn't seem to miss anything at all, at least not consciously. I withdrew more and more. As soon as I finished at the university I went home and fell on the couch. For several weeks this went on, but led to nothing, on the contrary. If it led to anything at all, it was that I was ever more desperate and depressed. The hopelessness of my situation, the absolute impossibility of changing the circumstances gradually benumbed my will – my will to do or to think anything meaningful. Only the will was benumbed though, not my feelings.</text:p>
      <text:p text:style-name="P71"><text:tab/>I could stand it no longer. I put on the television. The afternoon program showed in full bandwidth the <text:soft-page-break/>concentrated desolation of the present German cultural landscape. I stared stunned at the complete de-spiritualization that appeared on the screen: talk shows of inferior niveau, “courtroom” dramas and other pseudo-documentary-soaps, which are called “scripted reality” today, family “sitcoms” with artificial laughter every few seconds, cheap detective stories, cartoon films with ugly figures with horrible distorted beeping voices, and between them all minutes-long commercials for the same products for an over-eating affluent society...I was gazing into the murky pool of horror, into the abyss of humanity. Who had thought of such things? And who watches such things?</text:p>
      <text:p text:style-name="P71"><text:tab/>I do! I had jumped into the abyss with my eyes open. <text:s text:c="8"/></text:p>
      <text:p text:style-name="P71"/>
      <text:p text:style-name="P71">Day by day, week by week, I bathed for hours in the emotionally deadening scum of what the psychical-spiritual abyss of humanity can bring to earth. For this I didn't even have to use a will-impulse to expose it. It clung to me like a heavy, doughy, sticky mass and pulled me with every day that passed into its depths, which inexorably swallowed all the light, all the ideas and every feeling.</text:p>
      <text:p text:style-name="P71"/>
      <text:p text:style-name="P71">The thought that had inspired me all my life, to be united with all the people in the pursuit of a higher aim, had disappeared. I was dragged farther away from the people, from my brothers and sisters. I began to detest them. The became disturbing objects, monstrous <text:soft-page-break/>creatures, sputum of the lowest, and I didn't realize what was happening: that I myself was what I saw in them. My actual human-being-core, my “I”, threatened to suffocate. The neurodermatitis returned. And I began to have painful stomach ulcers. My life forces weakened. I had “poisoned” myself. <text:s/></text:p>
      <text:p text:style-name="P71"/>
      <text:p text:style-name="P71">Nothing mattered to me, till I couldn't even turn on the television. Finally, only now and then did a feeling of bitterness at the world and all humanity pass through the shattered wreckage of my heart, which had robbed my higher Self and trampled all its inner potentiality in the dirt. </text:p>
      <text:p text:style-name="P82"><text:tab/><text:span text:style-name="T14">I lay in bed and waited for death – the death of a broken heart. </text:span><text:s/></text:p>
      <text:p text:style-name="P82"><text:tab/><text:span text:style-name="T14">As I lay there, I found peace in total resignation. The pains subsided, and the last thing I heard was a soft lamentation by the holy spirits for the fate of a dying soul, in whose requiem they joined, like the elegy in Handel's </text:span><text:span text:style-name="T16">Rinaldo. </text:span></text:p>
      <text:p text:style-name="P78"/>
      <text:p text:style-name="P82"><text:tab/><text:tab/><text:tab/><text:tab/><text:tab/> <text:s text:c="2"/><text:span text:style-name="T14">Lascia ch’io pianga</text:span></text:p>
      <text:p text:style-name="P116">Mia cruda sorte</text:p>
      <text:p text:style-name="P116">E che sospiri</text:p>
      <text:p text:style-name="P116">La libertà.</text:p>
      <text:p text:style-name="P116">Il duol’ infranga</text:p>
      <text:p text:style-name="P114">Queste ritorte</text:p>
      <text:p text:style-name="P115">De miei martiri</text:p>
      <text:p text:style-name="P115">Sol per pietà.</text:p>
      <text:p text:style-name="P115"><text:soft-page-break/>Lascia ch’io pianga</text:p>
      <text:p text:style-name="P115">Mia cruda sorte</text:p>
      <text:p text:style-name="P115">E che sospiri</text:p>
      <text:p text:style-name="P115">La libertà.</text:p>
      <text:p text:style-name="P115">–</text:p>
      <text:p text:style-name="P115">Let me weep</text:p>
      <text:p text:style-name="P115">For my cruel fate</text:p>
      <text:p text:style-name="P115">And sigh for</text:p>
      <text:p text:style-name="P115">My freedom.</text:p>
      <text:p text:style-name="P34"><text:tab/><text:tab/><text:tab/><text:tab/> <text:s text:c="7"/><text:tab/> <text:s/>May grief break</text:p>
      <text:p text:style-name="P117">The chains of my suffering</text:p>
      <text:p text:style-name="P117">For the sake of mercy.</text:p>
      <text:p text:style-name="P117">Let me weep</text:p>
      <text:p text:style-name="P117">For my cruel fate</text:p>
      <text:p text:style-name="P117">And sigh for my freedom.</text:p>
      <text:p text:style-name="P117"/>
      <text:p text:style-name="P38">Shortly before eternal darkness enfolded me, I pulled myself together. The pitiful remains of my misery did not reach it ultimate indifference. With the remaining almost totally defeated force of will I stood up and said to myself: If you don't pull yourself together now, you will never again be free. Not your body, but your soul will die, and you will be the murderer of your spirit. You will have forfeited your life, the life of your actual being, to over which God has so lovingly poured his grace.</text:p>
      <text:p text:style-name="P34"><text:tab/>What I had always known, even during my lethargic misery, was that man had <text:span text:style-name="T2">one</text:span> duty in that he became conscious of his earthly life: to preserve earthly life, including his own, to the best of his ability. With all the <text:soft-page-break/>means still at my disposal, I began to convince myself that <text:span text:style-name="T2">my</text:span> life must also have a purpose: hadn't I observed God's wisdom? I had not fully participated in it – of course not. But I did see its presence and limitlessness. In view of this, then, how could it be that one of God's creatures had fallen out of his inescapable cosmic plan, evading his all-knowing gaze? Didn't my own destiny remain inscrutable as long as I had not yet united with my actual Self, which was able to remember about me? Even if the sense and meaning of my existence were to remain hidden until the natural end of my days, I would like to humbly trust that higher wisdom in order not to cut the holy bond between God and human, between the master's thinking will and the foreboding feeling of the apprentice, because of arrogant stupidity. </text:p>
      <text:p text:style-name="P34"><text:tab/>Help me, Lord, to take one step and, after that, another! </text:p>
      <text:p text:style-name="P34"/>
      <text:p text:style-name="P34">It was an arduous battle ridding myself of the disgust at my own baseness and destructive thoughts and thereby the already present knowledge that the feeling of disgust at my own being is destructive of this being; also to recover true <text:span text:style-name="T2">feelings</text:span> and real <text:span text:style-name="T2">understanding</text:span>. Only in that way could the shame before the One who had taught me what true love is could gradually give way to the will never again to let myself go in that way so as not to reject his love heedlessly a second time.</text:p>
      <text:p text:style-name="P34"/>
      <text:p text:style-name="P121">*** <text:s text:c="5"/></text:p>
      <text:p text:style-name="P71"><text:soft-page-break/>The first thing I did was to gain admission to a different university after the preliminary diploma. I transferred to a more technically oriented, more demanding university, and spent most of my remaining time working, which alleviated my financial situation somewhat. Meanwhile, my inner life did not soar to any great heights. It seemed to me most important to be disciplined and be true to my own words. I intended to do good work in the profession I had decided to make mine, and earnestly studied in order to adequately prepare for it. And so I stoically endured the company I found myself at my part-time job in a large department store: talkative, gossipy salesgirls, most of whom neither knew nor wanted anything else than the department store and its small world during the week and the gazebo under the autobahn with barbecue and beer on weekends. I accepted all this as a given, without being bothered by it, but saw more and more the people's need, who did not even realize it, which seemed to indicate how great the need really was. <text:s text:c="7"/></text:p>
      <text:p text:style-name="P71"/>
      <text:p text:style-name="P71">In the new universty I sought a place in the subject “design”. Three different professors were available. I knew none of then, so also didn't know what one or the other offered. I simply picked one of the names. During the midday break I mentioned the name to a fellow student as the one I had chosen for no particular reason. He shook his head and said it was hopeless to even try to sign up for that teacher's course, for it was <text:soft-page-break/>surely alredy full. These words gave my decision the push they needed. The next morning I was enrolled in the course.</text:p>
      <text:p text:style-name="P71"/>
      <text:p text:style-name="P71"/>
      <text:p text:style-name="P71"><text:tab/>Der Unterricht begann – und zwar in einer Art, die ich bis dahin nicht gekannt hatte. Was hier über die Architektur in ihrer Bedeutung für und Wirkung auf das Innere des Menschen gesagt wurde, war völlig unerwartet herabfallender heller, reinster Regen auf den verdorrten Boden meiner Seele. Unkonventionell,</text:p>
      <text:p text:style-name="P71">spontan, kreativ und in hohem Maße anregend waren die Ausführungen. Die Freude und Hingabe des Dozenten an die Sache war so wahrhaftig, dass mir spontan sein Seelenkräfteleib-Bild vor das innere Auge trat: ein unvergesslich strahlend sonnenheller,</text:p>
      <text:p text:style-name="P71">goldener Glanz.</text:p>
      <text:p text:style-name="P71"/>
      <text:p text:style-name="P71"><text:s/></text:p>
      <text:p text:style-name="P71"/>
      <text:p text:style-name="P71"/>
      <text:p text:style-name="P71"><text:tab/></text:p>
      <text:p text:style-name="P71"/>
      <text:p text:style-name="P71"/>
      <text:p text:style-name="P71"/>
      <text:p text:style-name="P71"/>
      <text:p text:style-name="P71"/>
      <text:p text:style-name="P71"/>
      <text:p text:style-name="P71"/>
      <text:p text:style-name="P71"><text:soft-page-break/></text:p>
      <text:p text:style-name="P71"><text:s/></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line-break/><text:line-break/> <text:line-break/> <text:line-break/><text:line-break/><text:line-break/><text:line-break/><text:line-break/></text:p>
      <text:p text:style-name="P71"><text:s text:c="2"/></text:p>
      <text:p text:style-name="P71"/>
      <text:p text:style-name="P71"/>
      <text:p text:style-name="P71"><text:s/></text:p>
      <text:p text:style-name="P71"><text:s/></text:p>
      <text:p text:style-name="P71"/>
      <text:p text:style-name="P71"/>
      <text:p text:style-name="P7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2" svg:font-family="Calibri, sans-serif"/>
    <style:font-face style:name="OpenSymbol" svg:font-family="OpenSymbol"/>
    <style:font-face style:name="Comic Sans MS" svg:font-family="'Comic Sans MS'" style:font-family-generic="script"/>
    <style:font-face style:name="Arial Unicode MS1" svg:font-family="'Arial Unicode MS'"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Calibri1"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4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Comic Sans MS"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alibri" style:font-name-complex="Arial Unicode MS1"/>
    </style:style>
    <style:style style:name="Caption" style:family="paragraph" style:parent-style-name="Standard" style:class="extra">
      <style:paragraph-properties fo:margin-top="0.212cm" fo:margin-bottom="0.212cm" text:number-lines="false" text:line-number="0"/>
      <style:text-properties style:font-name="Calibri" fo:font-size="14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Arial Unicode M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3cm" fo:margin-bottom="3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3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k Smith</meta:initial-creator>
    <meta:creation-date>2019-09-21T15:52:34.80</meta:creation-date>
    <dc:date>2020-12-10T19:15:58.83</dc:date>
    <dc:creator>Frank Smith</dc:creator>
    <meta:editing-duration>P23DT3H31M39S</meta:editing-duration>
    <meta:editing-cycles>1186</meta:editing-cycles>
    <meta:generator>OpenOffice/4.1.6$Win32 OpenOffice.org_project/416m1$Build-9790</meta:generator>
    <meta:document-statistic meta:table-count="0" meta:image-count="0" meta:object-count="0" meta:page-count="330" meta:paragraph-count="729" meta:word-count="80038" meta:character-count="460075"/>
  </office:meta>
</office:document-meta>
</file>